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2.327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0.702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9.95cm"/>
    </style:style>
    <style:style style:name="co35" style:family="table-column">
      <style:table-column-properties fo:break-before="auto" style:column-width="1.261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1.602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1.005cm"/>
    </style:style>
    <style:style style:name="co41" style:family="table-column">
      <style:table-column-properties fo:break-before="auto" style:column-width="2.157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3.216cm"/>
    </style:style>
    <style:style style:name="co45" style:family="table-column">
      <style:table-column-properties fo:break-before="auto" style:column-width="0.963cm"/>
    </style:style>
    <style:style style:name="co46" style:family="table-column">
      <style:table-column-properties fo:break-before="auto" style:column-width="1.697cm"/>
    </style:style>
    <style:style style:name="co47" style:family="table-column">
      <style:table-column-properties fo:break-before="auto" style:column-width="0.859cm"/>
    </style:style>
    <style:style style:name="co48" style:family="table-column">
      <style:table-column-properties fo:break-before="auto" style:column-width="1.402cm"/>
    </style:style>
    <style:style style:name="co49" style:family="table-column">
      <style:table-column-properties fo:break-before="auto" style:column-width="1.612cm"/>
    </style:style>
    <style:style style:name="co50" style:family="table-column">
      <style:table-column-properties fo:break-before="auto" style:column-width="1.623cm"/>
    </style:style>
    <style:style style:name="co51" style:family="table-column">
      <style:table-column-properties fo:break-before="auto" style:column-width="3.268cm"/>
    </style:style>
    <style:style style:name="co52" style:family="table-column">
      <style:table-column-properties fo:break-before="auto" style:column-width="0.607cm"/>
    </style:style>
    <style:style style:name="co53" style:family="table-column">
      <style:table-column-properties fo:break-before="auto" style:column-width="1.173cm"/>
    </style:style>
    <style:style style:name="co54" style:family="table-column">
      <style:table-column-properties fo:break-before="auto" style:column-width="1.58cm"/>
    </style:style>
    <style:style style:name="co55" style:family="table-column">
      <style:table-column-properties fo:break-before="auto" style:column-width="0.917cm"/>
    </style:style>
    <style:style style:name="co56" style:family="table-column">
      <style:table-column-properties fo:break-before="auto" style:column-width="1.75cm"/>
    </style:style>
    <style:style style:name="co57" style:family="table-column">
      <style:table-column-properties fo:break-before="auto" style:column-width="1.515cm"/>
    </style:style>
    <style:style style:name="co58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16" style:family="table-cell" style:parent-style-name="Default" style:data-style-name="N117"/>
    <style:style style:name="ce17" style:family="table-cell" style:parent-style-name="Default">
      <style:table-cell-properties fo:background-color="#fff5ce"/>
    </style:style>
    <style:style style:name="ce19" style:family="table-cell" style:parent-style-name="Default" style:data-style-name="N0">
      <style:table-cell-properties fo:background-color="#fff5ce"/>
    </style:style>
    <style:style style:name="ce21" style:family="table-cell" style:parent-style-name="Default" style:data-style-name="N117">
      <style:table-cell-properties fo:background-color="#fff5ce"/>
    </style:style>
    <style:style style:name="ce22" style:family="table-cell" style:parent-style-name="Default" style:data-style-name="N117">
      <style:table-cell-properties fo:background-color="transparent"/>
    </style:style>
    <style:style style:name="ce23" style:family="table-cell" style:parent-style-name="Default" style:data-style-name="N3">
      <style:map style:condition="cell-content()&gt;359" style:apply-style-name="Error" style:base-cell-address="Sheet1_2.Q1"/>
    </style:style>
    <style:style style:name="ce2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5" style:family="table-cell" style:parent-style-name="Default" style:data-style-name="N3">
      <style:map style:condition="cell-content()&gt;359" style:apply-style-name="Error" style:base-cell-address="Sheet1_2.Q65"/>
    </style:style>
    <style:style style:name="ce26" style:family="table-cell" style:parent-style-name="Default" style:data-style-name="N3">
      <style:map style:condition="cell-content()&gt;359" style:apply-style-name="Error" style:base-cell-address="Sheet1_2.Q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e994" fo:border="0.74pt solid #b2b2b2"/>
    </style:style>
    <style:style style:name="ce13" style:family="table-cell" style:parent-style-name="Default">
      <style:table-cell-properties fo:background-color="#ffbf00"/>
    </style:style>
    <style:style style:name="ce14" style:family="table-cell" style:parent-style-name="Default" style:data-style-name="N0">
      <style:table-cell-properties fo:background-color="#ffbf00"/>
    </style:style>
    <style:style style:name="ce15" style:family="table-cell" style:parent-style-name="Default" style:data-style-name="N117">
      <style:table-cell-properties fo:background-color="#ffbf00"/>
    </style:style>
    <style:style style:name="ce29" style:family="table-cell" style:parent-style-name="Default" style:data-style-name="N3">
      <style:map style:condition="cell-content()&gt;359" style:apply-style-name="Error" style:base-cell-address="'i_read test'.Q1"/>
    </style:style>
    <style:style style:name="ce31" style:family="table-cell" style:parent-style-name="Default" style:data-style-name="N3">
      <style:table-cell-properties fo:background-color="#fff5ce"/>
      <style:map style:condition="cell-content()&gt;359" style:apply-style-name="Error" style:base-cell-address="'i_read test'.Q1"/>
    </style:style>
    <style:style style:name="ce34" style:family="table-cell" style:parent-style-name="Default" style:data-style-name="N3">
      <style:table-cell-properties fo:background-color="#ffbf00"/>
      <style:map style:condition="cell-content()&gt;359" style:apply-style-name="Error" style:base-cell-address="'i_read test'.Q1"/>
    </style:style>
    <style:style style:name="ce35" style:family="table-cell" style:parent-style-name="Default" style:data-style-name="N3">
      <style:map style:condition="cell-content()&gt;359" style:apply-style-name="Error" style:base-cell-address="'i_read test'.Q1"/>
    </style:style>
    <style:style style:name="ce18" style:family="table-cell" style:parent-style-name="Default" style:data-style-name="N3"/>
    <style:style style:name="ce30" style:family="table-cell" style:parent-style-name="Default" style:data-style-name="N120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0">
      <style:text-properties fo:color="#ff8000" fo:font-weight="bold" style:font-weight-asian="bold" style:font-weight-complex="bold"/>
    </style:style>
    <style:style style:name="ce54" style:family="table-cell" style:parent-style-name="Default" style:data-style-name="N121"/>
    <style:style style:name="ce57" style:family="table-cell" style:parent-style-name="Default" style:data-style-name="N4"/>
    <style:style style:name="ce38" style:family="table-cell" style:parent-style-name="Default" style:data-style-name="N125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18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999999"/>
      <style:text-properties fo:font-size="8pt" style:font-size-asian="8pt" style:font-size-complex="8pt"/>
    </style:style>
    <style:style style:name="ce47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ffa6"/>
      <style:text-properties fo:font-size="8pt" style:font-size-asian="8pt" style:font-size-complex="8pt"/>
    </style:style>
    <style:style style:name="ce49" style:family="table-cell" style:parent-style-name="Default">
      <style:table-cell-properties fo:border="0.74pt solid #ff0000"/>
      <style:text-properties fo:font-size="8pt" style:font-size-asian="8pt" style:font-size-complex="8pt"/>
    </style:style>
    <style:style style:name="ce50" style:family="table-cell" style:parent-style-name="Default">
      <style:table-cell-properties fo:border="0.74pt solid #00a933"/>
      <style:text-properties fo:font-size="8pt" style:font-size-asian="8pt" style:font-size-complex="8pt"/>
    </style:style>
    <style:style style:name="ce58" style:family="table-cell" style:parent-style-name="Default" style:data-style-name="N117">
      <style:map style:condition="cell-content()&gt;0.5" style:apply-style-name="Bad" style:base-cell-address="'Scale remainder'.C1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6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3"/>
        <table:table-column table:style-name="co11" table:default-cell-style-name="ce23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27" table:formula="of:=[.A2]*4" office:value-type="float" office:value="248" calcext:value-type="float">
            <text:p>248</text:p>
          </table:table-cell>
          <table:table-cell table:style-name="ce27" table:formula="of:=[.B2]*4" office:value-type="float" office:value="196" calcext:value-type="float">
            <text:p>196</text:p>
          </table:table-cell>
          <table:table-cell table:style-name="ce27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ce17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3]*4" office:value-type="float" office:value="56" calcext:value-type="float">
            <text:p>56</text:p>
          </table:table-cell>
          <table:table-cell table:style-name="ce27" table:formula="of:=[.B3]*4" office:value-type="float" office:value="56" calcext:value-type="float">
            <text:p>56</text:p>
          </table:table-cell>
          <table:table-cell table:style-name="ce27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27" table:formula="of:=[.A4]*4" office:value-type="float" office:value="104" calcext:value-type="float">
            <text:p>104</text:p>
          </table:table-cell>
          <table:table-cell table:style-name="ce27" table:formula="of:=[.B4]*4" office:value-type="float" office:value="248" calcext:value-type="float">
            <text:p>248</text:p>
          </table:table-cell>
          <table:table-cell table:style-name="ce27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27" table:formula="of:=[.A5]*4" office:value-type="float" office:value="92" calcext:value-type="float">
            <text:p>92</text:p>
          </table:table-cell>
          <table:table-cell table:style-name="ce27" table:formula="of:=[.B5]*4" office:value-type="float" office:value="16" calcext:value-type="float">
            <text:p>16</text:p>
          </table:table-cell>
          <table:table-cell table:style-name="ce27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27" table:formula="of:=[.A6]*4" office:value-type="float" office:value="184" calcext:value-type="float">
            <text:p>184</text:p>
          </table:table-cell>
          <table:table-cell table:style-name="ce27" table:formula="of:=[.B6]*4" office:value-type="float" office:value="156" calcext:value-type="float">
            <text:p>156</text:p>
          </table:table-cell>
          <table:table-cell table:style-name="ce27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27" table:formula="of:=[.A7]*4" office:value-type="float" office:value="240" calcext:value-type="float">
            <text:p>240</text:p>
          </table:table-cell>
          <table:table-cell table:style-name="ce27" table:formula="of:=[.B7]*4" office:value-type="float" office:value="96" calcext:value-type="float">
            <text:p>96</text:p>
          </table:table-cell>
          <table:table-cell table:style-name="ce27" table:formula="of:=[.C7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27" table:formula="of:=[.A8]*4" office:value-type="float" office:value="16" calcext:value-type="float">
            <text:p>16</text:p>
          </table:table-cell>
          <table:table-cell table:style-name="ce27" table:formula="of:=[.B8]*4" office:value-type="float" office:value="120" calcext:value-type="float">
            <text:p>120</text:p>
          </table:table-cell>
          <table:table-cell table:style-name="ce27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27" table:formula="of:=[.A9]*4" office:value-type="float" office:value="188" calcext:value-type="float">
            <text:p>188</text:p>
          </table:table-cell>
          <table:table-cell table:style-name="ce27" table:formula="of:=[.B9]*4" office:value-type="float" office:value="92" calcext:value-type="float">
            <text:p>92</text:p>
          </table:table-cell>
          <table:table-cell table:style-name="ce27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27" table:formula="of:=[.A10]*4" office:value-type="float" office:value="8" calcext:value-type="float">
            <text:p>8</text:p>
          </table:table-cell>
          <table:table-cell table:style-name="ce27" table:formula="of:=[.B10]*4" office:value-type="float" office:value="88" calcext:value-type="float">
            <text:p>88</text:p>
          </table:table-cell>
          <table:table-cell table:style-name="ce27" table:formula="of:=[.C10]*4"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27" table:formula="of:=[.A11]*4" office:value-type="float" office:value="132" calcext:value-type="float">
            <text:p>132</text:p>
          </table:table-cell>
          <table:table-cell table:style-name="ce27" table:formula="of:=[.B11]*4" office:value-type="float" office:value="184" calcext:value-type="float">
            <text:p>184</text:p>
          </table:table-cell>
          <table:table-cell table:style-name="ce27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12:.C12])" office:value-type="float" office:value="63" calcext:value-type="float">
            <text:p>63</text:p>
          </table:table-cell>
          <table:table-cell table:style-name="ce19" table:formula="of:=MIN([.A12:.C12])" office:value-type="float" office:value="0" calcext:value-type="float">
            <text:p>0</text:p>
          </table:table-cell>
          <table:table-cell table:style-name="ce19"/>
          <table:table-cell table:style-name="ce21" table:formula="of:=[.A12]/[.X$2]" office:value-type="float" office:value="1" calcext:value-type="float">
            <text:p>1.000</text:p>
          </table:table-cell>
          <table:table-cell table:style-name="ce21" table:formula="of:=[.B12]/[.X$2]" office:value-type="float" office:value="0" calcext:value-type="float">
            <text:p>0.000</text:p>
          </table:table-cell>
          <table:table-cell table:style-name="ce21" table:formula="of:=[.C12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12:.J12])" office:value-type="float" office:value="1" calcext:value-type="float">
            <text:p>1.000</text:p>
          </table:table-cell>
          <table:table-cell table:style-name="ce21" table:formula="of:=MIN([.H12:.J12])" office:value-type="float" office:value="0" calcext:value-type="float">
            <text:p>0.000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19"/>
          <table:table-cell table:style-name="ce24" table:formula="of:=[.O12]*[.X$3]" office:value-type="float" office:value="357.142857142857" calcext:value-type="float">
            <text:p>357</text:p>
          </table:table-cell>
          <table:table-cell table:style-name="ce24" table:formula="of:=[.Q12]/5.625" office:value-type="float" office:value="63.4920634920635" calcext:value-type="float">
            <text:p>63</text:p>
          </table:table-cell>
          <table:table-cell table:style-name="ce19"/>
          <table:table-cell table:style-name="ce17" table:formula="of:=[.A12]*4" office:value-type="float" office:value="252" calcext:value-type="float">
            <text:p>252</text:p>
          </table:table-cell>
          <table:table-cell table:style-name="ce17" table:formula="of:=[.B12]*4" office:value-type="float" office:value="0" calcext:value-type="float">
            <text:p>0</text:p>
          </table:table-cell>
          <table:table-cell table:style-name="ce17" table:formula="of:=[.C12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27" table:formula="of:=[.A13]*4" office:value-type="float" office:value="20" calcext:value-type="float">
            <text:p>20</text:p>
          </table:table-cell>
          <table:table-cell table:style-name="ce27" table:formula="of:=[.B13]*4" office:value-type="float" office:value="136" calcext:value-type="float">
            <text:p>136</text:p>
          </table:table-cell>
          <table:table-cell table:style-name="ce27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27" table:formula="of:=[.A14]*4" office:value-type="float" office:value="48" calcext:value-type="float">
            <text:p>48</text:p>
          </table:table-cell>
          <table:table-cell table:style-name="ce27" table:formula="of:=[.B14]*4" office:value-type="float" office:value="148" calcext:value-type="float">
            <text:p>148</text:p>
          </table:table-cell>
          <table:table-cell table:style-name="ce27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15:.C15])" office:value-type="float" office:value="32" calcext:value-type="float">
            <text:p>32</text:p>
          </table:table-cell>
          <table:table-cell table:style-name="ce19" table:formula="of:=MIN([.A15:.C15])" office:value-type="float" office:value="0" calcext:value-type="float">
            <text:p>0</text:p>
          </table:table-cell>
          <table:table-cell table:style-name="ce19"/>
          <table:table-cell table:style-name="ce21" table:formula="of:=[.A15]/[.X$2]" office:value-type="float" office:value="0" calcext:value-type="float">
            <text:p>0.000</text:p>
          </table:table-cell>
          <table:table-cell table:style-name="ce21" table:formula="of:=[.B15]/[.X$2]" office:value-type="float" office:value="0.507936507936508" calcext:value-type="float">
            <text:p>0.508</text:p>
          </table:table-cell>
          <table:table-cell table:style-name="ce21" table:formula="of:=[.C15]/[.X$2]" office:value-type="float" office:value="0" calcext:value-type="float">
            <text:p>0.000</text:p>
          </table:table-cell>
          <table:table-cell table:style-name="ce21"/>
          <table:table-cell table:style-name="ce21" table:formula="of:=MAX([.H15:.J15])" office:value-type="float" office:value="0.507936507936508" calcext:value-type="float">
            <text:p>0.508</text:p>
          </table:table-cell>
          <table:table-cell table:style-name="ce21" table:formula="of:=MIN([.H15:.J15])" office:value-type="float" office:value="0" calcext:value-type="float">
            <text:p>0.000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19"/>
          <table:table-cell table:style-name="ce24" table:formula="of:=[.O15]*[.X$3]" office:value-type="float" office:value="120" calcext:value-type="float">
            <text:p>120</text:p>
          </table:table-cell>
          <table:table-cell table:style-name="ce24" table:formula="of:=[.Q15]/5.625" office:value-type="float" office:value="21.3333333333333" calcext:value-type="float">
            <text:p>21</text:p>
          </table:table-cell>
          <table:table-cell table:style-name="ce19"/>
          <table:table-cell table:style-name="ce17" table:formula="of:=[.A15]*4" office:value-type="float" office:value="0" calcext:value-type="float">
            <text:p>0</text:p>
          </table:table-cell>
          <table:table-cell table:style-name="ce17" table:formula="of:=[.B15]*4" office:value-type="float" office:value="128" calcext:value-type="float">
            <text:p>128</text:p>
          </table:table-cell>
          <table:table-cell table:style-name="ce17" table:formula="of:=[.C15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27" table:formula="of:=[.A16]*4" office:value-type="float" office:value="196" calcext:value-type="float">
            <text:p>196</text:p>
          </table:table-cell>
          <table:table-cell table:style-name="ce27" table:formula="of:=[.B16]*4" office:value-type="float" office:value="220" calcext:value-type="float">
            <text:p>220</text:p>
          </table:table-cell>
          <table:table-cell table:style-name="ce27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17]*4" office:value-type="float" office:value="0" calcext:value-type="float">
            <text:p>0</text:p>
          </table:table-cell>
          <table:table-cell table:style-name="ce27" table:formula="of:=[.B17]*4" office:value-type="float" office:value="0" calcext:value-type="float">
            <text:p>0</text:p>
          </table:table-cell>
          <table:table-cell table:style-name="ce27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18]*4" office:value-type="float" office:value="148" calcext:value-type="float">
            <text:p>148</text:p>
          </table:table-cell>
          <table:table-cell table:style-name="ce27" table:formula="of:=[.B18]*4" office:value-type="float" office:value="168" calcext:value-type="float">
            <text:p>168</text:p>
          </table:table-cell>
          <table:table-cell table:style-name="ce27" table:formula="of:=[.C18]*4" office:value-type="float" office:value="96" calcext:value-type="float">
            <text:p>96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27" table:formula="of:=[.A19]*4" office:value-type="float" office:value="4" calcext:value-type="float">
            <text:p>4</text:p>
          </table:table-cell>
          <table:table-cell table:style-name="ce27" table:formula="of:=[.B19]*4" office:value-type="float" office:value="248" calcext:value-type="float">
            <text:p>248</text:p>
          </table:table-cell>
          <table:table-cell table:style-name="ce27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27" table:formula="of:=[.A20]*4" office:value-type="float" office:value="124" calcext:value-type="float">
            <text:p>124</text:p>
          </table:table-cell>
          <table:table-cell table:style-name="ce27" table:formula="of:=[.B20]*4" office:value-type="float" office:value="28" calcext:value-type="float">
            <text:p>28</text:p>
          </table:table-cell>
          <table:table-cell table:style-name="ce27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27" table:formula="of:=[.A21]*4" office:value-type="float" office:value="4" calcext:value-type="float">
            <text:p>4</text:p>
          </table:table-cell>
          <table:table-cell table:style-name="ce27" table:formula="of:=[.B21]*4" office:value-type="float" office:value="0" calcext:value-type="float">
            <text:p>0</text:p>
          </table:table-cell>
          <table:table-cell table:style-name="ce27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27" table:formula="of:=[.A22]*4" office:value-type="float" office:value="192" calcext:value-type="float">
            <text:p>192</text:p>
          </table:table-cell>
          <table:table-cell table:style-name="ce27" table:formula="of:=[.B22]*4" office:value-type="float" office:value="104" calcext:value-type="float">
            <text:p>104</text:p>
          </table:table-cell>
          <table:table-cell table:style-name="ce27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27" table:formula="of:=[.A23]*4" office:value-type="float" office:value="244" calcext:value-type="float">
            <text:p>244</text:p>
          </table:table-cell>
          <table:table-cell table:style-name="ce27" table:formula="of:=[.B23]*4" office:value-type="float" office:value="108" calcext:value-type="float">
            <text:p>108</text:p>
          </table:table-cell>
          <table:table-cell table:style-name="ce27" table:formula="of:=[.C23]*4" office:value-type="float" office:value="48" calcext:value-type="float">
            <text:p>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22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27" table:formula="of:=[.A24]*4" office:value-type="float" office:value="136" calcext:value-type="float">
            <text:p>136</text:p>
          </table:table-cell>
          <table:table-cell table:style-name="ce27" table:formula="of:=[.B24]*4" office:value-type="float" office:value="216" calcext:value-type="float">
            <text:p>216</text:p>
          </table:table-cell>
          <table:table-cell table:style-name="ce27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27" table:formula="of:=[.A25]*4" office:value-type="float" office:value="8" calcext:value-type="float">
            <text:p>8</text:p>
          </table:table-cell>
          <table:table-cell table:style-name="ce27" table:formula="of:=[.B25]*4" office:value-type="float" office:value="12" calcext:value-type="float">
            <text:p>12</text:p>
          </table:table-cell>
          <table:table-cell table:style-name="ce27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27" table:formula="of:=[.A26]*4" office:value-type="float" office:value="240" calcext:value-type="float">
            <text:p>240</text:p>
          </table:table-cell>
          <table:table-cell table:style-name="ce27" table:formula="of:=[.B26]*4" office:value-type="float" office:value="184" calcext:value-type="float">
            <text:p>184</text:p>
          </table:table-cell>
          <table:table-cell table:style-name="ce27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27]*4" office:value-type="float" office:value="252" calcext:value-type="float">
            <text:p>252</text:p>
          </table:table-cell>
          <table:table-cell table:style-name="ce27" table:formula="of:=[.B27]*4" office:value-type="float" office:value="252" calcext:value-type="float">
            <text:p>252</text:p>
          </table:table-cell>
          <table:table-cell table:style-name="ce27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28:.C28])" office:value-type="float" office:value="63" calcext:value-type="float">
            <text:p>63</text:p>
          </table:table-cell>
          <table:table-cell table:style-name="ce19" table:formula="of:=MIN([.A28:.C28])" office:value-type="float" office:value="0" calcext:value-type="float">
            <text:p>0</text:p>
          </table:table-cell>
          <table:table-cell table:style-name="ce19"/>
          <table:table-cell table:style-name="ce21" table:formula="of:=[.A28]/[.X$2]" office:value-type="float" office:value="0.634920634920635" calcext:value-type="float">
            <text:p>0.635</text:p>
          </table:table-cell>
          <table:table-cell table:style-name="ce21" table:formula="of:=[.B28]/[.X$2]" office:value-type="float" office:value="0" calcext:value-type="float">
            <text:p>0.000</text:p>
          </table:table-cell>
          <table:table-cell table:style-name="ce21" table:formula="of:=[.C28]/[.X$2]" office:value-type="float" office:value="1" calcext:value-type="float">
            <text:p>1.000</text:p>
          </table:table-cell>
          <table:table-cell table:style-name="ce21"/>
          <table:table-cell table:style-name="ce21" table:formula="of:=MAX([.H28:.J28])" office:value-type="float" office:value="1" calcext:value-type="float">
            <text:p>1.000</text:p>
          </table:table-cell>
          <table:table-cell table:style-name="ce21" table:formula="of:=MIN([.H28:.J28])" office:value-type="float" office:value="0" calcext:value-type="float">
            <text:p>0.000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19"/>
          <table:table-cell table:style-name="ce24" table:formula="of:=[.O28]*[.X$3]" office:value-type="float" office:value="278.095238095238" calcext:value-type="float">
            <text:p>278</text:p>
          </table:table-cell>
          <table:table-cell table:style-name="ce24" table:formula="of:=[.Q28]/5.625" office:value-type="float" office:value="49.4391534391534" calcext:value-type="float">
            <text:p>49</text:p>
          </table:table-cell>
          <table:table-cell table:style-name="ce19"/>
          <table:table-cell table:style-name="ce17" table:formula="of:=[.A28]*4" office:value-type="float" office:value="160" calcext:value-type="float">
            <text:p>160</text:p>
          </table:table-cell>
          <table:table-cell table:style-name="ce17" table:formula="of:=[.B28]*4" office:value-type="float" office:value="0" calcext:value-type="float">
            <text:p>0</text:p>
          </table:table-cell>
          <table:table-cell table:style-name="ce17" table:formula="of:=[.C28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29]*4" office:value-type="float" office:value="200" calcext:value-type="float">
            <text:p>200</text:p>
          </table:table-cell>
          <table:table-cell table:style-name="ce27" table:formula="of:=[.B29]*4" office:value-type="float" office:value="220" calcext:value-type="float">
            <text:p>220</text:p>
          </table:table-cell>
          <table:table-cell table:style-name="ce27" table:formula="of:=[.C29]*4" office:value-type="float" office:value="148" calcext:value-type="float">
            <text:p>1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27" table:formula="of:=[.A30]*4" office:value-type="float" office:value="0" calcext:value-type="float">
            <text:p>0</text:p>
          </table:table-cell>
          <table:table-cell table:style-name="ce27" table:formula="of:=[.B30]*4" office:value-type="float" office:value="8" calcext:value-type="float">
            <text:p>8</text:p>
          </table:table-cell>
          <table:table-cell table:style-name="ce27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27" table:formula="of:=[.A31]*4" office:value-type="float" office:value="156" calcext:value-type="float">
            <text:p>156</text:p>
          </table:table-cell>
          <table:table-cell table:style-name="ce27" table:formula="of:=[.B31]*4" office:value-type="float" office:value="232" calcext:value-type="float">
            <text:p>232</text:p>
          </table:table-cell>
          <table:table-cell table:style-name="ce27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27" table:formula="of:=[.A32]*4" office:value-type="float" office:value="28" calcext:value-type="float">
            <text:p>28</text:p>
          </table:table-cell>
          <table:table-cell table:style-name="ce27" table:formula="of:=[.B32]*4" office:value-type="float" office:value="180" calcext:value-type="float">
            <text:p>180</text:p>
          </table:table-cell>
          <table:table-cell table:style-name="ce27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33:.C33])" office:value-type="float" office:value="63" calcext:value-type="float">
            <text:p>63</text:p>
          </table:table-cell>
          <table:table-cell table:style-name="ce19" table:formula="of:=MIN([.A33:.C33])" office:value-type="float" office:value="0" calcext:value-type="float">
            <text:p>0</text:p>
          </table:table-cell>
          <table:table-cell table:style-name="ce19"/>
          <table:table-cell table:style-name="ce21" table:formula="of:=[.A33]/[.X$2]" office:value-type="float" office:value="0" calcext:value-type="float">
            <text:p>0.000</text:p>
          </table:table-cell>
          <table:table-cell table:style-name="ce21" table:formula="of:=[.B33]/[.X$2]" office:value-type="float" office:value="0.0158730158730159" calcext:value-type="float">
            <text:p>0.016</text:p>
          </table:table-cell>
          <table:table-cell table:style-name="ce21" table:formula="of:=[.C33]/[.X$2]" office:value-type="float" office:value="1" calcext:value-type="float">
            <text:p>1.000</text:p>
          </table:table-cell>
          <table:table-cell table:style-name="ce21"/>
          <table:table-cell table:style-name="ce21" table:formula="of:=MAX([.H33:.J33])" office:value-type="float" office:value="1" calcext:value-type="float">
            <text:p>1.000</text:p>
          </table:table-cell>
          <table:table-cell table:style-name="ce21" table:formula="of:=MIN([.H33:.J33])" office:value-type="float" office:value="0" calcext:value-type="float">
            <text:p>0.000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19"/>
          <table:table-cell table:style-name="ce24" table:formula="of:=[.O33]*[.X$3]" office:value-type="float" office:value="239.047619047619" calcext:value-type="float">
            <text:p>239</text:p>
          </table:table-cell>
          <table:table-cell table:style-name="ce24" table:formula="of:=[.Q33]/5.625" office:value-type="float" office:value="42.4973544973545" calcext:value-type="float">
            <text:p>42</text:p>
          </table:table-cell>
          <table:table-cell table:style-name="ce19"/>
          <table:table-cell table:style-name="ce17" table:formula="of:=[.A33]*4" office:value-type="float" office:value="0" calcext:value-type="float">
            <text:p>0</text:p>
          </table:table-cell>
          <table:table-cell table:style-name="ce17" table:formula="of:=[.B33]*4" office:value-type="float" office:value="4" calcext:value-type="float">
            <text:p>4</text:p>
          </table:table-cell>
          <table:table-cell table:style-name="ce17" table:formula="of:=[.C33]*4" office:value-type="float" office:value="252" calcext:value-type="float">
            <text:p>252</text:p>
          </table:table-cell>
          <table:table-cell table:style-name="ce17"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27" table:formula="of:=[.A34]*4" office:value-type="float" office:value="4" calcext:value-type="float">
            <text:p>4</text:p>
          </table:table-cell>
          <table:table-cell table:style-name="ce27" table:formula="of:=[.B34]*4" office:value-type="float" office:value="252" calcext:value-type="float">
            <text:p>252</text:p>
          </table:table-cell>
          <table:table-cell table:style-name="ce27" table:formula="of:=[.C34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27" table:formula="of:=[.A35]*4" office:value-type="float" office:value="200" calcext:value-type="float">
            <text:p>200</text:p>
          </table:table-cell>
          <table:table-cell table:style-name="ce27" table:formula="of:=[.B35]*4" office:value-type="float" office:value="108" calcext:value-type="float">
            <text:p>108</text:p>
          </table:table-cell>
          <table:table-cell table:style-name="ce27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27" table:formula="of:=[.A36]*4" office:value-type="float" office:value="224" calcext:value-type="float">
            <text:p>224</text:p>
          </table:table-cell>
          <table:table-cell table:style-name="ce27" table:formula="of:=[.B36]*4" office:value-type="float" office:value="28" calcext:value-type="float">
            <text:p>28</text:p>
          </table:table-cell>
          <table:table-cell table:style-name="ce27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27" table:formula="of:=[.A38]*4" office:value-type="float" office:value="140" calcext:value-type="float">
            <text:p>140</text:p>
          </table:table-cell>
          <table:table-cell table:style-name="ce27" table:formula="of:=[.B38]*4" office:value-type="float" office:value="188" calcext:value-type="float">
            <text:p>188</text:p>
          </table:table-cell>
          <table:table-cell table:style-name="ce27" table:formula="of:=[.C38]*4" office:value-type="float" office:value="172" calcext:value-type="float">
            <text:p>17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1" calcext:value-type="float">
            <text:p>1</text:p>
          </table:table-cell>
          <table:table-cell table:style-name="ce19"/>
          <table:table-cell table:style-name="ce21" table:formula="of:=[.A39]/[.X$2]" office:value-type="float" office:value="0.222222222222222" calcext:value-type="float">
            <text:p>0.222</text:p>
          </table:table-cell>
          <table:table-cell table:style-name="ce21" table:formula="of:=[.B39]/[.X$2]" office:value-type="float" office:value="0.0158730158730159" calcext:value-type="float">
            <text:p>0.016</text:p>
          </table:table-cell>
          <table:table-cell table:style-name="ce21" table:formula="of:=[.C39]/[.X$2]" office:value-type="float" office:value="0.761904761904762" calcext:value-type="float">
            <text:p>0.762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.0158730158730159" calcext:value-type="float">
            <text:p>0.016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19"/>
          <table:table-cell table:style-name="ce24" table:formula="of:=[.O39]*[.X$3]" office:value-type="float" office:value="256.595744680851" calcext:value-type="float">
            <text:p>257</text:p>
          </table:table-cell>
          <table:table-cell table:style-name="ce24" table:formula="of:=[.Q39]/5.625" office:value-type="float" office:value="45.6170212765957" calcext:value-type="float">
            <text:p>46</text:p>
          </table:table-cell>
          <table:table-cell table:style-name="ce19"/>
          <table:table-cell table:style-name="ce17" table:formula="of:=[.A39]*4" office:value-type="float" office:value="56" calcext:value-type="float">
            <text:p>56</text:p>
          </table:table-cell>
          <table:table-cell table:style-name="ce17" table:formula="of:=[.B39]*4" office:value-type="float" office:value="4" calcext:value-type="float">
            <text:p>4</text:p>
          </table:table-cell>
          <table:table-cell table:style-name="ce17" table:formula="of:=[.C39]*4" office:value-type="float" office:value="192" calcext:value-type="float">
            <text:p>19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27" table:formula="of:=[.A40]*4" office:value-type="float" office:value="252" calcext:value-type="float">
            <text:p>252</text:p>
          </table:table-cell>
          <table:table-cell table:style-name="ce27" table:formula="of:=[.B40]*4" office:value-type="float" office:value="248" calcext:value-type="float">
            <text:p>248</text:p>
          </table:table-cell>
          <table:table-cell table:style-name="ce27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27" table:formula="of:=[.A41]*4" office:value-type="float" office:value="12" calcext:value-type="float">
            <text:p>12</text:p>
          </table:table-cell>
          <table:table-cell table:style-name="ce27" table:formula="of:=[.B41]*4" office:value-type="float" office:value="120" calcext:value-type="float">
            <text:p>120</text:p>
          </table:table-cell>
          <table:table-cell table:style-name="ce27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27" table:formula="of:=[.A42]*4" office:value-type="float" office:value="40" calcext:value-type="float">
            <text:p>40</text:p>
          </table:table-cell>
          <table:table-cell table:style-name="ce27" table:formula="of:=[.B42]*4" office:value-type="float" office:value="156" calcext:value-type="float">
            <text:p>156</text:p>
          </table:table-cell>
          <table:table-cell table:style-name="ce27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.0158730158730159" calcext:value-type="float">
            <text:p>0.016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19"/>
          <table:table-cell table:style-name="ce24" table:formula="of:=[.O43]*[.X$3]" office:value-type="float" office:value="0.952380952380952" calcext:value-type="float">
            <text:p>1</text:p>
          </table:table-cell>
          <table:table-cell table:style-name="ce24" table:formula="of:=[.Q43]/5.625" office:value-type="float" office:value="0.169312169312169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4" calcext:value-type="float">
            <text:p>4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163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27" table:formula="of:=[.A44]*4" office:value-type="float" office:value="76" calcext:value-type="float">
            <text:p>76</text:p>
          </table:table-cell>
          <table:table-cell table:style-name="ce27" table:formula="of:=[.B44]*4" office:value-type="float" office:value="236" calcext:value-type="float">
            <text:p>236</text:p>
          </table:table-cell>
          <table:table-cell table:style-name="ce27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27" table:formula="of:=[.A45]*4" office:value-type="float" office:value="240" calcext:value-type="float">
            <text:p>240</text:p>
          </table:table-cell>
          <table:table-cell table:style-name="ce27" table:formula="of:=[.B45]*4" office:value-type="float" office:value="16" calcext:value-type="float">
            <text:p>16</text:p>
          </table:table-cell>
          <table:table-cell table:style-name="ce27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27" table:formula="of:=[.A46]*4" office:value-type="float" office:value="200" calcext:value-type="float">
            <text:p>200</text:p>
          </table:table-cell>
          <table:table-cell table:style-name="ce27" table:formula="of:=[.B46]*4" office:value-type="float" office:value="100" calcext:value-type="float">
            <text:p>100</text:p>
          </table:table-cell>
          <table:table-cell table:style-name="ce27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27" table:formula="of:=[.A47]*4" office:value-type="float" office:value="36" calcext:value-type="float">
            <text:p>36</text:p>
          </table:table-cell>
          <table:table-cell table:style-name="ce27" table:formula="of:=[.B47]*4" office:value-type="float" office:value="84" calcext:value-type="float">
            <text:p>84</text:p>
          </table:table-cell>
          <table:table-cell table:style-name="ce27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27" table:formula="of:=[.A48]*4" office:value-type="float" office:value="12" calcext:value-type="float">
            <text:p>1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27" table:formula="of:=[.A49]*4" office:value-type="float" office:value="176" calcext:value-type="float">
            <text:p>176</text:p>
          </table:table-cell>
          <table:table-cell table:style-name="ce27" table:formula="of:=[.B49]*4" office:value-type="float" office:value="104" calcext:value-type="float">
            <text:p>104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27" table:formula="of:=[.A50]*4" office:value-type="float" office:value="252" calcext:value-type="float">
            <text:p>252</text:p>
          </table:table-cell>
          <table:table-cell table:style-name="ce27" table:formula="of:=[.B50]*4" office:value-type="float" office:value="4" calcext:value-type="float">
            <text:p>4</text:p>
          </table:table-cell>
          <table:table-cell table:style-name="ce27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27" table:formula="of:=[.A51]*4" office:value-type="float" office:value="180" calcext:value-type="float">
            <text:p>180</text:p>
          </table:table-cell>
          <table:table-cell table:style-name="ce27" table:formula="of:=[.B51]*4" office:value-type="float" office:value="192" calcext:value-type="float">
            <text:p>192</text:p>
          </table:table-cell>
          <table:table-cell table:style-name="ce27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27" table:formula="of:=[.A52]*4" office:value-type="float" office:value="128" calcext:value-type="float">
            <text:p>128</text:p>
          </table:table-cell>
          <table:table-cell table:style-name="ce27" table:formula="of:=[.B52]*4" office:value-type="float" office:value="104" calcext:value-type="float">
            <text:p>104</text:p>
          </table:table-cell>
          <table:table-cell table:style-name="ce27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53:.C53])" office:value-type="float" office:value="15" calcext:value-type="float">
            <text:p>15</text:p>
          </table:table-cell>
          <table:table-cell table:style-name="ce19" table:formula="of:=MIN([.A53:.C53])" office:value-type="float" office:value="0" calcext:value-type="float">
            <text:p>0</text:p>
          </table:table-cell>
          <table:table-cell table:style-name="ce19"/>
          <table:table-cell table:style-name="ce21" table:formula="of:=[.A53]/[.X$2]" office:value-type="float" office:value="0.222222222222222" calcext:value-type="float">
            <text:p>0.222</text:p>
          </table:table-cell>
          <table:table-cell table:style-name="ce21" table:formula="of:=[.B53]/[.X$2]" office:value-type="float" office:value="0" calcext:value-type="float">
            <text:p>0.000</text:p>
          </table:table-cell>
          <table:table-cell table:style-name="ce21" table:formula="of:=[.C53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53:.J53])" office:value-type="float" office:value="0.238095238095238" calcext:value-type="float">
            <text:p>0.238</text:p>
          </table:table-cell>
          <table:table-cell table:style-name="ce21" table:formula="of:=MIN([.H53:.J53])" office:value-type="float" office:value="0" calcext:value-type="float">
            <text:p>0.000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19"/>
          <table:table-cell table:style-name="ce24" table:formula="of:=[.O53]*[.X$3]" office:value-type="float" office:value="296" calcext:value-type="float">
            <text:p>296</text:p>
          </table:table-cell>
          <table:table-cell table:style-name="ce24" table:formula="of:=[.Q53]/5.625" office:value-type="float" office:value="52.6222222222222" calcext:value-type="float">
            <text:p>53</text:p>
          </table:table-cell>
          <table:table-cell table:style-name="ce19"/>
          <table:table-cell table:style-name="ce17" table:formula="of:=[.A53]*4" office:value-type="float" office:value="56" calcext:value-type="float">
            <text:p>56</text:p>
          </table:table-cell>
          <table:table-cell table:style-name="ce17" table:formula="of:=[.B53]*4" office:value-type="float" office:value="0" calcext:value-type="float">
            <text:p>0</text:p>
          </table:table-cell>
          <table:table-cell table:style-name="ce17" table:formula="of:=[.C53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27" table:formula="of:=[.A54]*4" office:value-type="float" office:value="40" calcext:value-type="float">
            <text:p>40</text:p>
          </table:table-cell>
          <table:table-cell table:style-name="ce27" table:formula="of:=[.B54]*4" office:value-type="float" office:value="12" calcext:value-type="float">
            <text:p>12</text:p>
          </table:table-cell>
          <table:table-cell table:style-name="ce27" table:formula="of:=[.C54]*4" office:value-type="float" office:value="228" calcext:value-type="float">
            <text:p>2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27" table:formula="of:=[.A55]*4" office:value-type="float" office:value="188" calcext:value-type="float">
            <text:p>188</text:p>
          </table:table-cell>
          <table:table-cell table:style-name="ce27" table:formula="of:=[.B55]*4" office:value-type="float" office:value="192" calcext:value-type="float">
            <text:p>192</text:p>
          </table:table-cell>
          <table:table-cell table:style-name="ce27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27" table:formula="of:=[.A56]*4" office:value-type="float" office:value="156" calcext:value-type="float">
            <text:p>156</text:p>
          </table:table-cell>
          <table:table-cell table:style-name="ce27" table:formula="of:=[.B56]*4" office:value-type="float" office:value="164" calcext:value-type="float">
            <text:p>164</text:p>
          </table:table-cell>
          <table:table-cell table:style-name="ce27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27" table:formula="of:=[.A57]*4" office:value-type="float" office:value="80" calcext:value-type="float">
            <text:p>80</text:p>
          </table:table-cell>
          <table:table-cell table:style-name="ce27" table:formula="of:=[.B57]*4" office:value-type="float" office:value="160" calcext:value-type="float">
            <text:p>160</text:p>
          </table:table-cell>
          <table:table-cell table:style-name="ce27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27" table:formula="of:=[.A58]*4" office:value-type="float" office:value="108" calcext:value-type="float">
            <text:p>108</text:p>
          </table:table-cell>
          <table:table-cell table:style-name="ce27" table:formula="of:=[.B58]*4" office:value-type="float" office:value="148" calcext:value-type="float">
            <text:p>148</text:p>
          </table:table-cell>
          <table:table-cell table:style-name="ce27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59:.C59])" office:value-type="float" office:value="63" calcext:value-type="float">
            <text:p>63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0158730158730159" calcext:value-type="float">
            <text:p>0.016</text:p>
          </table:table-cell>
          <table:table-cell table:style-name="ce21" table:formula="of:=[.B59]/[.X$2]" office:value-type="float" office:value="1" calcext:value-type="float">
            <text:p>1.000</text:p>
          </table:table-cell>
          <table:table-cell table:style-name="ce21" table:formula="of:=[.C59]/[.X$2]" office:value-type="float" office:value="0" calcext:value-type="float">
            <text:p>0.000</text:p>
          </table:table-cell>
          <table:table-cell table:style-name="ce21"/>
          <table:table-cell table:style-name="ce21" table:formula="of:=MAX([.H59:.J59])" office:value-type="float" office:value="1" calcext:value-type="float">
            <text:p>1.000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19"/>
          <table:table-cell table:style-name="ce24" table:formula="of:=[.O59]*[.X$3]" office:value-type="float" office:value="119.047619047619" calcext:value-type="float">
            <text:p>119</text:p>
          </table:table-cell>
          <table:table-cell table:style-name="ce24" table:formula="of:=[.Q59]/5.625" office:value-type="float" office:value="21.1640211640212" calcext:value-type="float">
            <text:p>21</text:p>
          </table:table-cell>
          <table:table-cell table:style-name="ce19"/>
          <table:table-cell table:style-name="ce17" table:formula="of:=[.A59]*4" office:value-type="float" office:value="4" calcext:value-type="float">
            <text:p>4</text:p>
          </table:table-cell>
          <table:table-cell table:style-name="ce17" table:formula="of:=[.B59]*4" office:value-type="float" office:value="252" calcext:value-type="float">
            <text:p>252</text:p>
          </table:table-cell>
          <table:table-cell table:style-name="ce17" table:formula="of:=[.C59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27" table:formula="of:=[.A60]*4" office:value-type="float" office:value="240" calcext:value-type="float">
            <text:p>240</text:p>
          </table:table-cell>
          <table:table-cell table:style-name="ce27" table:formula="of:=[.B60]*4" office:value-type="float" office:value="164" calcext:value-type="float">
            <text:p>164</text:p>
          </table:table-cell>
          <table:table-cell table:style-name="ce27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27" table:formula="of:=[.A61]*4" office:value-type="float" office:value="236" calcext:value-type="float">
            <text:p>236</text:p>
          </table:table-cell>
          <table:table-cell table:style-name="ce27" table:formula="of:=[.B61]*4" office:value-type="float" office:value="152" calcext:value-type="float">
            <text:p>152</text:p>
          </table:table-cell>
          <table:table-cell table:style-name="ce27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27" table:formula="of:=[.A62]*4" office:value-type="float" office:value="224" calcext:value-type="float">
            <text:p>224</text:p>
          </table:table-cell>
          <table:table-cell table:style-name="ce27" table:formula="of:=[.B62]*4" office:value-type="float" office:value="212" calcext:value-type="float">
            <text:p>212</text:p>
          </table:table-cell>
          <table:table-cell table:style-name="ce27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27" table:formula="of:=[.A63]*4" office:value-type="float" office:value="8" calcext:value-type="float">
            <text:p>8</text:p>
          </table:table-cell>
          <table:table-cell table:style-name="ce27" table:formula="of:=[.B63]*4" office:value-type="float" office:value="140" calcext:value-type="float">
            <text:p>140</text:p>
          </table:table-cell>
          <table:table-cell table:style-name="ce27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27" table:formula="of:=[.A64]*4" office:value-type="float" office:value="196" calcext:value-type="float">
            <text:p>196</text:p>
          </table:table-cell>
          <table:table-cell table:style-name="ce27" table:formula="of:=[.B64]*4" office:value-type="float" office:value="48" calcext:value-type="float">
            <text:p>48</text:p>
          </table:table-cell>
          <table:table-cell table:style-name="ce27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5" table:formula="of:=[.O65]*[.X$3]" office:value-type="float" office:value="24.4067796610169" calcext:value-type="float">
            <text:p>24</text:p>
          </table:table-cell>
          <table:table-cell table:style-name="ce25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27" table:formula="of:=[.A65]*4" office:value-type="float" office:value="244" calcext:value-type="float">
            <text:p>244</text:p>
          </table:table-cell>
          <table:table-cell table:style-name="ce27" table:formula="of:=[.B65]*4" office:value-type="float" office:value="104" calcext:value-type="float">
            <text:p>104</text:p>
          </table:table-cell>
          <table:table-cell table:style-name="ce27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26" table:formula="of:=[.O67]*[.X$3]" office:value-type="float" office:value="0" calcext:value-type="float">
            <text:p>0</text:p>
          </table:table-cell>
          <table:table-cell table:style-name="ce26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26" table:formula="of:=[.O68]*[.X$3]" office:value-type="float" office:value="115.930967874452" calcext:value-type="float">
            <text:p>116</text:p>
          </table:table-cell>
          <table:table-cell table:style-name="ce26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26" table:formula="of:=[.O69]*[.X$3]" office:value-type="float" office:value="0" calcext:value-type="float">
            <text:p>0</text:p>
          </table:table-cell>
          <table:table-cell table:style-name="ce26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26" table:formula="of:=[.O70]*[.X$3]" office:value-type="float" office:value="77.5596496526728" calcext:value-type="float">
            <text:p>78</text:p>
          </table:table-cell>
          <table:table-cell table:style-name="ce26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26" table:formula="of:=[.O72]*[.X$3]" office:value-type="float" office:value="59.9627419335168" calcext:value-type="float">
            <text:p>60</text:p>
          </table:table-cell>
          <table:table-cell table:style-name="ce26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26" table:formula="of:=[.O73]*[.X$3]" office:value-type="float" office:value="116.520731816687" calcext:value-type="float">
            <text:p>117</text:p>
          </table:table-cell>
          <table:table-cell table:style-name="ce26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26" table:formula="of:=[.O74]*[.X$3]" office:value-type="float" office:value="59.9755965292842" calcext:value-type="float">
            <text:p>60</text:p>
          </table:table-cell>
          <table:table-cell table:style-name="ce26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26" table:formula="of:=[.O75]*[.X$3]" office:value-type="float" office:value="85.5714810731349" calcext:value-type="float">
            <text:p>86</text:p>
          </table:table-cell>
          <table:table-cell table:style-name="ce26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26" table:formula="of:=[.O77]*[.X$3]" office:value-type="float" office:value="120" calcext:value-type="float">
            <text:p>120</text:p>
          </table:table-cell>
          <table:table-cell table:style-name="ce26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26" table:formula="of:=[.O78]*[.X$3]" office:value-type="float" office:value="124.814369281742" calcext:value-type="float">
            <text:p>125</text:p>
          </table:table-cell>
          <table:table-cell table:style-name="ce26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26" table:formula="of:=[.O79]*[.X$3]" office:value-type="float" office:value="120" calcext:value-type="float">
            <text:p>120</text:p>
          </table:table-cell>
          <table:table-cell table:style-name="ce26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26" table:formula="of:=[.O80]*[.X$3]" office:value-type="float" office:value="97.2363101800808" calcext:value-type="float">
            <text:p>97</text:p>
          </table:table-cell>
          <table:table-cell table:style-name="ce26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26" table:formula="of:=[.O82]*[.X$3]" office:value-type="float" office:value="179.985111919922" calcext:value-type="float">
            <text:p>180</text:p>
          </table:table-cell>
          <table:table-cell table:style-name="ce26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26" table:formula="of:=[.O83]*[.X$3]" office:value-type="float" office:value="132.687160169649" calcext:value-type="float">
            <text:p>133</text:p>
          </table:table-cell>
          <table:table-cell table:style-name="ce26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26" table:formula="of:=[.O84]*[.X$3]" office:value-type="float" office:value="180" calcext:value-type="float">
            <text:p>180</text:p>
          </table:table-cell>
          <table:table-cell table:style-name="ce26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26" table:formula="of:=[.O85]*[.X$3]" office:value-type="float" office:value="105.901540320145" calcext:value-type="float">
            <text:p>106</text:p>
          </table:table-cell>
          <table:table-cell table:style-name="ce26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26" table:formula="of:=[.O87]*[.X$3]" office:value-type="float" office:value="240" calcext:value-type="float">
            <text:p>240</text:p>
          </table:table-cell>
          <table:table-cell table:style-name="ce26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26" table:formula="of:=[.O88]*[.X$3]" office:value-type="float" office:value="134.638632334921" calcext:value-type="float">
            <text:p>135</text:p>
          </table:table-cell>
          <table:table-cell table:style-name="ce26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26" table:formula="of:=[.O89]*[.X$3]" office:value-type="float" office:value="240" calcext:value-type="float">
            <text:p>240</text:p>
          </table:table-cell>
          <table:table-cell table:style-name="ce26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26" table:formula="of:=[.O90]*[.X$3]" office:value-type="float" office:value="101.625664239323" calcext:value-type="float">
            <text:p>102</text:p>
          </table:table-cell>
          <table:table-cell table:style-name="ce26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26" table:formula="of:=[.O92]*[.X$3]" office:value-type="float" office:value="300.052136901544" calcext:value-type="float">
            <text:p>300</text:p>
          </table:table-cell>
          <table:table-cell table:style-name="ce26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26" table:formula="of:=[.O93]*[.X$3]" office:value-type="float" office:value="126.373750017581" calcext:value-type="float">
            <text:p>126</text:p>
          </table:table-cell>
          <table:table-cell table:style-name="ce26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26" table:formula="of:=[.O94]*[.X$3]" office:value-type="float" office:value="300.024403470716" calcext:value-type="float">
            <text:p>300</text:p>
          </table:table-cell>
          <table:table-cell table:style-name="ce26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26" table:formula="of:=[.O95]*[.X$3]" office:value-type="float" office:value="82.8852588073213" calcext:value-type="float">
            <text:p>83</text:p>
          </table:table-cell>
          <table:table-cell table:style-name="ce26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i_read test" table:style-name="ta1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9"/>
        <table:table-column table:style-name="co11" table:default-cell-style-name="ce29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:.C2])" office:value-type="float" office:value="25.2" calcext:value-type="float">
            <text:p>25.2</text:p>
          </table:table-cell>
          <table:table-cell table:style-name="ce1" table:formula="of:=MIN([.A2:.C2])" office:value-type="float" office:value="7.8" calcext:value-type="float">
            <text:p>7.8</text:p>
          </table:table-cell>
          <table:table-cell table:style-name="ce1"/>
          <table:table-cell table:formula="of:=[.A2]/[.X$2]" office:value-type="float" office:value="0.4" calcext:value-type="float">
            <text:p>0.400</text:p>
          </table:table-cell>
          <table:table-cell table:formula="of:=[.B2]/[.X$2]" office:value-type="float" office:value="0.123809523809524" calcext:value-type="float">
            <text:p>0.124</text:p>
          </table:table-cell>
          <table:table-cell table:formula="of:=[.C2]/[.X$2]" office:value-type="float" office:value="0.19047619047619" calcext:value-type="float">
            <text:p>0.190</text:p>
          </table:table-cell>
          <table:table-cell/>
          <table:table-cell table:formula="of:=MAX([.H2:.J2])" office:value-type="float" office:value="0.4" calcext:value-type="float">
            <text:p>0.400</text:p>
          </table:table-cell>
          <table:table-cell table:formula="of:=MIN([.H2:.J2])" office:value-type="float" office:value="0.123809523809524" calcext:value-type="float">
            <text:p>0.124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5.75862068965517" calcext:value-type="float">
            <text:p>5.759</text:p>
          </table:table-cell>
          <table:table-cell table:style-name="ce1"/>
          <table:table-cell table:formula="of:=[.O2]*[.X$3]" office:value-type="float" office:value="345.51724137931" calcext:value-type="float">
            <text:p>346</text:p>
          </table:table-cell>
          <table:table-cell table:formula="of:=[.Q2]/5.625" office:value-type="float" office:value="61.4252873563218" calcext:value-type="float">
            <text:p>61</text:p>
          </table:table-cell>
          <table:table-cell table:style-name="ce1"/>
          <table:table-cell table:style-name="ce27" table:formula="of:=[.A2]*4" office:value-type="float" office:value="100.8" calcext:value-type="float">
            <text:p>100.8</text:p>
          </table:table-cell>
          <table:table-cell table:style-name="ce27" table:formula="of:=[.B2]*4" office:value-type="float" office:value="31.2" calcext:value-type="float">
            <text:p>31.2</text:p>
          </table:table-cell>
          <table:table-cell table:style-name="ce27" table:formula="of:=[.C2]*4" office:value-type="float" office:value="48" calcext:value-type="float">
            <text:p>4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1" table:formula="of:=MAX([.A3:.C3])" office:value-type="float" office:value="21.8" calcext:value-type="float">
            <text:p>21.8</text:p>
          </table:table-cell>
          <table:table-cell table:style-name="ce1" table:formula="of:=MIN([.A3:.C3])" office:value-type="float" office:value="1.2" calcext:value-type="float">
            <text:p>1.2</text:p>
          </table:table-cell>
          <table:table-cell table:style-name="ce1"/>
          <table:table-cell table:formula="of:=[.A3]/[.X$2]" office:value-type="float" office:value="0.250793650793651" calcext:value-type="float">
            <text:p>0.251</text:p>
          </table:table-cell>
          <table:table-cell table:formula="of:=[.B3]/[.X$2]" office:value-type="float" office:value="0.019047619047619" calcext:value-type="float">
            <text:p>0.019</text:p>
          </table:table-cell>
          <table:table-cell table:formula="of:=[.C3]/[.X$2]" office:value-type="float" office:value="0.346031746031746" calcext:value-type="float">
            <text:p>0.346</text:p>
          </table:table-cell>
          <table:table-cell/>
          <table:table-cell table:formula="of:=MAX([.H3:.J3])" office:value-type="float" office:value="0.346031746031746" calcext:value-type="float">
            <text:p>0.346</text:p>
          </table:table-cell>
          <table:table-cell table:formula="of:=MIN([.H3:.J3])" office:value-type="float" office:value="0.019047619047619" calcext:value-type="float">
            <text:p>0.019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float" office:value="4.70873786407767" calcext:value-type="float">
            <text:p>4.709</text:p>
          </table:table-cell>
          <table:table-cell table:style-name="ce1"/>
          <table:table-cell table:formula="of:=[.O3]*[.X$3]" office:value-type="float" office:value="282.52427184466" calcext:value-type="float">
            <text:p>283</text:p>
          </table:table-cell>
          <table:table-cell table:formula="of:=[.Q3]/5.625" office:value-type="float" office:value="50.2265372168285" calcext:value-type="float">
            <text:p>50</text:p>
          </table:table-cell>
          <table:table-cell table:style-name="ce1"/>
          <table:table-cell table:style-name="ce27" table:formula="of:=[.A3]*4" office:value-type="float" office:value="63.2" calcext:value-type="float">
            <text:p>63.2</text:p>
          </table:table-cell>
          <table:table-cell table:style-name="ce27" table:formula="of:=[.B3]*4" office:value-type="float" office:value="4.8" calcext:value-type="float">
            <text:p>4.8</text:p>
          </table:table-cell>
          <table:table-cell table:style-name="ce27" table:formula="of:=[.C3]*4" office:value-type="float" office:value="87.2" calcext:value-type="float">
            <text:p>87.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MAX([.A4:.C4])" office:value-type="float" office:value="23.8" calcext:value-type="float">
            <text:p>23.8</text:p>
          </table:table-cell>
          <table:table-cell table:style-name="ce1" table:formula="of:=MIN([.A4:.C4])" office:value-type="float" office:value="6" calcext:value-type="float">
            <text:p>6</text:p>
          </table:table-cell>
          <table:table-cell table:style-name="ce1"/>
          <table:table-cell table:formula="of:=[.A4]/[.X$2]" office:value-type="float" office:value="0.0952380952380952" calcext:value-type="float">
            <text:p>0.095</text:p>
          </table:table-cell>
          <table:table-cell table:formula="of:=[.B4]/[.X$2]" office:value-type="float" office:value="0.377777777777778" calcext:value-type="float">
            <text:p>0.378</text:p>
          </table:table-cell>
          <table:table-cell table:formula="of:=[.C4]/[.X$2]" office:value-type="float" office:value="0.238095238095238" calcext:value-type="float">
            <text:p>0.238</text:p>
          </table:table-cell>
          <table:table-cell/>
          <table:table-cell table:formula="of:=MAX([.H4:.J4])" office:value-type="float" office:value="0.377777777777778" calcext:value-type="float">
            <text:p>0.378</text:p>
          </table:table-cell>
          <table:table-cell table:formula="of:=MIN([.H4:.J4])" office:value-type="float" office:value="0.0952380952380952" calcext:value-type="float">
            <text:p>0.095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.50561797752809" calcext:value-type="float">
            <text:p>2.506</text:p>
          </table:table-cell>
          <table:table-cell table:style-name="ce1"/>
          <table:table-cell table:formula="of:=[.O4]*[.X$3]" office:value-type="float" office:value="150.337078651685" calcext:value-type="float">
            <text:p>150</text:p>
          </table:table-cell>
          <table:table-cell table:formula="of:=[.Q4]/5.625" office:value-type="float" office:value="26.7265917602996" calcext:value-type="float">
            <text:p>27</text:p>
          </table:table-cell>
          <table:table-cell table:style-name="ce1"/>
          <table:table-cell table:style-name="ce27" table:formula="of:=[.A4]*4" office:value-type="float" office:value="24" calcext:value-type="float">
            <text:p>24</text:p>
          </table:table-cell>
          <table:table-cell table:style-name="ce27" table:formula="of:=[.B4]*4" office:value-type="float" office:value="95.2" calcext:value-type="float">
            <text:p>95.2</text:p>
          </table:table-cell>
          <table:table-cell table:style-name="ce27" table:formula="of:=[.C4]*4"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1" table:formula="of:=MAX([.A5:.C5])" office:value-type="float" office:value="25.2" calcext:value-type="float">
            <text:p>25.2</text:p>
          </table:table-cell>
          <table:table-cell table:style-name="ce1" table:formula="of:=MIN([.A5:.C5])" office:value-type="float" office:value="7.8" calcext:value-type="float">
            <text:p>7.8</text:p>
          </table:table-cell>
          <table:table-cell table:style-name="ce1"/>
          <table:table-cell table:formula="of:=[.A5]/[.X$2]" office:value-type="float" office:value="0.123809523809524" calcext:value-type="float">
            <text:p>0.124</text:p>
          </table:table-cell>
          <table:table-cell table:formula="of:=[.B5]/[.X$2]" office:value-type="float" office:value="0.19047619047619" calcext:value-type="float">
            <text:p>0.190</text:p>
          </table:table-cell>
          <table:table-cell table:formula="of:=[.C5]/[.X$2]" office:value-type="float" office:value="0.4" calcext:value-type="float">
            <text:p>0.400</text:p>
          </table:table-cell>
          <table:table-cell/>
          <table:table-cell table:formula="of:=MAX([.H5:.J5])" office:value-type="float" office:value="0.4" calcext:value-type="float">
            <text:p>0.400</text:p>
          </table:table-cell>
          <table:table-cell table:formula="of:=MIN([.H5:.J5])" office:value-type="float" office:value="0.123809523809524" calcext:value-type="float">
            <text:p>0.124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3.75862068965517" calcext:value-type="float">
            <text:p>3.759</text:p>
          </table:table-cell>
          <table:table-cell table:style-name="ce1"/>
          <table:table-cell table:formula="of:=[.O5]*[.X$3]" office:value-type="float" office:value="225.51724137931" calcext:value-type="float">
            <text:p>226</text:p>
          </table:table-cell>
          <table:table-cell table:formula="of:=[.Q5]/5.625" office:value-type="float" office:value="40.0919540229885" calcext:value-type="float">
            <text:p>40</text:p>
          </table:table-cell>
          <table:table-cell table:style-name="ce1"/>
          <table:table-cell table:style-name="ce27" table:formula="of:=[.A5]*4" office:value-type="float" office:value="31.2" calcext:value-type="float">
            <text:p>31.2</text:p>
          </table:table-cell>
          <table:table-cell table:style-name="ce27" table:formula="of:=[.B5]*4" office:value-type="float" office:value="48" calcext:value-type="float">
            <text:p>48</text:p>
          </table:table-cell>
          <table:table-cell table:style-name="ce27" table:formula="of:=[.C5]*4" office:value-type="float" office:value="100.8" calcext:value-type="float">
            <text:p>100.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1" table:formula="of:=MAX([.A6:.C6])" office:value-type="float" office:value="21.8" calcext:value-type="float">
            <text:p>21.8</text:p>
          </table:table-cell>
          <table:table-cell table:style-name="ce1" table:formula="of:=MIN([.A6:.C6])" office:value-type="float" office:value="1.2" calcext:value-type="float">
            <text:p>1.2</text:p>
          </table:table-cell>
          <table:table-cell table:style-name="ce1"/>
          <table:table-cell table:formula="of:=[.A6]/[.X$2]" office:value-type="float" office:value="0.019047619047619" calcext:value-type="float">
            <text:p>0.019</text:p>
          </table:table-cell>
          <table:table-cell table:formula="of:=[.B6]/[.X$2]" office:value-type="float" office:value="0.346031746031746" calcext:value-type="float">
            <text:p>0.346</text:p>
          </table:table-cell>
          <table:table-cell table:formula="of:=[.C6]/[.X$2]" office:value-type="float" office:value="0.250793650793651" calcext:value-type="float">
            <text:p>0.251</text:p>
          </table:table-cell>
          <table:table-cell/>
          <table:table-cell table:formula="of:=MAX([.H6:.J6])" office:value-type="float" office:value="0.346031746031746" calcext:value-type="float">
            <text:p>0.346</text:p>
          </table:table-cell>
          <table:table-cell table:formula="of:=MIN([.H6:.J6])" office:value-type="float" office:value="0.019047619047619" calcext:value-type="float">
            <text:p>0.0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2.70873786407767" calcext:value-type="float">
            <text:p>2.709</text:p>
          </table:table-cell>
          <table:table-cell table:style-name="ce1"/>
          <table:table-cell table:formula="of:=[.O6]*[.X$3]" office:value-type="float" office:value="162.52427184466" calcext:value-type="float">
            <text:p>163</text:p>
          </table:table-cell>
          <table:table-cell table:formula="of:=[.Q6]/5.625" office:value-type="float" office:value="28.8932038834951" calcext:value-type="float">
            <text:p>29</text:p>
          </table:table-cell>
          <table:table-cell table:style-name="ce1"/>
          <table:table-cell table:style-name="ce27" table:formula="of:=[.A6]*4" office:value-type="float" office:value="4.8" calcext:value-type="float">
            <text:p>4.8</text:p>
          </table:table-cell>
          <table:table-cell table:style-name="ce27" table:formula="of:=[.B6]*4" office:value-type="float" office:value="87.2" calcext:value-type="float">
            <text:p>87.2</text:p>
          </table:table-cell>
          <table:table-cell table:style-name="ce27" table:formula="of:=[.C6]*4" office:value-type="float" office:value="63.2" calcext:value-type="float">
            <text:p>63.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MAX([.A7:.C7])" office:value-type="float" office:value="21.8" calcext:value-type="float">
            <text:p>21.8</text:p>
          </table:table-cell>
          <table:table-cell table:style-name="ce1" table:formula="of:=MIN([.A7:.C7])" office:value-type="float" office:value="6" calcext:value-type="float">
            <text:p>6</text:p>
          </table:table-cell>
          <table:table-cell table:style-name="ce1"/>
          <table:table-cell table:formula="of:=[.A7]/[.X$2]" office:value-type="float" office:value="0.346031746031746" calcext:value-type="float">
            <text:p>0.346</text:p>
          </table:table-cell>
          <table:table-cell table:formula="of:=[.B7]/[.X$2]" office:value-type="float" office:value="0.238095238095238" calcext:value-type="float">
            <text:p>0.238</text:p>
          </table:table-cell>
          <table:table-cell table:formula="of:=[.C7]/[.X$2]" office:value-type="float" office:value="0.0952380952380952" calcext:value-type="float">
            <text:p>0.095</text:p>
          </table:table-cell>
          <table:table-cell/>
          <table:table-cell table:formula="of:=MAX([.H7:.J7])" office:value-type="float" office:value="0.346031746031746" calcext:value-type="float">
            <text:p>0.346</text:p>
          </table:table-cell>
          <table:table-cell table:formula="of:=MIN([.H7:.J7])" office:value-type="float" office:value="0.0952380952380952" calcext:value-type="float">
            <text:p>0.095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569620253164557" calcext:value-type="float">
            <text:p>0.570</text:p>
          </table:table-cell>
          <table:table-cell table:style-name="ce1"/>
          <table:table-cell table:formula="of:=[.O7]*[.X$3]" office:value-type="float" office:value="34.1772151898734" calcext:value-type="float">
            <text:p>34</text:p>
          </table:table-cell>
          <table:table-cell table:formula="of:=[.Q7]/5.625" office:value-type="float" office:value="6.07594936708861" calcext:value-type="float">
            <text:p>6</text:p>
          </table:table-cell>
          <table:table-cell table:style-name="ce1"/>
          <table:table-cell table:style-name="ce27" table:formula="of:=[.A7]*4" office:value-type="float" office:value="87.2" calcext:value-type="float">
            <text:p>87.2</text:p>
          </table:table-cell>
          <table:table-cell table:style-name="ce27" table:formula="of:=[.B7]*4" office:value-type="float" office:value="60" calcext:value-type="float">
            <text:p>60</text:p>
          </table:table-cell>
          <table:table-cell table:style-name="ce27" table:formula="of:=[.C7]*4" office:value-type="float" office:value="24" calcext:value-type="float">
            <text:p>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1" table:formula="of:=MAX([.A8:.C8])" office:value-type="float" office:value="25.2" calcext:value-type="float">
            <text:p>25.2</text:p>
          </table:table-cell>
          <table:table-cell table:style-name="ce1" table:formula="of:=MIN([.A8:.C8])" office:value-type="float" office:value="12" calcext:value-type="float">
            <text:p>12</text:p>
          </table:table-cell>
          <table:table-cell table:style-name="ce1"/>
          <table:table-cell table:formula="of:=[.A8]/[.X$2]" office:value-type="float" office:value="0.19047619047619" calcext:value-type="float">
            <text:p>0.190</text:p>
          </table:table-cell>
          <table:table-cell table:formula="of:=[.B8]/[.X$2]" office:value-type="float" office:value="0.4" calcext:value-type="float">
            <text:p>0.400</text:p>
          </table:table-cell>
          <table:table-cell table:formula="of:=[.C8]/[.X$2]" office:value-type="float" office:value="0.250793650793651" calcext:value-type="float">
            <text:p>0.251</text:p>
          </table:table-cell>
          <table:table-cell/>
          <table:table-cell table:formula="of:=MAX([.H8:.J8])" office:value-type="float" office:value="0.4" calcext:value-type="float">
            <text:p>0.400</text:p>
          </table:table-cell>
          <table:table-cell table:formula="of:=MIN([.H8:.J8])" office:value-type="float" office:value="0.19047619047619" calcext:value-type="float">
            <text:p>0.190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2.28787878787879" calcext:value-type="float">
            <text:p>2.288</text:p>
          </table:table-cell>
          <table:table-cell table:style-name="ce1"/>
          <table:table-cell table:formula="of:=[.O8]*[.X$3]" office:value-type="float" office:value="137.272727272727" calcext:value-type="float">
            <text:p>137</text:p>
          </table:table-cell>
          <table:table-cell table:formula="of:=[.Q8]/5.625" office:value-type="float" office:value="24.4040404040404" calcext:value-type="float">
            <text:p>24</text:p>
          </table:table-cell>
          <table:table-cell table:style-name="ce1"/>
          <table:table-cell table:style-name="ce27" table:formula="of:=[.A8]*4" office:value-type="float" office:value="48" calcext:value-type="float">
            <text:p>48</text:p>
          </table:table-cell>
          <table:table-cell table:style-name="ce27" table:formula="of:=[.B8]*4" office:value-type="float" office:value="100.8" calcext:value-type="float">
            <text:p>100.8</text:p>
          </table:table-cell>
          <table:table-cell table:style-name="ce27" table:formula="of:=[.C8]*4" office:value-type="float" office:value="63.2" calcext:value-type="float">
            <text:p>63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5.8" calcext:value-type="float">
            <text:p>15.8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" table:formula="of:=MAX([.A9:.C9])" office:value-type="float" office:value="21.2" calcext:value-type="float">
            <text:p>21.2</text:p>
          </table:table-cell>
          <table:table-cell table:style-name="ce1" table:formula="of:=MIN([.A9:.C9])" office:value-type="float" office:value="1.2" calcext:value-type="float">
            <text:p>1.2</text:p>
          </table:table-cell>
          <table:table-cell table:style-name="ce1"/>
          <table:table-cell table:formula="of:=[.A9]/[.X$2]" office:value-type="float" office:value="0.336507936507937" calcext:value-type="float">
            <text:p>0.337</text:p>
          </table:table-cell>
          <table:table-cell table:formula="of:=[.B9]/[.X$2]" office:value-type="float" office:value="0.250793650793651" calcext:value-type="float">
            <text:p>0.251</text:p>
          </table:table-cell>
          <table:table-cell table:formula="of:=[.C9]/[.X$2]" office:value-type="float" office:value="0.019047619047619" calcext:value-type="float">
            <text:p>0.019</text:p>
          </table:table-cell>
          <table:table-cell/>
          <table:table-cell table:formula="of:=MAX([.H9:.J9])" office:value-type="float" office:value="0.336507936507937" calcext:value-type="float">
            <text:p>0.337</text:p>
          </table:table-cell>
          <table:table-cell table:formula="of:=MIN([.H9:.J9])" office:value-type="float" office:value="0.019047619047619" calcext:value-type="float">
            <text:p>0.019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0.73" calcext:value-type="float">
            <text:p>0.730</text:p>
          </table:table-cell>
          <table:table-cell table:style-name="ce1"/>
          <table:table-cell table:formula="of:=[.O9]*[.X$3]" office:value-type="float" office:value="43.8" calcext:value-type="float">
            <text:p>44</text:p>
          </table:table-cell>
          <table:table-cell table:formula="of:=[.Q9]/5.625" office:value-type="float" office:value="7.78666666666667" calcext:value-type="float">
            <text:p>8</text:p>
          </table:table-cell>
          <table:table-cell table:style-name="ce1"/>
          <table:table-cell table:style-name="ce27" table:formula="of:=[.A9]*4" office:value-type="float" office:value="84.8" calcext:value-type="float">
            <text:p>84.8</text:p>
          </table:table-cell>
          <table:table-cell table:style-name="ce27" table:formula="of:=[.B9]*4" office:value-type="float" office:value="63.2" calcext:value-type="float">
            <text:p>63.2</text:p>
          </table:table-cell>
          <table:table-cell table:style-name="ce27" table:formula="of:=[.C9]*4" office:value-type="float" office:value="4.8" calcext:value-type="float">
            <text:p>4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table:style-name="ce1" table:formula="of:=MAX([.A10:.C10])" office:value-type="float" office:value="23.8" calcext:value-type="float">
            <text:p>23.8</text:p>
          </table:table-cell>
          <table:table-cell table:style-name="ce1" table:formula="of:=MIN([.A10:.C10])" office:value-type="float" office:value="6" calcext:value-type="float">
            <text:p>6</text:p>
          </table:table-cell>
          <table:table-cell table:style-name="ce1"/>
          <table:table-cell table:formula="of:=[.A10]/[.X$2]" office:value-type="float" office:value="0.238095238095238" calcext:value-type="float">
            <text:p>0.238</text:p>
          </table:table-cell>
          <table:table-cell table:formula="of:=[.B10]/[.X$2]" office:value-type="float" office:value="0.0952380952380952" calcext:value-type="float">
            <text:p>0.095</text:p>
          </table:table-cell>
          <table:table-cell table:formula="of:=[.C10]/[.X$2]" office:value-type="float" office:value="0.377777777777778" calcext:value-type="float">
            <text:p>0.378</text:p>
          </table:table-cell>
          <table:table-cell/>
          <table:table-cell table:formula="of:=MAX([.H10:.J10])" office:value-type="float" office:value="0.377777777777778" calcext:value-type="float">
            <text:p>0.378</text:p>
          </table:table-cell>
          <table:table-cell table:formula="of:=MIN([.H10:.J10])" office:value-type="float" office:value="0.0952380952380952" calcext:value-type="float">
            <text:p>0.095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4.50561797752809" calcext:value-type="float">
            <text:p>4.506</text:p>
          </table:table-cell>
          <table:table-cell table:style-name="ce1"/>
          <table:table-cell table:formula="of:=[.O10]*[.X$3]" office:value-type="float" office:value="270.337078651685" calcext:value-type="float">
            <text:p>270</text:p>
          </table:table-cell>
          <table:table-cell table:formula="of:=[.Q10]/5.625" office:value-type="float" office:value="48.059925093633" calcext:value-type="float">
            <text:p>48</text:p>
          </table:table-cell>
          <table:table-cell table:style-name="ce1"/>
          <table:table-cell table:style-name="ce27" table:formula="of:=[.A10]*4" office:value-type="float" office:value="60" calcext:value-type="float">
            <text:p>60</text:p>
          </table:table-cell>
          <table:table-cell table:style-name="ce27" table:formula="of:=[.B10]*4" office:value-type="float" office:value="24" calcext:value-type="float">
            <text:p>24</text:p>
          </table:table-cell>
          <table:table-cell table:style-name="ce27" table:formula="of:=[.C10]*4" office:value-type="float" office:value="95.2" calcext:value-type="float">
            <text:p>95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11:.C11])" office:value-type="float" office:value="25.2" calcext:value-type="float">
            <text:p>25.2</text:p>
          </table:table-cell>
          <table:table-cell table:style-name="ce1" table:formula="of:=MIN([.A11:.C11])" office:value-type="float" office:value="7.8" calcext:value-type="float">
            <text:p>7.8</text:p>
          </table:table-cell>
          <table:table-cell table:style-name="ce1"/>
          <table:table-cell table:formula="of:=[.A11]/[.X$2]" office:value-type="float" office:value="0.4" calcext:value-type="float">
            <text:p>0.400</text:p>
          </table:table-cell>
          <table:table-cell table:formula="of:=[.B11]/[.X$2]" office:value-type="float" office:value="0.123809523809524" calcext:value-type="float">
            <text:p>0.124</text:p>
          </table:table-cell>
          <table:table-cell table:formula="of:=[.C11]/[.X$2]" office:value-type="float" office:value="0.19047619047619" calcext:value-type="float">
            <text:p>0.190</text:p>
          </table:table-cell>
          <table:table-cell/>
          <table:table-cell table:formula="of:=MAX([.H11:.J11])" office:value-type="float" office:value="0.4" calcext:value-type="float">
            <text:p>0.400</text:p>
          </table:table-cell>
          <table:table-cell table:formula="of:=MIN([.H11:.J11])" office:value-type="float" office:value="0.123809523809524" calcext:value-type="float">
            <text:p>0.1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5.75862068965517" calcext:value-type="float">
            <text:p>5.759</text:p>
          </table:table-cell>
          <table:table-cell table:style-name="ce1"/>
          <table:table-cell table:formula="of:=[.O11]*[.X$3]" office:value-type="float" office:value="345.51724137931" calcext:value-type="float">
            <text:p>346</text:p>
          </table:table-cell>
          <table:table-cell table:formula="of:=[.Q11]/5.625" office:value-type="float" office:value="61.4252873563218" calcext:value-type="float">
            <text:p>61</text:p>
          </table:table-cell>
          <table:table-cell table:style-name="ce1"/>
          <table:table-cell table:style-name="ce27" table:formula="of:=[.A11]*4" office:value-type="float" office:value="100.8" calcext:value-type="float">
            <text:p>100.8</text:p>
          </table:table-cell>
          <table:table-cell table:style-name="ce27" table:formula="of:=[.B11]*4" office:value-type="float" office:value="31.2" calcext:value-type="float">
            <text:p>31.2</text:p>
          </table:table-cell>
          <table:table-cell table:style-name="ce27" table:formula="of:=[.C11]*4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5.8" calcext:value-type="float">
            <text:p>15.8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21.8" calcext:value-type="float">
            <text:p>21.8</text:p>
          </table:table-cell>
          <table:table-cell table:style-name="ce17"/>
          <table:table-cell table:style-name="ce19" table:formula="of:=MAX([.A12:.C12])" office:value-type="float" office:value="21.8" calcext:value-type="float">
            <text:p>21.8</text:p>
          </table:table-cell>
          <table:table-cell table:style-name="ce19" table:formula="of:=MIN([.A12:.C12])" office:value-type="float" office:value="1.2" calcext:value-type="float">
            <text:p>1.2</text:p>
          </table:table-cell>
          <table:table-cell table:style-name="ce19"/>
          <table:table-cell table:style-name="ce21" table:formula="of:=[.A12]/[.X$2]" office:value-type="float" office:value="0.250793650793651" calcext:value-type="float">
            <text:p>0.251</text:p>
          </table:table-cell>
          <table:table-cell table:style-name="ce21" table:formula="of:=[.B12]/[.X$2]" office:value-type="float" office:value="0.019047619047619" calcext:value-type="float">
            <text:p>0.019</text:p>
          </table:table-cell>
          <table:table-cell table:style-name="ce21" table:formula="of:=[.C12]/[.X$2]" office:value-type="float" office:value="0.346031746031746" calcext:value-type="float">
            <text:p>0.346</text:p>
          </table:table-cell>
          <table:table-cell table:style-name="ce21"/>
          <table:table-cell table:style-name="ce21" table:formula="of:=MAX([.H12:.J12])" office:value-type="float" office:value="0.346031746031746" calcext:value-type="float">
            <text:p>0.346</text:p>
          </table:table-cell>
          <table:table-cell table:style-name="ce21" table:formula="of:=MIN([.H12:.J12])" office:value-type="float" office:value="0.019047619047619" calcext:value-type="float">
            <text:p>0.019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4.70873786407767" calcext:value-type="float">
            <text:p>4.709</text:p>
          </table:table-cell>
          <table:table-cell table:style-name="ce19"/>
          <table:table-cell table:style-name="ce31" table:formula="of:=[.O12]*[.X$3]" office:value-type="float" office:value="282.52427184466" calcext:value-type="float">
            <text:p>283</text:p>
          </table:table-cell>
          <table:table-cell table:style-name="ce31" table:formula="of:=[.Q12]/5.625" office:value-type="float" office:value="50.2265372168285" calcext:value-type="float">
            <text:p>50</text:p>
          </table:table-cell>
          <table:table-cell table:style-name="ce19"/>
          <table:table-cell table:style-name="ce17" table:formula="of:=[.A12]*4" office:value-type="float" office:value="63.2" calcext:value-type="float">
            <text:p>63.2</text:p>
          </table:table-cell>
          <table:table-cell table:style-name="ce17" table:formula="of:=[.B12]*4" office:value-type="float" office:value="4.8" calcext:value-type="float">
            <text:p>4.8</text:p>
          </table:table-cell>
          <table:table-cell table:style-name="ce17" table:formula="of:=[.C12]*4" office:value-type="float" office:value="87.2" calcext:value-type="float">
            <text:p>87.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MAX([.A13:.C13])" office:value-type="float" office:value="23.8" calcext:value-type="float">
            <text:p>23.8</text:p>
          </table:table-cell>
          <table:table-cell table:style-name="ce1" table:formula="of:=MIN([.A13:.C13])" office:value-type="float" office:value="6" calcext:value-type="float">
            <text:p>6</text:p>
          </table:table-cell>
          <table:table-cell table:style-name="ce1"/>
          <table:table-cell table:formula="of:=[.A13]/[.X$2]" office:value-type="float" office:value="0.0952380952380952" calcext:value-type="float">
            <text:p>0.095</text:p>
          </table:table-cell>
          <table:table-cell table:formula="of:=[.B13]/[.X$2]" office:value-type="float" office:value="0.377777777777778" calcext:value-type="float">
            <text:p>0.378</text:p>
          </table:table-cell>
          <table:table-cell table:formula="of:=[.C13]/[.X$2]" office:value-type="float" office:value="0.238095238095238" calcext:value-type="float">
            <text:p>0.238</text:p>
          </table:table-cell>
          <table:table-cell/>
          <table:table-cell table:formula="of:=MAX([.H13:.J13])" office:value-type="float" office:value="0.377777777777778" calcext:value-type="float">
            <text:p>0.378</text:p>
          </table:table-cell>
          <table:table-cell table:formula="of:=MIN([.H13:.J13])" office:value-type="float" office:value="0.0952380952380952" calcext:value-type="float">
            <text:p>0.095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50561797752809" calcext:value-type="float">
            <text:p>2.506</text:p>
          </table:table-cell>
          <table:table-cell table:style-name="ce1"/>
          <table:table-cell table:formula="of:=[.O13]*[.X$3]" office:value-type="float" office:value="150.337078651685" calcext:value-type="float">
            <text:p>150</text:p>
          </table:table-cell>
          <table:table-cell table:formula="of:=[.Q13]/5.625" office:value-type="float" office:value="26.7265917602996" calcext:value-type="float">
            <text:p>27</text:p>
          </table:table-cell>
          <table:table-cell table:style-name="ce1"/>
          <table:table-cell table:style-name="ce27" table:formula="of:=[.A13]*4" office:value-type="float" office:value="24" calcext:value-type="float">
            <text:p>24</text:p>
          </table:table-cell>
          <table:table-cell table:style-name="ce27" table:formula="of:=[.B13]*4" office:value-type="float" office:value="95.2" calcext:value-type="float">
            <text:p>95.2</text:p>
          </table:table-cell>
          <table:table-cell table:style-name="ce27" table:formula="of:=[.C13]*4" office:value-type="float" office:value="60" calcext:value-type="float">
            <text:p>6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1" table:formula="of:=MAX([.A14:.C14])" office:value-type="float" office:value="25.2" calcext:value-type="float">
            <text:p>25.2</text:p>
          </table:table-cell>
          <table:table-cell table:style-name="ce1" table:formula="of:=MIN([.A14:.C14])" office:value-type="float" office:value="7.8" calcext:value-type="float">
            <text:p>7.8</text:p>
          </table:table-cell>
          <table:table-cell table:style-name="ce1"/>
          <table:table-cell table:formula="of:=[.A14]/[.X$2]" office:value-type="float" office:value="0.123809523809524" calcext:value-type="float">
            <text:p>0.124</text:p>
          </table:table-cell>
          <table:table-cell table:formula="of:=[.B14]/[.X$2]" office:value-type="float" office:value="0.19047619047619" calcext:value-type="float">
            <text:p>0.190</text:p>
          </table:table-cell>
          <table:table-cell table:formula="of:=[.C14]/[.X$2]" office:value-type="float" office:value="0.4" calcext:value-type="float">
            <text:p>0.400</text:p>
          </table:table-cell>
          <table:table-cell/>
          <table:table-cell table:formula="of:=MAX([.H14:.J14])" office:value-type="float" office:value="0.4" calcext:value-type="float">
            <text:p>0.400</text:p>
          </table:table-cell>
          <table:table-cell table:formula="of:=MIN([.H14:.J14])" office:value-type="float" office:value="0.123809523809524" calcext:value-type="float">
            <text:p>0.124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75862068965517" calcext:value-type="float">
            <text:p>3.759</text:p>
          </table:table-cell>
          <table:table-cell table:style-name="ce1"/>
          <table:table-cell table:formula="of:=[.O14]*[.X$3]" office:value-type="float" office:value="225.51724137931" calcext:value-type="float">
            <text:p>226</text:p>
          </table:table-cell>
          <table:table-cell table:formula="of:=[.Q14]/5.625" office:value-type="float" office:value="40.0919540229885" calcext:value-type="float">
            <text:p>40</text:p>
          </table:table-cell>
          <table:table-cell table:style-name="ce1"/>
          <table:table-cell table:style-name="ce27" table:formula="of:=[.A14]*4" office:value-type="float" office:value="31.2" calcext:value-type="float">
            <text:p>31.2</text:p>
          </table:table-cell>
          <table:table-cell table:style-name="ce27" table:formula="of:=[.B14]*4" office:value-type="float" office:value="48" calcext:value-type="float">
            <text:p>48</text:p>
          </table:table-cell>
          <table:table-cell table:style-name="ce27" table:formula="of:=[.C14]*4" office:value-type="float" office:value="100.8" calcext:value-type="float">
            <text:p>100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21.8" calcext:value-type="float">
            <text:p>21.8</text:p>
          </table:table-cell>
          <table:table-cell table:style-name="ce17" office:value-type="float" office:value="15.8" calcext:value-type="float">
            <text:p>15.8</text:p>
          </table:table-cell>
          <table:table-cell table:style-name="ce17"/>
          <table:table-cell table:style-name="ce19" table:formula="of:=MAX([.A15:.C15])" office:value-type="float" office:value="21.8" calcext:value-type="float">
            <text:p>21.8</text:p>
          </table:table-cell>
          <table:table-cell table:style-name="ce19" table:formula="of:=MIN([.A15:.C15])" office:value-type="float" office:value="1.2" calcext:value-type="float">
            <text:p>1.2</text:p>
          </table:table-cell>
          <table:table-cell table:style-name="ce19"/>
          <table:table-cell table:style-name="ce21" table:formula="of:=[.A15]/[.X$2]" office:value-type="float" office:value="0.019047619047619" calcext:value-type="float">
            <text:p>0.019</text:p>
          </table:table-cell>
          <table:table-cell table:style-name="ce21" table:formula="of:=[.B15]/[.X$2]" office:value-type="float" office:value="0.346031746031746" calcext:value-type="float">
            <text:p>0.346</text:p>
          </table:table-cell>
          <table:table-cell table:style-name="ce21" table:formula="of:=[.C15]/[.X$2]" office:value-type="float" office:value="0.250793650793651" calcext:value-type="float">
            <text:p>0.251</text:p>
          </table:table-cell>
          <table:table-cell table:style-name="ce21"/>
          <table:table-cell table:style-name="ce21" table:formula="of:=MAX([.H15:.J15])" office:value-type="float" office:value="0.346031746031746" calcext:value-type="float">
            <text:p>0.346</text:p>
          </table:table-cell>
          <table:table-cell table:style-name="ce21" table:formula="of:=MIN([.H15:.J15])" office:value-type="float" office:value="0.019047619047619" calcext:value-type="float">
            <text:p>0.019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.70873786407767" calcext:value-type="float">
            <text:p>2.709</text:p>
          </table:table-cell>
          <table:table-cell table:style-name="ce19"/>
          <table:table-cell table:style-name="ce31" table:formula="of:=[.O15]*[.X$3]" office:value-type="float" office:value="162.52427184466" calcext:value-type="float">
            <text:p>163</text:p>
          </table:table-cell>
          <table:table-cell table:style-name="ce31" table:formula="of:=[.Q15]/5.625" office:value-type="float" office:value="28.8932038834951" calcext:value-type="float">
            <text:p>29</text:p>
          </table:table-cell>
          <table:table-cell table:style-name="ce19"/>
          <table:table-cell table:style-name="ce17" table:formula="of:=[.A15]*4" office:value-type="float" office:value="4.8" calcext:value-type="float">
            <text:p>4.8</text:p>
          </table:table-cell>
          <table:table-cell table:style-name="ce17" table:formula="of:=[.B15]*4" office:value-type="float" office:value="87.2" calcext:value-type="float">
            <text:p>87.2</text:p>
          </table:table-cell>
          <table:table-cell table:style-name="ce17" table:formula="of:=[.C15]*4" office:value-type="float" office:value="63.2" calcext:value-type="float">
            <text:p>63.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MAX([.A16:.C16])" office:value-type="float" office:value="21.8" calcext:value-type="float">
            <text:p>21.8</text:p>
          </table:table-cell>
          <table:table-cell table:style-name="ce1" table:formula="of:=MIN([.A16:.C16])" office:value-type="float" office:value="6" calcext:value-type="float">
            <text:p>6</text:p>
          </table:table-cell>
          <table:table-cell table:style-name="ce1"/>
          <table:table-cell table:formula="of:=[.A16]/[.X$2]" office:value-type="float" office:value="0.346031746031746" calcext:value-type="float">
            <text:p>0.346</text:p>
          </table:table-cell>
          <table:table-cell table:formula="of:=[.B16]/[.X$2]" office:value-type="float" office:value="0.238095238095238" calcext:value-type="float">
            <text:p>0.238</text:p>
          </table:table-cell>
          <table:table-cell table:formula="of:=[.C16]/[.X$2]" office:value-type="float" office:value="0.0952380952380952" calcext:value-type="float">
            <text:p>0.095</text:p>
          </table:table-cell>
          <table:table-cell/>
          <table:table-cell table:formula="of:=MAX([.H16:.J16])" office:value-type="float" office:value="0.346031746031746" calcext:value-type="float">
            <text:p>0.346</text:p>
          </table:table-cell>
          <table:table-cell table:formula="of:=MIN([.H16:.J16])" office:value-type="float" office:value="0.0952380952380952" calcext:value-type="float">
            <text:p>0.095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0.569620253164557" calcext:value-type="float">
            <text:p>0.570</text:p>
          </table:table-cell>
          <table:table-cell table:style-name="ce1"/>
          <table:table-cell table:formula="of:=[.O16]*[.X$3]" office:value-type="float" office:value="34.1772151898734" calcext:value-type="float">
            <text:p>34</text:p>
          </table:table-cell>
          <table:table-cell table:formula="of:=[.Q16]/5.625" office:value-type="float" office:value="6.07594936708861" calcext:value-type="float">
            <text:p>6</text:p>
          </table:table-cell>
          <table:table-cell table:style-name="ce1"/>
          <table:table-cell table:style-name="ce27" table:formula="of:=[.A16]*4" office:value-type="float" office:value="87.2" calcext:value-type="float">
            <text:p>87.2</text:p>
          </table:table-cell>
          <table:table-cell table:style-name="ce27" table:formula="of:=[.B16]*4" office:value-type="float" office:value="60" calcext:value-type="float">
            <text:p>60</text:p>
          </table:table-cell>
          <table:table-cell table:style-name="ce27" table:formula="of:=[.C16]*4" office:value-type="float" office:value="24" calcext:value-type="float">
            <text:p>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1" table:formula="of:=MAX([.A17:.C17])" office:value-type="float" office:value="25.2" calcext:value-type="float">
            <text:p>25.2</text:p>
          </table:table-cell>
          <table:table-cell table:style-name="ce1" table:formula="of:=MIN([.A17:.C17])" office:value-type="float" office:value="12" calcext:value-type="float">
            <text:p>12</text:p>
          </table:table-cell>
          <table:table-cell table:style-name="ce1"/>
          <table:table-cell table:formula="of:=[.A17]/[.X$2]" office:value-type="float" office:value="0.19047619047619" calcext:value-type="float">
            <text:p>0.190</text:p>
          </table:table-cell>
          <table:table-cell table:formula="of:=[.B17]/[.X$2]" office:value-type="float" office:value="0.4" calcext:value-type="float">
            <text:p>0.400</text:p>
          </table:table-cell>
          <table:table-cell table:formula="of:=[.C17]/[.X$2]" office:value-type="float" office:value="0.250793650793651" calcext:value-type="float">
            <text:p>0.251</text:p>
          </table:table-cell>
          <table:table-cell/>
          <table:table-cell table:formula="of:=MAX([.H17:.J17])" office:value-type="float" office:value="0.4" calcext:value-type="float">
            <text:p>0.400</text:p>
          </table:table-cell>
          <table:table-cell table:formula="of:=MIN([.H17:.J17])" office:value-type="float" office:value="0.19047619047619" calcext:value-type="float">
            <text:p>0.19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float" office:value="2.28787878787879" calcext:value-type="float">
            <text:p>2.288</text:p>
          </table:table-cell>
          <table:table-cell table:style-name="ce1"/>
          <table:table-cell table:formula="of:=[.O17]*[.X$3]" office:value-type="float" office:value="137.272727272727" calcext:value-type="float">
            <text:p>137</text:p>
          </table:table-cell>
          <table:table-cell table:formula="of:=[.Q17]/5.625" office:value-type="float" office:value="24.4040404040404" calcext:value-type="float">
            <text:p>24</text:p>
          </table:table-cell>
          <table:table-cell table:style-name="ce1"/>
          <table:table-cell table:style-name="ce27" table:formula="of:=[.A17]*4" office:value-type="float" office:value="48" calcext:value-type="float">
            <text:p>48</text:p>
          </table:table-cell>
          <table:table-cell table:style-name="ce27" table:formula="of:=[.B17]*4" office:value-type="float" office:value="100.8" calcext:value-type="float">
            <text:p>100.8</text:p>
          </table:table-cell>
          <table:table-cell table:style-name="ce27" table:formula="of:=[.C17]*4" office:value-type="float" office:value="63.2" calcext:value-type="float">
            <text:p>63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5.8" calcext:value-type="float">
            <text:p>15.8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" table:formula="of:=MAX([.A18:.C18])" office:value-type="float" office:value="21.2" calcext:value-type="float">
            <text:p>21.2</text:p>
          </table:table-cell>
          <table:table-cell table:style-name="ce1" table:formula="of:=MIN([.A18:.C18])" office:value-type="float" office:value="1.2" calcext:value-type="float">
            <text:p>1.2</text:p>
          </table:table-cell>
          <table:table-cell table:style-name="ce1"/>
          <table:table-cell table:formula="of:=[.A18]/[.X$2]" office:value-type="float" office:value="0.336507936507937" calcext:value-type="float">
            <text:p>0.337</text:p>
          </table:table-cell>
          <table:table-cell table:formula="of:=[.B18]/[.X$2]" office:value-type="float" office:value="0.250793650793651" calcext:value-type="float">
            <text:p>0.251</text:p>
          </table:table-cell>
          <table:table-cell table:formula="of:=[.C18]/[.X$2]" office:value-type="float" office:value="0.019047619047619" calcext:value-type="float">
            <text:p>0.019</text:p>
          </table:table-cell>
          <table:table-cell/>
          <table:table-cell table:formula="of:=MAX([.H18:.J18])" office:value-type="float" office:value="0.336507936507937" calcext:value-type="float">
            <text:p>0.337</text:p>
          </table:table-cell>
          <table:table-cell table:formula="of:=MIN([.H18:.J18])" office:value-type="float" office:value="0.019047619047619" calcext:value-type="float">
            <text:p>0.019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0.73" calcext:value-type="float">
            <text:p>0.730</text:p>
          </table:table-cell>
          <table:table-cell table:style-name="ce1"/>
          <table:table-cell table:formula="of:=[.O18]*[.X$3]" office:value-type="float" office:value="43.8" calcext:value-type="float">
            <text:p>44</text:p>
          </table:table-cell>
          <table:table-cell table:formula="of:=[.Q18]/5.625" office:value-type="float" office:value="7.78666666666667" calcext:value-type="float">
            <text:p>8</text:p>
          </table:table-cell>
          <table:table-cell table:style-name="ce1"/>
          <table:table-cell table:style-name="ce27" table:formula="of:=[.A18]*4" office:value-type="float" office:value="84.8" calcext:value-type="float">
            <text:p>84.8</text:p>
          </table:table-cell>
          <table:table-cell table:style-name="ce27" table:formula="of:=[.B18]*4" office:value-type="float" office:value="63.2" calcext:value-type="float">
            <text:p>63.2</text:p>
          </table:table-cell>
          <table:table-cell table:style-name="ce27" table:formula="of:=[.C18]*4" office:value-type="float" office:value="4.8" calcext:value-type="float">
            <text:p>4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table:style-name="ce1" table:formula="of:=MAX([.A19:.C19])" office:value-type="float" office:value="23.8" calcext:value-type="float">
            <text:p>23.8</text:p>
          </table:table-cell>
          <table:table-cell table:style-name="ce1" table:formula="of:=MIN([.A19:.C19])" office:value-type="float" office:value="6" calcext:value-type="float">
            <text:p>6</text:p>
          </table:table-cell>
          <table:table-cell table:style-name="ce1"/>
          <table:table-cell table:formula="of:=[.A19]/[.X$2]" office:value-type="float" office:value="0.238095238095238" calcext:value-type="float">
            <text:p>0.238</text:p>
          </table:table-cell>
          <table:table-cell table:formula="of:=[.B19]/[.X$2]" office:value-type="float" office:value="0.0952380952380952" calcext:value-type="float">
            <text:p>0.095</text:p>
          </table:table-cell>
          <table:table-cell table:formula="of:=[.C19]/[.X$2]" office:value-type="float" office:value="0.377777777777778" calcext:value-type="float">
            <text:p>0.378</text:p>
          </table:table-cell>
          <table:table-cell/>
          <table:table-cell table:formula="of:=MAX([.H19:.J19])" office:value-type="float" office:value="0.377777777777778" calcext:value-type="float">
            <text:p>0.378</text:p>
          </table:table-cell>
          <table:table-cell table:formula="of:=MIN([.H19:.J19])" office:value-type="float" office:value="0.0952380952380952" calcext:value-type="float">
            <text:p>0.095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4.50561797752809" calcext:value-type="float">
            <text:p>4.506</text:p>
          </table:table-cell>
          <table:table-cell table:style-name="ce1"/>
          <table:table-cell table:formula="of:=[.O19]*[.X$3]" office:value-type="float" office:value="270.337078651685" calcext:value-type="float">
            <text:p>270</text:p>
          </table:table-cell>
          <table:table-cell table:formula="of:=[.Q19]/5.625" office:value-type="float" office:value="48.059925093633" calcext:value-type="float">
            <text:p>48</text:p>
          </table:table-cell>
          <table:table-cell table:style-name="ce1"/>
          <table:table-cell table:style-name="ce27" table:formula="of:=[.A19]*4" office:value-type="float" office:value="60" calcext:value-type="float">
            <text:p>60</text:p>
          </table:table-cell>
          <table:table-cell table:style-name="ce27" table:formula="of:=[.B19]*4" office:value-type="float" office:value="24" calcext:value-type="float">
            <text:p>24</text:p>
          </table:table-cell>
          <table:table-cell table:style-name="ce27" table:formula="of:=[.C19]*4" office:value-type="float" office:value="95.2" calcext:value-type="float">
            <text:p>95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0:.C20])" office:value-type="float" office:value="25.2" calcext:value-type="float">
            <text:p>25.2</text:p>
          </table:table-cell>
          <table:table-cell table:style-name="ce1" table:formula="of:=MIN([.A20:.C20])" office:value-type="float" office:value="7.8" calcext:value-type="float">
            <text:p>7.8</text:p>
          </table:table-cell>
          <table:table-cell table:style-name="ce1"/>
          <table:table-cell table:formula="of:=[.A20]/[.X$2]" office:value-type="float" office:value="0.4" calcext:value-type="float">
            <text:p>0.400</text:p>
          </table:table-cell>
          <table:table-cell table:formula="of:=[.B20]/[.X$2]" office:value-type="float" office:value="0.123809523809524" calcext:value-type="float">
            <text:p>0.124</text:p>
          </table:table-cell>
          <table:table-cell table:formula="of:=[.C20]/[.X$2]" office:value-type="float" office:value="0.19047619047619" calcext:value-type="float">
            <text:p>0.190</text:p>
          </table:table-cell>
          <table:table-cell/>
          <table:table-cell table:formula="of:=MAX([.H20:.J20])" office:value-type="float" office:value="0.4" calcext:value-type="float">
            <text:p>0.400</text:p>
          </table:table-cell>
          <table:table-cell table:formula="of:=MIN([.H20:.J20])" office:value-type="float" office:value="0.123809523809524" calcext:value-type="float">
            <text:p>0.124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5.75862068965517" calcext:value-type="float">
            <text:p>5.759</text:p>
          </table:table-cell>
          <table:table-cell table:style-name="ce1"/>
          <table:table-cell table:formula="of:=[.O20]*[.X$3]" office:value-type="float" office:value="345.51724137931" calcext:value-type="float">
            <text:p>346</text:p>
          </table:table-cell>
          <table:table-cell table:formula="of:=[.Q20]/5.625" office:value-type="float" office:value="61.4252873563218" calcext:value-type="float">
            <text:p>61</text:p>
          </table:table-cell>
          <table:table-cell table:style-name="ce1"/>
          <table:table-cell table:style-name="ce27" table:formula="of:=[.A20]*4" office:value-type="float" office:value="100.8" calcext:value-type="float">
            <text:p>100.8</text:p>
          </table:table-cell>
          <table:table-cell table:style-name="ce27" table:formula="of:=[.B20]*4" office:value-type="float" office:value="31.2" calcext:value-type="float">
            <text:p>31.2</text:p>
          </table:table-cell>
          <table:table-cell table:style-name="ce27" table:formula="of:=[.C20]*4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1" table:formula="of:=MAX([.A21:.C21])" office:value-type="float" office:value="21.8" calcext:value-type="float">
            <text:p>21.8</text:p>
          </table:table-cell>
          <table:table-cell table:style-name="ce1" table:formula="of:=MIN([.A21:.C21])" office:value-type="float" office:value="1.2" calcext:value-type="float">
            <text:p>1.2</text:p>
          </table:table-cell>
          <table:table-cell table:style-name="ce1"/>
          <table:table-cell table:formula="of:=[.A21]/[.X$2]" office:value-type="float" office:value="0.250793650793651" calcext:value-type="float">
            <text:p>0.251</text:p>
          </table:table-cell>
          <table:table-cell table:formula="of:=[.B21]/[.X$2]" office:value-type="float" office:value="0.019047619047619" calcext:value-type="float">
            <text:p>0.019</text:p>
          </table:table-cell>
          <table:table-cell table:formula="of:=[.C21]/[.X$2]" office:value-type="float" office:value="0.346031746031746" calcext:value-type="float">
            <text:p>0.346</text:p>
          </table:table-cell>
          <table:table-cell/>
          <table:table-cell table:formula="of:=MAX([.H21:.J21])" office:value-type="float" office:value="0.346031746031746" calcext:value-type="float">
            <text:p>0.346</text:p>
          </table:table-cell>
          <table:table-cell table:formula="of:=MIN([.H21:.J21])" office:value-type="float" office:value="0.019047619047619" calcext:value-type="float">
            <text:p>0.019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4.70873786407767" calcext:value-type="float">
            <text:p>4.709</text:p>
          </table:table-cell>
          <table:table-cell table:style-name="ce1"/>
          <table:table-cell table:formula="of:=[.O21]*[.X$3]" office:value-type="float" office:value="282.52427184466" calcext:value-type="float">
            <text:p>283</text:p>
          </table:table-cell>
          <table:table-cell table:formula="of:=[.Q21]/5.625" office:value-type="float" office:value="50.2265372168285" calcext:value-type="float">
            <text:p>50</text:p>
          </table:table-cell>
          <table:table-cell table:style-name="ce1"/>
          <table:table-cell table:style-name="ce27" table:formula="of:=[.A21]*4" office:value-type="float" office:value="63.2" calcext:value-type="float">
            <text:p>63.2</text:p>
          </table:table-cell>
          <table:table-cell table:style-name="ce27" table:formula="of:=[.B21]*4" office:value-type="float" office:value="4.8" calcext:value-type="float">
            <text:p>4.8</text:p>
          </table:table-cell>
          <table:table-cell table:style-name="ce27" table:formula="of:=[.C21]*4" office:value-type="float" office:value="87.2" calcext:value-type="float">
            <text:p>87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MAX([.A22:.C22])" office:value-type="float" office:value="23.8" calcext:value-type="float">
            <text:p>23.8</text:p>
          </table:table-cell>
          <table:table-cell table:style-name="ce1" table:formula="of:=MIN([.A22:.C22])" office:value-type="float" office:value="6" calcext:value-type="float">
            <text:p>6</text:p>
          </table:table-cell>
          <table:table-cell table:style-name="ce1"/>
          <table:table-cell table:formula="of:=[.A22]/[.X$2]" office:value-type="float" office:value="0.0952380952380952" calcext:value-type="float">
            <text:p>0.095</text:p>
          </table:table-cell>
          <table:table-cell table:formula="of:=[.B22]/[.X$2]" office:value-type="float" office:value="0.377777777777778" calcext:value-type="float">
            <text:p>0.378</text:p>
          </table:table-cell>
          <table:table-cell table:formula="of:=[.C22]/[.X$2]" office:value-type="float" office:value="0.238095238095238" calcext:value-type="float">
            <text:p>0.238</text:p>
          </table:table-cell>
          <table:table-cell/>
          <table:table-cell table:formula="of:=MAX([.H22:.J22])" office:value-type="float" office:value="0.377777777777778" calcext:value-type="float">
            <text:p>0.378</text:p>
          </table:table-cell>
          <table:table-cell table:formula="of:=MIN([.H22:.J22])" office:value-type="float" office:value="0.0952380952380952" calcext:value-type="float">
            <text:p>0.095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2.50561797752809" calcext:value-type="float">
            <text:p>2.506</text:p>
          </table:table-cell>
          <table:table-cell table:style-name="ce1"/>
          <table:table-cell table:formula="of:=[.O22]*[.X$3]" office:value-type="float" office:value="150.337078651685" calcext:value-type="float">
            <text:p>150</text:p>
          </table:table-cell>
          <table:table-cell table:formula="of:=[.Q22]/5.625" office:value-type="float" office:value="26.7265917602996" calcext:value-type="float">
            <text:p>27</text:p>
          </table:table-cell>
          <table:table-cell table:style-name="ce1"/>
          <table:table-cell table:style-name="ce27" table:formula="of:=[.A22]*4" office:value-type="float" office:value="24" calcext:value-type="float">
            <text:p>24</text:p>
          </table:table-cell>
          <table:table-cell table:style-name="ce27" table:formula="of:=[.B22]*4" office:value-type="float" office:value="95.2" calcext:value-type="float">
            <text:p>95.2</text:p>
          </table:table-cell>
          <table:table-cell table:style-name="ce27" table:formula="of:=[.C22]*4" office:value-type="float" office:value="60" calcext:value-type="float">
            <text:p>6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1" table:formula="of:=MAX([.A23:.C23])" office:value-type="float" office:value="25.2" calcext:value-type="float">
            <text:p>25.2</text:p>
          </table:table-cell>
          <table:table-cell table:style-name="ce1" table:formula="of:=MIN([.A23:.C23])" office:value-type="float" office:value="7.8" calcext:value-type="float">
            <text:p>7.8</text:p>
          </table:table-cell>
          <table:table-cell table:style-name="ce1"/>
          <table:table-cell table:formula="of:=[.A23]/[.X$2]" office:value-type="float" office:value="0.123809523809524" calcext:value-type="float">
            <text:p>0.124</text:p>
          </table:table-cell>
          <table:table-cell table:formula="of:=[.B23]/[.X$2]" office:value-type="float" office:value="0.19047619047619" calcext:value-type="float">
            <text:p>0.190</text:p>
          </table:table-cell>
          <table:table-cell table:formula="of:=[.C23]/[.X$2]" office:value-type="float" office:value="0.4" calcext:value-type="float">
            <text:p>0.400</text:p>
          </table:table-cell>
          <table:table-cell/>
          <table:table-cell table:formula="of:=MAX([.H23:.J23])" office:value-type="float" office:value="0.4" calcext:value-type="float">
            <text:p>0.400</text:p>
          </table:table-cell>
          <table:table-cell table:formula="of:=MIN([.H23:.J23])" office:value-type="float" office:value="0.123809523809524" calcext:value-type="float">
            <text:p>0.124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3.75862068965517" calcext:value-type="float">
            <text:p>3.759</text:p>
          </table:table-cell>
          <table:table-cell table:style-name="ce1"/>
          <table:table-cell table:formula="of:=[.O23]*[.X$3]" office:value-type="float" office:value="225.51724137931" calcext:value-type="float">
            <text:p>226</text:p>
          </table:table-cell>
          <table:table-cell table:formula="of:=[.Q23]/5.625" office:value-type="float" office:value="40.0919540229885" calcext:value-type="float">
            <text:p>40</text:p>
          </table:table-cell>
          <table:table-cell table:style-name="ce1"/>
          <table:table-cell table:style-name="ce27" table:formula="of:=[.A23]*4" office:value-type="float" office:value="31.2" calcext:value-type="float">
            <text:p>31.2</text:p>
          </table:table-cell>
          <table:table-cell table:style-name="ce27" table:formula="of:=[.B23]*4" office:value-type="float" office:value="48" calcext:value-type="float">
            <text:p>48</text:p>
          </table:table-cell>
          <table:table-cell table:style-name="ce27" table:formula="of:=[.C23]*4" office:value-type="float" office:value="100.8" calcext:value-type="float">
            <text:p>100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1" table:formula="of:=MAX([.A24:.C24])" office:value-type="float" office:value="21.8" calcext:value-type="float">
            <text:p>21.8</text:p>
          </table:table-cell>
          <table:table-cell table:style-name="ce1" table:formula="of:=MIN([.A24:.C24])" office:value-type="float" office:value="1.2" calcext:value-type="float">
            <text:p>1.2</text:p>
          </table:table-cell>
          <table:table-cell table:style-name="ce1"/>
          <table:table-cell table:formula="of:=[.A24]/[.X$2]" office:value-type="float" office:value="0.019047619047619" calcext:value-type="float">
            <text:p>0.019</text:p>
          </table:table-cell>
          <table:table-cell table:style-name="ce22" table:formula="of:=[.B24]/[.X$2]" office:value-type="float" office:value="0.346031746031746" calcext:value-type="float">
            <text:p>0.346</text:p>
          </table:table-cell>
          <table:table-cell table:formula="of:=[.C24]/[.X$2]" office:value-type="float" office:value="0.250793650793651" calcext:value-type="float">
            <text:p>0.251</text:p>
          </table:table-cell>
          <table:table-cell/>
          <table:table-cell table:formula="of:=MAX([.H24:.J24])" office:value-type="float" office:value="0.346031746031746" calcext:value-type="float">
            <text:p>0.346</text:p>
          </table:table-cell>
          <table:table-cell table:formula="of:=MIN([.H24:.J24])" office:value-type="float" office:value="0.019047619047619" calcext:value-type="float">
            <text:p>0.019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2.70873786407767" calcext:value-type="float">
            <text:p>2.709</text:p>
          </table:table-cell>
          <table:table-cell table:style-name="ce1"/>
          <table:table-cell table:formula="of:=[.O24]*[.X$3]" office:value-type="float" office:value="162.52427184466" calcext:value-type="float">
            <text:p>163</text:p>
          </table:table-cell>
          <table:table-cell table:formula="of:=[.Q24]/5.625" office:value-type="float" office:value="28.8932038834951" calcext:value-type="float">
            <text:p>29</text:p>
          </table:table-cell>
          <table:table-cell table:style-name="ce1"/>
          <table:table-cell table:style-name="ce27" table:formula="of:=[.A24]*4" office:value-type="float" office:value="4.8" calcext:value-type="float">
            <text:p>4.8</text:p>
          </table:table-cell>
          <table:table-cell table:style-name="ce27" table:formula="of:=[.B24]*4" office:value-type="float" office:value="87.2" calcext:value-type="float">
            <text:p>87.2</text:p>
          </table:table-cell>
          <table:table-cell table:style-name="ce27" table:formula="of:=[.C24]*4" office:value-type="float" office:value="63.2" calcext:value-type="float">
            <text:p>63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MAX([.A25:.C25])" office:value-type="float" office:value="21.8" calcext:value-type="float">
            <text:p>21.8</text:p>
          </table:table-cell>
          <table:table-cell table:style-name="ce1" table:formula="of:=MIN([.A25:.C25])" office:value-type="float" office:value="6" calcext:value-type="float">
            <text:p>6</text:p>
          </table:table-cell>
          <table:table-cell table:style-name="ce1"/>
          <table:table-cell table:formula="of:=[.A25]/[.X$2]" office:value-type="float" office:value="0.346031746031746" calcext:value-type="float">
            <text:p>0.346</text:p>
          </table:table-cell>
          <table:table-cell table:formula="of:=[.B25]/[.X$2]" office:value-type="float" office:value="0.238095238095238" calcext:value-type="float">
            <text:p>0.238</text:p>
          </table:table-cell>
          <table:table-cell table:formula="of:=[.C25]/[.X$2]" office:value-type="float" office:value="0.0952380952380952" calcext:value-type="float">
            <text:p>0.095</text:p>
          </table:table-cell>
          <table:table-cell/>
          <table:table-cell table:formula="of:=MAX([.H25:.J25])" office:value-type="float" office:value="0.346031746031746" calcext:value-type="float">
            <text:p>0.346</text:p>
          </table:table-cell>
          <table:table-cell table:formula="of:=MIN([.H25:.J25])" office:value-type="float" office:value="0.0952380952380952" calcext:value-type="float">
            <text:p>0.095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0.569620253164557" calcext:value-type="float">
            <text:p>0.570</text:p>
          </table:table-cell>
          <table:table-cell table:style-name="ce1"/>
          <table:table-cell table:formula="of:=[.O25]*[.X$3]" office:value-type="float" office:value="34.1772151898734" calcext:value-type="float">
            <text:p>34</text:p>
          </table:table-cell>
          <table:table-cell table:formula="of:=[.Q25]/5.625" office:value-type="float" office:value="6.07594936708861" calcext:value-type="float">
            <text:p>6</text:p>
          </table:table-cell>
          <table:table-cell table:style-name="ce1"/>
          <table:table-cell table:style-name="ce27" table:formula="of:=[.A25]*4" office:value-type="float" office:value="87.2" calcext:value-type="float">
            <text:p>87.2</text:p>
          </table:table-cell>
          <table:table-cell table:style-name="ce27" table:formula="of:=[.B25]*4" office:value-type="float" office:value="60" calcext:value-type="float">
            <text:p>60</text:p>
          </table:table-cell>
          <table:table-cell table:style-name="ce27" table:formula="of:=[.C25]*4" office:value-type="float" office:value="24" calcext:value-type="float">
            <text:p>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1" table:formula="of:=MAX([.A26:.C26])" office:value-type="float" office:value="25.2" calcext:value-type="float">
            <text:p>25.2</text:p>
          </table:table-cell>
          <table:table-cell table:style-name="ce1" table:formula="of:=MIN([.A26:.C26])" office:value-type="float" office:value="12" calcext:value-type="float">
            <text:p>12</text:p>
          </table:table-cell>
          <table:table-cell table:style-name="ce1"/>
          <table:table-cell table:formula="of:=[.A26]/[.X$2]" office:value-type="float" office:value="0.19047619047619" calcext:value-type="float">
            <text:p>0.190</text:p>
          </table:table-cell>
          <table:table-cell table:formula="of:=[.B26]/[.X$2]" office:value-type="float" office:value="0.4" calcext:value-type="float">
            <text:p>0.400</text:p>
          </table:table-cell>
          <table:table-cell table:formula="of:=[.C26]/[.X$2]" office:value-type="float" office:value="0.250793650793651" calcext:value-type="float">
            <text:p>0.251</text:p>
          </table:table-cell>
          <table:table-cell/>
          <table:table-cell table:formula="of:=MAX([.H26:.J26])" office:value-type="float" office:value="0.4" calcext:value-type="float">
            <text:p>0.400</text:p>
          </table:table-cell>
          <table:table-cell table:formula="of:=MIN([.H26:.J26])" office:value-type="float" office:value="0.19047619047619" calcext:value-type="float">
            <text:p>0.190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2.28787878787879" calcext:value-type="float">
            <text:p>2.288</text:p>
          </table:table-cell>
          <table:table-cell table:style-name="ce1"/>
          <table:table-cell table:formula="of:=[.O26]*[.X$3]" office:value-type="float" office:value="137.272727272727" calcext:value-type="float">
            <text:p>137</text:p>
          </table:table-cell>
          <table:table-cell table:formula="of:=[.Q26]/5.625" office:value-type="float" office:value="24.4040404040404" calcext:value-type="float">
            <text:p>24</text:p>
          </table:table-cell>
          <table:table-cell table:style-name="ce1"/>
          <table:table-cell table:style-name="ce27" table:formula="of:=[.A26]*4" office:value-type="float" office:value="48" calcext:value-type="float">
            <text:p>48</text:p>
          </table:table-cell>
          <table:table-cell table:style-name="ce27" table:formula="of:=[.B26]*4" office:value-type="float" office:value="100.8" calcext:value-type="float">
            <text:p>100.8</text:p>
          </table:table-cell>
          <table:table-cell table:style-name="ce27" table:formula="of:=[.C26]*4" office:value-type="float" office:value="63.2" calcext:value-type="float">
            <text:p>63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5.8" calcext:value-type="float">
            <text:p>15.8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" table:formula="of:=MAX([.A27:.C27])" office:value-type="float" office:value="21.2" calcext:value-type="float">
            <text:p>21.2</text:p>
          </table:table-cell>
          <table:table-cell table:style-name="ce1" table:formula="of:=MIN([.A27:.C27])" office:value-type="float" office:value="1.2" calcext:value-type="float">
            <text:p>1.2</text:p>
          </table:table-cell>
          <table:table-cell table:style-name="ce1"/>
          <table:table-cell table:formula="of:=[.A27]/[.X$2]" office:value-type="float" office:value="0.336507936507937" calcext:value-type="float">
            <text:p>0.337</text:p>
          </table:table-cell>
          <table:table-cell table:formula="of:=[.B27]/[.X$2]" office:value-type="float" office:value="0.250793650793651" calcext:value-type="float">
            <text:p>0.251</text:p>
          </table:table-cell>
          <table:table-cell table:formula="of:=[.C27]/[.X$2]" office:value-type="float" office:value="0.019047619047619" calcext:value-type="float">
            <text:p>0.019</text:p>
          </table:table-cell>
          <table:table-cell/>
          <table:table-cell table:formula="of:=MAX([.H27:.J27])" office:value-type="float" office:value="0.336507936507937" calcext:value-type="float">
            <text:p>0.337</text:p>
          </table:table-cell>
          <table:table-cell table:formula="of:=MIN([.H27:.J27])" office:value-type="float" office:value="0.019047619047619" calcext:value-type="float">
            <text:p>0.019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float" office:value="0.73" calcext:value-type="float">
            <text:p>0.730</text:p>
          </table:table-cell>
          <table:table-cell table:style-name="ce1"/>
          <table:table-cell table:formula="of:=[.O27]*[.X$3]" office:value-type="float" office:value="43.8" calcext:value-type="float">
            <text:p>44</text:p>
          </table:table-cell>
          <table:table-cell table:formula="of:=[.Q27]/5.625" office:value-type="float" office:value="7.78666666666667" calcext:value-type="float">
            <text:p>8</text:p>
          </table:table-cell>
          <table:table-cell table:style-name="ce1"/>
          <table:table-cell table:style-name="ce27" table:formula="of:=[.A27]*4" office:value-type="float" office:value="84.8" calcext:value-type="float">
            <text:p>84.8</text:p>
          </table:table-cell>
          <table:table-cell table:style-name="ce27" table:formula="of:=[.B27]*4" office:value-type="float" office:value="63.2" calcext:value-type="float">
            <text:p>63.2</text:p>
          </table:table-cell>
          <table:table-cell table:style-name="ce27" table:formula="of:=[.C27]*4" office:value-type="float" office:value="4.8" calcext:value-type="float">
            <text:p>4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3.8" calcext:value-type="float">
            <text:p>23.8</text:p>
          </table:table-cell>
          <table:table-cell table:style-name="ce17"/>
          <table:table-cell table:style-name="ce19" table:formula="of:=MAX([.A28:.C28])" office:value-type="float" office:value="23.8" calcext:value-type="float">
            <text:p>23.8</text:p>
          </table:table-cell>
          <table:table-cell table:style-name="ce19" table:formula="of:=MIN([.A28:.C28])" office:value-type="float" office:value="6" calcext:value-type="float">
            <text:p>6</text:p>
          </table:table-cell>
          <table:table-cell table:style-name="ce19"/>
          <table:table-cell table:style-name="ce21" table:formula="of:=[.A28]/[.X$2]" office:value-type="float" office:value="0.238095238095238" calcext:value-type="float">
            <text:p>0.238</text:p>
          </table:table-cell>
          <table:table-cell table:style-name="ce21" table:formula="of:=[.B28]/[.X$2]" office:value-type="float" office:value="0.0952380952380952" calcext:value-type="float">
            <text:p>0.095</text:p>
          </table:table-cell>
          <table:table-cell table:style-name="ce21" table:formula="of:=[.C28]/[.X$2]" office:value-type="float" office:value="0.377777777777778" calcext:value-type="float">
            <text:p>0.378</text:p>
          </table:table-cell>
          <table:table-cell table:style-name="ce21"/>
          <table:table-cell table:style-name="ce21" table:formula="of:=MAX([.H28:.J28])" office:value-type="float" office:value="0.377777777777778" calcext:value-type="float">
            <text:p>0.378</text:p>
          </table:table-cell>
          <table:table-cell table:style-name="ce21" table:formula="of:=MIN([.H28:.J28])" office:value-type="float" office:value="0.0952380952380952" calcext:value-type="float">
            <text:p>0.095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50561797752809" calcext:value-type="float">
            <text:p>4.506</text:p>
          </table:table-cell>
          <table:table-cell table:style-name="ce19"/>
          <table:table-cell table:style-name="ce31" table:formula="of:=[.O28]*[.X$3]" office:value-type="float" office:value="270.337078651685" calcext:value-type="float">
            <text:p>270</text:p>
          </table:table-cell>
          <table:table-cell table:style-name="ce31" table:formula="of:=[.Q28]/5.625" office:value-type="float" office:value="48.059925093633" calcext:value-type="float">
            <text:p>48</text:p>
          </table:table-cell>
          <table:table-cell table:style-name="ce19"/>
          <table:table-cell table:style-name="ce17" table:formula="of:=[.A28]*4" office:value-type="float" office:value="60" calcext:value-type="float">
            <text:p>60</text:p>
          </table:table-cell>
          <table:table-cell table:style-name="ce17" table:formula="of:=[.B28]*4" office:value-type="float" office:value="24" calcext:value-type="float">
            <text:p>24</text:p>
          </table:table-cell>
          <table:table-cell table:style-name="ce17" table:formula="of:=[.C28]*4" office:value-type="float" office:value="95.2" calcext:value-type="float">
            <text:p>95.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9:.C29])" office:value-type="float" office:value="25.2" calcext:value-type="float">
            <text:p>25.2</text:p>
          </table:table-cell>
          <table:table-cell table:style-name="ce1" table:formula="of:=MIN([.A29:.C29])" office:value-type="float" office:value="7.8" calcext:value-type="float">
            <text:p>7.8</text:p>
          </table:table-cell>
          <table:table-cell table:style-name="ce1"/>
          <table:table-cell table:formula="of:=[.A29]/[.X$2]" office:value-type="float" office:value="0.4" calcext:value-type="float">
            <text:p>0.400</text:p>
          </table:table-cell>
          <table:table-cell table:formula="of:=[.B29]/[.X$2]" office:value-type="float" office:value="0.123809523809524" calcext:value-type="float">
            <text:p>0.124</text:p>
          </table:table-cell>
          <table:table-cell table:formula="of:=[.C29]/[.X$2]" office:value-type="float" office:value="0.19047619047619" calcext:value-type="float">
            <text:p>0.190</text:p>
          </table:table-cell>
          <table:table-cell/>
          <table:table-cell table:formula="of:=MAX([.H29:.J29])" office:value-type="float" office:value="0.4" calcext:value-type="float">
            <text:p>0.400</text:p>
          </table:table-cell>
          <table:table-cell table:formula="of:=MIN([.H29:.J29])" office:value-type="float" office:value="0.123809523809524" calcext:value-type="float">
            <text:p>0.124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5.75862068965517" calcext:value-type="float">
            <text:p>5.759</text:p>
          </table:table-cell>
          <table:table-cell table:style-name="ce1"/>
          <table:table-cell table:formula="of:=[.O29]*[.X$3]" office:value-type="float" office:value="345.51724137931" calcext:value-type="float">
            <text:p>346</text:p>
          </table:table-cell>
          <table:table-cell table:formula="of:=[.Q29]/5.625" office:value-type="float" office:value="61.4252873563218" calcext:value-type="float">
            <text:p>61</text:p>
          </table:table-cell>
          <table:table-cell table:style-name="ce1"/>
          <table:table-cell table:style-name="ce27" table:formula="of:=[.A29]*4" office:value-type="float" office:value="100.8" calcext:value-type="float">
            <text:p>100.8</text:p>
          </table:table-cell>
          <table:table-cell table:style-name="ce27" table:formula="of:=[.B29]*4" office:value-type="float" office:value="31.2" calcext:value-type="float">
            <text:p>31.2</text:p>
          </table:table-cell>
          <table:table-cell table:style-name="ce27" table:formula="of:=[.C29]*4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1" table:formula="of:=MAX([.A30:.C30])" office:value-type="float" office:value="21.8" calcext:value-type="float">
            <text:p>21.8</text:p>
          </table:table-cell>
          <table:table-cell table:style-name="ce1" table:formula="of:=MIN([.A30:.C30])" office:value-type="float" office:value="1.2" calcext:value-type="float">
            <text:p>1.2</text:p>
          </table:table-cell>
          <table:table-cell table:style-name="ce1"/>
          <table:table-cell table:formula="of:=[.A30]/[.X$2]" office:value-type="float" office:value="0.250793650793651" calcext:value-type="float">
            <text:p>0.251</text:p>
          </table:table-cell>
          <table:table-cell table:formula="of:=[.B30]/[.X$2]" office:value-type="float" office:value="0.019047619047619" calcext:value-type="float">
            <text:p>0.019</text:p>
          </table:table-cell>
          <table:table-cell table:formula="of:=[.C30]/[.X$2]" office:value-type="float" office:value="0.346031746031746" calcext:value-type="float">
            <text:p>0.346</text:p>
          </table:table-cell>
          <table:table-cell/>
          <table:table-cell table:formula="of:=MAX([.H30:.J30])" office:value-type="float" office:value="0.346031746031746" calcext:value-type="float">
            <text:p>0.346</text:p>
          </table:table-cell>
          <table:table-cell table:formula="of:=MIN([.H30:.J30])" office:value-type="float" office:value="0.019047619047619" calcext:value-type="float">
            <text:p>0.019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4.70873786407767" calcext:value-type="float">
            <text:p>4.709</text:p>
          </table:table-cell>
          <table:table-cell table:style-name="ce1"/>
          <table:table-cell table:formula="of:=[.O30]*[.X$3]" office:value-type="float" office:value="282.52427184466" calcext:value-type="float">
            <text:p>283</text:p>
          </table:table-cell>
          <table:table-cell table:formula="of:=[.Q30]/5.625" office:value-type="float" office:value="50.2265372168285" calcext:value-type="float">
            <text:p>50</text:p>
          </table:table-cell>
          <table:table-cell table:style-name="ce1"/>
          <table:table-cell table:style-name="ce27" table:formula="of:=[.A30]*4" office:value-type="float" office:value="63.2" calcext:value-type="float">
            <text:p>63.2</text:p>
          </table:table-cell>
          <table:table-cell table:style-name="ce27" table:formula="of:=[.B30]*4" office:value-type="float" office:value="4.8" calcext:value-type="float">
            <text:p>4.8</text:p>
          </table:table-cell>
          <table:table-cell table:style-name="ce27" table:formula="of:=[.C30]*4" office:value-type="float" office:value="87.2" calcext:value-type="float">
            <text:p>87.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MAX([.A31:.C31])" office:value-type="float" office:value="23.8" calcext:value-type="float">
            <text:p>23.8</text:p>
          </table:table-cell>
          <table:table-cell table:style-name="ce1" table:formula="of:=MIN([.A31:.C31])" office:value-type="float" office:value="6" calcext:value-type="float">
            <text:p>6</text:p>
          </table:table-cell>
          <table:table-cell table:style-name="ce1"/>
          <table:table-cell table:formula="of:=[.A31]/[.X$2]" office:value-type="float" office:value="0.0952380952380952" calcext:value-type="float">
            <text:p>0.095</text:p>
          </table:table-cell>
          <table:table-cell table:formula="of:=[.B31]/[.X$2]" office:value-type="float" office:value="0.377777777777778" calcext:value-type="float">
            <text:p>0.378</text:p>
          </table:table-cell>
          <table:table-cell table:formula="of:=[.C31]/[.X$2]" office:value-type="float" office:value="0.238095238095238" calcext:value-type="float">
            <text:p>0.238</text:p>
          </table:table-cell>
          <table:table-cell/>
          <table:table-cell table:formula="of:=MAX([.H31:.J31])" office:value-type="float" office:value="0.377777777777778" calcext:value-type="float">
            <text:p>0.378</text:p>
          </table:table-cell>
          <table:table-cell table:formula="of:=MIN([.H31:.J31])" office:value-type="float" office:value="0.0952380952380952" calcext:value-type="float">
            <text:p>0.095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50561797752809" calcext:value-type="float">
            <text:p>2.506</text:p>
          </table:table-cell>
          <table:table-cell table:style-name="ce1"/>
          <table:table-cell table:formula="of:=[.O31]*[.X$3]" office:value-type="float" office:value="150.337078651685" calcext:value-type="float">
            <text:p>150</text:p>
          </table:table-cell>
          <table:table-cell table:formula="of:=[.Q31]/5.625" office:value-type="float" office:value="26.7265917602996" calcext:value-type="float">
            <text:p>27</text:p>
          </table:table-cell>
          <table:table-cell table:style-name="ce1"/>
          <table:table-cell table:style-name="ce27" table:formula="of:=[.A31]*4" office:value-type="float" office:value="24" calcext:value-type="float">
            <text:p>24</text:p>
          </table:table-cell>
          <table:table-cell table:style-name="ce27" table:formula="of:=[.B31]*4" office:value-type="float" office:value="95.2" calcext:value-type="float">
            <text:p>95.2</text:p>
          </table:table-cell>
          <table:table-cell table:style-name="ce27" table:formula="of:=[.C31]*4" office:value-type="float" office:value="60" calcext:value-type="float">
            <text:p>6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1" table:formula="of:=MAX([.A32:.C32])" office:value-type="float" office:value="25.2" calcext:value-type="float">
            <text:p>25.2</text:p>
          </table:table-cell>
          <table:table-cell table:style-name="ce1" table:formula="of:=MIN([.A32:.C32])" office:value-type="float" office:value="7.8" calcext:value-type="float">
            <text:p>7.8</text:p>
          </table:table-cell>
          <table:table-cell table:style-name="ce1"/>
          <table:table-cell table:formula="of:=[.A32]/[.X$2]" office:value-type="float" office:value="0.123809523809524" calcext:value-type="float">
            <text:p>0.124</text:p>
          </table:table-cell>
          <table:table-cell table:formula="of:=[.B32]/[.X$2]" office:value-type="float" office:value="0.19047619047619" calcext:value-type="float">
            <text:p>0.190</text:p>
          </table:table-cell>
          <table:table-cell table:formula="of:=[.C32]/[.X$2]" office:value-type="float" office:value="0.4" calcext:value-type="float">
            <text:p>0.400</text:p>
          </table:table-cell>
          <table:table-cell/>
          <table:table-cell table:formula="of:=MAX([.H32:.J32])" office:value-type="float" office:value="0.4" calcext:value-type="float">
            <text:p>0.400</text:p>
          </table:table-cell>
          <table:table-cell table:formula="of:=MIN([.H32:.J32])" office:value-type="float" office:value="0.123809523809524" calcext:value-type="float">
            <text:p>0.124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3.75862068965517" calcext:value-type="float">
            <text:p>3.759</text:p>
          </table:table-cell>
          <table:table-cell table:style-name="ce1"/>
          <table:table-cell table:formula="of:=[.O32]*[.X$3]" office:value-type="float" office:value="225.51724137931" calcext:value-type="float">
            <text:p>226</text:p>
          </table:table-cell>
          <table:table-cell table:formula="of:=[.Q32]/5.625" office:value-type="float" office:value="40.0919540229885" calcext:value-type="float">
            <text:p>40</text:p>
          </table:table-cell>
          <table:table-cell table:style-name="ce1"/>
          <table:table-cell table:style-name="ce27" table:formula="of:=[.A32]*4" office:value-type="float" office:value="31.2" calcext:value-type="float">
            <text:p>31.2</text:p>
          </table:table-cell>
          <table:table-cell table:style-name="ce27" table:formula="of:=[.B32]*4" office:value-type="float" office:value="48" calcext:value-type="float">
            <text:p>48</text:p>
          </table:table-cell>
          <table:table-cell table:style-name="ce27" table:formula="of:=[.C32]*4" office:value-type="float" office:value="100.8" calcext:value-type="float">
            <text:p>100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21.8" calcext:value-type="float">
            <text:p>21.8</text:p>
          </table:table-cell>
          <table:table-cell table:style-name="ce17" office:value-type="float" office:value="15.8" calcext:value-type="float">
            <text:p>15.8</text:p>
          </table:table-cell>
          <table:table-cell table:style-name="ce17"/>
          <table:table-cell table:style-name="ce19" table:formula="of:=MAX([.A33:.C33])" office:value-type="float" office:value="21.8" calcext:value-type="float">
            <text:p>21.8</text:p>
          </table:table-cell>
          <table:table-cell table:style-name="ce19" table:formula="of:=MIN([.A33:.C33])" office:value-type="float" office:value="1.2" calcext:value-type="float">
            <text:p>1.2</text:p>
          </table:table-cell>
          <table:table-cell table:style-name="ce19"/>
          <table:table-cell table:style-name="ce21" table:formula="of:=[.A33]/[.X$2]" office:value-type="float" office:value="0.019047619047619" calcext:value-type="float">
            <text:p>0.019</text:p>
          </table:table-cell>
          <table:table-cell table:style-name="ce21" table:formula="of:=[.B33]/[.X$2]" office:value-type="float" office:value="0.346031746031746" calcext:value-type="float">
            <text:p>0.346</text:p>
          </table:table-cell>
          <table:table-cell table:style-name="ce21" table:formula="of:=[.C33]/[.X$2]" office:value-type="float" office:value="0.250793650793651" calcext:value-type="float">
            <text:p>0.251</text:p>
          </table:table-cell>
          <table:table-cell table:style-name="ce21"/>
          <table:table-cell table:style-name="ce21" table:formula="of:=MAX([.H33:.J33])" office:value-type="float" office:value="0.346031746031746" calcext:value-type="float">
            <text:p>0.346</text:p>
          </table:table-cell>
          <table:table-cell table:style-name="ce21" table:formula="of:=MIN([.H33:.J33])" office:value-type="float" office:value="0.019047619047619" calcext:value-type="float">
            <text:p>0.019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2.70873786407767" calcext:value-type="float">
            <text:p>2.709</text:p>
          </table:table-cell>
          <table:table-cell table:style-name="ce19"/>
          <table:table-cell table:style-name="ce31" table:formula="of:=[.O33]*[.X$3]" office:value-type="float" office:value="162.52427184466" calcext:value-type="float">
            <text:p>163</text:p>
          </table:table-cell>
          <table:table-cell table:style-name="ce31" table:formula="of:=[.Q33]/5.625" office:value-type="float" office:value="28.8932038834951" calcext:value-type="float">
            <text:p>29</text:p>
          </table:table-cell>
          <table:table-cell table:style-name="ce19"/>
          <table:table-cell table:style-name="ce17" table:formula="of:=[.A33]*4" office:value-type="float" office:value="4.8" calcext:value-type="float">
            <text:p>4.8</text:p>
          </table:table-cell>
          <table:table-cell table:style-name="ce17" table:formula="of:=[.B33]*4" office:value-type="float" office:value="87.2" calcext:value-type="float">
            <text:p>87.2</text:p>
          </table:table-cell>
          <table:table-cell table:style-name="ce17" table:formula="of:=[.C33]*4" office:value-type="float" office:value="63.2" calcext:value-type="float">
            <text:p>63.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style-name="ce14" table:formula="of:=MAX([.A34:.C34])" office:value-type="float" office:value="63" calcext:value-type="float">
            <text:p>63</text:p>
          </table:table-cell>
          <table:table-cell table:style-name="ce14" table:formula="of:=MIN([.A34:.C34])" office:value-type="float" office:value="0" calcext:value-type="float">
            <text:p>0</text:p>
          </table:table-cell>
          <table:table-cell table:style-name="ce14"/>
          <table:table-cell table:style-name="ce15" table:formula="of:=[.A34]/[.X$2]" office:value-type="float" office:value="1" calcext:value-type="float">
            <text:p>1.000</text:p>
          </table:table-cell>
          <table:table-cell table:style-name="ce15" table:formula="of:=[.B34]/[.X$2]" office:value-type="float" office:value="0" calcext:value-type="float">
            <text:p>0.000</text:p>
          </table:table-cell>
          <table:table-cell table:style-name="ce15" table:formula="of:=[.C34]/[.X$2]" office:value-type="float" office:value="0" calcext:value-type="float">
            <text:p>0.000</text:p>
          </table:table-cell>
          <table:table-cell table:style-name="ce15"/>
          <table:table-cell table:style-name="ce15" table:formula="of:=MAX([.H34:.J34])" office:value-type="float" office:value="1" calcext:value-type="float">
            <text:p>1.000</text:p>
          </table:table-cell>
          <table:table-cell table:style-name="ce15" table:formula="of:=MIN([.H34:.J34])" office:value-type="float" office:value="0" calcext:value-type="float">
            <text:p>0.000</text:p>
          </table:table-cell>
          <table:table-cell table:style-name="ce15"/>
          <table:table-cell table:style-name="ce15" table:formula="of:=IF([.H34]=[.L34];MOD(([.I34]-[.J34])/([.L34]-[.M34]);[.X$4]);IF([.I34]=[.L34];[.X$5]+(([.J34]-[.H34])/([.L34]-[.M34]));IF([.J34]=[.L34];[.X$6]+(([.H34]-[.I34])/([.L34]-[.M34]));&quot;&quot;)))" office:value-type="float" office:value="0" calcext:value-type="float">
            <text:p>0.000</text:p>
          </table:table-cell>
          <table:table-cell table:style-name="ce14"/>
          <table:table-cell table:style-name="ce34" table:formula="of:=[.O34]*[.X$3]" office:value-type="float" office:value="0" calcext:value-type="float">
            <text:p>0</text:p>
          </table:table-cell>
          <table:table-cell table:style-name="ce34" table:formula="of:=[.Q34]/5.625" office:value-type="float" office:value="0" calcext:value-type="float">
            <text:p>0</text:p>
          </table:table-cell>
          <table:table-cell table:style-name="ce14"/>
          <table:table-cell table:style-name="ce13" table:formula="of:=[.A34]*4" office:value-type="float" office:value="252" calcext:value-type="float">
            <text:p>252</text:p>
          </table:table-cell>
          <table:table-cell table:style-name="ce13" table:formula="of:=[.B34]*4" office:value-type="float" office:value="0" calcext:value-type="float">
            <text:p>0</text:p>
          </table:table-cell>
          <table:table-cell table:style-name="ce13" table:formula="of:=[.C34]*4" office:value-type="float" office:value="0" calcext:value-type="float">
            <text:p>0</text:p>
          </table:table-cell>
          <table:table-cell table:style-name="ce13" table:number-columns-repeated="163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.2" calcext:value-type="float">
            <text:p>60.2</text:p>
          </table:table-cell>
          <table:table-cell/>
          <table:table-cell table:style-name="ce1" table:formula="of:=MAX([.A35:.C35])" office:value-type="float" office:value="60.2" calcext:value-type="float">
            <text:p>60.2</text:p>
          </table:table-cell>
          <table:table-cell table:style-name="ce1" table:formula="of:=MIN([.A35:.C35])" office:value-type="float" office:value="2" calcext:value-type="float">
            <text:p>2</text:p>
          </table:table-cell>
          <table:table-cell table:style-name="ce1"/>
          <table:table-cell table:formula="of:=[.A35]/[.X$2]" office:value-type="float" office:value="0.0317460317460317" calcext:value-type="float">
            <text:p>0.032</text:p>
          </table:table-cell>
          <table:table-cell table:formula="of:=[.B35]/[.X$2]" office:value-type="float" office:value="0.0476190476190476" calcext:value-type="float">
            <text:p>0.048</text:p>
          </table:table-cell>
          <table:table-cell table:formula="of:=[.C35]/[.X$2]" office:value-type="float" office:value="0.955555555555556" calcext:value-type="float">
            <text:p>0.956</text:p>
          </table:table-cell>
          <table:table-cell/>
          <table:table-cell table:formula="of:=MAX([.H35:.J35])" office:value-type="float" office:value="0.955555555555556" calcext:value-type="float">
            <text:p>0.956</text:p>
          </table:table-cell>
          <table:table-cell table:formula="of:=MIN([.H35:.J35])" office:value-type="float" office:value="0.0317460317460317" calcext:value-type="float">
            <text:p>0.032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3.98281786941581" calcext:value-type="float">
            <text:p>3.983</text:p>
          </table:table-cell>
          <table:table-cell table:style-name="ce1"/>
          <table:table-cell table:formula="of:=[.O35]*[.X$3]" office:value-type="float" office:value="238.969072164948" calcext:value-type="float">
            <text:p>239</text:p>
          </table:table-cell>
          <table:table-cell table:formula="of:=[.Q35]/5.625" office:value-type="float" office:value="42.4833906071019" calcext:value-type="float">
            <text:p>42</text:p>
          </table:table-cell>
          <table:table-cell table:style-name="ce1"/>
          <table:table-cell table:style-name="ce27" table:formula="of:=[.A35]*4" office:value-type="float" office:value="8" calcext:value-type="float">
            <text:p>8</text:p>
          </table:table-cell>
          <table:table-cell table:style-name="ce27" table:formula="of:=[.B35]*4" office:value-type="float" office:value="12" calcext:value-type="float">
            <text:p>12</text:p>
          </table:table-cell>
          <table:table-cell table:style-name="ce27" table:formula="of:=[.C35]*4" office:value-type="float" office:value="240.8" calcext:value-type="float">
            <text:p>240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0" calcext:value-type="float">
            <text:p>0</text:p>
          </table:table-cell>
          <table:table-cell table:style-name="ce1"/>
          <table:table-cell table:formula="of:=[.A36]/[.X$2]" office:value-type="float" office:value="0.238095238095238" calcext:value-type="float">
            <text:p>0.238</text:p>
          </table:table-cell>
          <table:table-cell table:formula="of:=[.B36]/[.X$2]" office:value-type="float" office:value="0.888888888888889" calcext:value-type="float">
            <text:p>0.889</text:p>
          </table:table-cell>
          <table:table-cell table:formula="of:=[.C36]/[.X$2]" office:value-type="float" office:value="0" calcext:value-type="float">
            <text:p>0.000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" calcext:value-type="float">
            <text:p>0.000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1.73214285714286" calcext:value-type="float">
            <text:p>1.732</text:p>
          </table:table-cell>
          <table:table-cell table:style-name="ce1"/>
          <table:table-cell table:formula="of:=[.O36]*[.X$3]" office:value-type="float" office:value="103.928571428571" calcext:value-type="float">
            <text:p>104</text:p>
          </table:table-cell>
          <table:table-cell table:formula="of:=[.Q36]/5.625" office:value-type="float" office:value="18.4761904761905" calcext:value-type="float">
            <text:p>18</text:p>
          </table:table-cell>
          <table:table-cell table:style-name="ce1"/>
          <table:table-cell table:style-name="ce27" table:formula="of:=[.A36]*4" office:value-type="float" office:value="60" calcext:value-type="float">
            <text:p>60</text:p>
          </table:table-cell>
          <table:table-cell table:style-name="ce27" table:formula="of:=[.B36]*4" office:value-type="float" office:value="224" calcext:value-type="float">
            <text:p>224</text:p>
          </table:table-cell>
          <table:table-cell table:style-name="ce27" table:formula="of:=[.C36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38:.C38])" office:value-type="float" office:value="62" calcext:value-type="float">
            <text:p>62</text:p>
          </table:table-cell>
          <table:table-cell table:style-name="ce1" table:formula="of:=MIN([.A38:.C38])" office:value-type="float" office:value="0" calcext:value-type="float">
            <text:p>0</text:p>
          </table:table-cell>
          <table:table-cell table:style-name="ce1"/>
          <table:table-cell table:formula="of:=[.A38]/[.X$2]" office:value-type="float" office:value="0.0476190476190476" calcext:value-type="float">
            <text:p>0.048</text:p>
          </table:table-cell>
          <table:table-cell table:formula="of:=[.B38]/[.X$2]" office:value-type="float" office:value="0.984126984126984" calcext:value-type="float">
            <text:p>0.984</text:p>
          </table:table-cell>
          <table:table-cell table:formula="of:=[.C38]/[.X$2]" office:value-type="float" office:value="0" calcext:value-type="float">
            <text:p>0.000</text:p>
          </table:table-cell>
          <table:table-cell/>
          <table:table-cell table:formula="of:=MAX([.H38:.J38])" office:value-type="float" office:value="0.984126984126984" calcext:value-type="float">
            <text:p>0.984</text:p>
          </table:table-cell>
          <table:table-cell table:formula="of:=MIN([.H38:.J38])" office:value-type="float" office:value="0" calcext:value-type="float">
            <text:p>0.000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1.95161290322581" calcext:value-type="float">
            <text:p>1.952</text:p>
          </table:table-cell>
          <table:table-cell table:style-name="ce1"/>
          <table:table-cell table:formula="of:=[.O38]*[.X$3]" office:value-type="float" office:value="117.096774193548" calcext:value-type="float">
            <text:p>117</text:p>
          </table:table-cell>
          <table:table-cell table:formula="of:=[.Q38]/5.625" office:value-type="float" office:value="20.8172043010753" calcext:value-type="float">
            <text:p>21</text:p>
          </table:table-cell>
          <table:table-cell table:style-name="ce1"/>
          <table:table-cell table:style-name="ce27" table:formula="of:=[.A38]*4" office:value-type="float" office:value="12" calcext:value-type="float">
            <text:p>12</text:p>
          </table:table-cell>
          <table:table-cell table:style-name="ce27" table:formula="of:=[.B38]*4" office:value-type="float" office:value="248" calcext:value-type="float">
            <text:p>248</text:p>
          </table:table-cell>
          <table:table-cell table:style-name="ce27" table:formula="of:=[.C38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0" calcext:value-type="float">
            <text:p>0</text:p>
          </table:table-cell>
          <table:table-cell table:style-name="ce19"/>
          <table:table-cell table:style-name="ce21" table:formula="of:=[.A39]/[.X$2]" office:value-type="float" office:value="0.761904761904762" calcext:value-type="float">
            <text:p>0.762</text:p>
          </table:table-cell>
          <table:table-cell table:style-name="ce21" table:formula="of:=[.B39]/[.X$2]" office:value-type="float" office:value="0" calcext:value-type="float">
            <text:p>0.000</text:p>
          </table:table-cell>
          <table:table-cell table:style-name="ce21" table:formula="of:=[.C39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" calcext:value-type="float">
            <text:p>0.000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5.6875" calcext:value-type="float">
            <text:p>5.688</text:p>
          </table:table-cell>
          <table:table-cell table:style-name="ce19"/>
          <table:table-cell table:style-name="ce31" table:formula="of:=[.O39]*[.X$3]" office:value-type="float" office:value="341.25" calcext:value-type="float">
            <text:p>341</text:p>
          </table:table-cell>
          <table:table-cell table:style-name="ce31" table:formula="of:=[.Q39]/5.625" office:value-type="float" office:value="60.6666666666667" calcext:value-type="float">
            <text:p>61</text:p>
          </table:table-cell>
          <table:table-cell table:style-name="ce19"/>
          <table:table-cell table:style-name="ce17" table:formula="of:=[.A39]*4" office:value-type="float" office:value="192" calcext:value-type="float">
            <text:p>192</text:p>
          </table:table-cell>
          <table:table-cell table:style-name="ce17" table:formula="of:=[.B39]*4" office:value-type="float" office:value="0" calcext:value-type="float">
            <text:p>0</text:p>
          </table:table-cell>
          <table:table-cell table:style-name="ce17" table:formula="of:=[.C39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0" calcext:value-type="float">
            <text:p>0</text:p>
          </table:table-cell>
          <table:table-cell table:style-name="ce1"/>
          <table:table-cell table:formula="of:=[.A40]/[.X$2]" office:value-type="float" office:value="0" calcext:value-type="float">
            <text:p>0.000</text:p>
          </table:table-cell>
          <table:table-cell table:formula="of:=[.B40]/[.X$2]" office:value-type="float" office:value="1" calcext:value-type="float">
            <text:p>1.000</text:p>
          </table:table-cell>
          <table:table-cell table:formula="of:=[.C40]/[.X$2]" office:value-type="float" office:value="0.507936507936508" calcext:value-type="float">
            <text:p>0.50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" calcext:value-type="float">
            <text:p>0.000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2.50793650793651" calcext:value-type="float">
            <text:p>2.508</text:p>
          </table:table-cell>
          <table:table-cell table:style-name="ce1"/>
          <table:table-cell table:formula="of:=[.O40]*[.X$3]" office:value-type="float" office:value="150.47619047619" calcext:value-type="float">
            <text:p>150</text:p>
          </table:table-cell>
          <table:table-cell table:formula="of:=[.Q40]/5.625" office:value-type="float" office:value="26.7513227513228" calcext:value-type="float">
            <text:p>27</text:p>
          </table:table-cell>
          <table:table-cell table:style-name="ce1"/>
          <table:table-cell table:style-name="ce27" table:formula="of:=[.A40]*4" office:value-type="float" office:value="0" calcext:value-type="float">
            <text:p>0</text:p>
          </table:table-cell>
          <table:table-cell table:style-name="ce27" table:formula="of:=[.B40]*4" office:value-type="float" office:value="252" calcext:value-type="float">
            <text:p>252</text:p>
          </table:table-cell>
          <table:table-cell table:style-name="ce27" table:formula="of:=[.C40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41:.C41])" office:value-type="float" office:value="60" calcext:value-type="float">
            <text:p>6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952380952380952" calcext:value-type="float">
            <text:p>0.952</text:p>
          </table:table-cell>
          <table:table-cell table:formula="of:=[.B41]/[.X$2]" office:value-type="float" office:value="0" calcext:value-type="float">
            <text:p>0.000</text:p>
          </table:table-cell>
          <table:table-cell table:formula="of:=[.C41]/[.X$2]" office:value-type="float" office:value="0.0476190476190476" calcext:value-type="float">
            <text:p>0.048</text:p>
          </table:table-cell>
          <table:table-cell/>
          <table:table-cell table:formula="of:=MAX([.H41:.J41])" office:value-type="float" office:value="0.952380952380952" calcext:value-type="float">
            <text:p>0.952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5.95" calcext:value-type="float">
            <text:p>5.950</text:p>
          </table:table-cell>
          <table:table-cell table:style-name="ce1"/>
          <table:table-cell table:formula="of:=[.O41]*[.X$3]" office:value-type="float" office:value="357" calcext:value-type="float">
            <text:p>357</text:p>
          </table:table-cell>
          <table:table-cell table:formula="of:=[.Q41]/5.625" office:value-type="float" office:value="63.4666666666667" calcext:value-type="float">
            <text:p>63</text:p>
          </table:table-cell>
          <table:table-cell table:style-name="ce1"/>
          <table:table-cell table:style-name="ce27" table:formula="of:=[.A41]*4" office:value-type="float" office:value="240" calcext:value-type="float">
            <text:p>240</text:p>
          </table:table-cell>
          <table:table-cell table:style-name="ce27" table:formula="of:=[.B41]*4" office:value-type="float" office:value="0" calcext:value-type="float">
            <text:p>0</text:p>
          </table:table-cell>
          <table:table-cell table:style-name="ce27" table:formula="of:=[.C41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2:.C42])" office:value-type="float" office:value="56" calcext:value-type="float">
            <text:p>56</text:p>
          </table:table-cell>
          <table:table-cell table:style-name="ce1" table:formula="of:=MIN([.A42:.C42])" office:value-type="float" office:value="0" calcext:value-type="float">
            <text:p>0</text:p>
          </table:table-cell>
          <table:table-cell table:style-name="ce1"/>
          <table:table-cell table:formula="of:=[.A42]/[.X$2]" office:value-type="float" office:value="0" calcext:value-type="float">
            <text:p>0.000</text:p>
          </table:table-cell>
          <table:table-cell table:formula="of:=[.B42]/[.X$2]" office:value-type="float" office:value="0.238095238095238" calcext:value-type="float">
            <text:p>0.238</text:p>
          </table:table-cell>
          <table:table-cell table:formula="of:=[.C42]/[.X$2]" office:value-type="float" office:value="0.888888888888889" calcext:value-type="float">
            <text:p>0.889</text:p>
          </table:table-cell>
          <table:table-cell/>
          <table:table-cell table:formula="of:=MAX([.H42:.J42])" office:value-type="float" office:value="0.888888888888889" calcext:value-type="float">
            <text:p>0.889</text:p>
          </table:table-cell>
          <table:table-cell table:formula="of:=MIN([.H42:.J42])" office:value-type="float" office:value="0" calcext:value-type="float">
            <text:p>0.000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73214285714286" calcext:value-type="float">
            <text:p>3.732</text:p>
          </table:table-cell>
          <table:table-cell table:style-name="ce1"/>
          <table:table-cell table:formula="of:=[.O42]*[.X$3]" office:value-type="float" office:value="223.928571428571" calcext:value-type="float">
            <text:p>224</text:p>
          </table:table-cell>
          <table:table-cell table:formula="of:=[.Q42]/5.625" office:value-type="float" office:value="39.8095238095238" calcext:value-type="float">
            <text:p>40</text:p>
          </table:table-cell>
          <table:table-cell table:style-name="ce1"/>
          <table:table-cell table:style-name="ce27" table:formula="of:=[.A42]*4" office:value-type="float" office:value="0" calcext:value-type="float">
            <text:p>0</text:p>
          </table:table-cell>
          <table:table-cell table:style-name="ce27" table:formula="of:=[.B42]*4" office:value-type="float" office:value="60" calcext:value-type="float">
            <text:p>60</text:p>
          </table:table-cell>
          <table:table-cell table:style-name="ce27" table:formula="of:=[.C42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" calcext:value-type="float">
            <text:p>0.000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" calcext:value-type="float">
            <text:p>0.000</text:p>
          </table:table-cell>
          <table:table-cell table:style-name="ce19"/>
          <table:table-cell table:style-name="ce31" table:formula="of:=[.O43]*[.X$3]" office:value-type="float" office:value="0" calcext:value-type="float">
            <text:p>0</text:p>
          </table:table-cell>
          <table:table-cell table:style-name="ce31" table:formula="of:=[.Q43]/5.625" office:value-type="float" office:value="0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0" calcext:value-type="float">
            <text:p>0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.2" calcext:value-type="float">
            <text:p>60.2</text:p>
          </table:table-cell>
          <table:table-cell/>
          <table:table-cell table:style-name="ce1" table:formula="of:=MAX([.A44:.C44])" office:value-type="float" office:value="60.2" calcext:value-type="float">
            <text:p>60.2</text:p>
          </table:table-cell>
          <table:table-cell table:style-name="ce1" table:formula="of:=MIN([.A44:.C44])" office:value-type="float" office:value="2" calcext:value-type="float">
            <text:p>2</text:p>
          </table:table-cell>
          <table:table-cell table:style-name="ce1"/>
          <table:table-cell table:formula="of:=[.A44]/[.X$2]" office:value-type="float" office:value="0.0317460317460317" calcext:value-type="float">
            <text:p>0.032</text:p>
          </table:table-cell>
          <table:table-cell table:formula="of:=[.B44]/[.X$2]" office:value-type="float" office:value="0.0476190476190476" calcext:value-type="float">
            <text:p>0.048</text:p>
          </table:table-cell>
          <table:table-cell table:formula="of:=[.C44]/[.X$2]" office:value-type="float" office:value="0.955555555555556" calcext:value-type="float">
            <text:p>0.956</text:p>
          </table:table-cell>
          <table:table-cell/>
          <table:table-cell table:formula="of:=MAX([.H44:.J44])" office:value-type="float" office:value="0.955555555555556" calcext:value-type="float">
            <text:p>0.956</text:p>
          </table:table-cell>
          <table:table-cell table:formula="of:=MIN([.H44:.J44])" office:value-type="float" office:value="0.0317460317460317" calcext:value-type="float">
            <text:p>0.03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3.98281786941581" calcext:value-type="float">
            <text:p>3.983</text:p>
          </table:table-cell>
          <table:table-cell table:style-name="ce1"/>
          <table:table-cell table:formula="of:=[.O44]*[.X$3]" office:value-type="float" office:value="238.969072164948" calcext:value-type="float">
            <text:p>239</text:p>
          </table:table-cell>
          <table:table-cell table:formula="of:=[.Q44]/5.625" office:value-type="float" office:value="42.4833906071019" calcext:value-type="float">
            <text:p>42</text:p>
          </table:table-cell>
          <table:table-cell table:style-name="ce1"/>
          <table:table-cell table:style-name="ce27" table:formula="of:=[.A44]*4" office:value-type="float" office:value="8" calcext:value-type="float">
            <text:p>8</text:p>
          </table:table-cell>
          <table:table-cell table:style-name="ce27" table:formula="of:=[.B44]*4" office:value-type="float" office:value="12" calcext:value-type="float">
            <text:p>12</text:p>
          </table:table-cell>
          <table:table-cell table:style-name="ce27" table:formula="of:=[.C44]*4" office:value-type="float" office:value="240.8" calcext:value-type="float">
            <text:p>240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5:.C45])" office:value-type="float" office:value="56" calcext:value-type="float">
            <text:p>56</text:p>
          </table:table-cell>
          <table:table-cell table:style-name="ce1" table:formula="of:=MIN([.A45:.C45])" office:value-type="float" office:value="0" calcext:value-type="float">
            <text:p>0</text:p>
          </table:table-cell>
          <table:table-cell table:style-name="ce1"/>
          <table:table-cell table:formula="of:=[.A45]/[.X$2]" office:value-type="float" office:value="0.238095238095238" calcext:value-type="float">
            <text:p>0.238</text:p>
          </table:table-cell>
          <table:table-cell table:formula="of:=[.B45]/[.X$2]" office:value-type="float" office:value="0.888888888888889" calcext:value-type="float">
            <text:p>0.889</text:p>
          </table:table-cell>
          <table:table-cell table:formula="of:=[.C45]/[.X$2]" office:value-type="float" office:value="0" calcext:value-type="float">
            <text:p>0.000</text:p>
          </table:table-cell>
          <table:table-cell/>
          <table:table-cell table:formula="of:=MAX([.H45:.J45])" office:value-type="float" office:value="0.888888888888889" calcext:value-type="float">
            <text:p>0.889</text:p>
          </table:table-cell>
          <table:table-cell table:formula="of:=MIN([.H45:.J45])" office:value-type="float" office:value="0" calcext:value-type="float">
            <text:p>0.000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1.73214285714286" calcext:value-type="float">
            <text:p>1.732</text:p>
          </table:table-cell>
          <table:table-cell table:style-name="ce1"/>
          <table:table-cell table:formula="of:=[.O45]*[.X$3]" office:value-type="float" office:value="103.928571428571" calcext:value-type="float">
            <text:p>104</text:p>
          </table:table-cell>
          <table:table-cell table:formula="of:=[.Q45]/5.625" office:value-type="float" office:value="18.4761904761905" calcext:value-type="float">
            <text:p>18</text:p>
          </table:table-cell>
          <table:table-cell table:style-name="ce1"/>
          <table:table-cell table:style-name="ce27" table:formula="of:=[.A45]*4" office:value-type="float" office:value="60" calcext:value-type="float">
            <text:p>60</text:p>
          </table:table-cell>
          <table:table-cell table:style-name="ce27" table:formula="of:=[.B45]*4" office:value-type="float" office:value="224" calcext:value-type="float">
            <text:p>224</text:p>
          </table:table-cell>
          <table:table-cell table:style-name="ce27" table:formula="of:=[.C45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46:.C46])" office:value-type="float" office:value="63" calcext:value-type="float">
            <text:p>63</text:p>
          </table:table-cell>
          <table:table-cell table:style-name="ce1" table:formula="of:=MIN([.A46:.C46])" office:value-type="float" office:value="0" calcext:value-type="float">
            <text:p>0</text:p>
          </table:table-cell>
          <table:table-cell table:style-name="ce1"/>
          <table:table-cell table:formula="of:=[.A46]/[.X$2]" office:value-type="float" office:value="0" calcext:value-type="float">
            <text:p>0.000</text:p>
          </table:table-cell>
          <table:table-cell table:formula="of:=[.B46]/[.X$2]" office:value-type="float" office:value="0" calcext:value-type="float">
            <text:p>0.000</text:p>
          </table:table-cell>
          <table:table-cell table:formula="of:=[.C46]/[.X$2]" office:value-type="float" office:value="1" calcext:value-type="float">
            <text:p>1.000</text:p>
          </table:table-cell>
          <table:table-cell/>
          <table:table-cell table:formula="of:=MAX([.H46:.J46])" office:value-type="float" office:value="1" calcext:value-type="float">
            <text:p>1.000</text:p>
          </table:table-cell>
          <table:table-cell table:formula="of:=MIN([.H46:.J46])" office:value-type="float" office:value="0" calcext:value-type="float">
            <text:p>0.000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4" calcext:value-type="float">
            <text:p>4.000</text:p>
          </table:table-cell>
          <table:table-cell table:style-name="ce1"/>
          <table:table-cell table:formula="of:=[.O46]*[.X$3]" office:value-type="float" office:value="240" calcext:value-type="float">
            <text:p>240</text:p>
          </table:table-cell>
          <table:table-cell table:formula="of:=[.Q46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46]*4" office:value-type="float" office:value="0" calcext:value-type="float">
            <text:p>0</text:p>
          </table:table-cell>
          <table:table-cell table:style-name="ce27" table:formula="of:=[.B46]*4" office:value-type="float" office:value="0" calcext:value-type="float">
            <text:p>0</text:p>
          </table:table-cell>
          <table:table-cell table:style-name="ce27" table:formula="of:=[.C46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7:.C47])" office:value-type="float" office:value="62" calcext:value-type="float">
            <text:p>62</text:p>
          </table:table-cell>
          <table:table-cell table:style-name="ce1" table:formula="of:=MIN([.A47:.C47])" office:value-type="float" office:value="0" calcext:value-type="float">
            <text:p>0</text:p>
          </table:table-cell>
          <table:table-cell table:style-name="ce1"/>
          <table:table-cell table:formula="of:=[.A47]/[.X$2]" office:value-type="float" office:value="0.0476190476190476" calcext:value-type="float">
            <text:p>0.048</text:p>
          </table:table-cell>
          <table:table-cell table:formula="of:=[.B47]/[.X$2]" office:value-type="float" office:value="0.984126984126984" calcext:value-type="float">
            <text:p>0.984</text:p>
          </table:table-cell>
          <table:table-cell table:formula="of:=[.C47]/[.X$2]" office:value-type="float" office:value="0" calcext:value-type="float">
            <text:p>0.000</text:p>
          </table:table-cell>
          <table:table-cell/>
          <table:table-cell table:formula="of:=MAX([.H47:.J47])" office:value-type="float" office:value="0.984126984126984" calcext:value-type="float">
            <text:p>0.984</text:p>
          </table:table-cell>
          <table:table-cell table:formula="of:=MIN([.H47:.J47])" office:value-type="float" office:value="0" calcext:value-type="float">
            <text:p>0.000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1.95161290322581" calcext:value-type="float">
            <text:p>1.952</text:p>
          </table:table-cell>
          <table:table-cell table:style-name="ce1"/>
          <table:table-cell table:formula="of:=[.O47]*[.X$3]" office:value-type="float" office:value="117.096774193548" calcext:value-type="float">
            <text:p>117</text:p>
          </table:table-cell>
          <table:table-cell table:formula="of:=[.Q47]/5.625" office:value-type="float" office:value="20.8172043010753" calcext:value-type="float">
            <text:p>21</text:p>
          </table:table-cell>
          <table:table-cell table:style-name="ce1"/>
          <table:table-cell table:style-name="ce27" table:formula="of:=[.A47]*4" office:value-type="float" office:value="12" calcext:value-type="float">
            <text:p>12</text:p>
          </table:table-cell>
          <table:table-cell table:style-name="ce27" table:formula="of:=[.B47]*4" office:value-type="float" office:value="248" calcext:value-type="float">
            <text:p>248</text:p>
          </table:table-cell>
          <table:table-cell table:style-name="ce27" table:formula="of:=[.C4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MAX([.A48:.C48])" office:value-type="float" office:value="48" calcext:value-type="float">
            <text:p>48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761904761904762" calcext:value-type="float">
            <text:p>0.762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238095238095238" calcext:value-type="float">
            <text:p>0.238</text:p>
          </table:table-cell>
          <table:table-cell/>
          <table:table-cell table:formula="of:=MAX([.H48:.J48])" office:value-type="float" office:value="0.761904761904762" calcext:value-type="float">
            <text:p>0.762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5.6875" calcext:value-type="float">
            <text:p>5.688</text:p>
          </table:table-cell>
          <table:table-cell table:style-name="ce1"/>
          <table:table-cell table:formula="of:=[.O48]*[.X$3]" office:value-type="float" office:value="341.25" calcext:value-type="float">
            <text:p>341</text:p>
          </table:table-cell>
          <table:table-cell table:formula="of:=[.Q48]/5.625" office:value-type="float" office:value="60.6666666666667" calcext:value-type="float">
            <text:p>61</text:p>
          </table:table-cell>
          <table:table-cell table:style-name="ce1"/>
          <table:table-cell table:style-name="ce27" table:formula="of:=[.A48]*4" office:value-type="float" office:value="192" calcext:value-type="float">
            <text:p>19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60" calcext:value-type="float">
            <text:p>6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63" calcext:value-type="float">
            <text:p>63</text:p>
          </table:table-cell>
          <table:table-cell table:style-name="ce1" table:formula="of:=MIN([.A49:.C49])" office:value-type="float" office:value="0" calcext:value-type="float">
            <text:p>0</text:p>
          </table:table-cell>
          <table:table-cell table:style-name="ce1"/>
          <table:table-cell table:formula="of:=[.A49]/[.X$2]" office:value-type="float" office:value="0" calcext:value-type="float">
            <text:p>0.000</text:p>
          </table:table-cell>
          <table:table-cell table:formula="of:=[.B49]/[.X$2]" office:value-type="float" office:value="1" calcext:value-type="float">
            <text:p>1.000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1" calcext:value-type="float">
            <text:p>1.000</text:p>
          </table:table-cell>
          <table:table-cell table:formula="of:=MIN([.H49:.J49])" office:value-type="float" office:value="0" calcext:value-type="float">
            <text:p>0.000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2.50793650793651" calcext:value-type="float">
            <text:p>2.508</text:p>
          </table:table-cell>
          <table:table-cell table:style-name="ce1"/>
          <table:table-cell table:formula="of:=[.O49]*[.X$3]" office:value-type="float" office:value="150.47619047619" calcext:value-type="float">
            <text:p>150</text:p>
          </table:table-cell>
          <table:table-cell table:formula="of:=[.Q49]/5.625" office:value-type="float" office:value="26.7513227513228" calcext:value-type="float">
            <text:p>27</text:p>
          </table:table-cell>
          <table:table-cell table:style-name="ce1"/>
          <table:table-cell table:style-name="ce27" table:formula="of:=[.A49]*4" office:value-type="float" office:value="0" calcext:value-type="float">
            <text:p>0</text:p>
          </table:table-cell>
          <table:table-cell table:style-name="ce27" table:formula="of:=[.B49]*4" office:value-type="float" office:value="252" calcext:value-type="float">
            <text:p>252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0:.C50])" office:value-type="float" office:value="60" calcext:value-type="float">
            <text:p>60</text:p>
          </table:table-cell>
          <table:table-cell table:style-name="ce1" table:formula="of:=MIN([.A50:.C50])" office:value-type="float" office:value="0" calcext:value-type="float">
            <text:p>0</text:p>
          </table:table-cell>
          <table:table-cell table:style-name="ce1"/>
          <table:table-cell table:formula="of:=[.A50]/[.X$2]" office:value-type="float" office:value="0.952380952380952" calcext:value-type="float">
            <text:p>0.952</text:p>
          </table:table-cell>
          <table:table-cell table:formula="of:=[.B50]/[.X$2]" office:value-type="float" office:value="0" calcext:value-type="float">
            <text:p>0.000</text:p>
          </table:table-cell>
          <table:table-cell table:formula="of:=[.C50]/[.X$2]" office:value-type="float" office:value="0.0476190476190476" calcext:value-type="float">
            <text:p>0.048</text:p>
          </table:table-cell>
          <table:table-cell/>
          <table:table-cell table:formula="of:=MAX([.H50:.J50])" office:value-type="float" office:value="0.952380952380952" calcext:value-type="float">
            <text:p>0.952</text:p>
          </table:table-cell>
          <table:table-cell table:formula="of:=MIN([.H50:.J50])" office:value-type="float" office:value="0" calcext:value-type="float">
            <text:p>0.000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95" calcext:value-type="float">
            <text:p>5.950</text:p>
          </table:table-cell>
          <table:table-cell table:style-name="ce1"/>
          <table:table-cell table:formula="of:=[.O50]*[.X$3]" office:value-type="float" office:value="357" calcext:value-type="float">
            <text:p>357</text:p>
          </table:table-cell>
          <table:table-cell table:formula="of:=[.Q50]/5.625" office:value-type="float" office:value="63.4666666666667" calcext:value-type="float">
            <text:p>63</text:p>
          </table:table-cell>
          <table:table-cell table:style-name="ce1"/>
          <table:table-cell table:style-name="ce27" table:formula="of:=[.A50]*4" office:value-type="float" office:value="240" calcext:value-type="float">
            <text:p>240</text:p>
          </table:table-cell>
          <table:table-cell table:style-name="ce27" table:formula="of:=[.B50]*4" office:value-type="float" office:value="0" calcext:value-type="float">
            <text:p>0</text:p>
          </table:table-cell>
          <table:table-cell table:style-name="ce27" table:formula="of:=[.C50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51:.C51])" office:value-type="float" office:value="56" calcext:value-type="float">
            <text:p>56</text:p>
          </table:table-cell>
          <table:table-cell table:style-name="ce1" table:formula="of:=MIN([.A51:.C51])" office:value-type="float" office:value="0" calcext:value-type="float">
            <text:p>0</text:p>
          </table:table-cell>
          <table:table-cell table:style-name="ce1"/>
          <table:table-cell table:formula="of:=[.A51]/[.X$2]" office:value-type="float" office:value="0" calcext:value-type="float">
            <text:p>0.000</text:p>
          </table:table-cell>
          <table:table-cell table:formula="of:=[.B51]/[.X$2]" office:value-type="float" office:value="0.238095238095238" calcext:value-type="float">
            <text:p>0.238</text:p>
          </table:table-cell>
          <table:table-cell table:formula="of:=[.C51]/[.X$2]" office:value-type="float" office:value="0.888888888888889" calcext:value-type="float">
            <text:p>0.889</text:p>
          </table:table-cell>
          <table:table-cell/>
          <table:table-cell table:formula="of:=MAX([.H51:.J51])" office:value-type="float" office:value="0.888888888888889" calcext:value-type="float">
            <text:p>0.889</text:p>
          </table:table-cell>
          <table:table-cell table:formula="of:=MIN([.H51:.J51])" office:value-type="float" office:value="0" calcext:value-type="float">
            <text:p>0.000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73214285714286" calcext:value-type="float">
            <text:p>3.732</text:p>
          </table:table-cell>
          <table:table-cell table:style-name="ce1"/>
          <table:table-cell table:formula="of:=[.O51]*[.X$3]" office:value-type="float" office:value="223.928571428571" calcext:value-type="float">
            <text:p>224</text:p>
          </table:table-cell>
          <table:table-cell table:formula="of:=[.Q51]/5.625" office:value-type="float" office:value="39.8095238095238" calcext:value-type="float">
            <text:p>40</text:p>
          </table:table-cell>
          <table:table-cell table:style-name="ce1"/>
          <table:table-cell table:style-name="ce27" table:formula="of:=[.A51]*4" office:value-type="float" office:value="0" calcext:value-type="float">
            <text:p>0</text:p>
          </table:table-cell>
          <table:table-cell table:style-name="ce27" table:formula="of:=[.B51]*4" office:value-type="float" office:value="60" calcext:value-type="float">
            <text:p>60</text:p>
          </table:table-cell>
          <table:table-cell table:style-name="ce27" table:formula="of:=[.C51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52:.C52])" office:value-type="float" office:value="63" calcext:value-type="float">
            <text:p>63</text:p>
          </table:table-cell>
          <table:table-cell table:style-name="ce1" table:formula="of:=MIN([.A52:.C52])" office:value-type="float" office:value="0" calcext:value-type="float">
            <text:p>0</text:p>
          </table:table-cell>
          <table:table-cell table:style-name="ce1"/>
          <table:table-cell table:formula="of:=[.A52]/[.X$2]" office:value-type="float" office:value="1" calcext:value-type="float">
            <text:p>1.000</text:p>
          </table:table-cell>
          <table:table-cell table:formula="of:=[.B52]/[.X$2]" office:value-type="float" office:value="0" calcext:value-type="float">
            <text:p>0.000</text:p>
          </table:table-cell>
          <table:table-cell table:formula="of:=[.C52]/[.X$2]" office:value-type="float" office:value="0" calcext:value-type="float">
            <text:p>0.000</text:p>
          </table:table-cell>
          <table:table-cell/>
          <table:table-cell table:formula="of:=MAX([.H52:.J52])" office:value-type="float" office:value="1" calcext:value-type="float">
            <text:p>1.000</text:p>
          </table:table-cell>
          <table:table-cell table:formula="of:=MIN([.H52:.J52])" office:value-type="float" office:value="0" calcext:value-type="float">
            <text:p>0.000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" calcext:value-type="float">
            <text:p>0.000</text:p>
          </table:table-cell>
          <table:table-cell table:style-name="ce1"/>
          <table:table-cell table:formula="of:=[.O52]*[.X$3]" office:value-type="float" office:value="0" calcext:value-type="float">
            <text:p>0</text:p>
          </table:table-cell>
          <table:table-cell table:formula="of:=[.Q52]/5.625" office:value-type="float" office:value="0" calcext:value-type="float">
            <text:p>0</text:p>
          </table:table-cell>
          <table:table-cell table:style-name="ce1"/>
          <table:table-cell table:style-name="ce27" table:formula="of:=[.A52]*4" office:value-type="float" office:value="252" calcext:value-type="float">
            <text:p>252</text:p>
          </table:table-cell>
          <table:table-cell table:style-name="ce27" table:formula="of:=[.B52]*4" office:value-type="float" office:value="0" calcext:value-type="float">
            <text:p>0</text:p>
          </table:table-cell>
          <table:table-cell table:style-name="ce27" table:formula="of:=[.C52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0.2" calcext:value-type="float">
            <text:p>60.2</text:p>
          </table:table-cell>
          <table:table-cell table:style-name="ce17"/>
          <table:table-cell table:style-name="ce19" table:formula="of:=MAX([.A53:.C53])" office:value-type="float" office:value="60.2" calcext:value-type="float">
            <text:p>60.2</text:p>
          </table:table-cell>
          <table:table-cell table:style-name="ce19" table:formula="of:=MIN([.A53:.C53])" office:value-type="float" office:value="2" calcext:value-type="float">
            <text:p>2</text:p>
          </table:table-cell>
          <table:table-cell table:style-name="ce19"/>
          <table:table-cell table:style-name="ce21" table:formula="of:=[.A53]/[.X$2]" office:value-type="float" office:value="0.0317460317460317" calcext:value-type="float">
            <text:p>0.032</text:p>
          </table:table-cell>
          <table:table-cell table:style-name="ce21" table:formula="of:=[.B53]/[.X$2]" office:value-type="float" office:value="0.0476190476190476" calcext:value-type="float">
            <text:p>0.048</text:p>
          </table:table-cell>
          <table:table-cell table:style-name="ce21" table:formula="of:=[.C53]/[.X$2]" office:value-type="float" office:value="0.955555555555556" calcext:value-type="float">
            <text:p>0.956</text:p>
          </table:table-cell>
          <table:table-cell table:style-name="ce21"/>
          <table:table-cell table:style-name="ce21" table:formula="of:=MAX([.H53:.J53])" office:value-type="float" office:value="0.955555555555556" calcext:value-type="float">
            <text:p>0.956</text:p>
          </table:table-cell>
          <table:table-cell table:style-name="ce21" table:formula="of:=MIN([.H53:.J53])" office:value-type="float" office:value="0.0317460317460317" calcext:value-type="float">
            <text:p>0.032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3.98281786941581" calcext:value-type="float">
            <text:p>3.983</text:p>
          </table:table-cell>
          <table:table-cell table:style-name="ce19"/>
          <table:table-cell table:style-name="ce31" table:formula="of:=[.O53]*[.X$3]" office:value-type="float" office:value="238.969072164948" calcext:value-type="float">
            <text:p>239</text:p>
          </table:table-cell>
          <table:table-cell table:style-name="ce31" table:formula="of:=[.Q53]/5.625" office:value-type="float" office:value="42.4833906071019" calcext:value-type="float">
            <text:p>42</text:p>
          </table:table-cell>
          <table:table-cell table:style-name="ce19"/>
          <table:table-cell table:style-name="ce17" table:formula="of:=[.A53]*4" office:value-type="float" office:value="8" calcext:value-type="float">
            <text:p>8</text:p>
          </table:table-cell>
          <table:table-cell table:style-name="ce17" table:formula="of:=[.B53]*4" office:value-type="float" office:value="12" calcext:value-type="float">
            <text:p>12</text:p>
          </table:table-cell>
          <table:table-cell table:style-name="ce17" table:formula="of:=[.C53]*4" office:value-type="float" office:value="240.8" calcext:value-type="float">
            <text:p>240.8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4:.C54])" office:value-type="float" office:value="56" calcext:value-type="float">
            <text:p>56</text:p>
          </table:table-cell>
          <table:table-cell table:style-name="ce1" table:formula="of:=MIN([.A54:.C54])" office:value-type="float" office:value="0" calcext:value-type="float">
            <text:p>0</text:p>
          </table:table-cell>
          <table:table-cell table:style-name="ce1"/>
          <table:table-cell table:formula="of:=[.A54]/[.X$2]" office:value-type="float" office:value="0.238095238095238" calcext:value-type="float">
            <text:p>0.238</text:p>
          </table:table-cell>
          <table:table-cell table:formula="of:=[.B54]/[.X$2]" office:value-type="float" office:value="0.888888888888889" calcext:value-type="float">
            <text:p>0.889</text:p>
          </table:table-cell>
          <table:table-cell table:formula="of:=[.C54]/[.X$2]" office:value-type="float" office:value="0" calcext:value-type="float">
            <text:p>0.000</text:p>
          </table:table-cell>
          <table:table-cell/>
          <table:table-cell table:formula="of:=MAX([.H54:.J54])" office:value-type="float" office:value="0.888888888888889" calcext:value-type="float">
            <text:p>0.889</text:p>
          </table:table-cell>
          <table:table-cell table:formula="of:=MIN([.H54:.J54])" office:value-type="float" office:value="0" calcext:value-type="float">
            <text:p>0.000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1.73214285714286" calcext:value-type="float">
            <text:p>1.732</text:p>
          </table:table-cell>
          <table:table-cell table:style-name="ce1"/>
          <table:table-cell table:formula="of:=[.O54]*[.X$3]" office:value-type="float" office:value="103.928571428571" calcext:value-type="float">
            <text:p>104</text:p>
          </table:table-cell>
          <table:table-cell table:formula="of:=[.Q54]/5.625" office:value-type="float" office:value="18.4761904761905" calcext:value-type="float">
            <text:p>18</text:p>
          </table:table-cell>
          <table:table-cell table:style-name="ce1"/>
          <table:table-cell table:style-name="ce27" table:formula="of:=[.A54]*4" office:value-type="float" office:value="60" calcext:value-type="float">
            <text:p>60</text:p>
          </table:table-cell>
          <table:table-cell table:style-name="ce27" table:formula="of:=[.B54]*4" office:value-type="float" office:value="224" calcext:value-type="float">
            <text:p>224</text:p>
          </table:table-cell>
          <table:table-cell table:style-name="ce27" table:formula="of:=[.C54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55:.C55])" office:value-type="float" office:value="63" calcext:value-type="float">
            <text:p>63</text:p>
          </table:table-cell>
          <table:table-cell table:style-name="ce1" table:formula="of:=MIN([.A55:.C55])" office:value-type="float" office:value="0" calcext:value-type="float">
            <text:p>0</text:p>
          </table:table-cell>
          <table:table-cell table:style-name="ce1"/>
          <table:table-cell table:formula="of:=[.A55]/[.X$2]" office:value-type="float" office:value="0" calcext:value-type="float">
            <text:p>0.000</text:p>
          </table:table-cell>
          <table:table-cell table:formula="of:=[.B55]/[.X$2]" office:value-type="float" office:value="0" calcext:value-type="float">
            <text:p>0.000</text:p>
          </table:table-cell>
          <table:table-cell table:formula="of:=[.C55]/[.X$2]" office:value-type="float" office:value="1" calcext:value-type="float">
            <text:p>1.000</text:p>
          </table:table-cell>
          <table:table-cell/>
          <table:table-cell table:formula="of:=MAX([.H55:.J55])" office:value-type="float" office:value="1" calcext:value-type="float">
            <text:p>1.000</text:p>
          </table:table-cell>
          <table:table-cell table:formula="of:=MIN([.H55:.J55])" office:value-type="float" office:value="0" calcext:value-type="float">
            <text:p>0.000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4" calcext:value-type="float">
            <text:p>4.000</text:p>
          </table:table-cell>
          <table:table-cell table:style-name="ce1"/>
          <table:table-cell table:formula="of:=[.O55]*[.X$3]" office:value-type="float" office:value="240" calcext:value-type="float">
            <text:p>240</text:p>
          </table:table-cell>
          <table:table-cell table:formula="of:=[.Q55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55]*4" office:value-type="float" office:value="0" calcext:value-type="float">
            <text:p>0</text:p>
          </table:table-cell>
          <table:table-cell table:style-name="ce27" table:formula="of:=[.B55]*4" office:value-type="float" office:value="0" calcext:value-type="float">
            <text:p>0</text:p>
          </table:table-cell>
          <table:table-cell table:style-name="ce27" table:formula="of:=[.C55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6:.C56])" office:value-type="float" office:value="62" calcext:value-type="float">
            <text:p>62</text:p>
          </table:table-cell>
          <table:table-cell table:style-name="ce1" table:formula="of:=MIN([.A56:.C56])" office:value-type="float" office:value="0" calcext:value-type="float">
            <text:p>0</text:p>
          </table:table-cell>
          <table:table-cell table:style-name="ce1"/>
          <table:table-cell table:formula="of:=[.A56]/[.X$2]" office:value-type="float" office:value="0.0476190476190476" calcext:value-type="float">
            <text:p>0.048</text:p>
          </table:table-cell>
          <table:table-cell table:formula="of:=[.B56]/[.X$2]" office:value-type="float" office:value="0.984126984126984" calcext:value-type="float">
            <text:p>0.984</text:p>
          </table:table-cell>
          <table:table-cell table:formula="of:=[.C56]/[.X$2]" office:value-type="float" office:value="0" calcext:value-type="float">
            <text:p>0.000</text:p>
          </table:table-cell>
          <table:table-cell/>
          <table:table-cell table:formula="of:=MAX([.H56:.J56])" office:value-type="float" office:value="0.984126984126984" calcext:value-type="float">
            <text:p>0.984</text:p>
          </table:table-cell>
          <table:table-cell table:formula="of:=MIN([.H56:.J56])" office:value-type="float" office:value="0" calcext:value-type="float">
            <text:p>0.000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1.95161290322581" calcext:value-type="float">
            <text:p>1.952</text:p>
          </table:table-cell>
          <table:table-cell table:style-name="ce1"/>
          <table:table-cell table:formula="of:=[.O56]*[.X$3]" office:value-type="float" office:value="117.096774193548" calcext:value-type="float">
            <text:p>117</text:p>
          </table:table-cell>
          <table:table-cell table:formula="of:=[.Q56]/5.625" office:value-type="float" office:value="20.8172043010753" calcext:value-type="float">
            <text:p>21</text:p>
          </table:table-cell>
          <table:table-cell table:style-name="ce1"/>
          <table:table-cell table:style-name="ce27" table:formula="of:=[.A56]*4" office:value-type="float" office:value="12" calcext:value-type="float">
            <text:p>12</text:p>
          </table:table-cell>
          <table:table-cell table:style-name="ce27" table:formula="of:=[.B56]*4" office:value-type="float" office:value="248" calcext:value-type="float">
            <text:p>248</text:p>
          </table:table-cell>
          <table:table-cell table:style-name="ce27" table:formula="of:=[.C56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MAX([.A57:.C57])" office:value-type="float" office:value="48" calcext:value-type="float">
            <text:p>48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761904761904762" calcext:value-type="float">
            <text:p>0.762</text:p>
          </table:table-cell>
          <table:table-cell table:formula="of:=[.B57]/[.X$2]" office:value-type="float" office:value="0" calcext:value-type="float">
            <text:p>0.000</text:p>
          </table:table-cell>
          <table:table-cell table:formula="of:=[.C57]/[.X$2]" office:value-type="float" office:value="0.238095238095238" calcext:value-type="float">
            <text:p>0.238</text:p>
          </table:table-cell>
          <table:table-cell/>
          <table:table-cell table:formula="of:=MAX([.H57:.J57])" office:value-type="float" office:value="0.761904761904762" calcext:value-type="float">
            <text:p>0.762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5.6875" calcext:value-type="float">
            <text:p>5.688</text:p>
          </table:table-cell>
          <table:table-cell table:style-name="ce1"/>
          <table:table-cell table:formula="of:=[.O57]*[.X$3]" office:value-type="float" office:value="341.25" calcext:value-type="float">
            <text:p>341</text:p>
          </table:table-cell>
          <table:table-cell table:formula="of:=[.Q57]/5.625" office:value-type="float" office:value="60.6666666666667" calcext:value-type="float">
            <text:p>61</text:p>
          </table:table-cell>
          <table:table-cell table:style-name="ce1"/>
          <table:table-cell table:style-name="ce27" table:formula="of:=[.A57]*4" office:value-type="float" office:value="192" calcext:value-type="float">
            <text:p>192</text:p>
          </table:table-cell>
          <table:table-cell table:style-name="ce27" table:formula="of:=[.B57]*4" office:value-type="float" office:value="0" calcext:value-type="float">
            <text:p>0</text:p>
          </table:table-cell>
          <table:table-cell table:style-name="ce27" table:formula="of:=[.C57]*4" office:value-type="float" office:value="60" calcext:value-type="float">
            <text:p>6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58:.C58])" office:value-type="float" office:value="63" calcext:value-type="float">
            <text:p>63</text:p>
          </table:table-cell>
          <table:table-cell table:style-name="ce1" table:formula="of:=MIN([.A58:.C58])" office:value-type="float" office:value="0" calcext:value-type="float">
            <text:p>0</text:p>
          </table:table-cell>
          <table:table-cell table:style-name="ce1"/>
          <table:table-cell table:formula="of:=[.A58]/[.X$2]" office:value-type="float" office:value="0" calcext:value-type="float">
            <text:p>0.000</text:p>
          </table:table-cell>
          <table:table-cell table:formula="of:=[.B58]/[.X$2]" office:value-type="float" office:value="1" calcext:value-type="float">
            <text:p>1.000</text:p>
          </table:table-cell>
          <table:table-cell table:formula="of:=[.C58]/[.X$2]" office:value-type="float" office:value="0.507936507936508" calcext:value-type="float">
            <text:p>0.508</text:p>
          </table:table-cell>
          <table:table-cell/>
          <table:table-cell table:formula="of:=MAX([.H58:.J58])" office:value-type="float" office:value="1" calcext:value-type="float">
            <text:p>1.000</text:p>
          </table:table-cell>
          <table:table-cell table:formula="of:=MIN([.H58:.J58])" office:value-type="float" office:value="0" calcext:value-type="float">
            <text:p>0.000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50793650793651" calcext:value-type="float">
            <text:p>2.508</text:p>
          </table:table-cell>
          <table:table-cell table:style-name="ce1"/>
          <table:table-cell table:formula="of:=[.O58]*[.X$3]" office:value-type="float" office:value="150.47619047619" calcext:value-type="float">
            <text:p>150</text:p>
          </table:table-cell>
          <table:table-cell table:formula="of:=[.Q58]/5.625" office:value-type="float" office:value="26.7513227513228" calcext:value-type="float">
            <text:p>27</text:p>
          </table:table-cell>
          <table:table-cell table:style-name="ce1"/>
          <table:table-cell table:style-name="ce27" table:formula="of:=[.A58]*4" office:value-type="float" office:value="0" calcext:value-type="float">
            <text:p>0</text:p>
          </table:table-cell>
          <table:table-cell table:style-name="ce27" table:formula="of:=[.B58]*4" office:value-type="float" office:value="252" calcext:value-type="float">
            <text:p>252</text:p>
          </table:table-cell>
          <table:table-cell table:style-name="ce27" table:formula="of:=[.C58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59:.C59])" office:value-type="float" office:value="60" calcext:value-type="float">
            <text:p>60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952380952380952" calcext:value-type="float">
            <text:p>0.952</text:p>
          </table:table-cell>
          <table:table-cell table:style-name="ce21" table:formula="of:=[.B59]/[.X$2]" office:value-type="float" office:value="0" calcext:value-type="float">
            <text:p>0.000</text:p>
          </table:table-cell>
          <table:table-cell table:style-name="ce21" table:formula="of:=[.C59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59:.J59])" office:value-type="float" office:value="0.952380952380952" calcext:value-type="float">
            <text:p>0.952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5.95" calcext:value-type="float">
            <text:p>5.950</text:p>
          </table:table-cell>
          <table:table-cell table:style-name="ce19"/>
          <table:table-cell table:style-name="ce31" table:formula="of:=[.O59]*[.X$3]" office:value-type="float" office:value="357" calcext:value-type="float">
            <text:p>357</text:p>
          </table:table-cell>
          <table:table-cell table:style-name="ce31" table:formula="of:=[.Q59]/5.625" office:value-type="float" office:value="63.4666666666667" calcext:value-type="float">
            <text:p>63</text:p>
          </table:table-cell>
          <table:table-cell table:style-name="ce19"/>
          <table:table-cell table:style-name="ce17" table:formula="of:=[.A59]*4" office:value-type="float" office:value="240" calcext:value-type="float">
            <text:p>240</text:p>
          </table:table-cell>
          <table:table-cell table:style-name="ce17" table:formula="of:=[.B59]*4" office:value-type="float" office:value="0" calcext:value-type="float">
            <text:p>0</text:p>
          </table:table-cell>
          <table:table-cell table:style-name="ce17" table:formula="of:=[.C59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60:.C60])" office:value-type="float" office:value="56" calcext:value-type="float">
            <text:p>56</text:p>
          </table:table-cell>
          <table:table-cell table:style-name="ce1" table:formula="of:=MIN([.A60:.C60])" office:value-type="float" office:value="0" calcext:value-type="float">
            <text:p>0</text:p>
          </table:table-cell>
          <table:table-cell table:style-name="ce1"/>
          <table:table-cell table:formula="of:=[.A60]/[.X$2]" office:value-type="float" office:value="0" calcext:value-type="float">
            <text:p>0.000</text:p>
          </table:table-cell>
          <table:table-cell table:formula="of:=[.B60]/[.X$2]" office:value-type="float" office:value="0.238095238095238" calcext:value-type="float">
            <text:p>0.238</text:p>
          </table:table-cell>
          <table:table-cell table:formula="of:=[.C60]/[.X$2]" office:value-type="float" office:value="0.888888888888889" calcext:value-type="float">
            <text:p>0.889</text:p>
          </table:table-cell>
          <table:table-cell/>
          <table:table-cell table:formula="of:=MAX([.H60:.J60])" office:value-type="float" office:value="0.888888888888889" calcext:value-type="float">
            <text:p>0.889</text:p>
          </table:table-cell>
          <table:table-cell table:formula="of:=MIN([.H60:.J60])" office:value-type="float" office:value="0" calcext:value-type="float">
            <text:p>0.000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3.73214285714286" calcext:value-type="float">
            <text:p>3.732</text:p>
          </table:table-cell>
          <table:table-cell table:style-name="ce1"/>
          <table:table-cell table:formula="of:=[.O60]*[.X$3]" office:value-type="float" office:value="223.928571428571" calcext:value-type="float">
            <text:p>224</text:p>
          </table:table-cell>
          <table:table-cell table:formula="of:=[.Q60]/5.625" office:value-type="float" office:value="39.8095238095238" calcext:value-type="float">
            <text:p>40</text:p>
          </table:table-cell>
          <table:table-cell table:style-name="ce1"/>
          <table:table-cell table:style-name="ce27" table:formula="of:=[.A60]*4" office:value-type="float" office:value="0" calcext:value-type="float">
            <text:p>0</text:p>
          </table:table-cell>
          <table:table-cell table:style-name="ce27" table:formula="of:=[.B60]*4" office:value-type="float" office:value="60" calcext:value-type="float">
            <text:p>60</text:p>
          </table:table-cell>
          <table:table-cell table:style-name="ce27" table:formula="of:=[.C60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61:.C61])" office:value-type="float" office:value="63" calcext:value-type="float">
            <text:p>63</text:p>
          </table:table-cell>
          <table:table-cell table:style-name="ce1" table:formula="of:=MIN([.A61:.C61])" office:value-type="float" office:value="0" calcext:value-type="float">
            <text:p>0</text:p>
          </table:table-cell>
          <table:table-cell table:style-name="ce1"/>
          <table:table-cell table:formula="of:=[.A61]/[.X$2]" office:value-type="float" office:value="1" calcext:value-type="float">
            <text:p>1.000</text:p>
          </table:table-cell>
          <table:table-cell table:formula="of:=[.B61]/[.X$2]" office:value-type="float" office:value="0" calcext:value-type="float">
            <text:p>0.000</text:p>
          </table:table-cell>
          <table:table-cell table:formula="of:=[.C61]/[.X$2]" office:value-type="float" office:value="0" calcext:value-type="float">
            <text:p>0.000</text:p>
          </table:table-cell>
          <table:table-cell/>
          <table:table-cell table:formula="of:=MAX([.H61:.J61])" office:value-type="float" office:value="1" calcext:value-type="float">
            <text:p>1.000</text:p>
          </table:table-cell>
          <table:table-cell table:formula="of:=MIN([.H61:.J61])" office:value-type="float" office:value="0" calcext:value-type="float">
            <text:p>0.000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" calcext:value-type="float">
            <text:p>0.000</text:p>
          </table:table-cell>
          <table:table-cell table:style-name="ce1"/>
          <table:table-cell table:formula="of:=[.O61]*[.X$3]" office:value-type="float" office:value="0" calcext:value-type="float">
            <text:p>0</text:p>
          </table:table-cell>
          <table:table-cell table:formula="of:=[.Q61]/5.625" office:value-type="float" office:value="0" calcext:value-type="float">
            <text:p>0</text:p>
          </table:table-cell>
          <table:table-cell table:style-name="ce1"/>
          <table:table-cell table:style-name="ce27" table:formula="of:=[.A61]*4" office:value-type="float" office:value="252" calcext:value-type="float">
            <text:p>252</text:p>
          </table:table-cell>
          <table:table-cell table:style-name="ce27" table:formula="of:=[.B61]*4" office:value-type="float" office:value="0" calcext:value-type="float">
            <text:p>0</text:p>
          </table:table-cell>
          <table:table-cell table:style-name="ce27" table:formula="of:=[.C6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.2" calcext:value-type="float">
            <text:p>60.2</text:p>
          </table:table-cell>
          <table:table-cell/>
          <table:table-cell table:style-name="ce1" table:formula="of:=MAX([.A62:.C62])" office:value-type="float" office:value="60.2" calcext:value-type="float">
            <text:p>60.2</text:p>
          </table:table-cell>
          <table:table-cell table:style-name="ce1" table:formula="of:=MIN([.A62:.C62])" office:value-type="float" office:value="2" calcext:value-type="float">
            <text:p>2</text:p>
          </table:table-cell>
          <table:table-cell table:style-name="ce1"/>
          <table:table-cell table:formula="of:=[.A62]/[.X$2]" office:value-type="float" office:value="0.0317460317460317" calcext:value-type="float">
            <text:p>0.032</text:p>
          </table:table-cell>
          <table:table-cell table:formula="of:=[.B62]/[.X$2]" office:value-type="float" office:value="0.0476190476190476" calcext:value-type="float">
            <text:p>0.048</text:p>
          </table:table-cell>
          <table:table-cell table:formula="of:=[.C62]/[.X$2]" office:value-type="float" office:value="0.955555555555556" calcext:value-type="float">
            <text:p>0.956</text:p>
          </table:table-cell>
          <table:table-cell/>
          <table:table-cell table:formula="of:=MAX([.H62:.J62])" office:value-type="float" office:value="0.955555555555556" calcext:value-type="float">
            <text:p>0.956</text:p>
          </table:table-cell>
          <table:table-cell table:formula="of:=MIN([.H62:.J62])" office:value-type="float" office:value="0.0317460317460317" calcext:value-type="float">
            <text:p>0.032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3.98281786941581" calcext:value-type="float">
            <text:p>3.983</text:p>
          </table:table-cell>
          <table:table-cell table:style-name="ce1"/>
          <table:table-cell table:formula="of:=[.O62]*[.X$3]" office:value-type="float" office:value="238.969072164948" calcext:value-type="float">
            <text:p>239</text:p>
          </table:table-cell>
          <table:table-cell table:formula="of:=[.Q62]/5.625" office:value-type="float" office:value="42.4833906071019" calcext:value-type="float">
            <text:p>42</text:p>
          </table:table-cell>
          <table:table-cell table:style-name="ce1"/>
          <table:table-cell table:style-name="ce27" table:formula="of:=[.A62]*4" office:value-type="float" office:value="8" calcext:value-type="float">
            <text:p>8</text:p>
          </table:table-cell>
          <table:table-cell table:style-name="ce27" table:formula="of:=[.B62]*4" office:value-type="float" office:value="12" calcext:value-type="float">
            <text:p>12</text:p>
          </table:table-cell>
          <table:table-cell table:style-name="ce27" table:formula="of:=[.C62]*4" office:value-type="float" office:value="240.8" calcext:value-type="float">
            <text:p>240.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63:.C63])" office:value-type="float" office:value="56" calcext:value-type="float">
            <text:p>56</text:p>
          </table:table-cell>
          <table:table-cell table:style-name="ce1" table:formula="of:=MIN([.A63:.C63])" office:value-type="float" office:value="0" calcext:value-type="float">
            <text:p>0</text:p>
          </table:table-cell>
          <table:table-cell table:style-name="ce1"/>
          <table:table-cell table:formula="of:=[.A63]/[.X$2]" office:value-type="float" office:value="0.238095238095238" calcext:value-type="float">
            <text:p>0.238</text:p>
          </table:table-cell>
          <table:table-cell table:formula="of:=[.B63]/[.X$2]" office:value-type="float" office:value="0.888888888888889" calcext:value-type="float">
            <text:p>0.889</text:p>
          </table:table-cell>
          <table:table-cell table:formula="of:=[.C63]/[.X$2]" office:value-type="float" office:value="0" calcext:value-type="float">
            <text:p>0.000</text:p>
          </table:table-cell>
          <table:table-cell/>
          <table:table-cell table:formula="of:=MAX([.H63:.J63])" office:value-type="float" office:value="0.888888888888889" calcext:value-type="float">
            <text:p>0.889</text:p>
          </table:table-cell>
          <table:table-cell table:formula="of:=MIN([.H63:.J63])" office:value-type="float" office:value="0" calcext:value-type="float">
            <text:p>0.000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1.73214285714286" calcext:value-type="float">
            <text:p>1.732</text:p>
          </table:table-cell>
          <table:table-cell table:style-name="ce1"/>
          <table:table-cell table:formula="of:=[.O63]*[.X$3]" office:value-type="float" office:value="103.928571428571" calcext:value-type="float">
            <text:p>104</text:p>
          </table:table-cell>
          <table:table-cell table:formula="of:=[.Q63]/5.625" office:value-type="float" office:value="18.4761904761905" calcext:value-type="float">
            <text:p>18</text:p>
          </table:table-cell>
          <table:table-cell table:style-name="ce1"/>
          <table:table-cell table:style-name="ce27" table:formula="of:=[.A63]*4" office:value-type="float" office:value="60" calcext:value-type="float">
            <text:p>60</text:p>
          </table:table-cell>
          <table:table-cell table:style-name="ce27" table:formula="of:=[.B63]*4" office:value-type="float" office:value="224" calcext:value-type="float">
            <text:p>224</text:p>
          </table:table-cell>
          <table:table-cell table:style-name="ce27" table:formula="of:=[.C63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64:.C64])" office:value-type="float" office:value="63" calcext:value-type="float">
            <text:p>63</text:p>
          </table:table-cell>
          <table:table-cell table:style-name="ce1" table:formula="of:=MIN([.A64:.C64])" office:value-type="float" office:value="0" calcext:value-type="float">
            <text:p>0</text:p>
          </table:table-cell>
          <table:table-cell table:style-name="ce1"/>
          <table:table-cell table:formula="of:=[.A64]/[.X$2]" office:value-type="float" office:value="0" calcext:value-type="float">
            <text:p>0.000</text:p>
          </table:table-cell>
          <table:table-cell table:formula="of:=[.B64]/[.X$2]" office:value-type="float" office:value="0" calcext:value-type="float">
            <text:p>0.000</text:p>
          </table:table-cell>
          <table:table-cell table:formula="of:=[.C64]/[.X$2]" office:value-type="float" office:value="1" calcext:value-type="float">
            <text:p>1.000</text:p>
          </table:table-cell>
          <table:table-cell/>
          <table:table-cell table:formula="of:=MAX([.H64:.J64])" office:value-type="float" office:value="1" calcext:value-type="float">
            <text:p>1.000</text:p>
          </table:table-cell>
          <table:table-cell table:formula="of:=MIN([.H64:.J64])" office:value-type="float" office:value="0" calcext:value-type="float">
            <text:p>0.00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4" calcext:value-type="float">
            <text:p>4.000</text:p>
          </table:table-cell>
          <table:table-cell table:style-name="ce1"/>
          <table:table-cell table:formula="of:=[.O64]*[.X$3]" office:value-type="float" office:value="240" calcext:value-type="float">
            <text:p>240</text:p>
          </table:table-cell>
          <table:table-cell table:formula="of:=[.Q64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64]*4" office:value-type="float" office:value="0" calcext:value-type="float">
            <text:p>0</text:p>
          </table:table-cell>
          <table:table-cell table:style-name="ce27" table:formula="of:=[.B64]*4" office:value-type="float" office:value="0" calcext:value-type="float">
            <text:p>0</text:p>
          </table:table-cell>
          <table:table-cell table:style-name="ce27" table:formula="of:=[.C64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65:.C65])" office:value-type="float" office:value="62" calcext:value-type="float">
            <text:p>62</text:p>
          </table:table-cell>
          <table:table-cell table:style-name="ce1" table:formula="of:=MIN([.A65:.C65])" office:value-type="float" office:value="0" calcext:value-type="float">
            <text:p>0</text:p>
          </table:table-cell>
          <table:table-cell table:style-name="ce1"/>
          <table:table-cell table:formula="of:=[.A65]/[.X$2]" office:value-type="float" office:value="0.0476190476190476" calcext:value-type="float">
            <text:p>0.048</text:p>
          </table:table-cell>
          <table:table-cell table:formula="of:=[.B65]/[.X$2]" office:value-type="float" office:value="0.984126984126984" calcext:value-type="float">
            <text:p>0.984</text:p>
          </table:table-cell>
          <table:table-cell table:formula="of:=[.C65]/[.X$2]" office:value-type="float" office:value="0" calcext:value-type="float">
            <text:p>0.000</text:p>
          </table:table-cell>
          <table:table-cell/>
          <table:table-cell table:formula="of:=MAX([.H65:.J65])" office:value-type="float" office:value="0.984126984126984" calcext:value-type="float">
            <text:p>0.984</text:p>
          </table:table-cell>
          <table:table-cell table:formula="of:=MIN([.H65:.J65])" office:value-type="float" office:value="0" calcext:value-type="float">
            <text:p>0.000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1.95161290322581" calcext:value-type="float">
            <text:p>1.952</text:p>
          </table:table-cell>
          <table:table-cell table:style-name="ce1"/>
          <table:table-cell table:style-name="ce35" table:formula="of:=[.O65]*[.X$3]" office:value-type="float" office:value="117.096774193548" calcext:value-type="float">
            <text:p>117</text:p>
          </table:table-cell>
          <table:table-cell table:style-name="ce35" table:formula="of:=[.Q65]/5.625" office:value-type="float" office:value="20.8172043010753" calcext:value-type="float">
            <text:p>21</text:p>
          </table:table-cell>
          <table:table-cell table:style-name="ce1"/>
          <table:table-cell table:style-name="ce27" table:formula="of:=[.A65]*4" office:value-type="float" office:value="12" calcext:value-type="float">
            <text:p>12</text:p>
          </table:table-cell>
          <table:table-cell table:style-name="ce27" table:formula="of:=[.B65]*4" office:value-type="float" office:value="248" calcext:value-type="float">
            <text:p>248</text:p>
          </table:table-cell>
          <table:table-cell table:style-name="ce27" table:formula="of:=[.C65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35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35" table:formula="of:=[.O67]*[.X$3]" office:value-type="float" office:value="0" calcext:value-type="float">
            <text:p>0</text:p>
          </table:table-cell>
          <table:table-cell table:style-name="ce35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35" table:formula="of:=[.O68]*[.X$3]" office:value-type="float" office:value="115.930967874452" calcext:value-type="float">
            <text:p>116</text:p>
          </table:table-cell>
          <table:table-cell table:style-name="ce35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35" table:formula="of:=[.O69]*[.X$3]" office:value-type="float" office:value="0" calcext:value-type="float">
            <text:p>0</text:p>
          </table:table-cell>
          <table:table-cell table:style-name="ce35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35" table:formula="of:=[.O70]*[.X$3]" office:value-type="float" office:value="77.5596496526728" calcext:value-type="float">
            <text:p>78</text:p>
          </table:table-cell>
          <table:table-cell table:style-name="ce35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35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35" table:formula="of:=[.O72]*[.X$3]" office:value-type="float" office:value="59.9627419335168" calcext:value-type="float">
            <text:p>60</text:p>
          </table:table-cell>
          <table:table-cell table:style-name="ce35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35" table:formula="of:=[.O73]*[.X$3]" office:value-type="float" office:value="116.520731816687" calcext:value-type="float">
            <text:p>117</text:p>
          </table:table-cell>
          <table:table-cell table:style-name="ce35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35" table:formula="of:=[.O74]*[.X$3]" office:value-type="float" office:value="59.9755965292842" calcext:value-type="float">
            <text:p>60</text:p>
          </table:table-cell>
          <table:table-cell table:style-name="ce35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35" table:formula="of:=[.O75]*[.X$3]" office:value-type="float" office:value="85.5714810731349" calcext:value-type="float">
            <text:p>86</text:p>
          </table:table-cell>
          <table:table-cell table:style-name="ce35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35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35" table:formula="of:=[.O77]*[.X$3]" office:value-type="float" office:value="120" calcext:value-type="float">
            <text:p>120</text:p>
          </table:table-cell>
          <table:table-cell table:style-name="ce35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35" table:formula="of:=[.O78]*[.X$3]" office:value-type="float" office:value="124.814369281742" calcext:value-type="float">
            <text:p>125</text:p>
          </table:table-cell>
          <table:table-cell table:style-name="ce35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35" table:formula="of:=[.O79]*[.X$3]" office:value-type="float" office:value="120" calcext:value-type="float">
            <text:p>120</text:p>
          </table:table-cell>
          <table:table-cell table:style-name="ce35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35" table:formula="of:=[.O80]*[.X$3]" office:value-type="float" office:value="97.2363101800808" calcext:value-type="float">
            <text:p>97</text:p>
          </table:table-cell>
          <table:table-cell table:style-name="ce35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35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35" table:formula="of:=[.O82]*[.X$3]" office:value-type="float" office:value="179.985111919922" calcext:value-type="float">
            <text:p>180</text:p>
          </table:table-cell>
          <table:table-cell table:style-name="ce35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35" table:formula="of:=[.O83]*[.X$3]" office:value-type="float" office:value="132.687160169649" calcext:value-type="float">
            <text:p>133</text:p>
          </table:table-cell>
          <table:table-cell table:style-name="ce35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35" table:formula="of:=[.O84]*[.X$3]" office:value-type="float" office:value="180" calcext:value-type="float">
            <text:p>180</text:p>
          </table:table-cell>
          <table:table-cell table:style-name="ce35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35" table:formula="of:=[.O85]*[.X$3]" office:value-type="float" office:value="105.901540320145" calcext:value-type="float">
            <text:p>106</text:p>
          </table:table-cell>
          <table:table-cell table:style-name="ce35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35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35" table:formula="of:=[.O87]*[.X$3]" office:value-type="float" office:value="240" calcext:value-type="float">
            <text:p>240</text:p>
          </table:table-cell>
          <table:table-cell table:style-name="ce35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35" table:formula="of:=[.O88]*[.X$3]" office:value-type="float" office:value="134.638632334921" calcext:value-type="float">
            <text:p>135</text:p>
          </table:table-cell>
          <table:table-cell table:style-name="ce35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35" table:formula="of:=[.O89]*[.X$3]" office:value-type="float" office:value="240" calcext:value-type="float">
            <text:p>240</text:p>
          </table:table-cell>
          <table:table-cell table:style-name="ce35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35" table:formula="of:=[.O90]*[.X$3]" office:value-type="float" office:value="101.625664239323" calcext:value-type="float">
            <text:p>102</text:p>
          </table:table-cell>
          <table:table-cell table:style-name="ce35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35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35" table:formula="of:=[.O92]*[.X$3]" office:value-type="float" office:value="300.052136901544" calcext:value-type="float">
            <text:p>300</text:p>
          </table:table-cell>
          <table:table-cell table:style-name="ce35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35" table:formula="of:=[.O93]*[.X$3]" office:value-type="float" office:value="126.373750017581" calcext:value-type="float">
            <text:p>126</text:p>
          </table:table-cell>
          <table:table-cell table:style-name="ce35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35" table:formula="of:=[.O94]*[.X$3]" office:value-type="float" office:value="300.024403470716" calcext:value-type="float">
            <text:p>300</text:p>
          </table:table-cell>
          <table:table-cell table:style-name="ce35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35" table:formula="of:=[.O95]*[.X$3]" office:value-type="float" office:value="82.8852588073213" calcext:value-type="float">
            <text:p>83</text:p>
          </table:table-cell>
          <table:table-cell table:style-name="ce35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'i_read test'.Q1:'i_read test'.R1048576">
            <calcext:condition calcext:apply-style-name="Error" calcext:value="&gt;359" calcext:base-cell-address="'i_read test'.Q1"/>
          </calcext:conditional-format>
        </calcext:conditional-formats>
      </table:table>
      <table:table table:name="Mag-meh" table:style-name="ta1">
        <office:forms form:automatic-focus="false" form:apply-design-mode="false"/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ce18"/>
        <table:table-column table:style-name="co22" table:default-cell-style-name="Default"/>
        <table:table-column table:style-name="co23" table:default-cell-style-name="ce18"/>
        <table:table-column table:style-name="co7" table:default-cell-style-name="ce18"/>
        <table:table-column table:style-name="co24" table:default-cell-style-name="Default"/>
        <table:table-column table:style-name="co25" table:default-cell-style-name="ce27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4" calcext:value-type="float">
            <text:p>1.51826583455684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" calcext:value-type="float">
            <text:p>1.5047831689728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7" calcext:value-type="float">
            <text:p>1.51139103963547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7" calcext:value-type="float">
            <text:p>1.50909835103157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5" calcext:value-type="float">
            <text:p>1.50078522727435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2" calcext:value-type="float">
            <text:p>1.5109483077822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7" calcext:value-type="float">
            <text:p>1.50702870414507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54"/>
        <table:table-column table:style-name="co1" table:default-cell-style-name="Default"/>
        <table:table-column table:style-name="co27" table:default-cell-style-name="ce54"/>
        <table:table-column table:style-name="co32" table:default-cell-style-name="Default"/>
        <table:table-column table:style-name="co27" table:default-cell-style-name="ce54"/>
        <table:table-column table:style-name="co33" table:default-cell-style-name="Default"/>
        <table:table-column table:style-name="co8" table:default-cell-style-name="ce5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do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1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1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37" table:default-cell-style-name="ce27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16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16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16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16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16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16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16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16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16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16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16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16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16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16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16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16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16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16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16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16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16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16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16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16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16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16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16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16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16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16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16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16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16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16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16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16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16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16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16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16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16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16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16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16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16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16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16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16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16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16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16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16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16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16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16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16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16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16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16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16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16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16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16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16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16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16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16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16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16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16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16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16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16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16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16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16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16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16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16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16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16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16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16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16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16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16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16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16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16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16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16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16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16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16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16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16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16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16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16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16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16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16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16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16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16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16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16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16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16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16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16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16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16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16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16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16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16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16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16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16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16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16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16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16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16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16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16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16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16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16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16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40" table:default-cell-style-name="ce38"/>
        <table:table-column table:style-name="co38" table:default-cell-style-name="Default"/>
        <table:table-column table:style-name="co41" table:default-cell-style-name="Default"/>
        <table:table-column table:style-name="co42" table:number-columns-repeated="2" table:default-cell-style-name="ce18"/>
        <table:table-column table:style-name="co42" table:default-cell-style-name="Default"/>
        <table:table-column table:style-name="co7" table:default-cell-style-name="ce28"/>
        <table:table-column table:style-name="co42" table:default-cell-style-name="Default"/>
        <table:table-column table:style-name="co7" table:default-cell-style-name="ce28"/>
        <table:table-column table:style-name="co7" table:number-columns-repeated="3" table:default-cell-style-name="Default"/>
        <table:table-column table:style-name="co43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5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57" table:formula="of:=(([.C1]^(0.4082))/28.8)-1.39" office:value-type="float" office:value="-0.557451119614584" calcext:value-type="float">
            <text:p>-0.56</text:p>
          </table:table-cell>
          <table:table-cell table:style-name="ce40" table:formula="of:=[.N1]-[.L1]" office:value-type="float" office:value="0.557451119614584" calcext:value-type="float">
            <text:p>0.56</text:p>
          </table:table-cell>
          <table:table-cell table:style-name="ce57" office:value-type="float" office:value="0" calcext:value-type="float">
            <text:p>0.00</text:p>
          </table:table-cell>
          <table:table-cell table:formula="of:=ROUND([.L1];0)" office:value-type="float" office:value="-1" calcext:value-type="float">
            <text:p>-1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5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5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57" table:formula="of:=(([.C2]^(0.4082))/28.8)-1.39" office:value-type="float" office:value="0.762310487028427" calcext:value-type="float">
            <text:p>0.76</text:p>
          </table:table-cell>
          <table:table-cell table:style-name="ce40" table:formula="of:=[.N2]-[.L2]" office:value-type="float" office:value="0.237689512971573" calcext:value-type="float">
            <text:p>0.24</text:p>
          </table:table-cell>
          <table:table-cell table:style-name="ce57" table:formula="of:=[.N1]+1" office:value-type="float" office:value="1" calcext:value-type="float">
            <text:p>1.00</text:p>
          </table:table-cell>
          <table:table-cell table:formula="of:=ROUND([.L2];0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5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57" table:formula="of:=(([.C3]^(0.4082))/28.8)-1.39" office:value-type="float" office:value="1.95972080257" calcext:value-type="float">
            <text:p>1.96</text:p>
          </table:table-cell>
          <table:table-cell table:style-name="ce40" table:formula="of:=[.N3]-[.L3]" office:value-type="float" office:value="0.0402791974300005" calcext:value-type="float">
            <text:p>0.04</text:p>
          </table:table-cell>
          <table:table-cell table:style-name="ce57" table:formula="of:=[.N2]+1" office:value-type="float" office:value="2" calcext:value-type="float">
            <text:p>2.00</text:p>
          </table:table-cell>
          <table:table-cell table:formula="of:=ROUND([.L3];0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5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57" table:formula="of:=(([.C4]^(0.4082))/28.8)-1.39" office:value-type="float" office:value="3.09988514637216" calcext:value-type="float">
            <text:p>3.10</text:p>
          </table:table-cell>
          <table:table-cell table:style-name="ce40" table:formula="of:=[.N4]-[.L4]" office:value-type="float" office:value="-0.0998851463721566" calcext:value-type="float">
            <text:p>-0.10</text:p>
          </table:table-cell>
          <table:table-cell table:style-name="ce57" table:formula="of:=[.N3]+1" office:value-type="float" office:value="3" calcext:value-type="float">
            <text:p>3.00</text:p>
          </table:table-cell>
          <table:table-cell table:formula="of:=ROUND([.L4];0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5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57" table:formula="of:=(([.C5]^(0.4082))/28.8)-1.39" office:value-type="float" office:value="4.20188104492863" calcext:value-type="float">
            <text:p>4.20</text:p>
          </table:table-cell>
          <table:table-cell table:style-name="ce40" table:formula="of:=[.N5]-[.L5]" office:value-type="float" office:value="-0.201881044928626" calcext:value-type="float">
            <text:p>-0.20</text:p>
          </table:table-cell>
          <table:table-cell table:style-name="ce57" table:formula="of:=[.N4]+1" office:value-type="float" office:value="4" calcext:value-type="float">
            <text:p>4.00</text:p>
          </table:table-cell>
          <table:table-cell table:formula="of:=ROUND([.L5];0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5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57" table:formula="of:=(([.C6]^(0.4082))/28.8)-1.39" office:value-type="float" office:value="5.28381402119244" calcext:value-type="float">
            <text:p>5.28</text:p>
          </table:table-cell>
          <table:table-cell table:style-name="ce40" table:formula="of:=[.N6]-[.L6]" office:value-type="float" office:value="-0.283814021192439" calcext:value-type="float">
            <text:p>-0.28</text:p>
          </table:table-cell>
          <table:table-cell table:style-name="ce57" table:formula="of:=[.N5]+1" office:value-type="float" office:value="5" calcext:value-type="float">
            <text:p>5.00</text:p>
          </table:table-cell>
          <table:table-cell table:formula="of:=ROUND([.L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5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57" table:formula="of:=(([.C7]^(0.4082))/28.8)-1.39" office:value-type="float" office:value="6.34235941377661" calcext:value-type="float">
            <text:p>6.34</text:p>
          </table:table-cell>
          <table:table-cell table:style-name="ce40" table:formula="of:=[.N7]-[.L7]" office:value-type="float" office:value="-0.342359413776614" calcext:value-type="float">
            <text:p>-0.34</text:p>
          </table:table-cell>
          <table:table-cell table:style-name="ce57" table:formula="of:=[.N6]+1" office:value-type="float" office:value="6" calcext:value-type="float">
            <text:p>6.00</text:p>
          </table:table-cell>
          <table:table-cell table:formula="of:=ROUND([.L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5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57" table:formula="of:=(([.C8]^(0.4082))/28.8)-1.39" office:value-type="float" office:value="7.38790594324182" calcext:value-type="float">
            <text:p>7.39</text:p>
          </table:table-cell>
          <table:table-cell table:style-name="ce40" table:formula="of:=[.N8]-[.L8]" office:value-type="float" office:value="-0.387905943241823" calcext:value-type="float">
            <text:p>-0.39</text:p>
          </table:table-cell>
          <table:table-cell table:style-name="ce57" table:formula="of:=[.N7]+1" office:value-type="float" office:value="7" calcext:value-type="float">
            <text:p>7.00</text:p>
          </table:table-cell>
          <table:table-cell table:formula="of:=ROUND([.L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5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57" table:formula="of:=(([.C9]^(0.4082))/28.8)-1.39" office:value-type="float" office:value="8.42382304597808" calcext:value-type="float">
            <text:p>8.42</text:p>
          </table:table-cell>
          <table:table-cell table:style-name="ce40" table:formula="of:=[.N9]-[.L9]" office:value-type="float" office:value="-0.423823045978082" calcext:value-type="float">
            <text:p>-0.42</text:p>
          </table:table-cell>
          <table:table-cell table:style-name="ce57" table:formula="of:=[.N8]+1" office:value-type="float" office:value="8" calcext:value-type="float">
            <text:p>8.00</text:p>
          </table:table-cell>
          <table:table-cell table:formula="of:=ROUND([.L9];0)" office:value-type="float" office:value="8" calcext:value-type="float">
            <text:p>8</text:p>
          </table:table-cell>
          <table:table-cell table:style-name="ce41" table:formula="of:=[.L1]" office:value-type="float" office:value="-0.557451119614584" calcext:value-type="float">
            <text:p>-0.56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5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57" table:formula="of:=(([.C10]^(0.4082))/28.8)-1.39" office:value-type="float" office:value="9.4477938740226" calcext:value-type="float">
            <text:p>9.45</text:p>
          </table:table-cell>
          <table:table-cell table:style-name="ce40" table:formula="of:=[.N10]-[.L10]" office:value-type="float" office:value="-0.447793874022603" calcext:value-type="float">
            <text:p>-0.45</text:p>
          </table:table-cell>
          <table:table-cell table:style-name="ce57" table:formula="of:=[.N9]+1" office:value-type="float" office:value="9" calcext:value-type="float">
            <text:p>9.00</text:p>
          </table:table-cell>
          <table:table-cell table:formula="of:=ROUND([.L10];0)" office:value-type="float" office:value="9" calcext:value-type="float">
            <text:p>9</text:p>
          </table:table-cell>
          <table:table-cell table:style-name="ce41" table:formula="of:=[.L15]" office:value-type="float" office:value="14.4843975569652" calcext:value-type="float">
            <text:p>14.48</text:p>
          </table:table-cell>
          <table:table-cell table:style-name="ce42" table:formula="of:=[.P10]-[.P9]" office:value-type="float" office:value="15.0418486765798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5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57" table:formula="of:=(([.C11]^(0.4082))/28.8)-1.39" office:value-type="float" office:value="10.4666362336555" calcext:value-type="float">
            <text:p>10.47</text:p>
          </table:table-cell>
          <table:table-cell table:style-name="ce40" table:formula="of:=[.N11]-[.L11]" office:value-type="float" office:value="-0.466636233655487" calcext:value-type="float">
            <text:p>-0.47</text:p>
          </table:table-cell>
          <table:table-cell table:style-name="ce57" table:formula="of:=[.N10]+1" office:value-type="float" office:value="10" calcext:value-type="float">
            <text:p>10.00</text:p>
          </table:table-cell>
          <table:table-cell table:formula="of:=ROUND([.L11];0)" office:value-type="float" office:value="10" calcext:value-type="float">
            <text:p>10</text:p>
          </table:table-cell>
          <table:table-cell table:style-name="ce41" table:formula="of:=[.L31]" office:value-type="float" office:value="30.2011773563422" calcext:value-type="float">
            <text:p>30.20</text:p>
          </table:table-cell>
          <table:table-cell table:style-name="ce42" table:formula="of:=[.P11]-[.P10]" office:value-type="float" office:value="15.716779799377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5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57" table:formula="of:=(([.C12]^(0.4082))/28.8)-1.39" office:value-type="float" office:value="11.4771704248955" calcext:value-type="float">
            <text:p>11.48</text:p>
          </table:table-cell>
          <table:table-cell table:style-name="ce40" table:formula="of:=[.N12]-[.L12]" office:value-type="float" office:value="-0.477170424895537" calcext:value-type="float">
            <text:p>-0.48</text:p>
          </table:table-cell>
          <table:table-cell table:style-name="ce57" table:formula="of:=[.N11]+1" office:value-type="float" office:value="11" calcext:value-type="float">
            <text:p>11.00</text:p>
          </table:table-cell>
          <table:table-cell table:formula="of:=ROUND([.L12];0)" office:value-type="float" office:value="11" calcext:value-type="float">
            <text:p>11</text:p>
          </table:table-cell>
          <table:table-cell table:style-name="ce41" table:formula="of:=[.L47]" office:value-type="float" office:value="45.8890143560113" calcext:value-type="float">
            <text:p>45.89</text:p>
          </table:table-cell>
          <table:table-cell table:style-name="ce42" table:formula="of:=[.P12]-[.P11]" office:value-type="float" office:value="15.6878369996691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5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57" table:formula="of:=(([.C13]^(0.4082))/28.8)-1.39" office:value-type="float" office:value="12.485264677875" calcext:value-type="float">
            <text:p>12.49</text:p>
          </table:table-cell>
          <table:table-cell table:style-name="ce40" table:formula="of:=[.N13]-[.L13]" office:value-type="float" office:value="-0.485264677874973" calcext:value-type="float">
            <text:p>-0.49</text:p>
          </table:table-cell>
          <table:table-cell table:style-name="ce57" table:formula="of:=[.N12]+1" office:value-type="float" office:value="12" calcext:value-type="float">
            <text:p>12.00</text:p>
          </table:table-cell>
          <table:table-cell table:formula="of:=ROUND([.L13];0)" office:value-type="float" office:value="12" calcext:value-type="float">
            <text:p>12</text:p>
          </table:table-cell>
          <table:table-cell table:style-name="ce41" table:formula="of:=[.L64]" office:value-type="float" office:value="62.7622201919186" calcext:value-type="float">
            <text:p>62.76</text:p>
          </table:table-cell>
          <table:table-cell table:style-name="ce42" table:formula="of:=[.P13]-[.P12]" office:value-type="float" office:value="16.8732058359073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5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57" table:formula="of:=(([.C14]^(0.4082))/28.8)-1.39" office:value-type="float" office:value="13.4829215165587" calcext:value-type="float">
            <text:p>13.48</text:p>
          </table:table-cell>
          <table:table-cell table:style-name="ce40" table:formula="of:=[.N14]-[.L14]" office:value-type="float" office:value="-0.482921516558651" calcext:value-type="float">
            <text:p>-0.48</text:p>
          </table:table-cell>
          <table:table-cell table:style-name="ce57" table:formula="of:=[.N13]+1" office:value-type="float" office:value="13" calcext:value-type="float">
            <text:p>13.00</text:p>
          </table:table-cell>
          <table:table-cell table:formula="of:=ROUND([.L1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5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57" table:formula="of:=(([.C15]^(0.4082))/28.8)-1.39" office:value-type="float" office:value="14.4843975569652" calcext:value-type="float">
            <text:p>14.48</text:p>
          </table:table-cell>
          <table:table-cell table:style-name="ce40" table:formula="of:=[.N15]-[.L15]" office:value-type="float" office:value="-0.484397556965186" calcext:value-type="float">
            <text:p>-0.48</text:p>
          </table:table-cell>
          <table:table-cell table:style-name="ce57" table:formula="of:=[.N14]+1" office:value-type="float" office:value="14" calcext:value-type="float">
            <text:p>14.00</text:p>
          </table:table-cell>
          <table:table-cell table:formula="of:=ROUND([.L1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5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57" table:formula="of:=(([.C16]^(0.4082))/28.8)-1.39" office:value-type="float" office:value="15.477136683345" calcext:value-type="float">
            <text:p>15.48</text:p>
          </table:table-cell>
          <table:table-cell table:style-name="ce40" table:formula="of:=[.N16]-[.L16]" office:value-type="float" office:value="-0.477136683345027" calcext:value-type="float">
            <text:p>-0.48</text:p>
          </table:table-cell>
          <table:table-cell table:style-name="ce57" table:formula="of:=[.N15]+1" office:value-type="float" office:value="15" calcext:value-type="float">
            <text:p>15.00</text:p>
          </table:table-cell>
          <table:table-cell table:formula="of:=ROUND([.L1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5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57" table:formula="of:=(([.C17]^(0.4082))/28.8)-1.39" office:value-type="float" office:value="16.4662377709345" calcext:value-type="float">
            <text:p>16.47</text:p>
          </table:table-cell>
          <table:table-cell table:style-name="ce40" table:formula="of:=[.N17]-[.L17]" office:value-type="float" office:value="-0.466237770934509" calcext:value-type="float">
            <text:p>-0.47</text:p>
          </table:table-cell>
          <table:table-cell table:style-name="ce57" table:formula="of:=[.N16]+1" office:value-type="float" office:value="16" calcext:value-type="float">
            <text:p>16.00</text:p>
          </table:table-cell>
          <table:table-cell table:formula="of:=ROUND([.L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5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57" table:formula="of:=(([.C18]^(0.4082))/28.8)-1.39" office:value-type="float" office:value="17.456475132893" calcext:value-type="float">
            <text:p>17.46</text:p>
          </table:table-cell>
          <table:table-cell table:style-name="ce40" table:formula="of:=[.N18]-[.L18]" office:value-type="float" office:value="-0.456475132892987" calcext:value-type="float">
            <text:p>-0.46</text:p>
          </table:table-cell>
          <table:table-cell table:style-name="ce57" table:formula="of:=[.N17]+1" office:value-type="float" office:value="17" calcext:value-type="float">
            <text:p>17.00</text:p>
          </table:table-cell>
          <table:table-cell table:formula="of:=ROUND([.L1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5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57" table:formula="of:=(([.C19]^(0.4082))/28.8)-1.39" office:value-type="float" office:value="18.4440232055692" calcext:value-type="float">
            <text:p>18.44</text:p>
          </table:table-cell>
          <table:table-cell table:style-name="ce40" table:formula="of:=[.N19]-[.L19]" office:value-type="float" office:value="-0.444023205569152" calcext:value-type="float">
            <text:p>-0.44</text:p>
          </table:table-cell>
          <table:table-cell table:style-name="ce57" table:formula="of:=[.N18]+1" office:value-type="float" office:value="18" calcext:value-type="float">
            <text:p>18.00</text:p>
          </table:table-cell>
          <table:table-cell table:formula="of:=ROUND([.L1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5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57" table:formula="of:=(([.C20]^(0.4082))/28.8)-1.39" office:value-type="float" office:value="19.429311946207" calcext:value-type="float">
            <text:p>19.43</text:p>
          </table:table-cell>
          <table:table-cell table:style-name="ce40" table:formula="of:=[.N20]-[.L20]" office:value-type="float" office:value="-0.42931194620704" calcext:value-type="float">
            <text:p>-0.43</text:p>
          </table:table-cell>
          <table:table-cell table:style-name="ce57" table:formula="of:=[.N19]+1" office:value-type="float" office:value="19" calcext:value-type="float">
            <text:p>19.00</text:p>
          </table:table-cell>
          <table:table-cell table:formula="of:=ROUND([.L2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5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57" table:formula="of:=(([.C21]^(0.4082))/28.8)-1.39" office:value-type="float" office:value="20.412717785781" calcext:value-type="float">
            <text:p>20.41</text:p>
          </table:table-cell>
          <table:table-cell table:style-name="ce40" table:formula="of:=[.N21]-[.L21]" office:value-type="float" office:value="-0.412717785781016" calcext:value-type="float">
            <text:p>-0.41</text:p>
          </table:table-cell>
          <table:table-cell table:style-name="ce57" table:formula="of:=[.N20]+1" office:value-type="float" office:value="20" calcext:value-type="float">
            <text:p>20.00</text:p>
          </table:table-cell>
          <table:table-cell table:formula="of:=ROUND([.L2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5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57" table:formula="of:=(([.C22]^(0.4082))/28.8)-1.39" office:value-type="float" office:value="21.3945724235916" calcext:value-type="float">
            <text:p>21.39</text:p>
          </table:table-cell>
          <table:table-cell table:style-name="ce40" table:formula="of:=[.N22]-[.L22]" office:value-type="float" office:value="-0.394572423591551" calcext:value-type="float">
            <text:p>-0.39</text:p>
          </table:table-cell>
          <table:table-cell table:style-name="ce57" table:formula="of:=[.N21]+1" office:value-type="float" office:value="21" calcext:value-type="float">
            <text:p>21.00</text:p>
          </table:table-cell>
          <table:table-cell table:formula="of:=ROUND([.L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5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57" table:formula="of:=(([.C23]^(0.4082))/28.8)-1.39" office:value-type="float" office:value="22.3751698341743" calcext:value-type="float">
            <text:p>22.38</text:p>
          </table:table-cell>
          <table:table-cell table:style-name="ce40" table:formula="of:=[.N23]-[.L23]" office:value-type="float" office:value="-0.375169834174269" calcext:value-type="float">
            <text:p>-0.38</text:p>
          </table:table-cell>
          <table:table-cell table:style-name="ce57" table:formula="of:=[.N22]+1" office:value-type="float" office:value="22" calcext:value-type="float">
            <text:p>22.00</text:p>
          </table:table-cell>
          <table:table-cell table:formula="of:=ROUND([.L2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5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57" table:formula="of:=(([.C24]^(0.4082))/28.8)-1.39" office:value-type="float" office:value="23.3547719144824" calcext:value-type="float">
            <text:p>23.35</text:p>
          </table:table-cell>
          <table:table-cell table:style-name="ce40" table:formula="of:=[.N24]-[.L24]" office:value-type="float" office:value="-0.354771914482377" calcext:value-type="float">
            <text:p>-0.35</text:p>
          </table:table-cell>
          <table:table-cell table:style-name="ce57" table:formula="of:=[.N23]+1" office:value-type="float" office:value="23" calcext:value-type="float">
            <text:p>23.00</text:p>
          </table:table-cell>
          <table:table-cell table:formula="of:=ROUND([.L2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5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57" table:formula="of:=(([.C25]^(0.4082))/28.8)-1.39" office:value-type="float" office:value="24.3336130826143" calcext:value-type="float">
            <text:p>24.33</text:p>
          </table:table-cell>
          <table:table-cell table:style-name="ce40" table:formula="of:=[.N25]-[.L25]" office:value-type="float" office:value="-0.333613082614278" calcext:value-type="float">
            <text:p>-0.33</text:p>
          </table:table-cell>
          <table:table-cell table:style-name="ce57" table:formula="of:=[.N24]+1" office:value-type="float" office:value="24" calcext:value-type="float">
            <text:p>24.00</text:p>
          </table:table-cell>
          <table:table-cell table:formula="of:=ROUND([.L2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5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57" table:formula="of:=(([.C26]^(0.4082))/28.8)-1.39" office:value-type="float" office:value="25.3119040580632" calcext:value-type="float">
            <text:p>25.31</text:p>
          </table:table-cell>
          <table:table-cell table:style-name="ce40" table:formula="of:=[.N26]-[.L26]" office:value-type="float" office:value="-0.311904058063149" calcext:value-type="float">
            <text:p>-0.31</text:p>
          </table:table-cell>
          <table:table-cell table:style-name="ce57" table:formula="of:=[.N25]+1" office:value-type="float" office:value="25" calcext:value-type="float">
            <text:p>25.00</text:p>
          </table:table-cell>
          <table:table-cell table:formula="of:=ROUND([.L2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5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57" table:formula="of:=(([.C27]^(0.4082))/28.8)-1.39" office:value-type="float" office:value="26.2898349958268" calcext:value-type="float">
            <text:p>26.29</text:p>
          </table:table-cell>
          <table:table-cell table:style-name="ce40" table:formula="of:=[.N27]-[.L27]" office:value-type="float" office:value="-0.289834995826769" calcext:value-type="float">
            <text:p>-0.29</text:p>
          </table:table-cell>
          <table:table-cell table:style-name="ce57" table:formula="of:=[.N26]+1" office:value-type="float" office:value="26" calcext:value-type="float">
            <text:p>26.00</text:p>
          </table:table-cell>
          <table:table-cell table:formula="of:=ROUND([.L2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5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57" table:formula="of:=(([.C28]^(0.4082))/28.8)-1.39" office:value-type="float" office:value="27.2675781051962" calcext:value-type="float">
            <text:p>27.27</text:p>
          </table:table-cell>
          <table:table-cell table:style-name="ce40" table:formula="of:=[.N28]-[.L28]" office:value-type="float" office:value="-0.267578105196215" calcext:value-type="float">
            <text:p>-0.27</text:p>
          </table:table-cell>
          <table:table-cell table:style-name="ce57" table:formula="of:=[.N27]+1" office:value-type="float" office:value="27" calcext:value-type="float">
            <text:p>27.00</text:p>
          </table:table-cell>
          <table:table-cell table:formula="of:=ROUND([.L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5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57" table:formula="of:=(([.C29]^(0.4082))/28.8)-1.39" office:value-type="float" office:value="28.245289853699" calcext:value-type="float">
            <text:p>28.25</text:p>
          </table:table-cell>
          <table:table-cell table:style-name="ce40" table:formula="of:=[.N29]-[.L29]" office:value-type="float" office:value="-0.245289853699028" calcext:value-type="float">
            <text:p>-0.25</text:p>
          </table:table-cell>
          <table:table-cell table:style-name="ce57" table:formula="of:=[.N28]+1" office:value-type="float" office:value="28" calcext:value-type="float">
            <text:p>28.00</text:p>
          </table:table-cell>
          <table:table-cell table:formula="of:=ROUND([.L2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5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57" table:formula="of:=(([.C30]^(0.4082))/28.8)-1.39" office:value-type="float" office:value="29.2231128342027" calcext:value-type="float">
            <text:p>29.22</text:p>
          </table:table-cell>
          <table:table-cell table:style-name="ce40" table:formula="of:=[.N30]-[.L30]" office:value-type="float" office:value="-0.223112834202659" calcext:value-type="float">
            <text:p>-0.22</text:p>
          </table:table-cell>
          <table:table-cell table:style-name="ce57" table:formula="of:=[.N29]+1" office:value-type="float" office:value="29" calcext:value-type="float">
            <text:p>29.00</text:p>
          </table:table-cell>
          <table:table-cell table:formula="of:=ROUND([.L3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5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57" table:formula="of:=(([.C31]^(0.4082))/28.8)-1.39" office:value-type="float" office:value="30.2011773563422" calcext:value-type="float">
            <text:p>30.20</text:p>
          </table:table-cell>
          <table:table-cell table:style-name="ce40" table:formula="of:=[.N31]-[.L31]" office:value-type="float" office:value="-0.201177356342196" calcext:value-type="float">
            <text:p>-0.20</text:p>
          </table:table-cell>
          <table:table-cell table:style-name="ce57" table:formula="of:=[.N30]+1" office:value-type="float" office:value="30" calcext:value-type="float">
            <text:p>30.00</text:p>
          </table:table-cell>
          <table:table-cell table:formula="of:=ROUND([.L3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5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57" table:formula="of:=(([.C32]^(0.4082))/28.8)-1.39" office:value-type="float" office:value="31.1796028106714" calcext:value-type="float">
            <text:p>31.18</text:p>
          </table:table-cell>
          <table:table-cell table:style-name="ce40" table:formula="of:=[.N32]-[.L32]" office:value-type="float" office:value="-0.179602810671412" calcext:value-type="float">
            <text:p>-0.18</text:p>
          </table:table-cell>
          <table:table-cell table:style-name="ce57" table:formula="of:=[.N31]+1" office:value-type="float" office:value="31" calcext:value-type="float">
            <text:p>31.00</text:p>
          </table:table-cell>
          <table:table-cell table:formula="of:=ROUND([.L3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5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57" table:formula="of:=(([.C33]^(0.4082))/28.8)-1.39" office:value-type="float" office:value="32.158498844161" calcext:value-type="float">
            <text:p>32.16</text:p>
          </table:table-cell>
          <table:table-cell table:style-name="ce40" table:formula="of:=[.N33]-[.L33]" office:value-type="float" office:value="-0.158498844160988" calcext:value-type="float">
            <text:p>-0.16</text:p>
          </table:table-cell>
          <table:table-cell table:style-name="ce57" table:formula="of:=[.N32]+1" office:value-type="float" office:value="32" calcext:value-type="float">
            <text:p>32.00</text:p>
          </table:table-cell>
          <table:table-cell table:formula="of:=ROUND([.L3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5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57" table:formula="of:=(([.C34]^(0.4082))/28.8)-1.39" office:value-type="float" office:value="33.1342899556284" calcext:value-type="float">
            <text:p>33.13</text:p>
          </table:table-cell>
          <table:table-cell table:style-name="ce40" table:formula="of:=[.N34]-[.L34]" office:value-type="float" office:value="-0.134289955628383" calcext:value-type="float">
            <text:p>-0.13</text:p>
          </table:table-cell>
          <table:table-cell table:style-name="ce57" table:formula="of:=[.N33]+1" office:value-type="float" office:value="33" calcext:value-type="float">
            <text:p>33.00</text:p>
          </table:table-cell>
          <table:table-cell table:formula="of:=ROUND([.L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5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57" table:formula="of:=(([.C35]^(0.4082))/28.8)-1.39" office:value-type="float" office:value="34.1144453971671" calcext:value-type="float">
            <text:p>34.11</text:p>
          </table:table-cell>
          <table:table-cell table:style-name="ce40" table:formula="of:=[.N35]-[.L35]" office:value-type="float" office:value="-0.114445397167138" calcext:value-type="float">
            <text:p>-0.11</text:p>
          </table:table-cell>
          <table:table-cell table:style-name="ce57" table:formula="of:=[.N34]+1" office:value-type="float" office:value="34" calcext:value-type="float">
            <text:p>34.00</text:p>
          </table:table-cell>
          <table:table-cell table:formula="of:=ROUND([.L3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5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57" table:formula="of:=(([.C36]^(0.4082))/28.8)-1.39" office:value-type="float" office:value="35.0917197132262" calcext:value-type="float">
            <text:p>35.09</text:p>
          </table:table-cell>
          <table:table-cell table:style-name="ce40" table:formula="of:=[.N36]-[.L36]" office:value-type="float" office:value="-0.0917197132262189" calcext:value-type="float">
            <text:p>-0.09</text:p>
          </table:table-cell>
          <table:table-cell table:style-name="ce57" table:formula="of:=[.N35]+1" office:value-type="float" office:value="35" calcext:value-type="float">
            <text:p>35.00</text:p>
          </table:table-cell>
          <table:table-cell table:formula="of:=ROUND([.L3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5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57" table:formula="of:=(([.C37]^(0.4082))/28.8)-1.39" office:value-type="float" office:value="36.0698670048613" calcext:value-type="float">
            <text:p>36.07</text:p>
          </table:table-cell>
          <table:table-cell table:style-name="ce40" table:formula="of:=[.N37]-[.L37]" office:value-type="float" office:value="-0.0698670048613153" calcext:value-type="float">
            <text:p>-0.07</text:p>
          </table:table-cell>
          <table:table-cell table:style-name="ce57" table:formula="of:=[.N36]+1" office:value-type="float" office:value="36" calcext:value-type="float">
            <text:p>36.00</text:p>
          </table:table-cell>
          <table:table-cell table:formula="of:=ROUND([.L3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5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57" table:formula="of:=(([.C38]^(0.4082))/28.8)-1.39" office:value-type="float" office:value="37.0489593148245" calcext:value-type="float">
            <text:p>37.05</text:p>
          </table:table-cell>
          <table:table-cell table:style-name="ce40" table:formula="of:=[.N38]-[.L38]" office:value-type="float" office:value="-0.048959314824458" calcext:value-type="float">
            <text:p>-0.05</text:p>
          </table:table-cell>
          <table:table-cell table:style-name="ce57" table:formula="of:=[.N37]+1" office:value-type="float" office:value="37" calcext:value-type="float">
            <text:p>37.00</text:p>
          </table:table-cell>
          <table:table-cell table:formula="of:=ROUND([.L3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5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57" table:formula="of:=(([.C39]^(0.4082))/28.8)-1.39" office:value-type="float" office:value="38.0290635611266" calcext:value-type="float">
            <text:p>38.03</text:p>
          </table:table-cell>
          <table:table-cell table:style-name="ce40" table:formula="of:=[.N39]-[.L39]" office:value-type="float" office:value="-0.0290635611265913" calcext:value-type="float">
            <text:p>-0.03</text:p>
          </table:table-cell>
          <table:table-cell table:style-name="ce57" table:formula="of:=[.N38]+1" office:value-type="float" office:value="38" calcext:value-type="float">
            <text:p>38.00</text:p>
          </table:table-cell>
          <table:table-cell table:formula="of:=ROUND([.L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5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57" table:formula="of:=(([.C40]^(0.4082))/28.8)-1.39" office:value-type="float" office:value="39.0102419905327" calcext:value-type="float">
            <text:p>39.01</text:p>
          </table:table-cell>
          <table:table-cell table:style-name="ce40" table:formula="of:=[.N40]-[.L40]" office:value-type="float" office:value="-0.0102419905326983" calcext:value-type="float">
            <text:p>-0.01</text:p>
          </table:table-cell>
          <table:table-cell table:style-name="ce57" table:formula="of:=[.N39]+1" office:value-type="float" office:value="39" calcext:value-type="float">
            <text:p>39.00</text:p>
          </table:table-cell>
          <table:table-cell table:formula="of:=ROUND([.L4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5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57" table:formula="of:=(([.C41]^(0.4082))/28.8)-1.39" office:value-type="float" office:value="39.9890228282558" calcext:value-type="float">
            <text:p>39.99</text:p>
          </table:table-cell>
          <table:table-cell table:style-name="ce40" table:formula="of:=[.N41]-[.L41]" office:value-type="float" office:value="0.0109771717442086" calcext:value-type="float">
            <text:p>0.01</text:p>
          </table:table-cell>
          <table:table-cell table:style-name="ce57" table:formula="of:=[.N40]+1" office:value-type="float" office:value="40" calcext:value-type="float">
            <text:p>40.00</text:p>
          </table:table-cell>
          <table:table-cell table:formula="of:=ROUND([.L4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5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57" table:formula="of:=(([.C42]^(0.4082))/28.8)-1.39" office:value-type="float" office:value="40.9725384742543" calcext:value-type="float">
            <text:p>40.97</text:p>
          </table:table-cell>
          <table:table-cell table:style-name="ce40" table:formula="of:=[.N42]-[.L42]" office:value-type="float" office:value="0.0274615257457143" calcext:value-type="float">
            <text:p>0.03</text:p>
          </table:table-cell>
          <table:table-cell table:style-name="ce57" table:formula="of:=[.N41]+1" office:value-type="float" office:value="41" calcext:value-type="float">
            <text:p>41.00</text:p>
          </table:table-cell>
          <table:table-cell table:formula="of:=ROUND([.L4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5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57" table:formula="of:=(([.C43]^(0.4082))/28.8)-1.39" office:value-type="float" office:value="41.9537974190852" calcext:value-type="float">
            <text:p>41.95</text:p>
          </table:table-cell>
          <table:table-cell table:style-name="ce40" table:formula="of:=[.N43]-[.L43]" office:value-type="float" office:value="0.0462025809148159" calcext:value-type="float">
            <text:p>0.05</text:p>
          </table:table-cell>
          <table:table-cell table:style-name="ce57" table:formula="of:=[.N42]+1" office:value-type="float" office:value="42" calcext:value-type="float">
            <text:p>42.00</text:p>
          </table:table-cell>
          <table:table-cell table:formula="of:=ROUND([.L4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5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57" table:formula="of:=(([.C44]^(0.4082))/28.8)-1.39" office:value-type="float" office:value="42.9363753639358" calcext:value-type="float">
            <text:p>42.94</text:p>
          </table:table-cell>
          <table:table-cell table:style-name="ce40" table:formula="of:=[.N44]-[.L44]" office:value-type="float" office:value="0.0636246360641835" calcext:value-type="float">
            <text:p>0.06</text:p>
          </table:table-cell>
          <table:table-cell table:style-name="ce57" table:formula="of:=[.N43]+1" office:value-type="float" office:value="43" calcext:value-type="float">
            <text:p>43.00</text:p>
          </table:table-cell>
          <table:table-cell table:formula="of:=ROUND([.L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5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57" table:formula="of:=(([.C45]^(0.4082))/28.8)-1.39" office:value-type="float" office:value="43.9203153002341" calcext:value-type="float">
            <text:p>43.92</text:p>
          </table:table-cell>
          <table:table-cell table:style-name="ce40" table:formula="of:=[.N45]-[.L45]" office:value-type="float" office:value="0.0796846997659486" calcext:value-type="float">
            <text:p>0.08</text:p>
          </table:table-cell>
          <table:table-cell table:style-name="ce57" table:formula="of:=[.N44]+1" office:value-type="float" office:value="44" calcext:value-type="float">
            <text:p>44.00</text:p>
          </table:table-cell>
          <table:table-cell table:formula="of:=ROUND([.L4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5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57" table:formula="of:=(([.C46]^(0.4082))/28.8)-1.39" office:value-type="float" office:value="44.9056574917289" calcext:value-type="float">
            <text:p>44.91</text:p>
          </table:table-cell>
          <table:table-cell table:style-name="ce40" table:formula="of:=[.N46]-[.L46]" office:value-type="float" office:value="0.0943425082710618" calcext:value-type="float">
            <text:p>0.09</text:p>
          </table:table-cell>
          <table:table-cell table:style-name="ce57" table:formula="of:=[.N45]+1" office:value-type="float" office:value="45" calcext:value-type="float">
            <text:p>45.00</text:p>
          </table:table-cell>
          <table:table-cell table:formula="of:=ROUND([.L4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5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57" table:formula="of:=(([.C47]^(0.4082))/28.8)-1.39" office:value-type="float" office:value="45.8890143560113" calcext:value-type="float">
            <text:p>45.89</text:p>
          </table:table-cell>
          <table:table-cell table:style-name="ce40" table:formula="of:=[.N47]-[.L47]" office:value-type="float" office:value="0.110985643988677" calcext:value-type="float">
            <text:p>0.11</text:p>
          </table:table-cell>
          <table:table-cell table:style-name="ce57" table:formula="of:=[.N46]+1" office:value-type="float" office:value="46" calcext:value-type="float">
            <text:p>46.00</text:p>
          </table:table-cell>
          <table:table-cell table:formula="of:=ROUND([.L4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5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57" table:formula="of:=(([.C48]^(0.4082))/28.8)-1.39" office:value-type="float" office:value="46.8738785503816" calcext:value-type="float">
            <text:p>46.87</text:p>
          </table:table-cell>
          <table:table-cell table:style-name="ce40" table:formula="of:=[.N48]-[.L48]" office:value-type="float" office:value="0.126121449618452" calcext:value-type="float">
            <text:p>0.13</text:p>
          </table:table-cell>
          <table:table-cell table:style-name="ce57" table:formula="of:=[.N47]+1" office:value-type="float" office:value="47" calcext:value-type="float">
            <text:p>47.00</text:p>
          </table:table-cell>
          <table:table-cell table:formula="of:=ROUND([.L4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5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57" table:formula="of:=(([.C49]^(0.4082))/28.8)-1.39" office:value-type="float" office:value="47.8602823860829" calcext:value-type="float">
            <text:p>47.86</text:p>
          </table:table-cell>
          <table:table-cell table:style-name="ce40" table:formula="of:=[.N49]-[.L49]" office:value-type="float" office:value="0.139717613917149" calcext:value-type="float">
            <text:p>0.14</text:p>
          </table:table-cell>
          <table:table-cell table:style-name="ce57" table:formula="of:=[.N48]+1" office:value-type="float" office:value="48" calcext:value-type="float">
            <text:p>48.00</text:p>
          </table:table-cell>
          <table:table-cell table:formula="of:=ROUND([.L4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5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57" table:formula="of:=(([.C50]^(0.4082))/28.8)-1.39" office:value-type="float" office:value="48.8482562149897" calcext:value-type="float">
            <text:p>48.85</text:p>
          </table:table-cell>
          <table:table-cell table:style-name="ce40" table:formula="of:=[.N50]-[.L50]" office:value-type="float" office:value="0.151743785010254" calcext:value-type="float">
            <text:p>0.15</text:p>
          </table:table-cell>
          <table:table-cell table:style-name="ce57" table:formula="of:=[.N49]+1" office:value-type="float" office:value="49" calcext:value-type="float">
            <text:p>49.00</text:p>
          </table:table-cell>
          <table:table-cell table:formula="of:=ROUND([.L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5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57" table:formula="of:=(([.C51]^(0.4082))/28.8)-1.39" office:value-type="float" office:value="49.8344643140954" calcext:value-type="float">
            <text:p>49.83</text:p>
          </table:table-cell>
          <table:table-cell table:style-name="ce40" table:formula="of:=[.N51]-[.L51]" office:value-type="float" office:value="0.165535685904587" calcext:value-type="float">
            <text:p>0.17</text:p>
          </table:table-cell>
          <table:table-cell table:style-name="ce57" table:formula="of:=[.N50]+1" office:value-type="float" office:value="50" calcext:value-type="float">
            <text:p>50.00</text:p>
          </table:table-cell>
          <table:table-cell table:formula="of:=ROUND([.L5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5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57" table:formula="of:=(([.C52]^(0.4082))/28.8)-1.39" office:value-type="float" office:value="50.8256766836411" calcext:value-type="float">
            <text:p>50.83</text:p>
          </table:table-cell>
          <table:table-cell table:style-name="ce40" table:formula="of:=[.N52]-[.L52]" office:value-type="float" office:value="0.174323316358908" calcext:value-type="float">
            <text:p>0.17</text:p>
          </table:table-cell>
          <table:table-cell table:style-name="ce57" table:formula="of:=[.N51]+1" office:value-type="float" office:value="51" calcext:value-type="float">
            <text:p>51.00</text:p>
          </table:table-cell>
          <table:table-cell table:formula="of:=ROUND([.L52];0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5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57" table:formula="of:=(([.C53]^(0.4082))/28.8)-1.39" office:value-type="float" office:value="51.8152039123568" calcext:value-type="float">
            <text:p>51.82</text:p>
          </table:table-cell>
          <table:table-cell table:style-name="ce40" table:formula="of:=[.N53]-[.L53]" office:value-type="float" office:value="0.184796087643171" calcext:value-type="float">
            <text:p>0.18</text:p>
          </table:table-cell>
          <table:table-cell table:style-name="ce57" table:formula="of:=[.N52]+1" office:value-type="float" office:value="52" calcext:value-type="float">
            <text:p>52.00</text:p>
          </table:table-cell>
          <table:table-cell table:formula="of:=ROUND([.L53]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5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57" table:formula="of:=(([.C54]^(0.4082))/28.8)-1.39" office:value-type="float" office:value="52.8031113896377" calcext:value-type="float">
            <text:p>52.80</text:p>
          </table:table-cell>
          <table:table-cell table:style-name="ce40" table:formula="of:=[.N54]-[.L54]" office:value-type="float" office:value="0.196888610362336" calcext:value-type="float">
            <text:p>0.20</text:p>
          </table:table-cell>
          <table:table-cell table:style-name="ce57" table:formula="of:=[.N53]+1" office:value-type="float" office:value="53" calcext:value-type="float">
            <text:p>53.00</text:p>
          </table:table-cell>
          <table:table-cell table:formula="of:=ROUND([.L54];0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5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57" table:formula="of:=(([.C55]^(0.4082))/28.8)-1.39" office:value-type="float" office:value="53.7960783082601" calcext:value-type="float">
            <text:p>53.80</text:p>
          </table:table-cell>
          <table:table-cell table:style-name="ce40" table:formula="of:=[.N55]-[.L55]" office:value-type="float" office:value="0.203921691739865" calcext:value-type="float">
            <text:p>0.20</text:p>
          </table:table-cell>
          <table:table-cell table:style-name="ce57" table:formula="of:=[.N54]+1" office:value-type="float" office:value="54" calcext:value-type="float">
            <text:p>54.00</text:p>
          </table:table-cell>
          <table:table-cell table:formula="of:=ROUND([.L55];0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5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57" table:formula="of:=(([.C56]^(0.4082))/28.8)-1.39" office:value-type="float" office:value="54.7874942184921" calcext:value-type="float">
            <text:p>54.79</text:p>
          </table:table-cell>
          <table:table-cell table:style-name="ce40" table:formula="of:=[.N56]-[.L56]" office:value-type="float" office:value="0.212505781507879" calcext:value-type="float">
            <text:p>0.21</text:p>
          </table:table-cell>
          <table:table-cell table:style-name="ce57" table:formula="of:=[.N55]+1" office:value-type="float" office:value="55" calcext:value-type="float">
            <text:p>55.00</text:p>
          </table:table-cell>
          <table:table-cell table:formula="of:=ROUND([.L56]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5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57" table:formula="of:=(([.C57]^(0.4082))/28.8)-1.39" office:value-type="float" office:value="55.7806996952775" calcext:value-type="float">
            <text:p>55.78</text:p>
          </table:table-cell>
          <table:table-cell table:style-name="ce40" table:formula="of:=[.N57]-[.L57]" office:value-type="float" office:value="0.219300304722495" calcext:value-type="float">
            <text:p>0.22</text:p>
          </table:table-cell>
          <table:table-cell table:style-name="ce57" table:formula="of:=[.N56]+1" office:value-type="float" office:value="56" calcext:value-type="float">
            <text:p>56.00</text:p>
          </table:table-cell>
          <table:table-cell table:formula="of:=ROUND([.L57];0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5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57" table:formula="of:=(([.C58]^(0.4082))/28.8)-1.39" office:value-type="float" office:value="56.7757123157757" calcext:value-type="float">
            <text:p>56.78</text:p>
          </table:table-cell>
          <table:table-cell table:style-name="ce40" table:formula="of:=[.N58]-[.L58]" office:value-type="float" office:value="0.224287684224308" calcext:value-type="float">
            <text:p>0.22</text:p>
          </table:table-cell>
          <table:table-cell table:style-name="ce57" table:formula="of:=[.N57]+1" office:value-type="float" office:value="57" calcext:value-type="float">
            <text:p>57.00</text:p>
          </table:table-cell>
          <table:table-cell table:formula="of:=ROUND([.L58]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5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57" table:formula="of:=(([.C59]^(0.4082))/28.8)-1.39" office:value-type="float" office:value="57.7725486429847" calcext:value-type="float">
            <text:p>57.77</text:p>
          </table:table-cell>
          <table:table-cell table:style-name="ce40" table:formula="of:=[.N59]-[.L59]" office:value-type="float" office:value="0.227451357015326" calcext:value-type="float">
            <text:p>0.23</text:p>
          </table:table-cell>
          <table:table-cell table:style-name="ce57" table:formula="of:=[.N58]+1" office:value-type="float" office:value="58" calcext:value-type="float">
            <text:p>58.00</text:p>
          </table:table-cell>
          <table:table-cell table:formula="of:=ROUND([.L59];0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5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57" table:formula="of:=(([.C60]^(0.4082))/28.8)-1.39" office:value-type="float" office:value="58.7679796352838" calcext:value-type="float">
            <text:p>58.77</text:p>
          </table:table-cell>
          <table:table-cell table:style-name="ce40" table:formula="of:=[.N60]-[.L60]" office:value-type="float" office:value="0.232020364716249" calcext:value-type="float">
            <text:p>0.23</text:p>
          </table:table-cell>
          <table:table-cell table:style-name="ce57" table:formula="of:=[.N59]+1" office:value-type="float" office:value="59" calcext:value-type="float">
            <text:p>59.00</text:p>
          </table:table-cell>
          <table:table-cell table:formula="of:=ROUND([.L60]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5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57" table:formula="of:=(([.C61]^(0.4082))/28.8)-1.39" office:value-type="float" office:value="59.7652888835847" calcext:value-type="float">
            <text:p>59.77</text:p>
          </table:table-cell>
          <table:table-cell table:style-name="ce40" table:formula="of:=[.N61]-[.L61]" office:value-type="float" office:value="0.234711116415319" calcext:value-type="float">
            <text:p>0.23</text:p>
          </table:table-cell>
          <table:table-cell table:style-name="ce57" table:formula="of:=[.N60]+1" office:value-type="float" office:value="60" calcext:value-type="float">
            <text:p>60.00</text:p>
          </table:table-cell>
          <table:table-cell table:formula="of:=ROUND([.L61];0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5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57" table:formula="of:=(([.C62]^(0.4082))/28.8)-1.39" office:value-type="float" office:value="60.7612686935461" calcext:value-type="float">
            <text:p>60.76</text:p>
          </table:table-cell>
          <table:table-cell table:style-name="ce40" table:formula="of:=[.N62]-[.L62]" office:value-type="float" office:value="0.238731306453907" calcext:value-type="float">
            <text:p>0.24</text:p>
          </table:table-cell>
          <table:table-cell table:style-name="ce57" table:formula="of:=[.N61]+1" office:value-type="float" office:value="61" calcext:value-type="float">
            <text:p>61.00</text:p>
          </table:table-cell>
          <table:table-cell table:formula="of:=ROUND([.L62]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5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57" table:formula="of:=(([.C63]^(0.4082))/28.8)-1.39" office:value-type="float" office:value="61.7623855050918" calcext:value-type="float">
            <text:p>61.76</text:p>
          </table:table-cell>
          <table:table-cell table:style-name="ce40" table:formula="of:=[.N63]-[.L63]" office:value-type="float" office:value="0.237614494908158" calcext:value-type="float">
            <text:p>0.24</text:p>
          </table:table-cell>
          <table:table-cell table:style-name="ce57" table:formula="of:=[.N62]+1" office:value-type="float" office:value="62" calcext:value-type="float">
            <text:p>62.00</text:p>
          </table:table-cell>
          <table:table-cell table:formula="of:=ROUND([.L63]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5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57" table:formula="of:=(([.C64]^(0.4082))/28.8)-1.39" office:value-type="float" office:value="62.7622201919186" calcext:value-type="float">
            <text:p>62.76</text:p>
          </table:table-cell>
          <table:table-cell table:style-name="ce40" table:formula="of:=[.N64]-[.L64]" office:value-type="float" office:value="0.237779808081427" calcext:value-type="float">
            <text:p>0.24</text:p>
          </table:table-cell>
          <table:table-cell table:style-name="ce57" table:formula="of:=[.N63]+1" office:value-type="float" office:value="63" calcext:value-type="float">
            <text:p>63.00</text:p>
          </table:table-cell>
          <table:table-cell table:formula="of:=ROUND([.L64];0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inalMag" table:style-name="ta1">
        <table:table-column table:style-name="co44" table:default-cell-style-name="ce18"/>
        <table:table-column table:style-name="co7" table:default-cell-style-name="ce16"/>
        <table:table-column table:style-name="co45" table:default-cell-style-name="ce46"/>
        <table:table-column table:style-name="co7" table:number-columns-repeated="3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row table:style-name="ro1">
          <table:table-cell office:value-type="float" office:value="2400" calcext:value-type="float">
            <text:p>2,400</text:p>
          </table:table-cell>
          <table:table-cell table:formula="of:=INT([.A1])/1000000" office:value-type="float" office:value="0.0024" calcext:value-type="float">
            <text:p>0.00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3" calcext:value-type="float">
            <text:p>4.383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52.628" calcext:value-type="float">
            <text:p>52.6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588.582182225" calcext:value-type="float">
            <text:p>24,589</text:p>
          </table:table-cell>
          <table:table-cell table:formula="of:=INT([.A2])/1000000" office:value-type="float" office:value="0.024588" calcext:value-type="float">
            <text:p>0.025</text:p>
          </table:table-cell>
          <table:table-cell table:formula="of:=[.C1]+1" office:value-type="float" office:value="1" calcext:value-type="float">
            <text:p>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3" calcext:value-type="float">
            <text:p>5.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2.042" calcext:value-type="float">
            <text:p>22.04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5.252" calcext:value-type="float">
            <text:p>55.2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668.3282480863" calcext:value-type="float">
            <text:p>72,668</text:p>
          </table:table-cell>
          <table:table-cell table:formula="of:=INT([.A3])/1000000" office:value-type="float" office:value="0.072668" calcext:value-type="float">
            <text:p>0.07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3"/>
          <table:table-cell office:value-type="float" office:value="0.073" calcext:value-type="float">
            <text:p>0.0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67" calcext:value-type="float">
            <text:p>5.67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.607" calcext:value-type="float">
            <text:p>23.6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7.947" calcext:value-type="float">
            <text:p>57.9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943.769401842" calcext:value-type="float">
            <text:p>148,944</text:p>
          </table:table-cell>
          <table:table-cell table:formula="of:=INT([.A4])/1000000" office:value-type="float" office:value="0.148943" calcext:value-type="float">
            <text:p>0.149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3"/>
          <table:table-cell office:value-type="float" office:value="0.149" calcext:value-type="float">
            <text:p>0.1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85" calcext:value-type="float">
            <text:p>6.38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.231" calcext:value-type="float">
            <text:p>25.23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0.733" calcext:value-type="float">
            <text:p>60.7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55001.021668009" calcext:value-type="float">
            <text:p>255,001</text:p>
          </table:table-cell>
          <table:table-cell table:formula="of:=INT([.A5])/1000000" office:value-type="float" office:value="0.255001" calcext:value-type="float">
            <text:p>0.255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49" calcext:value-type="float">
            <text:p>7.14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6.92" calcext:value-type="float">
            <text:p>26.9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.591" calcext:value-type="float">
            <text:p>63.59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3300.605354357" calcext:value-type="float">
            <text:p>393,301</text:p>
          </table:table-cell>
          <table:table-cell table:formula="of:=INT([.A6])/1000000" office:value-type="float" office:value="0.3933" calcext:value-type="float">
            <text:p>0.393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3"/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.677" calcext:value-type="float">
            <text:p>28.67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6.523" calcext:value-type="float">
            <text:p>66.52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64103.056165136" calcext:value-type="float">
            <text:p>564,103</text:p>
          </table:table-cell>
          <table:table-cell table:formula="of:=INT([.A7])/1000000" office:value-type="float" office:value="0.564103" calcext:value-type="float">
            <text:p>0.564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3" calcext:value-type="float">
            <text:p>8.83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.549" calcext:value-type="float">
            <text:p>69.5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643.472314025" calcext:value-type="float">
            <text:p>769,643</text:p>
          </table:table-cell>
          <table:table-cell table:formula="of:=INT([.A8])/1000000" office:value-type="float" office:value="0.769643" calcext:value-type="float">
            <text:p>0.770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3"/>
          <table:table-cell office:value-type="float" office:value="0.77" calcext:value-type="float">
            <text:p>0.7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48" calcext:value-type="float">
            <text:p>9.74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.395" calcext:value-type="float">
            <text:p>32.39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.649" calcext:value-type="float">
            <text:p>72.64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1520.74355674" calcext:value-type="float">
            <text:p>1,011,521</text:p>
          </table:table-cell>
          <table:table-cell table:formula="of:=INT([.A9])/1000000" office:value-type="float" office:value="1.01152" calcext:value-type="float">
            <text:p>1.012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3"/>
          <table:table-cell office:value-type="float" office:value="1.012" calcext:value-type="float">
            <text:p>1.0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72" calcext:value-type="float">
            <text:p>10.72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4.351" calcext:value-type="float">
            <text:p>34.3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5.836" calcext:value-type="float">
            <text:p>75.83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89932.00022058" calcext:value-type="float">
            <text:p>1,289,932</text:p>
          </table:table-cell>
          <table:table-cell table:formula="of:=INT([.A10])/1000000" office:value-type="float" office:value="1.289932" calcext:value-type="float">
            <text:p>1.290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3"/>
          <table:table-cell office:value-type="float" office:value="1.29" calcext:value-type="float">
            <text:p>1.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.746" calcext:value-type="float">
            <text:p>11.74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6.386" calcext:value-type="float">
            <text:p>36.38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9.111" calcext:value-type="float">
            <text:p>79.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07528.58879877" calcext:value-type="float">
            <text:p>1,607,529</text:p>
          </table:table-cell>
          <table:table-cell table:formula="of:=INT([.A11])/1000000" office:value-type="float" office:value="1.607528" calcext:value-type="float">
            <text:p>1.608</text:p>
          </table:table-cell>
          <table:table-cell table:formula="of:=CHAR([.D11])" office:value-type="string" office:string-value="A" calcext:value-type="string">
            <text:p>A</text:p>
          </table:table-cell>
          <table:table-cell table:formula="of:=65" office:value-type="float" office:value="65" calcext:value-type="float">
            <text:p>65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.828" calcext:value-type="float">
            <text:p>12.82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38.486" calcext:value-type="float">
            <text:p>38.48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2.473" calcext:value-type="float">
            <text:p>82.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4168.26223447" calcext:value-type="float">
            <text:p>1,964,168</text:p>
          </table:table-cell>
          <table:table-cell table:formula="of:=INT([.A12])/1000000" office:value-type="float" office:value="1.964168" calcext:value-type="float">
            <text:p>1.964</text:p>
          </table:table-cell>
          <table:table-cell table:formula="of:=CHAR([.D12])" office:value-type="string" office:string-value="B" calcext:value-type="string">
            <text:p>B</text:p>
          </table:table-cell>
          <table:table-cell table:formula="of:=[.D11]+1" office:value-type="float" office:value="66" calcext:value-type="float">
            <text:p>66</text:p>
          </table:table-cell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.967" calcext:value-type="float">
            <text:p>13.96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.658" calcext:value-type="float">
            <text:p>40.65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5.914" calcext:value-type="float">
            <text:p>85.9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62811.70295681" calcext:value-type="float">
            <text:p>2,362,812</text:p>
          </table:table-cell>
          <table:table-cell table:formula="of:=INT([.A13])/1000000" office:value-type="float" office:value="2.362811" calcext:value-type="float">
            <text:p>2.363</text:p>
          </table:table-cell>
          <table:table-cell table:formula="of:=CHAR([.D13])" office:value-type="string" office:string-value="C" calcext:value-type="string">
            <text:p>C</text:p>
          </table:table-cell>
          <table:table-cell table:formula="of:=[.D12]+1" office:value-type="float" office:value="67" calcext:value-type="float">
            <text:p>67</text:p>
          </table:table-cell>
          <table:table-cell table:number-columns-repeated="2"/>
          <table:table-cell office:value-type="float" office:value="2.363" calcext:value-type="float">
            <text:p>2.36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.163" calcext:value-type="float">
            <text:p>15.1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2.905" calcext:value-type="float">
            <text:p>42.90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9.446" calcext:value-type="float">
            <text:p>89.4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00929.89552193" calcext:value-type="float">
            <text:p>2,800,930</text:p>
          </table:table-cell>
          <table:table-cell table:formula="of:=INT([.A14])/1000000" office:value-type="float" office:value="2.800929" calcext:value-type="float">
            <text:p>2.801</text:p>
          </table:table-cell>
          <table:table-cell table:formula="of:=CHAR([.D14])" office:value-type="string" office:string-value="D" calcext:value-type="string">
            <text:p>D</text:p>
          </table:table-cell>
          <table:table-cell table:formula="of:=[.D13]+1" office:value-type="float" office:value="68" calcext:value-type="float">
            <text:p>68</text:p>
          </table:table-cell>
          <table:table-cell table:number-columns-repeated="2"/>
          <table:table-cell office:value-type="float" office:value="2.801" calcext:value-type="float">
            <text:p>2.8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.419" calcext:value-type="float">
            <text:p>16.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5.227" calcext:value-type="float">
            <text:p>45.227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93.057" calcext:value-type="float">
            <text:p>93.05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85741.30059555" calcext:value-type="float">
            <text:p>3,285,741</text:p>
          </table:table-cell>
          <table:table-cell table:formula="of:=INT([.A15])/1000000" office:value-type="float" office:value="3.285741" calcext:value-type="float">
            <text:p>3.286</text:p>
          </table:table-cell>
          <table:table-cell table:formula="of:=CHAR([.D15])" office:value-type="string" office:string-value="E" calcext:value-type="string">
            <text:p>E</text:p>
          </table:table-cell>
          <table:table-cell table:formula="of:=[.D14]+1" office:value-type="float" office:value="69" calcext:value-type="float">
            <text:p>69</text:p>
          </table:table-cell>
          <table:table-cell table:number-columns-repeated="2"/>
          <table:table-cell office:value-type="float" office:value="3.286" calcext:value-type="float">
            <text:p>3.28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.734" calcext:value-type="float">
            <text:p>17.734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7.617" calcext:value-type="float">
            <text:p>47.6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6.772" calcext:value-type="float">
            <text:p>96.7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12155.71636834" calcext:value-type="float">
            <text:p>3,812,156</text:p>
          </table:table-cell>
          <table:table-cell table:formula="of:=INT([.A16])/1000000" office:value-type="float" office:value="3.812155" calcext:value-type="float">
            <text:p>3.812</text:p>
          </table:table-cell>
          <table:table-cell table:formula="of:=CHAR([.D16])" office:value-type="string" office:string-value="F" calcext:value-type="string">
            <text:p>F</text:p>
          </table:table-cell>
          <table:table-cell table:formula="of:=[.D15]+1" office:value-type="float" office:value="70" calcext:value-type="float">
            <text:p>70</text:p>
          </table:table-cell>
          <table:table-cell table:number-columns-repeated="2"/>
          <table:table-cell office:value-type="float" office:value="3.812" calcext:value-type="float">
            <text:p>3.8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9.109" calcext:value-type="float">
            <text:p>19.10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.083" calcext:value-type="float">
            <text:p>50.08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0.568" calcext:value-type="float">
            <text:p>100.56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383280.22122586" calcext:value-type="float">
            <text:p>4,383,280</text:p>
          </table:table-cell>
          <table:table-cell table:formula="of:=INT([.A17])/1000000" office:value-type="float" office:value="4.38328" calcext:value-type="float">
            <text:p>4.383</text:p>
          </table:table-cell>
          <table:table-cell table:formula="of:=CHAR([.D17])" office:value-type="string" office:string-value="G" calcext:value-type="string">
            <text:p>G</text:p>
          </table:table-cell>
          <table:table-cell table:formula="of:=[.D16]+1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5002907.78212185" calcext:value-type="float">
            <text:p>5,002,908</text:p>
          </table:table-cell>
          <table:table-cell table:formula="of:=INT([.A18])/1000000" office:value-type="float" office:value="5.002907" calcext:value-type="float">
            <text:p>5.003</text:p>
          </table:table-cell>
          <table:table-cell table:formula="of:=CHAR([.D18])" office:value-type="string" office:string-value="H" calcext:value-type="string">
            <text:p>H</text:p>
          </table:table-cell>
          <table:table-cell table:formula="of:=[.D17]+1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5669702.56577127" calcext:value-type="float">
            <text:p>5,669,703</text:p>
          </table:table-cell>
          <table:table-cell table:formula="of:=INT([.A19])/1000000" office:value-type="float" office:value="5.669702" calcext:value-type="float">
            <text:p>5.670</text:p>
          </table:table-cell>
          <table:table-cell table:formula="of:=CHAR([.D19])" office:value-type="string" office:string-value="I" calcext:value-type="string">
            <text:p>I</text:p>
          </table:table-cell>
          <table:table-cell table:formula="of:=[.D18]+1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6384718.3636024" calcext:value-type="float">
            <text:p>6,384,718</text:p>
          </table:table-cell>
          <table:table-cell table:formula="of:=INT([.A20])/1000000" office:value-type="float" office:value="6.384718" calcext:value-type="float">
            <text:p>6.385</text:p>
          </table:table-cell>
          <table:table-cell table:formula="of:=CHAR([.D20])" office:value-type="string" office:string-value="J" calcext:value-type="string">
            <text:p>J</text:p>
          </table:table-cell>
          <table:table-cell table:formula="of:=[.D19]+1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149007.69494092" calcext:value-type="float">
            <text:p>7,149,008</text:p>
          </table:table-cell>
          <table:table-cell table:formula="of:=INT([.A21])/1000000" office:value-type="float" office:value="7.149007" calcext:value-type="float">
            <text:p>7.149</text:p>
          </table:table-cell>
          <table:table-cell table:formula="of:=CHAR([.D21])" office:value-type="string" office:string-value="K" calcext:value-type="string">
            <text:p>K</text:p>
          </table:table-cell>
          <table:table-cell table:formula="of:=[.D20]+1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963622.37987346" calcext:value-type="float">
            <text:p>7,963,622</text:p>
          </table:table-cell>
          <table:table-cell table:formula="of:=INT([.A22])/1000000" office:value-type="float" office:value="7.963622" calcext:value-type="float">
            <text:p>7.964</text:p>
          </table:table-cell>
          <table:table-cell table:formula="of:=CHAR([.D22])" office:value-type="string" office:string-value="L" calcext:value-type="string">
            <text:p>L</text:p>
          </table:table-cell>
          <table:table-cell table:formula="of:=[.D21]+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8829614.03347898" calcext:value-type="float">
            <text:p>8,829,614</text:p>
          </table:table-cell>
          <table:table-cell table:formula="of:=INT([.A23])/1000000" office:value-type="float" office:value="8.829614" calcext:value-type="float">
            <text:p>8.830</text:p>
          </table:table-cell>
          <table:table-cell table:formula="of:=CHAR([.D23])" office:value-type="string" office:string-value="M" calcext:value-type="string">
            <text:p>M</text:p>
          </table:table-cell>
          <table:table-cell table:formula="of:=[.D22]+1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9748034.49501952" calcext:value-type="float">
            <text:p>9,748,034</text:p>
          </table:table-cell>
          <table:table-cell table:formula="of:=INT([.A24])/1000000" office:value-type="float" office:value="9.748034" calcext:value-type="float">
            <text:p>9.748</text:p>
          </table:table-cell>
          <table:table-cell table:formula="of:=CHAR([.D24])" office:value-type="string" office:string-value="N" calcext:value-type="string">
            <text:p>N</text:p>
          </table:table-cell>
          <table:table-cell table:formula="of:=[.D23]+1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10719936.2028495" calcext:value-type="float">
            <text:p>10,719,936</text:p>
          </table:table-cell>
          <table:table-cell table:formula="of:=INT([.A25])/1000000" office:value-type="float" office:value="10.719936" calcext:value-type="float">
            <text:p>10.720</text:p>
          </table:table-cell>
          <table:table-cell table:formula="of:=CHAR([.D25])" office:value-type="string" office:string-value="O" calcext:value-type="string">
            <text:p>O</text:p>
          </table:table-cell>
          <table:table-cell table:formula="of:=[.D24]+1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11746372.5236545" calcext:value-type="float">
            <text:p>11,746,373</text:p>
          </table:table-cell>
          <table:table-cell table:formula="of:=INT([.A26])/1000000" office:value-type="float" office:value="11.746372" calcext:value-type="float">
            <text:p>11.746</text:p>
          </table:table-cell>
          <table:table-cell table:formula="of:=CHAR([.D26])" office:value-type="string" office:string-value="P" calcext:value-type="string">
            <text:p>P</text:p>
          </table:table-cell>
          <table:table-cell table:formula="of:=[.D25]+1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2828398.0429814" calcext:value-type="float">
            <text:p>12,828,398</text:p>
          </table:table-cell>
          <table:table-cell table:formula="of:=INT([.A27])/1000000" office:value-type="float" office:value="12.828398" calcext:value-type="float">
            <text:p>12.828</text:p>
          </table:table-cell>
          <table:table-cell table:formula="of:=CHAR([.D27])" office:value-type="string" office:string-value="Q" calcext:value-type="string">
            <text:p>Q</text:p>
          </table:table-cell>
          <table:table-cell table:formula="of:=[.D26]+1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13967068.8227391" calcext:value-type="float">
            <text:p>13,967,069</text:p>
          </table:table-cell>
          <table:table-cell table:formula="of:=INT([.A28])/1000000" office:value-type="float" office:value="13.967068" calcext:value-type="float">
            <text:p>13.967</text:p>
          </table:table-cell>
          <table:table-cell table:formula="of:=CHAR([.D28])" office:value-type="string" office:string-value="R" calcext:value-type="string">
            <text:p>R</text:p>
          </table:table-cell>
          <table:table-cell table:formula="of:=[.D27]+1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15163442.6303435" calcext:value-type="float">
            <text:p>15,163,443</text:p>
          </table:table-cell>
          <table:table-cell table:formula="of:=INT([.A29])/1000000" office:value-type="float" office:value="15.163442" calcext:value-type="float">
            <text:p>15.163</text:p>
          </table:table-cell>
          <table:table-cell table:formula="of:=CHAR([.D29])" office:value-type="string" office:string-value="S" calcext:value-type="string">
            <text:p>S</text:p>
          </table:table-cell>
          <table:table-cell table:formula="of:=[.D28]+1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16418579.1433782" calcext:value-type="float">
            <text:p>16,418,579</text:p>
          </table:table-cell>
          <table:table-cell table:formula="of:=INT([.A30])/1000000" office:value-type="float" office:value="16.418579" calcext:value-type="float">
            <text:p>16.419</text:p>
          </table:table-cell>
          <table:table-cell table:formula="of:=CHAR([.D30])" office:value-type="string" office:string-value="T" calcext:value-type="string">
            <text:p>T</text:p>
          </table:table-cell>
          <table:table-cell table:formula="of:=[.D29]+1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17733540.133008" calcext:value-type="float">
            <text:p>17,733,540</text:p>
          </table:table-cell>
          <table:table-cell table:formula="of:=INT([.A31])/1000000" office:value-type="float" office:value="17.73354" calcext:value-type="float">
            <text:p>17.734</text:p>
          </table:table-cell>
          <table:table-cell table:formula="of:=CHAR([.D31])" office:value-type="string" office:string-value="U" calcext:value-type="string">
            <text:p>U</text:p>
          </table:table-cell>
          <table:table-cell table:formula="of:=[.D30]+1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9109389.6288597" calcext:value-type="float">
            <text:p>19,109,390</text:p>
          </table:table-cell>
          <table:table-cell table:formula="of:=INT([.A32])/1000000" office:value-type="float" office:value="19.109389" calcext:value-type="float">
            <text:p>19.109</text:p>
          </table:table-cell>
          <table:table-cell table:formula="of:=CHAR([.D32])" office:value-type="string" office:string-value="V" calcext:value-type="string">
            <text:p>V</text:p>
          </table:table-cell>
          <table:table-cell table:formula="of:=[.D31]+1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20547194.0676703" calcext:value-type="float">
            <text:p>20,547,194</text:p>
          </table:table-cell>
          <table:table-cell table:formula="of:=INT([.A33])/1000000" office:value-type="float" office:value="20.547194" calcext:value-type="float">
            <text:p>20.547</text:p>
          </table:table-cell>
          <table:table-cell table:formula="of:=CHAR([.D33])" office:value-type="string" office:string-value="W" calcext:value-type="string">
            <text:p>W</text:p>
          </table:table-cell>
          <table:table-cell table:formula="of:=[.D32]+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22042271.7697452" calcext:value-type="float">
            <text:p>22,042,272</text:p>
          </table:table-cell>
          <table:table-cell table:formula="of:=INT([.A34])/1000000" office:value-type="float" office:value="22.042271" calcext:value-type="float">
            <text:p>22.042</text:p>
          </table:table-cell>
          <table:table-cell table:formula="of:=CHAR([.D34])" office:value-type="string" office:string-value="X" calcext:value-type="string">
            <text:p>X</text:p>
          </table:table-cell>
          <table:table-cell table:formula="of:=[.D33]+1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23606995.5069322" calcext:value-type="float">
            <text:p>23,606,996</text:p>
          </table:table-cell>
          <table:table-cell table:formula="of:=INT([.A35])/1000000" office:value-type="float" office:value="23.606995" calcext:value-type="float">
            <text:p>23.607</text:p>
          </table:table-cell>
          <table:table-cell table:formula="of:=CHAR([.D35])" office:value-type="string" office:string-value="Y" calcext:value-type="string">
            <text:p>Y</text:p>
          </table:table-cell>
          <table:table-cell table:formula="of:=[.D34]+1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office:value-type="float" office:value="25230735.5760221" calcext:value-type="float">
            <text:p>25,230,736</text:p>
          </table:table-cell>
          <table:table-cell table:formula="of:=INT([.A36])/1000000" office:value-type="float" office:value="25.230735" calcext:value-type="float">
            <text:p>25.231</text:p>
          </table:table-cell>
          <table:table-cell table:formula="of:=CHAR([.D36])" office:value-type="string" office:string-value="Z" calcext:value-type="string">
            <text:p>Z</text:p>
          </table:table-cell>
          <table:table-cell table:formula="of:=[.D35]+1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26920316.0392721" calcext:value-type="float">
            <text:p>26,920,316</text:p>
          </table:table-cell>
          <table:table-cell table:formula="of:=INT([.A37])/1000000" office:value-type="float" office:value="26.920316" calcext:value-type="float">
            <text:p>26.920</text:p>
          </table:table-cell>
          <table:table-cell table:formula="of:=CHAR([.D37])" office:value-type="string" office:string-value="a" calcext:value-type="string">
            <text:p>a</text:p>
          </table:table-cell>
          <table:table-cell table:formula="of:=97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 office:value-type="float" office:value="28676813.3189314" calcext:value-type="float">
            <text:p>28,676,813</text:p>
          </table:table-cell>
          <table:table-cell table:formula="of:=INT([.A38])/1000000" office:value-type="float" office:value="28.676813" calcext:value-type="float">
            <text:p>28.677</text:p>
          </table:table-cell>
          <table:table-cell table:formula="of:=CHAR([.D38])" office:value-type="string" office:string-value="b" calcext:value-type="string">
            <text:p>b</text:p>
          </table:table-cell>
          <table:table-cell table:formula="of:=[.D37]+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30501306.9363243" calcext:value-type="float">
            <text:p>30,501,307</text:p>
          </table:table-cell>
          <table:table-cell table:formula="of:=INT([.A39])/1000000" office:value-type="float" office:value="30.501306" calcext:value-type="float">
            <text:p>30.501</text:p>
          </table:table-cell>
          <table:table-cell table:formula="of:=CHAR([.D39])" office:value-type="string" office:string-value="c" calcext:value-type="string">
            <text:p>c</text:p>
          </table:table-cell>
          <table:table-cell table:formula="of:=[.D38]+1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32394879.5861165" calcext:value-type="float">
            <text:p>32,394,880</text:p>
          </table:table-cell>
          <table:table-cell table:formula="of:=INT([.A40])/1000000" office:value-type="float" office:value="32.394879" calcext:value-type="float">
            <text:p>32.395</text:p>
          </table:table-cell>
          <table:table-cell table:formula="of:=CHAR([.D40])" office:value-type="string" office:string-value="d" calcext:value-type="string">
            <text:p>d</text:p>
          </table:table-cell>
          <table:table-cell table:formula="of:=[.D39]+1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4351438.2204113" calcext:value-type="float">
            <text:p>34,351,438</text:p>
          </table:table-cell>
          <table:table-cell table:formula="of:=INT([.A41])/1000000" office:value-type="float" office:value="34.351438" calcext:value-type="float">
            <text:p>34.351</text:p>
          </table:table-cell>
          <table:table-cell table:formula="of:=CHAR([.D41])" office:value-type="string" office:string-value="e" calcext:value-type="string">
            <text:p>e</text:p>
          </table:table-cell>
          <table:table-cell table:formula="of:=[.D40]+1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36386220.9657944" calcext:value-type="float">
            <text:p>36,386,221</text:p>
          </table:table-cell>
          <table:table-cell table:formula="of:=INT([.A42])/1000000" office:value-type="float" office:value="36.38622" calcext:value-type="float">
            <text:p>36.386</text:p>
          </table:table-cell>
          <table:table-cell table:formula="of:=CHAR([.D42])" office:value-type="string" office:string-value="f" calcext:value-type="string">
            <text:p>f</text:p>
          </table:table-cell>
          <table:table-cell table:formula="of:=[.D41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8485750.9243064" calcext:value-type="float">
            <text:p>38,485,751</text:p>
          </table:table-cell>
          <table:table-cell table:formula="of:=INT([.A43])/1000000" office:value-type="float" office:value="38.48575" calcext:value-type="float">
            <text:p>38.486</text:p>
          </table:table-cell>
          <table:table-cell table:formula="of:=CHAR([.D43])" office:value-type="string" office:string-value="g" calcext:value-type="string">
            <text:p>g</text:p>
          </table:table-cell>
          <table:table-cell table:formula="of:=[.D42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40658299.4506503" calcext:value-type="float">
            <text:p>40,658,299</text:p>
          </table:table-cell>
          <table:table-cell table:formula="of:=INT([.A44])/1000000" office:value-type="float" office:value="40.658299" calcext:value-type="float">
            <text:p>40.658</text:p>
          </table:table-cell>
          <table:table-cell table:formula="of:=CHAR([.D44])" office:value-type="string" office:string-value="h" calcext:value-type="string">
            <text:p>h</text:p>
          </table:table-cell>
          <table:table-cell table:formula="of:=[.D43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office:value-type="float" office:value="42904962.4174735" calcext:value-type="float">
            <text:p>42,904,962</text:p>
          </table:table-cell>
          <table:table-cell table:formula="of:=INT([.A45])/1000000" office:value-type="float" office:value="42.904962" calcext:value-type="float">
            <text:p>42.905</text:p>
          </table:table-cell>
          <table:table-cell table:formula="of:=CHAR([.D45])" office:value-type="string" office:string-value="i" calcext:value-type="string">
            <text:p>i</text:p>
          </table:table-cell>
          <table:table-cell table:formula="of:=[.D44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45226839.2424251" calcext:value-type="float">
            <text:p>45,226,839</text:p>
          </table:table-cell>
          <table:table-cell table:formula="of:=INT([.A46])/1000000" office:value-type="float" office:value="45.226839" calcext:value-type="float">
            <text:p>45.227</text:p>
          </table:table-cell>
          <table:table-cell table:formula="of:=CHAR([.D46])" office:value-type="string" office:string-value="j" calcext:value-type="string">
            <text:p>j</text:p>
          </table:table-cell>
          <table:table-cell table:formula="of:=[.D45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47616581.2805424" calcext:value-type="float">
            <text:p>47,616,581</text:p>
          </table:table-cell>
          <table:table-cell table:formula="of:=INT([.A47])/1000000" office:value-type="float" office:value="47.616581" calcext:value-type="float">
            <text:p>47.617</text:p>
          </table:table-cell>
          <table:table-cell table:formula="of:=CHAR([.D47])" office:value-type="string" office:string-value="k" calcext:value-type="string">
            <text:p>k</text:p>
          </table:table-cell>
          <table:table-cell table:formula="of:=[.D46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50083314.2327126" calcext:value-type="float">
            <text:p>50,083,314</text:p>
          </table:table-cell>
          <table:table-cell table:formula="of:=INT([.A48])/1000000" office:value-type="float" office:value="50.083314" calcext:value-type="float">
            <text:p>50.083</text:p>
          </table:table-cell>
          <table:table-cell table:formula="of:=CHAR([.D48])" office:value-type="string" office:string-value="l" calcext:value-type="string">
            <text:p>l</text:p>
          </table:table-cell>
          <table:table-cell table:formula="of:=[.D47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office:value-type="float" office:value="52628144.8714878" calcext:value-type="float">
            <text:p>52,628,145</text:p>
          </table:table-cell>
          <table:table-cell table:formula="of:=INT([.A49])/1000000" office:value-type="float" office:value="52.628144" calcext:value-type="float">
            <text:p>52.628</text:p>
          </table:table-cell>
          <table:table-cell table:formula="of:=CHAR([.D49])" office:value-type="string" office:string-value="m" calcext:value-type="string">
            <text:p>m</text:p>
          </table:table-cell>
          <table:table-cell table:formula="of:=[.D48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55252183.6892956" calcext:value-type="float">
            <text:p>55,252,184</text:p>
          </table:table-cell>
          <table:table-cell table:formula="of:=INT([.A50])/1000000" office:value-type="float" office:value="55.252183" calcext:value-type="float">
            <text:p>55.252</text:p>
          </table:table-cell>
          <table:table-cell table:formula="of:=CHAR([.D50])" office:value-type="string" office:string-value="n" calcext:value-type="string">
            <text:p>n</text:p>
          </table:table-cell>
          <table:table-cell table:formula="of:=[.D49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57947221.1576407" calcext:value-type="float">
            <text:p>57,947,221</text:p>
          </table:table-cell>
          <table:table-cell table:formula="of:=INT([.A51])/1000000" office:value-type="float" office:value="57.947221" calcext:value-type="float">
            <text:p>57.947</text:p>
          </table:table-cell>
          <table:table-cell table:formula="of:=CHAR([.D51])" office:value-type="string" office:string-value="o" calcext:value-type="string">
            <text:p>o</text:p>
          </table:table-cell>
          <table:table-cell table:formula="of:=[.D50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office:value-type="float" office:value="60732801.9146708" calcext:value-type="float">
            <text:p>60,732,802</text:p>
          </table:table-cell>
          <table:table-cell table:formula="of:=INT([.A52])/1000000" office:value-type="float" office:value="60.732801" calcext:value-type="float">
            <text:p>60.733</text:p>
          </table:table-cell>
          <table:table-cell table:formula="of:=CHAR([.D52])" office:value-type="string" office:string-value="p" calcext:value-type="string">
            <text:p>p</text:p>
          </table:table-cell>
          <table:table-cell table:formula="of:=[.D51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63591177.047002" calcext:value-type="float">
            <text:p>63,591,177</text:p>
          </table:table-cell>
          <table:table-cell table:formula="of:=INT([.A53])/1000000" office:value-type="float" office:value="63.591177" calcext:value-type="float">
            <text:p>63.591</text:p>
          </table:table-cell>
          <table:table-cell table:formula="of:=CHAR([.D53])" office:value-type="string" office:string-value="q" calcext:value-type="string">
            <text:p>q</text:p>
          </table:table-cell>
          <table:table-cell table:formula="of:=[.D52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office:value-type="float" office:value="66522802.6534736" calcext:value-type="float">
            <text:p>66,522,803</text:p>
          </table:table-cell>
          <table:table-cell table:formula="of:=INT([.A54])/1000000" office:value-type="float" office:value="66.522802" calcext:value-type="float">
            <text:p>66.523</text:p>
          </table:table-cell>
          <table:table-cell table:formula="of:=CHAR([.D54])" office:value-type="string" office:string-value="r" calcext:value-type="string">
            <text:p>r</text:p>
          </table:table-cell>
          <table:table-cell table:formula="of:=[.D53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69548560.3564967" calcext:value-type="float">
            <text:p>69,548,560</text:p>
          </table:table-cell>
          <table:table-cell table:formula="of:=INT([.A55])/1000000" office:value-type="float" office:value="69.54856" calcext:value-type="float">
            <text:p>69.549</text:p>
          </table:table-cell>
          <table:table-cell table:formula="of:=CHAR([.D55])" office:value-type="string" office:string-value="s" calcext:value-type="string">
            <text:p>s</text:p>
          </table:table-cell>
          <table:table-cell table:formula="of:=[.D54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float" office:value="72649373.7969261" calcext:value-type="float">
            <text:p>72,649,374</text:p>
          </table:table-cell>
          <table:table-cell table:formula="of:=INT([.A56])/1000000" office:value-type="float" office:value="72.649373" calcext:value-type="float">
            <text:p>72.649</text:p>
          </table:table-cell>
          <table:table-cell table:formula="of:=CHAR([.D56])" office:value-type="string" office:string-value="t" calcext:value-type="string">
            <text:p>t</text:p>
          </table:table-cell>
          <table:table-cell table:formula="of:=[.D55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75836363.4499258" calcext:value-type="float">
            <text:p>75,836,363</text:p>
          </table:table-cell>
          <table:table-cell table:formula="of:=INT([.A57])/1000000" office:value-type="float" office:value="75.836363" calcext:value-type="float">
            <text:p>75.836</text:p>
          </table:table-cell>
          <table:table-cell table:formula="of:=CHAR([.D57])" office:value-type="string" office:string-value="u" calcext:value-type="string">
            <text:p>u</text:p>
          </table:table-cell>
          <table:table-cell table:formula="of:=[.D56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office:value-type="float" office:value="79110663.8249542" calcext:value-type="float">
            <text:p>79,110,664</text:p>
          </table:table-cell>
          <table:table-cell table:formula="of:=INT([.A58])/1000000" office:value-type="float" office:value="79.110663" calcext:value-type="float">
            <text:p>79.111</text:p>
          </table:table-cell>
          <table:table-cell table:formula="of:=CHAR([.D58])" office:value-type="string" office:string-value="v" calcext:value-type="string">
            <text:p>v</text:p>
          </table:table-cell>
          <table:table-cell table:formula="of:=[.D57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82473413.3877131" calcext:value-type="float">
            <text:p>82,473,413</text:p>
          </table:table-cell>
          <table:table-cell table:formula="of:=INT([.A59])/1000000" office:value-type="float" office:value="82.473413" calcext:value-type="float">
            <text:p>82.473</text:p>
          </table:table-cell>
          <table:table-cell table:formula="of:=CHAR([.D59])" office:value-type="string" office:string-value="w" calcext:value-type="string">
            <text:p>w</text:p>
          </table:table-cell>
          <table:table-cell table:formula="of:=[.D58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float" office:value="85914402.2464022" calcext:value-type="float">
            <text:p>85,914,402</text:p>
          </table:table-cell>
          <table:table-cell table:formula="of:=INT([.A60])/1000000" office:value-type="float" office:value="85.914402" calcext:value-type="float">
            <text:p>85.914</text:p>
          </table:table-cell>
          <table:table-cell table:formula="of:=CHAR([.D60])" office:value-type="string" office:string-value="x" calcext:value-type="string">
            <text:p>x</text:p>
          </table:table-cell>
          <table:table-cell table:formula="of:=[.D59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89445667.3412867" calcext:value-type="float">
            <text:p>89,445,667</text:p>
          </table:table-cell>
          <table:table-cell table:formula="of:=INT([.A61])/1000000" office:value-type="float" office:value="89.445667" calcext:value-type="float">
            <text:p>89.446</text:p>
          </table:table-cell>
          <table:table-cell table:formula="of:=CHAR([.D61])" office:value-type="string" office:string-value="y" calcext:value-type="string">
            <text:p>y</text:p>
          </table:table-cell>
          <table:table-cell table:formula="of:=[.D60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float" office:value="93056540.6383363" calcext:value-type="float">
            <text:p>93,056,541</text:p>
          </table:table-cell>
          <table:table-cell table:formula="of:=INT([.A62])/1000000" office:value-type="float" office:value="93.05654" calcext:value-type="float">
            <text:p>93.057</text:p>
          </table:table-cell>
          <table:table-cell table:formula="of:=CHAR([.D62])" office:value-type="string" office:string-value="z" calcext:value-type="string">
            <text:p>z</text:p>
          </table:table-cell>
          <table:table-cell table:formula="of:=[.D61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float" office:value="96771570.685395" calcext:value-type="float">
            <text:p>96,771,571</text:p>
          </table:table-cell>
          <table:table-cell table:formula="of:=INT([.A63])/1000000" office:value-type="float" office:value="96.77157" calcext:value-type="float">
            <text:p>96.772</text:p>
          </table:table-cell>
          <table:table-cell table:formula="of:=&quot;-&quot;" office:value-type="string" office:string-value="-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00568047.114121" calcext:value-type="float">
            <text:p>100,568,047</text:p>
          </table:table-cell>
          <table:table-cell table:formula="of:=INT([.A64])/1000000" office:value-type="float" office:value="100.568047" calcext:value-type="float">
            <text:p>100.568</text:p>
          </table:table-cell>
          <table:table-cell table:formula="of:=&quot;+&quot;" office:value-type="string" office:string-value="+" calcext:value-type="string">
            <text:p>+</text:p>
          </table:table-cell>
          <table:table-cell table:number-columns-repeated="14"/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rast" table:style-name="ta1"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5.36059216810658" calcext:value-type="float">
            <text:p>5.361</text:p>
          </table:table-cell>
          <table:table-cell/>
          <table:table-cell table:style-name="ce16" table:formula="of:=AVERAGE([.A1:.A100])" office:value-type="float" office:value="2.31529526585846" calcext:value-type="float">
            <text:p>2.315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5.36059216810658" calcext:value-type="float">
            <text:p>5.361</text:p>
          </table:table-cell>
          <table:table-cell table:formula="of:=COM.MICROSOFT.STDEV.P([.A1:.A100])" office:value-type="float" office:value="2.48507161937555" calcext:value-type="float">
            <text:p>2.485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5.36059216810658" calcext:value-type="float">
            <text:p>5.361</text:p>
          </table:table-cell>
          <table:table-cell table:formula="of:=SUM([.B1:.B100])/100" office:value-type="float" office:value="6.17558095342581" calcext:value-type="float">
            <text:p>6.176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5.36059216810658" calcext:value-type="float">
            <text:p>5.361</text:p>
          </table:table-cell>
          <table:table-cell table:formula="of:=SQRT(SUM([.B1:.B100])/100)" office:value-type="float" office:value="2.48507161937555" calcext:value-type="float">
            <text:p>2.485</text:p>
          </table:table-cell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5.36059216810658" calcext:value-type="float">
            <text:p>5.36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table:formula="of:=RAND()*8" office:value-type="float" office:value="1.05185409421156" calcext:value-type="float">
            <text:p>1.052</text:p>
          </table:table-cell>
          <table:table-cell table:formula="of:=([.A27]-[.D$1])^2" office:value-type="float" office:value="1.59628359421248" calcext:value-type="float">
            <text:p>1.596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2529995098449" calcext:value-type="float">
            <text:p>1.825</text:p>
          </table:table-cell>
          <table:table-cell table:formula="of:=([.A28]-[.D$1])^2" office:value-type="float" office:value="0.240095408598435" calcext:value-type="float">
            <text:p>0.240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0013302435748" calcext:value-type="float">
            <text:p>1.100</text:p>
          </table:table-cell>
          <table:table-cell table:formula="of:=([.A29]-[.D$1])^2" office:value-type="float" office:value="1.47661927316968" calcext:value-type="float">
            <text:p>1.477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6388002224485" calcext:value-type="float">
            <text:p>1.064</text:p>
          </table:table-cell>
          <table:table-cell table:formula="of:=([.A30]-[.D$1])^2" office:value-type="float" office:value="1.56604011194849" calcext:value-type="float">
            <text:p>1.566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52881556054073" calcext:value-type="float">
            <text:p>1.529</text:p>
          </table:table-cell>
          <table:table-cell table:formula="of:=([.A31]-[.D$1])^2" office:value-type="float" office:value="0.618550326876664" calcext:value-type="float">
            <text:p>0.619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2"/>
        </table:table-row>
        <table:table-row table:style-name="ro1">
          <table:table-cell table:formula="of:=RAND()*2" office:value-type="float" office:value="0.301880017663783" calcext:value-type="float">
            <text:p>0.302</text:p>
          </table:table-cell>
          <table:table-cell table:formula="of:=([.A32]-[.D$1])^2" office:value-type="float" office:value="4.05384096166281" calcext:value-type="float">
            <text:p>4.054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2"/>
        </table:table-row>
        <table:table-row table:style-name="ro1">
          <table:table-cell table:formula="of:=RAND()*8" office:value-type="float" office:value="7.76350481936095" calcext:value-type="float">
            <text:p>7.764</text:p>
          </table:table-cell>
          <table:table-cell table:formula="of:=([.A33]-[.D$1])^2" office:value-type="float" office:value="29.6829873388759" calcext:value-type="float">
            <text:p>29.683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5140247228883" calcext:value-type="float">
            <text:p>1.051</text:p>
          </table:table-cell>
          <table:table-cell table:formula="of:=([.A34]-[.D$1])^2" office:value-type="float" office:value="1.59742499363723" calcext:value-type="float">
            <text:p>1.597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8375149089565" calcext:value-type="float">
            <text:p>1.184</text:p>
          </table:table-cell>
          <table:table-cell table:formula="of:=([.A35]-[.D$1])^2" office:value-type="float" office:value="1.28039131465708" calcext:value-type="float">
            <text:p>1.280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585191619766822" calcext:value-type="float">
            <text:p>0.059</text:p>
          </table:table-cell>
          <table:table-cell table:formula="of:=([.A36]-[.D$1])^2" office:value-type="float" office:value="5.0930383830518" calcext:value-type="float">
            <text:p>5.093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2"/>
        </table:table-row>
        <table:table-row table:style-name="ro1">
          <table:table-cell table:formula="of:=RAND()*8" office:value-type="float" office:value="2.56108945889317" calcext:value-type="float">
            <text:p>2.561</text:p>
          </table:table-cell>
          <table:table-cell table:formula="of:=([.A37]-[.D$1])^2" office:value-type="float" office:value="0.0604147853295843" calcext:value-type="float">
            <text:p>0.060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0428339012706" calcext:value-type="float">
            <text:p>1.604</text:p>
          </table:table-cell>
          <table:table-cell table:formula="of:=([.A38]-[.D$1])^2" office:value-type="float" office:value="0.505537887431081" calcext:value-type="float">
            <text:p>0.506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2250155094199" calcext:value-type="float">
            <text:p>4.223</text:p>
          </table:table-cell>
          <table:table-cell table:formula="of:=([.A39]-[.D$1])^2" office:value-type="float" office:value="3.63743581386213" calcext:value-type="float">
            <text:p>3.637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7123513277226" calcext:value-type="float">
            <text:p>1.871</text:p>
          </table:table-cell>
          <table:table-cell table:formula="of:=([.A40]-[.D$1])^2" office:value-type="float" office:value="0.197189401796529" calcext:value-type="float">
            <text:p>0.197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2"/>
        </table:table-row>
        <table:table-row table:style-name="ro1">
          <table:table-cell table:formula="of:=RAND()*8" office:value-type="float" office:value="5.51363042085433" calcext:value-type="float">
            <text:p>5.514</text:p>
          </table:table-cell>
          <table:table-cell table:formula="of:=([.A41]-[.D$1])^2" office:value-type="float" office:value="10.2293477636825" calcext:value-type="float">
            <text:p>10.229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4603562640146" calcext:value-type="float">
            <text:p>1.046</text:p>
          </table:table-cell>
          <table:table-cell table:formula="of:=([.A42]-[.D$1])^2" office:value-type="float" office:value="1.61102003235451" calcext:value-type="float">
            <text:p>1.611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9244588722603" calcext:value-type="float">
            <text:p>1.924</text:p>
          </table:table-cell>
          <table:table-cell table:formula="of:=([.A43]-[.D$1])^2" office:value-type="float" office:value="0.152753086560816" calcext:value-type="float">
            <text:p>0.153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51245547296461" calcext:value-type="float">
            <text:p>6.512</text:p>
          </table:table-cell>
          <table:table-cell table:formula="of:=([.A44]-[.D$1])^2" office:value-type="float" office:value="17.6161538041154" calcext:value-type="float">
            <text:p>17.616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2996490909926" calcext:value-type="float">
            <text:p>1.630</text:p>
          </table:table-cell>
          <table:table-cell table:formula="of:=([.A45]-[.D$1])^2" office:value-type="float" office:value="0.469677697895687" calcext:value-type="float">
            <text:p>0.470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2"/>
        </table:table-row>
        <table:table-row table:style-name="ro1">
          <table:table-cell table:formula="of:=RAND()*8" office:value-type="float" office:value="4.9417464378243" calcext:value-type="float">
            <text:p>4.942</text:p>
          </table:table-cell>
          <table:table-cell table:formula="of:=([.A46]-[.D$1])^2" office:value-type="float" office:value="6.89824575872074" calcext:value-type="float">
            <text:p>6.898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3201455889687" calcext:value-type="float">
            <text:p>1.432</text:p>
          </table:table-cell>
          <table:table-cell table:formula="of:=([.A47]-[.D$1])^2" office:value-type="float" office:value="0.780184807290551" calcext:value-type="float">
            <text:p>0.780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59347603213893" calcext:value-type="float">
            <text:p>0.959</text:p>
          </table:table-cell>
          <table:table-cell table:formula="of:=([.A48]-[.D$1])^2" office:value-type="float" office:value="1.83859406383125" calcext:value-type="float">
            <text:p>1.839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1062371882846" calcext:value-type="float">
            <text:p>1.711</text:p>
          </table:table-cell>
          <table:table-cell table:formula="of:=([.A49]-[.D$1])^2" office:value-type="float" office:value="0.365627679787649" calcext:value-type="float">
            <text:p>0.366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662634699096007" calcext:value-type="float">
            <text:p>0.663</text:p>
          </table:table-cell>
          <table:table-cell table:formula="of:=([.A50]-[.D$1])^2" office:value-type="float" office:value="2.73128694893158" calcext:value-type="float">
            <text:p>2.731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10996269986012" calcext:value-type="float">
            <text:p>0.711</text:p>
          </table:table-cell>
          <table:table-cell table:formula="of:=([.A51]-[.D$1])^2" office:value-type="float" office:value="2.57377526815733" calcext:value-type="float">
            <text:p>2.574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8141041313339" calcext:value-type="float">
            <text:p>1.081</text:p>
          </table:table-cell>
          <table:table-cell table:formula="of:=([.A52]-[.D$1])^2" office:value-type="float" office:value="1.52247182978436" calcext:value-type="float">
            <text:p>1.522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25919160694468" calcext:value-type="float">
            <text:p>0.926</text:p>
          </table:table-cell>
          <table:table-cell table:formula="of:=([.A53]-[.D$1])^2" office:value-type="float" office:value="1.93036596160065" calcext:value-type="float">
            <text:p>1.930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9632674878041" calcext:value-type="float">
            <text:p>1.496</text:p>
          </table:table-cell>
          <table:table-cell table:formula="of:=([.A54]-[.D$1])^2" office:value-type="float" office:value="0.67070943196501" calcext:value-type="float">
            <text:p>0.671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2"/>
        </table:table-row>
        <table:table-row table:style-name="ro1">
          <table:table-cell table:formula="of:=RAND()*8" office:value-type="float" office:value="0.442924603354787" calcext:value-type="float">
            <text:p>0.443</text:p>
          </table:table-cell>
          <table:table-cell table:formula="of:=([.A55]-[.D$1])^2" office:value-type="float" office:value="3.50577189780443" calcext:value-type="float">
            <text:p>3.506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2"/>
        </table:table-row>
        <table:table-row table:style-name="ro1">
          <table:table-cell table:formula="of:=RAND()*2" office:value-type="float" office:value="1.92680682362878" calcext:value-type="float">
            <text:p>1.927</text:p>
          </table:table-cell>
          <table:table-cell table:formula="of:=([.A56]-[.D$1])^2" office:value-type="float" office:value="0.150923269746037" calcext:value-type="float">
            <text:p>0.151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2"/>
        </table:table-row>
        <table:table-row table:style-name="ro1">
          <table:table-cell table:formula="of:=RAND()*8" office:value-type="float" office:value="6.12627735997423" calcext:value-type="float">
            <text:p>6.126</text:p>
          </table:table-cell>
          <table:table-cell table:formula="of:=([.A57]-[.D$1])^2" office:value-type="float" office:value="14.523584521671" calcext:value-type="float">
            <text:p>14.524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3057065291268" calcext:value-type="float">
            <text:p>1.431</text:p>
          </table:table-cell>
          <table:table-cell table:formula="of:=([.A58]-[.D$1])^2" office:value-type="float" office:value="0.78273764075205" calcext:value-type="float">
            <text:p>0.783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3726463175179" calcext:value-type="float">
            <text:p>1.637</text:p>
          </table:table-cell>
          <table:table-cell table:formula="of:=([.A59]-[.D$1])^2" office:value-type="float" office:value="0.459725540787093" calcext:value-type="float">
            <text:p>0.460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7014114879247" calcext:value-type="float">
            <text:p>1.670</text:p>
          </table:table-cell>
          <table:table-cell table:formula="of:=([.A60]-[.D$1])^2" office:value-type="float" office:value="0.416223834767198" calcext:value-type="float">
            <text:p>0.416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6006607129382" calcext:value-type="float">
            <text:p>3.660</text:p>
          </table:table-cell>
          <table:table-cell table:formula="of:=([.A61]-[.D$1])^2" office:value-type="float" office:value="1.80840851915127" calcext:value-type="float">
            <text:p>1.808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2"/>
        </table:table-row>
        <table:table-row table:style-name="ro1">
          <table:table-cell table:formula="of:=RAND()*8" office:value-type="float" office:value="6.80426033073887" calcext:value-type="float">
            <text:p>6.804</text:p>
          </table:table-cell>
          <table:table-cell table:formula="of:=([.A62]-[.D$1])^2" office:value-type="float" office:value="20.1508073537168" calcext:value-type="float">
            <text:p>20.151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2"/>
        </table:table-row>
        <table:table-row table:style-name="ro1">
          <table:table-cell table:formula="of:=RAND()*8" office:value-type="float" office:value="5.80484854128055" calcext:value-type="float">
            <text:p>5.805</text:p>
          </table:table-cell>
          <table:table-cell table:formula="of:=([.A63]-[.D$1])^2" office:value-type="float" office:value="12.1769820620091" calcext:value-type="float">
            <text:p>12.177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2"/>
        </table:table-row>
        <table:table-row table:style-name="ro1">
          <table:table-cell table:formula="of:=RAND()*8" office:value-type="float" office:value="3.90600891367737" calcext:value-type="float">
            <text:p>3.906</text:p>
          </table:table-cell>
          <table:table-cell table:formula="of:=([.A64]-[.D$1])^2" office:value-type="float" office:value="2.53036990935736" calcext:value-type="float">
            <text:p>2.530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2"/>
        </table:table-row>
        <table:table-row table:style-name="ro1">
          <table:table-cell table:formula="of:=RAND()*8" office:value-type="float" office:value="0.971603359652135" calcext:value-type="float">
            <text:p>0.972</text:p>
          </table:table-cell>
          <table:table-cell table:formula="of:=([.A65]-[.D$1])^2" office:value-type="float" office:value="1.80550793880437" calcext:value-type="float">
            <text:p>1.806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2"/>
        </table:table-row>
        <table:table-row table:style-name="ro1">
          <table:table-cell table:formula="of:=RAND()*8" office:value-type="float" office:value="2.99205561869804" calcext:value-type="float">
            <text:p>2.992</text:p>
          </table:table-cell>
          <table:table-cell table:formula="of:=([.A66]-[.D$1])^2" office:value-type="float" office:value="0.458004575175558" calcext:value-type="float">
            <text:p>0.458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2"/>
        </table:table-row>
        <table:table-row table:style-name="ro1">
          <table:table-cell table:formula="of:=RAND()*8" office:value-type="float" office:value="0.577457499308267" calcext:value-type="float">
            <text:p>0.577</text:p>
          </table:table-cell>
          <table:table-cell table:formula="of:=([.A67]-[.D$1])^2" office:value-type="float" office:value="3.02008010284815" calcext:value-type="float">
            <text:p>3.020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2"/>
        </table:table-row>
        <table:table-row table:style-name="ro1">
          <table:table-cell table:formula="of:=RAND()*8" office:value-type="float" office:value="5.97370472315115" calcext:value-type="float">
            <text:p>5.974</text:p>
          </table:table-cell>
          <table:table-cell table:formula="of:=([.A68]-[.D$1])^2" office:value-type="float" office:value="13.3839597572086" calcext:value-type="float">
            <text:p>13.384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2"/>
        </table:table-row>
        <table:table-row table:style-name="ro1">
          <table:table-cell table:formula="of:=RAND()*8" office:value-type="float" office:value="5.68133409422073" calcext:value-type="float">
            <text:p>5.681</text:p>
          </table:table-cell>
          <table:table-cell table:formula="of:=([.A69]-[.D$1])^2" office:value-type="float" office:value="11.3302173940425" calcext:value-type="float">
            <text:p>11.330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2"/>
        </table:table-row>
        <table:table-row table:style-name="ro1">
          <table:table-cell table:formula="of:=RAND()*8" office:value-type="float" office:value="0.860881881114187" calcext:value-type="float">
            <text:p>0.861</text:p>
          </table:table-cell>
          <table:table-cell table:formula="of:=([.A70]-[.D$1])^2" office:value-type="float" office:value="2.11531829372328" calcext:value-type="float">
            <text:p>2.115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1.80843049667488" calcext:value-type="float">
            <text:p>1.808</text:p>
          </table:table-cell>
          <table:table-cell table:formula="of:=([.A71]-[.D$1])^2" office:value-type="float" office:value="0.256911894239516" calcext:value-type="float">
            <text:p>0.257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2"/>
        </table:table-row>
        <table:table-row table:style-name="ro1">
          <table:table-cell table:formula="of:=RAND()*8" office:value-type="float" office:value="0.624064951966737" calcext:value-type="float">
            <text:p>0.624</text:p>
          </table:table-cell>
          <table:table-cell table:formula="of:=([.A72]-[.D$1])^2" office:value-type="float" office:value="2.86025997462628" calcext:value-type="float">
            <text:p>2.860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2"/>
        </table:table-row>
        <table:table-row table:style-name="ro1">
          <table:table-cell table:formula="of:=RAND()*8" office:value-type="float" office:value="5.68011940672689" calcext:value-type="float">
            <text:p>5.680</text:p>
          </table:table-cell>
          <table:table-cell table:formula="of:=([.A73]-[.D$1])^2" office:value-type="float" office:value="11.322041498971" calcext:value-type="float">
            <text:p>11.322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2"/>
        </table:table-row>
        <table:table-row table:style-name="ro1">
          <table:table-cell table:formula="of:=RAND()*8" office:value-type="float" office:value="7.0043410903762" calcext:value-type="float">
            <text:p>7.004</text:p>
          </table:table-cell>
          <table:table-cell table:formula="of:=([.A74]-[.D$1])^2" office:value-type="float" office:value="21.9871507444273" calcext:value-type="float">
            <text:p>21.987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2"/>
        </table:table-row>
        <table:table-row table:style-name="ro1">
          <table:table-cell table:formula="of:=RAND()*8" office:value-type="float" office:value="3.92937774314971" calcext:value-type="float">
            <text:p>3.929</text:p>
          </table:table-cell>
          <table:table-cell table:formula="of:=([.A75]-[.D$1])^2" office:value-type="float" office:value="2.60526224349866" calcext:value-type="float">
            <text:p>2.605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2"/>
        </table:table-row>
        <table:table-row table:style-name="ro1">
          <table:table-cell table:formula="of:=RAND()*8" office:value-type="float" office:value="7.52009450845404" calcext:value-type="float">
            <text:p>7.520</text:p>
          </table:table-cell>
          <table:table-cell table:formula="of:=([.A76]-[.D$1])^2" office:value-type="float" office:value="27.0899351557236" calcext:value-type="float">
            <text:p>27.090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2"/>
        </table:table-row>
        <table:table-row table:style-name="ro1">
          <table:table-cell table:formula="of:=RAND()*8" office:value-type="float" office:value="6.9379336323511" calcext:value-type="float">
            <text:p>6.938</text:p>
          </table:table-cell>
          <table:table-cell table:formula="of:=([.A77]-[.D$1])^2" office:value-type="float" office:value="21.3687854673698" calcext:value-type="float">
            <text:p>21.369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2"/>
        </table:table-row>
        <table:table-row table:style-name="ro1">
          <table:table-cell table:formula="of:=RAND()*8" office:value-type="float" office:value="2.3547771072676" calcext:value-type="float">
            <text:p>2.355</text:p>
          </table:table-cell>
          <table:table-cell table:formula="of:=([.A78]-[.D$1])^2" office:value-type="float" office:value="0.00155881580105666" calcext:value-type="float">
            <text:p>0.002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2"/>
        </table:table-row>
        <table:table-row table:style-name="ro1">
          <table:table-cell table:formula="of:=RAND()*8" office:value-type="float" office:value="0.463842012002333" calcext:value-type="float">
            <text:p>0.464</text:p>
          </table:table-cell>
          <table:table-cell table:formula="of:=([.A79]-[.D$1])^2" office:value-type="float" office:value="3.42787915121443" calcext:value-type="float">
            <text:p>3.428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2"/>
        </table:table-row>
        <table:table-row table:style-name="ro1">
          <table:table-cell table:formula="of:=RAND()*8" office:value-type="float" office:value="4.60191172250879" calcext:value-type="float">
            <text:p>4.602</text:p>
          </table:table-cell>
          <table:table-cell table:formula="of:=([.A80]-[.D$1])^2" office:value-type="float" office:value="5.22861481982414" calcext:value-type="float">
            <text:p>5.229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08475959542538" calcext:value-type="float">
            <text:p>6.085</text:p>
          </table:table-cell>
          <table:table-cell table:formula="of:=([.A81]-[.D$1])^2" office:value-type="float" office:value="14.2088613318774" calcext:value-type="float">
            <text:p>14.209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5798873383932" calcext:value-type="float">
            <text:p>4.258</text:p>
          </table:table-cell>
          <table:table-cell table:formula="of:=([.A82]-[.D$1])^2" office:value-type="float" office:value="3.77405791053553" calcext:value-type="float">
            <text:p>3.774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2"/>
        </table:table-row>
        <table:table-row table:style-name="ro1">
          <table:table-cell table:formula="of:=RAND()*8" office:value-type="float" office:value="2.25876174568456" calcext:value-type="float">
            <text:p>2.259</text:p>
          </table:table-cell>
          <table:table-cell table:formula="of:=([.A83]-[.D$1])^2" office:value-type="float" office:value="0.00319603890325275" calcext:value-type="float">
            <text:p>0.003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2"/>
        </table:table-row>
        <table:table-row table:style-name="ro1">
          <table:table-cell table:formula="of:=RAND()*8" office:value-type="float" office:value="2.64886896281218" calcext:value-type="float">
            <text:p>2.649</text:p>
          </table:table-cell>
          <table:table-cell table:formula="of:=([.A84]-[.D$1])^2" office:value-type="float" office:value="0.111271411299375" calcext:value-type="float">
            <text:p>0.111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2"/>
        </table:table-row>
        <table:table-row table:style-name="ro1">
          <table:table-cell table:formula="of:=RAND()*8" office:value-type="float" office:value="6.87809621629391" calcext:value-type="float">
            <text:p>6.878</text:p>
          </table:table-cell>
          <table:table-cell table:formula="of:=([.A85]-[.D$1])^2" office:value-type="float" office:value="20.8191525132947" calcext:value-type="float">
            <text:p>20.819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2"/>
        </table:table-row>
        <table:table-row table:style-name="ro1">
          <table:table-cell table:formula="of:=RAND()*8" office:value-type="float" office:value="5.98953839937216" calcext:value-type="float">
            <text:p>5.990</text:p>
          </table:table-cell>
          <table:table-cell table:formula="of:=([.A86]-[.D$1])^2" office:value-type="float" office:value="13.5000626041726" calcext:value-type="float">
            <text:p>13.500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2"/>
        </table:table-row>
        <table:table-row table:style-name="ro1">
          <table:table-cell table:formula="of:=RAND()*8" office:value-type="float" office:value="1.20362649069457" calcext:value-type="float">
            <text:p>1.204</text:p>
          </table:table-cell>
          <table:table-cell table:formula="of:=([.A87]-[.D$1])^2" office:value-type="float" office:value="1.23580746567438" calcext:value-type="float">
            <text:p>1.236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2"/>
        </table:table-row>
        <table:table-row table:style-name="ro1">
          <table:table-cell table:formula="of:=RAND()*8" office:value-type="float" office:value="0.675014284199689" calcext:value-type="float">
            <text:p>0.675</text:p>
          </table:table-cell>
          <table:table-cell table:formula="of:=([.A88]-[.D$1])^2" office:value-type="float" office:value="2.69052169879145" calcext:value-type="float">
            <text:p>2.691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2"/>
        </table:table-row>
        <table:table-row table:style-name="ro1">
          <table:table-cell table:formula="of:=RAND()*8" office:value-type="float" office:value="5.38605214689407" calcext:value-type="float">
            <text:p>5.386</text:p>
          </table:table-cell>
          <table:table-cell table:formula="of:=([.A89]-[.D$1])^2" office:value-type="float" office:value="9.42954782242758" calcext:value-type="float">
            <text:p>9.430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2"/>
        </table:table-row>
        <table:table-row table:style-name="ro1">
          <table:table-cell table:formula="of:=RAND()*8" office:value-type="float" office:value="7.0902898189671" calcext:value-type="float">
            <text:p>7.090</text:p>
          </table:table-cell>
          <table:table-cell table:formula="of:=([.A90]-[.D$1])^2" office:value-type="float" office:value="22.8005729822172" calcext:value-type="float">
            <text:p>22.801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6660445857482" calcext:value-type="float">
            <text:p>6.666</text:p>
          </table:table-cell>
          <table:table-cell table:formula="of:=([.A91]-[.D$1])^2" office:value-type="float" office:value="18.929019644521" calcext:value-type="float">
            <text:p>18.929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2"/>
        </table:table-row>
        <table:table-row table:style-name="ro1">
          <table:table-cell table:formula="of:=RAND()*8" office:value-type="float" office:value="5.9591705273037" calcext:value-type="float">
            <text:p>5.959</text:p>
          </table:table-cell>
          <table:table-cell table:formula="of:=([.A92]-[.D$1])^2" office:value-type="float" office:value="13.2778269209727" calcext:value-type="float">
            <text:p>13.278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2"/>
        </table:table-row>
        <table:table-row table:style-name="ro1">
          <table:table-cell table:formula="of:=RAND()*8" office:value-type="float" office:value="5.12966955878176" calcext:value-type="float">
            <text:p>5.130</text:p>
          </table:table-cell>
          <table:table-cell table:formula="of:=([.A93]-[.D$1])^2" office:value-type="float" office:value="7.92070266066757" calcext:value-type="float">
            <text:p>7.921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2"/>
        </table:table-row>
        <table:table-row table:style-name="ro1">
          <table:table-cell table:formula="of:=RAND()*8" office:value-type="float" office:value="7.27935332664776" calcext:value-type="float">
            <text:p>7.279</text:p>
          </table:table-cell>
          <table:table-cell table:formula="of:=([.A94]-[.D$1])^2" office:value-type="float" office:value="24.6418724308873" calcext:value-type="float">
            <text:p>24.642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2"/>
        </table:table-row>
        <table:table-row table:style-name="ro1">
          <table:table-cell table:formula="of:=RAND()*8" office:value-type="float" office:value="0.0586185093654379" calcext:value-type="float">
            <text:p>0.059</text:p>
          </table:table-cell>
          <table:table-cell table:formula="of:=([.A95]-[.D$1])^2" office:value-type="float" office:value="5.09258998329585" calcext:value-type="float">
            <text:p>5.093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2"/>
        </table:table-row>
        <table:table-row table:style-name="ro1">
          <table:table-cell table:formula="of:=RAND()*8" office:value-type="float" office:value="4.41837840698626" calcext:value-type="float">
            <text:p>4.418</text:p>
          </table:table-cell>
          <table:table-cell table:formula="of:=([.A96]-[.D$1])^2" office:value-type="float" office:value="4.422958698496" calcext:value-type="float">
            <text:p>4.423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2"/>
        </table:table-row>
        <table:table-row table:style-name="ro1">
          <table:table-cell table:formula="of:=RAND()*8" office:value-type="float" office:value="7.25245140897396" calcext:value-type="float">
            <text:p>7.252</text:p>
          </table:table-cell>
          <table:table-cell table:formula="of:=([.A97]-[.D$1])^2" office:value-type="float" office:value="24.3755107815031" calcext:value-type="float">
            <text:p>24.376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2"/>
        </table:table-row>
        <table:table-row table:style-name="ro1">
          <table:table-cell table:formula="of:=RAND()*8" office:value-type="float" office:value="1.57661635943293" calcext:value-type="float">
            <text:p>1.577</text:p>
          </table:table-cell>
          <table:table-cell table:formula="of:=([.A98]-[.D$1])^2" office:value-type="float" office:value="0.545646526798009" calcext:value-type="float">
            <text:p>0.546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2"/>
        </table:table-row>
        <table:table-row table:style-name="ro1">
          <table:table-cell table:formula="of:=RAND()*8" office:value-type="float" office:value="0.884302081686943" calcext:value-type="float">
            <text:p>0.884</text:p>
          </table:table-cell>
          <table:table-cell table:formula="of:=([.A99]-[.D$1])^2" office:value-type="float" office:value="2.04774149314533" calcext:value-type="float">
            <text:p>2.048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05111442414295" calcext:value-type="float">
            <text:p>0.705</text:p>
          </table:table-cell>
          <table:table-cell table:formula="of:=([.A100]-[.D$1])^2" office:value-type="float" office:value="2.59269194528126" calcext:value-type="float">
            <text:p>2.593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2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trast_2" table:style-name="ta1"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column table:style-name="co7" table:default-cell-style-name="Default"/>
        <table:table-column table:style-name="co36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5.17416484571362" calcext:value-type="float">
            <text:p>5.174</text:p>
          </table:table-cell>
          <table:table-cell table:formula="of:=SUM([.B1:.B100])/100" office:value-type="float" office:value="6.35461103709563" calcext:value-type="float">
            <text:p>6.355</text:p>
          </table:table-cell>
          <table:table-cell table:style-name="ce16" table:formula="of:=AVERAGE([.A1:.A100])" office:value-type="float" office:value="2.27467906433273" calcext:value-type="float">
            <text:p>2.275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  <table:table-cell/>
          <table:table-cell office:value-type="float" office:value="8616" calcext:value-type="float">
            <text:p>8616</text:p>
          </table:table-cell>
          <table:table-cell table:formula="of:=[.K1]*0.005126953125" office:value-type="float" office:value="44.173828125" calcext:value-type="float">
            <text:p>44.173828125</text:p>
          </table:table-cell>
          <table:table-cell table:style-name="ce57" table:formula="of:=([.L1]-[.P$1])^2" office:value-type="float" office:value="1865.32886123657" calcext:value-type="float">
            <text:p>1,865.33</text:p>
          </table:table-cell>
          <table:table-cell/>
          <table:table-cell table:style-name="ce16" table:formula="of:=SUM([.M1:.M64])/64" office:value-type="float" office:value="32.897702973336" calcext:value-type="float">
            <text:p>32.898</text:p>
          </table:table-cell>
          <table:table-cell table:style-name="ce16" table:formula="of:=AVERAGE([.L1:.L64])" office:value-type="float" office:value="0.984375" calcext:value-type="float">
            <text:p>0.984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5.17416484571362" calcext:value-type="float">
            <text:p>5.174</text:p>
          </table:table-cell>
          <table:table-cell table:formula="of:=SQRT(SUM([.B1:.B100])/100)" office:value-type="float" office:value="2.52083538476744" calcext:value-type="float">
            <text:p>2.521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table:formula="of:=[.K2]*0.005126953125" office:value-type="float" office:value="14.288818359375" calcext:value-type="float">
            <text:p>14.288818359375</text:p>
          </table:table-cell>
          <table:table-cell table:style-name="ce57" table:formula="of:=([.L2]-[.P$1])^2" office:value-type="float" office:value="177.008213102818" calcext:value-type="float">
            <text:p>177.01</text:p>
          </table:table-cell>
          <table:table-cell/>
          <table:table-cell table:style-name="ce16" table:formula="of:=SQRT(SUM([.M1:.M64])/64)" office:value-type="float" office:value="5.73565192226097" calcext:value-type="float">
            <text:p>5.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table:formula="of:=[.K3]*0.005126953125" office:value-type="float" office:value="3.368408203125" calcext:value-type="float">
            <text:p>3.368408203125</text:p>
          </table:table-cell>
          <table:table-cell table:style-name="ce57" table:formula="of:=([.L3]-[.P$1])^2" office:value-type="float" office:value="5.68361431360245" calcext:value-type="float">
            <text:p>5.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K4]*0.005126953125" office:value-type="float" office:value="0.1845703125" calcext:value-type="float">
            <text:p>0.1845703125</text:p>
          </table:table-cell>
          <table:table-cell table:style-name="ce57" table:formula="of:=([.L4]-[.P$1])^2" office:value-type="float" office:value="0.639687538146973" calcext:value-type="float">
            <text:p>0.64</text:p>
          </table:table-cell>
          <table:table-cell table:number-columns-repeated="2"/>
          <table:table-cell table:style-name="ce16" table:formula="of:=SUM([.M2:.M64])/63" office:value-type="float" office:value="3.81149411201477" calcext:value-type="float">
            <text:p>3.811</text:p>
          </table:table-cell>
          <table:table-cell table:style-name="ce16" table:formula="of:=AVERAGE([.M2:.M64])" office:value-type="float" office:value="3.81149411201477" calcext:value-type="float">
            <text:p>3.811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5.17416484571362" calcext:value-type="float">
            <text:p>5.17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K5]*0.005126953125" office:value-type="float" office:value="0.722900390625" calcext:value-type="float">
            <text:p>0.722900390625</text:p>
          </table:table-cell>
          <table:table-cell table:style-name="ce57" table:formula="of:=([.L5]-[.P$1])^2" office:value-type="float" office:value="0.0683689713478088" calcext:value-type="float">
            <text:p>0.07</text:p>
          </table:table-cell>
          <table:table-cell table:number-columns-repeated="2"/>
          <table:table-cell table:style-name="ce16" table:formula="of:=SQRT(SUM([.M2:.M64])/63)" office:value-type="float" office:value="1.952304820466" calcext:value-type="float">
            <text:p>1.952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5.17416484571362" calcext:value-type="float">
            <text:p>5.174</text:p>
          </table:table-cell>
          <table:table-cell table:style-name="Default"/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K6]*0.005126953125" office:value-type="float" office:value="0.261474609375" calcext:value-type="float">
            <text:p>0.261474609375</text:p>
          </table:table-cell>
          <table:table-cell table:style-name="ce57" table:formula="of:=([.L6]-[.P$1])^2" office:value-type="float" office:value="0.522584974765778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7]*0.005126953125" office:value-type="float" office:value="0" calcext:value-type="float">
            <text:p>0</text:p>
          </table:table-cell>
          <table:table-cell table:style-name="ce57" table:formula="of:=([.L7]-[.P$1])^2" office:value-type="float" office:value="0.968994140625" calcext:value-type="float">
            <text:p>0.97</text:p>
          </table:table-cell>
          <table:table-cell/>
          <table:table-cell table:formula="of:=SUM([.M1:.M64])`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8]*0.005126953125" office:value-type="float" office:value="0" calcext:value-type="float">
            <text:p>0</text:p>
          </table:table-cell>
          <table:table-cell table:style-name="ce57" table:formula="of:=([.L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9]*0.005126953125" office:value-type="float" office:value="0" calcext:value-type="float">
            <text:p>0</text:p>
          </table:table-cell>
          <table:table-cell table:style-name="ce57" table:formula="of:=([.L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0]*0.005126953125" office:value-type="float" office:value="0" calcext:value-type="float">
            <text:p>0</text:p>
          </table:table-cell>
          <table:table-cell table:style-name="ce57" table:formula="of:=([.L1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1]*0.005126953125" office:value-type="float" office:value="0" calcext:value-type="float">
            <text:p>0</text:p>
          </table:table-cell>
          <table:table-cell table:style-name="ce57" table:formula="of:=([.L1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2]*0.005126953125" office:value-type="float" office:value="0" calcext:value-type="float">
            <text:p>0</text:p>
          </table:table-cell>
          <table:table-cell table:style-name="ce57" table:formula="of:=([.L1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3]*0.005126953125" office:value-type="float" office:value="0" calcext:value-type="float">
            <text:p>0</text:p>
          </table:table-cell>
          <table:table-cell table:style-name="ce57" table:formula="of:=([.L1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4]*0.005126953125" office:value-type="float" office:value="0" calcext:value-type="float">
            <text:p>0</text:p>
          </table:table-cell>
          <table:table-cell table:style-name="ce57" table:formula="of:=([.L1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5]*0.005126953125" office:value-type="float" office:value="0" calcext:value-type="float">
            <text:p>0</text:p>
          </table:table-cell>
          <table:table-cell table:style-name="ce57" table:formula="of:=([.L1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6]*0.005126953125" office:value-type="float" office:value="0" calcext:value-type="float">
            <text:p>0</text:p>
          </table:table-cell>
          <table:table-cell table:style-name="ce57" table:formula="of:=([.L1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7]*0.005126953125" office:value-type="float" office:value="0" calcext:value-type="float">
            <text:p>0</text:p>
          </table:table-cell>
          <table:table-cell table:style-name="ce57" table:formula="of:=([.L1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8]*0.005126953125" office:value-type="float" office:value="0" calcext:value-type="float">
            <text:p>0</text:p>
          </table:table-cell>
          <table:table-cell table:style-name="ce57" table:formula="of:=([.L1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9]*0.005126953125" office:value-type="float" office:value="0" calcext:value-type="float">
            <text:p>0</text:p>
          </table:table-cell>
          <table:table-cell table:style-name="ce57" table:formula="of:=([.L1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0]*0.005126953125" office:value-type="float" office:value="0" calcext:value-type="float">
            <text:p>0</text:p>
          </table:table-cell>
          <table:table-cell table:style-name="ce57" table:formula="of:=([.L2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1]*0.005126953125" office:value-type="float" office:value="0" calcext:value-type="float">
            <text:p>0</text:p>
          </table:table-cell>
          <table:table-cell table:style-name="ce57" table:formula="of:=([.L2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2]*0.005126953125" office:value-type="float" office:value="0" calcext:value-type="float">
            <text:p>0</text:p>
          </table:table-cell>
          <table:table-cell table:style-name="ce57" table:formula="of:=([.L2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3]*0.005126953125" office:value-type="float" office:value="0" calcext:value-type="float">
            <text:p>0</text:p>
          </table:table-cell>
          <table:table-cell table:style-name="ce57" table:formula="of:=([.L2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4]*0.005126953125" office:value-type="float" office:value="0" calcext:value-type="float">
            <text:p>0</text:p>
          </table:table-cell>
          <table:table-cell table:style-name="ce57" table:formula="of:=([.L2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5]*0.005126953125" office:value-type="float" office:value="0" calcext:value-type="float">
            <text:p>0</text:p>
          </table:table-cell>
          <table:table-cell table:style-name="ce57" table:formula="of:=([.L2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5.17416484571362" calcext:value-type="float">
            <text:p>5.1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6]*0.005126953125" office:value-type="float" office:value="0" calcext:value-type="float">
            <text:p>0</text:p>
          </table:table-cell>
          <table:table-cell table:style-name="ce57" table:formula="of:=([.L2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53199521980672" calcext:value-type="float">
            <text:p>3.532</text:p>
          </table:table-cell>
          <table:table-cell table:formula="of:=([.A27]-[.D$1])^2" office:value-type="float" office:value="1.58084391481589" calcext:value-type="float">
            <text:p>1.581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7]*0.005126953125" office:value-type="float" office:value="0" calcext:value-type="float">
            <text:p>0</text:p>
          </table:table-cell>
          <table:table-cell table:style-name="ce57" table:formula="of:=([.L2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400877920662153" calcext:value-type="float">
            <text:p>0.401</text:p>
          </table:table-cell>
          <table:table-cell table:formula="of:=([.A28]-[.D$1])^2" office:value-type="float" office:value="3.51113072602116" calcext:value-type="float">
            <text:p>3.511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8]*0.005126953125" office:value-type="float" office:value="0" calcext:value-type="float">
            <text:p>0</text:p>
          </table:table-cell>
          <table:table-cell table:style-name="ce57" table:formula="of:=([.L2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79596015479504" calcext:value-type="float">
            <text:p>1.796</text:p>
          </table:table-cell>
          <table:table-cell table:formula="of:=([.A29]-[.D$1])^2" office:value-type="float" office:value="0.229171794348957" calcext:value-type="float">
            <text:p>0.229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9]*0.005126953125" office:value-type="float" office:value="0" calcext:value-type="float">
            <text:p>0</text:p>
          </table:table-cell>
          <table:table-cell table:style-name="ce57" table:formula="of:=([.L2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81150782819714" calcext:value-type="float">
            <text:p>0.681</text:p>
          </table:table-cell>
          <table:table-cell table:formula="of:=([.A30]-[.D$1])^2" office:value-type="float" office:value="2.53933238398182" calcext:value-type="float">
            <text:p>2.539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0]*0.005126953125" office:value-type="float" office:value="0" calcext:value-type="float">
            <text:p>0</text:p>
          </table:table-cell>
          <table:table-cell table:style-name="ce57" table:formula="of:=([.L3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923511036352747" calcext:value-type="float">
            <text:p>0.924</text:p>
          </table:table-cell>
          <table:table-cell table:formula="of:=([.A31]-[.D$1])^2" office:value-type="float" office:value="1.82565503983531" calcext:value-type="float">
            <text:p>1.826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1]*0.005126953125" office:value-type="float" office:value="0" calcext:value-type="float">
            <text:p>0</text:p>
          </table:table-cell>
          <table:table-cell table:style-name="ce57" table:formula="of:=([.L3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33572852549692" calcext:value-type="float">
            <text:p>1.336</text:p>
          </table:table-cell>
          <table:table-cell table:formula="of:=([.A32]-[.D$1])^2" office:value-type="float" office:value="0.881628114380065" calcext:value-type="float">
            <text:p>0.882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2]*0.005126953125" office:value-type="float" office:value="0" calcext:value-type="float">
            <text:p>0</text:p>
          </table:table-cell>
          <table:table-cell table:style-name="ce57" table:formula="of:=([.L3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2.16373392953034" calcext:value-type="float">
            <text:p>2.164</text:p>
          </table:table-cell>
          <table:table-cell table:formula="of:=([.A33]-[.D$1])^2" office:value-type="float" office:value="0.0123088229363211" calcext:value-type="float">
            <text:p>0.012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3]*0.005126953125" office:value-type="float" office:value="0" calcext:value-type="float">
            <text:p>0</text:p>
          </table:table-cell>
          <table:table-cell table:style-name="ce57" table:formula="of:=([.L3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2885441465228" calcext:value-type="float">
            <text:p>1.829</text:p>
          </table:table-cell>
          <table:table-cell table:formula="of:=([.A34]-[.D$1])^2" office:value-type="float" office:value="0.198759618262693" calcext:value-type="float">
            <text:p>0.199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4]*0.005126953125" office:value-type="float" office:value="0" calcext:value-type="float">
            <text:p>0</text:p>
          </table:table-cell>
          <table:table-cell table:style-name="ce57" table:formula="of:=([.L3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23638938954209" calcext:value-type="float">
            <text:p>1.236</text:p>
          </table:table-cell>
          <table:table-cell table:formula="of:=([.A35]-[.D$1])^2" office:value-type="float" office:value="1.07804544877685" calcext:value-type="float">
            <text:p>1.078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5]*0.005126953125" office:value-type="float" office:value="0" calcext:value-type="float">
            <text:p>0</text:p>
          </table:table-cell>
          <table:table-cell table:style-name="ce57" table:formula="of:=([.L3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6934304171133" calcext:value-type="float">
            <text:p>1.869</text:p>
          </table:table-cell>
          <table:table-cell table:formula="of:=([.A36]-[.D$1])^2" office:value-type="float" office:value="0.164297291234534" calcext:value-type="float">
            <text:p>0.164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6]*0.005126953125" office:value-type="float" office:value="0" calcext:value-type="float">
            <text:p>0</text:p>
          </table:table-cell>
          <table:table-cell table:style-name="ce57" table:formula="of:=([.L3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77754960793563" calcext:value-type="float">
            <text:p>7.778</text:p>
          </table:table-cell>
          <table:table-cell table:formula="of:=([.A37]-[.D$1])^2" office:value-type="float" office:value="30.2815842196525" calcext:value-type="float">
            <text:p>30.282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7]*0.005126953125" office:value-type="float" office:value="0" calcext:value-type="float">
            <text:p>0</text:p>
          </table:table-cell>
          <table:table-cell table:style-name="ce57" table:formula="of:=([.L3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28882545147382" calcext:value-type="float">
            <text:p>0.129</text:p>
          </table:table-cell>
          <table:table-cell table:formula="of:=([.A38]-[.D$1])^2" office:value-type="float" office:value="4.60444270174795" calcext:value-type="float">
            <text:p>4.604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8]*0.005126953125" office:value-type="float" office:value="0" calcext:value-type="float">
            <text:p>0</text:p>
          </table:table-cell>
          <table:table-cell table:style-name="ce57" table:formula="of:=([.L3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33812674496214" calcext:value-type="float">
            <text:p>7.338</text:p>
          </table:table-cell>
          <table:table-cell table:formula="of:=([.A39]-[.D$1])^2" office:value-type="float" office:value="25.6385024144713" calcext:value-type="float">
            <text:p>25.639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9]*0.005126953125" office:value-type="float" office:value="0" calcext:value-type="float">
            <text:p>0</text:p>
          </table:table-cell>
          <table:table-cell table:style-name="ce57" table:formula="of:=([.L3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1526951340681" calcext:value-type="float">
            <text:p>1.815</text:p>
          </table:table-cell>
          <table:table-cell table:formula="of:=([.A40]-[.D$1])^2" office:value-type="float" office:value="0.211057135481951" calcext:value-type="float">
            <text:p>0.211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0]*0.005126953125" office:value-type="float" office:value="0" calcext:value-type="float">
            <text:p>0</text:p>
          </table:table-cell>
          <table:table-cell table:style-name="ce57" table:formula="of:=([.L4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6.9961006266539" calcext:value-type="float">
            <text:p>6.996</text:p>
          </table:table-cell>
          <table:table-cell table:formula="of:=([.A41]-[.D$1])^2" office:value-type="float" office:value="22.2918215691512" calcext:value-type="float">
            <text:p>22.292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1]*0.005126953125" office:value-type="float" office:value="0" calcext:value-type="float">
            <text:p>0</text:p>
          </table:table-cell>
          <table:table-cell table:style-name="ce57" table:formula="of:=([.L4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54456523641775" calcext:value-type="float">
            <text:p>0.154</text:p>
          </table:table-cell>
          <table:table-cell table:formula="of:=([.A42]-[.D$1])^2" office:value-type="float" office:value="4.49534362205401" calcext:value-type="float">
            <text:p>4.495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2]*0.005126953125" office:value-type="float" office:value="0" calcext:value-type="float">
            <text:p>0</text:p>
          </table:table-cell>
          <table:table-cell table:style-name="ce57" table:formula="of:=([.L4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0376700488154785" calcext:value-type="float">
            <text:p>0.038</text:p>
          </table:table-cell>
          <table:table-cell table:formula="of:=([.A43]-[.D$1])^2" office:value-type="float" office:value="5.00420933550546" calcext:value-type="float">
            <text:p>5.004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3]*0.005126953125" office:value-type="float" office:value="0" calcext:value-type="float">
            <text:p>0</text:p>
          </table:table-cell>
          <table:table-cell table:style-name="ce57" table:formula="of:=([.L4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1.15479253972685" calcext:value-type="float">
            <text:p>1.155</text:p>
          </table:table-cell>
          <table:table-cell table:formula="of:=([.A44]-[.D$1])^2" office:value-type="float" office:value="1.25414582799383" calcext:value-type="float">
            <text:p>1.254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4]*0.005126953125" office:value-type="float" office:value="0" calcext:value-type="float">
            <text:p>0</text:p>
          </table:table-cell>
          <table:table-cell table:style-name="ce57" table:formula="of:=([.L4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401420358471496" calcext:value-type="float">
            <text:p>0.401</text:p>
          </table:table-cell>
          <table:table-cell table:formula="of:=([.A45]-[.D$1])^2" office:value-type="float" office:value="3.5090981790849" calcext:value-type="float">
            <text:p>3.509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5]*0.005126953125" office:value-type="float" office:value="0" calcext:value-type="float">
            <text:p>0</text:p>
          </table:table-cell>
          <table:table-cell table:style-name="ce57" table:formula="of:=([.L4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2.92844720879041" calcext:value-type="float">
            <text:p>2.928</text:p>
          </table:table-cell>
          <table:table-cell table:formula="of:=([.A46]-[.D$1])^2" office:value-type="float" office:value="0.427412786707638" calcext:value-type="float">
            <text:p>0.427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6]*0.005126953125" office:value-type="float" office:value="0" calcext:value-type="float">
            <text:p>0</text:p>
          </table:table-cell>
          <table:table-cell table:style-name="ce57" table:formula="of:=([.L4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3311364188414" calcext:value-type="float">
            <text:p>0.633</text:p>
          </table:table-cell>
          <table:table-cell table:formula="of:=([.A47]-[.D$1])^2" office:value-type="float" office:value="2.69473703617882" calcext:value-type="float">
            <text:p>2.695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7]*0.005126953125" office:value-type="float" office:value="0" calcext:value-type="float">
            <text:p>0</text:p>
          </table:table-cell>
          <table:table-cell table:style-name="ce57" table:formula="of:=([.L4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34417964280429" calcext:value-type="float">
            <text:p>0.634</text:p>
          </table:table-cell>
          <table:table-cell table:formula="of:=([.A48]-[.D$1])^2" office:value-type="float" office:value="2.69045647634478" calcext:value-type="float">
            <text:p>2.690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8]*0.005126953125" office:value-type="float" office:value="0" calcext:value-type="float">
            <text:p>0</text:p>
          </table:table-cell>
          <table:table-cell table:style-name="ce57" table:formula="of:=([.L4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357802427054104" calcext:value-type="float">
            <text:p>0.358</text:p>
          </table:table-cell>
          <table:table-cell table:formula="of:=([.A49]-[.D$1])^2" office:value-type="float" office:value="3.67441604254461" calcext:value-type="float">
            <text:p>3.674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9]*0.005126953125" office:value-type="float" office:value="0" calcext:value-type="float">
            <text:p>0</text:p>
          </table:table-cell>
          <table:table-cell table:style-name="ce57" table:formula="of:=([.L4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25155651859285" calcext:value-type="float">
            <text:p>1.252</text:p>
          </table:table-cell>
          <table:table-cell table:formula="of:=([.A50]-[.D$1])^2" office:value-type="float" office:value="1.04677974360125" calcext:value-type="float">
            <text:p>1.047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0]*0.005126953125" office:value-type="float" office:value="0" calcext:value-type="float">
            <text:p>0</text:p>
          </table:table-cell>
          <table:table-cell table:style-name="ce57" table:formula="of:=([.L5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0043267656009" calcext:value-type="float">
            <text:p>7.004</text:p>
          </table:table-cell>
          <table:table-cell table:formula="of:=([.A51]-[.D$1])^2" office:value-type="float" office:value="22.3695673781113" calcext:value-type="float">
            <text:p>22.370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1]*0.005126953125" office:value-type="float" office:value="0" calcext:value-type="float">
            <text:p>0</text:p>
          </table:table-cell>
          <table:table-cell table:style-name="ce57" table:formula="of:=([.L5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56053523912482" calcext:value-type="float">
            <text:p>0.556</text:p>
          </table:table-cell>
          <table:table-cell table:formula="of:=([.A52]-[.D$1])^2" office:value-type="float" office:value="2.95367374818479" calcext:value-type="float">
            <text:p>2.954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2]*0.005126953125" office:value-type="float" office:value="0" calcext:value-type="float">
            <text:p>0</text:p>
          </table:table-cell>
          <table:table-cell table:style-name="ce57" table:formula="of:=([.L5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977159530503124" calcext:value-type="float">
            <text:p>0.977</text:p>
          </table:table-cell>
          <table:table-cell table:formula="of:=([.A53]-[.D$1])^2" office:value-type="float" office:value="1.6835569406694" calcext:value-type="float">
            <text:p>1.684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3]*0.005126953125" office:value-type="float" office:value="0" calcext:value-type="float">
            <text:p>0</text:p>
          </table:table-cell>
          <table:table-cell table:style-name="ce57" table:formula="of:=([.L5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04769494417607" calcext:value-type="float">
            <text:p>0.605</text:p>
          </table:table-cell>
          <table:table-cell table:formula="of:=([.A54]-[.D$1])^2" office:value-type="float" office:value="2.78859797169411" calcext:value-type="float">
            <text:p>2.789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4]*0.005126953125" office:value-type="float" office:value="0" calcext:value-type="float">
            <text:p>0</text:p>
          </table:table-cell>
          <table:table-cell table:style-name="ce57" table:formula="of:=([.L5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6.11939999263648" calcext:value-type="float">
            <text:p>6.119</text:p>
          </table:table-cell>
          <table:table-cell table:formula="of:=([.A55]-[.D$1])^2" office:value-type="float" office:value="14.7818790165368" calcext:value-type="float">
            <text:p>14.782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5]*0.005126953125" office:value-type="float" office:value="0" calcext:value-type="float">
            <text:p>0</text:p>
          </table:table-cell>
          <table:table-cell table:style-name="ce57" table:formula="of:=([.L5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2268386368487" calcext:value-type="float">
            <text:p>1.523</text:p>
          </table:table-cell>
          <table:table-cell table:formula="of:=([.A56]-[.D$1])^2" office:value-type="float" office:value="0.565496781797412" calcext:value-type="float">
            <text:p>0.565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6]*0.005126953125" office:value-type="float" office:value="0" calcext:value-type="float">
            <text:p>0</text:p>
          </table:table-cell>
          <table:table-cell table:style-name="ce57" table:formula="of:=([.L5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20151807083536" calcext:value-type="float">
            <text:p>4.202</text:p>
          </table:table-cell>
          <table:table-cell table:formula="of:=([.A57]-[.D$1])^2" office:value-type="float" office:value="3.71270855698003" calcext:value-type="float">
            <text:p>3.713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7]*0.005126953125" office:value-type="float" office:value="0" calcext:value-type="float">
            <text:p>0</text:p>
          </table:table-cell>
          <table:table-cell table:style-name="ce57" table:formula="of:=([.L5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21844810643353" calcext:value-type="float">
            <text:p>0.122</text:p>
          </table:table-cell>
          <table:table-cell table:formula="of:=([.A58]-[.D$1])^2" office:value-type="float" office:value="4.6346953238583" calcext:value-type="float">
            <text:p>4.635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8]*0.005126953125" office:value-type="float" office:value="0" calcext:value-type="float">
            <text:p>0</text:p>
          </table:table-cell>
          <table:table-cell table:style-name="ce57" table:formula="of:=([.L5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462981785228" calcext:value-type="float">
            <text:p>1.546</text:p>
          </table:table-cell>
          <table:table-cell table:formula="of:=([.A59]-[.D$1])^2" office:value-type="float" office:value="0.530538714813258" calcext:value-type="float">
            <text:p>0.531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9]*0.005126953125" office:value-type="float" office:value="0" calcext:value-type="float">
            <text:p>0</text:p>
          </table:table-cell>
          <table:table-cell table:style-name="ce57" table:formula="of:=([.L5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57899228835878" calcext:value-type="float">
            <text:p>0.658</text:p>
          </table:table-cell>
          <table:table-cell table:formula="of:=([.A60]-[.D$1])^2" office:value-type="float" office:value="2.61397703646922" calcext:value-type="float">
            <text:p>2.614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0]*0.005126953125" office:value-type="float" office:value="0" calcext:value-type="float">
            <text:p>0</text:p>
          </table:table-cell>
          <table:table-cell table:style-name="ce57" table:formula="of:=([.L6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2.18214015917366" calcext:value-type="float">
            <text:p>2.182</text:p>
          </table:table-cell>
          <table:table-cell table:formula="of:=([.A61]-[.D$1])^2" office:value-type="float" office:value="0.00856344896803922" calcext:value-type="float">
            <text:p>0.009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1]*0.005126953125" office:value-type="float" office:value="0" calcext:value-type="float">
            <text:p>0</text:p>
          </table:table-cell>
          <table:table-cell table:style-name="ce57" table:formula="of:=([.L6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2.38874178978538" calcext:value-type="float">
            <text:p>2.389</text:p>
          </table:table-cell>
          <table:table-cell table:formula="of:=([.A62]-[.D$1])^2" office:value-type="float" office:value="0.0130103053376873" calcext:value-type="float">
            <text:p>0.013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2]*0.005126953125" office:value-type="float" office:value="0" calcext:value-type="float">
            <text:p>0</text:p>
          </table:table-cell>
          <table:table-cell table:style-name="ce57" table:formula="of:=([.L6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0.229154689450269" calcext:value-type="float">
            <text:p>0.229</text:p>
          </table:table-cell>
          <table:table-cell table:formula="of:=([.A63]-[.D$1])^2" office:value-type="float" office:value="4.18416996823828" calcext:value-type="float">
            <text:p>4.184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3]*0.005126953125" office:value-type="float" office:value="0" calcext:value-type="float">
            <text:p>0</text:p>
          </table:table-cell>
          <table:table-cell table:style-name="ce57" table:formula="of:=([.L6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99971720105351" calcext:value-type="float">
            <text:p>6.000</text:p>
          </table:table-cell>
          <table:table-cell table:formula="of:=([.A64]-[.D$1])^2" office:value-type="float" office:value="13.8759091200242" calcext:value-type="float">
            <text:p>13.876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4]*0.005126953125" office:value-type="float" office:value="0" calcext:value-type="float">
            <text:p>0</text:p>
          </table:table-cell>
          <table:table-cell table:style-name="ce57" table:formula="of:=([.L6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5630528598779" calcext:value-type="float">
            <text:p>7.563</text:p>
          </table:table-cell>
          <table:table-cell table:formula="of:=([.A65]-[.D$1])^2" office:value-type="float" office:value="27.9668974014089" calcext:value-type="float">
            <text:p>27.967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19888960756966" calcext:value-type="float">
            <text:p>6.199</text:p>
          </table:table-cell>
          <table:table-cell table:formula="of:=([.A66]-[.D$1])^2" office:value-type="float" office:value="15.3994283876519" calcext:value-type="float">
            <text:p>15.399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51177533541231" calcext:value-type="float">
            <text:p>4.512</text:p>
          </table:table-cell>
          <table:table-cell table:formula="of:=([.A67]-[.D$1])^2" office:value-type="float" office:value="5.00459972607814" calcext:value-type="float">
            <text:p>5.005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1069616168009" calcext:value-type="float">
            <text:p>2.107</text:p>
          </table:table-cell>
          <table:table-cell table:formula="of:=([.A68]-[.D$1])^2" office:value-type="float" office:value="0.0281291422065914" calcext:value-type="float">
            <text:p>0.028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32633621681568" calcext:value-type="float">
            <text:p>2.326</text:p>
          </table:table-cell>
          <table:table-cell table:formula="of:=([.A69]-[.D$1])^2" office:value-type="float" office:value="0.00266846140264646" calcext:value-type="float">
            <text:p>0.003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95368200864739" calcext:value-type="float">
            <text:p>3.954</text:p>
          </table:table-cell>
          <table:table-cell table:formula="of:=([.A70]-[.D$1])^2" office:value-type="float" office:value="2.81905088701731" calcext:value-type="float">
            <text:p>2.819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65792342281904" calcext:value-type="float">
            <text:p>3.658</text:p>
          </table:table-cell>
          <table:table-cell table:formula="of:=([.A71]-[.D$1])^2" office:value-type="float" office:value="1.9133649552842" calcext:value-type="float">
            <text:p>1.913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47142572973625" calcext:value-type="float">
            <text:p>7.471</text:p>
          </table:table-cell>
          <table:table-cell table:formula="of:=([.A72]-[.D$1])^2" office:value-type="float" office:value="27.0061759043827" calcext:value-type="float">
            <text:p>27.006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3374268183327" calcext:value-type="float">
            <text:p>1.337</text:p>
          </table:table-cell>
          <table:table-cell table:formula="of:=([.A73]-[.D$1])^2" office:value-type="float" office:value="0.878441772632109" calcext:value-type="float">
            <text:p>0.878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74612238276266" calcext:value-type="float">
            <text:p>6.746</text:p>
          </table:table-cell>
          <table:table-cell table:formula="of:=([.A74]-[.D$1])^2" office:value-type="float" office:value="19.9938053499316" calcext:value-type="float">
            <text:p>19.994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31971826171548" calcext:value-type="float">
            <text:p>7.320</text:p>
          </table:table-cell>
          <table:table-cell table:formula="of:=([.A75]-[.D$1])^2" office:value-type="float" office:value="25.4524205031284" calcext:value-type="float">
            <text:p>25.452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93048865346231" calcext:value-type="float">
            <text:p>1.930</text:p>
          </table:table-cell>
          <table:table-cell table:formula="of:=([.A76]-[.D$1])^2" office:value-type="float" office:value="0.118467038935151" calcext:value-type="float">
            <text:p>0.118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15309405833671" calcext:value-type="float">
            <text:p>2.153</text:p>
          </table:table-cell>
          <table:table-cell table:formula="of:=([.A77]-[.D$1])^2" office:value-type="float" office:value="0.014782913683053" calcext:value-type="float">
            <text:p>0.015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69997055869262" calcext:value-type="float">
            <text:p>7.700</text:p>
          </table:table-cell>
          <table:table-cell table:formula="of:=([.A78]-[.D$1])^2" office:value-type="float" office:value="29.4337877987738" calcext:value-type="float">
            <text:p>29.434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25466198156767" calcext:value-type="float">
            <text:p>2.255</text:p>
          </table:table-cell>
          <table:table-cell table:formula="of:=([.A79]-[.D$1])^2" office:value-type="float" office:value="0.000400683602423292" calcext:value-type="float">
            <text:p>0.000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51517041014859" calcext:value-type="float">
            <text:p>1.515</text:p>
          </table:table-cell>
          <table:table-cell table:formula="of:=([.A80]-[.D$1])^2" office:value-type="float" office:value="0.576853395780607" calcext:value-type="float">
            <text:p>0.577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08976696923993" calcext:value-type="float">
            <text:p>6.090</text:p>
          </table:table-cell>
          <table:table-cell table:formula="of:=([.A81]-[.D$1])^2" office:value-type="float" office:value="14.5548957221692" calcext:value-type="float">
            <text:p>14.555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90096481638682" calcext:value-type="float">
            <text:p>2.901</text:p>
          </table:table-cell>
          <table:table-cell table:formula="of:=([.A82]-[.D$1])^2" office:value-type="float" office:value="0.392233843225963" calcext:value-type="float">
            <text:p>0.392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79730939247263" calcext:value-type="float">
            <text:p>7.797</text:p>
          </table:table-cell>
          <table:table-cell table:formula="of:=([.A83]-[.D$1])^2" office:value-type="float" office:value="30.4994457412906" calcext:value-type="float">
            <text:p>30.499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20190125088488" calcext:value-type="float">
            <text:p>2.202</text:p>
          </table:table-cell>
          <table:table-cell table:formula="of:=([.A84]-[.D$1])^2" office:value-type="float" office:value="0.00529661013025068" calcext:value-type="float">
            <text:p>0.005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80956774103927" calcext:value-type="float">
            <text:p>1.810</text:p>
          </table:table-cell>
          <table:table-cell table:formula="of:=([.A85]-[.D$1])^2" office:value-type="float" office:value="0.216328543055793" calcext:value-type="float">
            <text:p>0.216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17719740653074" calcext:value-type="float">
            <text:p>7.177</text:p>
          </table:table-cell>
          <table:table-cell table:formula="of:=([.A86]-[.D$1])^2" office:value-type="float" office:value="24.0346860955879" calcext:value-type="float">
            <text:p>24.035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71648726109906" calcext:value-type="float">
            <text:p>4.716</text:p>
          </table:table-cell>
          <table:table-cell table:formula="of:=([.A87]-[.D$1])^2" office:value-type="float" office:value="5.96242726979526" calcext:value-type="float">
            <text:p>5.962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14138500501746" calcext:value-type="float">
            <text:p>2.141</text:p>
          </table:table-cell>
          <table:table-cell table:formula="of:=([.A88]-[.D$1])^2" office:value-type="float" office:value="0.0177673062487417" calcext:value-type="float">
            <text:p>0.018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99848789561245" calcext:value-type="float">
            <text:p>2.998</text:p>
          </table:table-cell>
          <table:table-cell table:formula="of:=([.A89]-[.D$1])^2" office:value-type="float" office:value="0.523899224238508" calcext:value-type="float">
            <text:p>0.524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24650115379428" calcext:value-type="float">
            <text:p>4.247</text:p>
          </table:table-cell>
          <table:table-cell table:formula="of:=([.A90]-[.D$1])^2" office:value-type="float" office:value="3.88808235248852" calcext:value-type="float">
            <text:p>3.888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11352312520092" calcext:value-type="float">
            <text:p>7.114</text:p>
          </table:table-cell>
          <table:table-cell table:formula="of:=([.A91]-[.D$1])^2" office:value-type="float" office:value="23.4144118453993" calcext:value-type="float">
            <text:p>23.414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53998872977557" calcext:value-type="float">
            <text:p>1.540</text:p>
          </table:table-cell>
          <table:table-cell table:formula="of:=([.A92]-[.D$1])^2" office:value-type="float" office:value="0.539769887691711" calcext:value-type="float">
            <text:p>0.540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01529006926947" calcext:value-type="float">
            <text:p>3.015</text:p>
          </table:table-cell>
          <table:table-cell table:formula="of:=([.A93]-[.D$1])^2" office:value-type="float" office:value="0.548504660633409" calcext:value-type="float">
            <text:p>0.549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6403239566296" calcext:value-type="float">
            <text:p>6.640</text:p>
          </table:table-cell>
          <table:table-cell table:formula="of:=([.A94]-[.D$1])^2" office:value-type="float" office:value="19.0588553256378" calcext:value-type="float">
            <text:p>19.059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727555172839831" calcext:value-type="float">
            <text:p>0.728</text:p>
          </table:table-cell>
          <table:table-cell table:formula="of:=([.A95]-[.D$1])^2" office:value-type="float" office:value="2.39359233562813" calcext:value-type="float">
            <text:p>2.394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59363155756046" calcext:value-type="float">
            <text:p>3.594</text:p>
          </table:table-cell>
          <table:table-cell table:formula="of:=([.A96]-[.D$1])^2" office:value-type="float" office:value="1.73963567939164" calcext:value-type="float">
            <text:p>1.740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56709894410007" calcext:value-type="float">
            <text:p>1.567</text:p>
          </table:table-cell>
          <table:table-cell table:formula="of:=([.A97]-[.D$1])^2" office:value-type="float" office:value="0.500669626548459" calcext:value-type="float">
            <text:p>0.501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72324617822228" calcext:value-type="float">
            <text:p>6.723</text:p>
          </table:table-cell>
          <table:table-cell table:formula="of:=([.A98]-[.D$1])^2" office:value-type="float" office:value="19.7897493667796" calcext:value-type="float">
            <text:p>19.790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01923535075058" calcext:value-type="float">
            <text:p>3.019</text:p>
          </table:table-cell>
          <table:table-cell table:formula="of:=([.A99]-[.D$1])^2" office:value-type="float" office:value="0.554364063644338" calcext:value-type="float">
            <text:p>0.554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21288655036041" calcext:value-type="float">
            <text:p>1.213</text:p>
          </table:table-cell>
          <table:table-cell table:formula="of:=([.A100]-[.D$1])^2" office:value-type="float" office:value="1.12740334272766" calcext:value-type="float">
            <text:p>1.127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10"/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upmatrix" table:style-name="ta1">
        <table:table-column table:style-name="co52" table:number-columns-repeated="28" table:default-cell-style-name="ce47"/>
        <table:table-column table:style-name="co53" table:number-columns-repeated="3" table:default-cell-style-name="ce47"/>
        <table:table-column table:style-name="co52" table:number-columns-repeated="307" table:default-cell-style-name="ce47"/>
        <table:table-column table:style-name="co52" table:number-columns-repeated="16046"/>
        <table:table-row table:style-name="ro1">
          <table:table-cell table:style-name="ce45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  <table:table-cell table:formula="of:=[.GT1]+1" office:value-type="float" office:value="202" calcext:value-type="float">
            <text:p>202</text:p>
          </table:table-cell>
          <table:table-cell table:formula="of:=[.GU1]+1" office:value-type="float" office:value="203" calcext:value-type="float">
            <text:p>203</text:p>
          </table:table-cell>
          <table:table-cell table:formula="of:=[.GV1]+1" office:value-type="float" office:value="204" calcext:value-type="float">
            <text:p>204</text:p>
          </table:table-cell>
          <table:table-cell table:formula="of:=[.GW1]+1" office:value-type="float" office:value="205" calcext:value-type="float">
            <text:p>205</text:p>
          </table:table-cell>
          <table:table-cell table:formula="of:=[.GX1]+1" office:value-type="float" office:value="206" calcext:value-type="float">
            <text:p>206</text:p>
          </table:table-cell>
          <table:table-cell table:formula="of:=[.GY1]+1" office:value-type="float" office:value="207" calcext:value-type="float">
            <text:p>207</text:p>
          </table:table-cell>
          <table:table-cell table:formula="of:=[.GZ1]+1" office:value-type="float" office:value="208" calcext:value-type="float">
            <text:p>208</text:p>
          </table:table-cell>
          <table:table-cell table:formula="of:=[.HA1]+1" office:value-type="float" office:value="209" calcext:value-type="float">
            <text:p>209</text:p>
          </table:table-cell>
          <table:table-cell table:formula="of:=[.HB1]+1" office:value-type="float" office:value="210" calcext:value-type="float">
            <text:p>210</text:p>
          </table:table-cell>
          <table:table-cell table:formula="of:=[.HC1]+1" office:value-type="float" office:value="211" calcext:value-type="float">
            <text:p>211</text:p>
          </table:table-cell>
          <table:table-cell table:formula="of:=[.HD1]+1" office:value-type="float" office:value="212" calcext:value-type="float">
            <text:p>212</text:p>
          </table:table-cell>
          <table:table-cell table:formula="of:=[.HE1]+1" office:value-type="float" office:value="213" calcext:value-type="float">
            <text:p>213</text:p>
          </table:table-cell>
          <table:table-cell table:formula="of:=[.HF1]+1" office:value-type="float" office:value="214" calcext:value-type="float">
            <text:p>214</text:p>
          </table:table-cell>
          <table:table-cell table:formula="of:=[.HG1]+1" office:value-type="float" office:value="215" calcext:value-type="float">
            <text:p>215</text:p>
          </table:table-cell>
          <table:table-cell table:formula="of:=[.HH1]+1" office:value-type="float" office:value="216" calcext:value-type="float">
            <text:p>216</text:p>
          </table:table-cell>
          <table:table-cell table:formula="of:=[.HI1]+1" office:value-type="float" office:value="217" calcext:value-type="float">
            <text:p>217</text:p>
          </table:table-cell>
          <table:table-cell table:formula="of:=[.HJ1]+1" office:value-type="float" office:value="218" calcext:value-type="float">
            <text:p>218</text:p>
          </table:table-cell>
          <table:table-cell table:formula="of:=[.HK1]+1" office:value-type="float" office:value="219" calcext:value-type="float">
            <text:p>219</text:p>
          </table:table-cell>
          <table:table-cell table:formula="of:=[.HL1]+1" office:value-type="float" office:value="220" calcext:value-type="float">
            <text:p>220</text:p>
          </table:table-cell>
          <table:table-cell table:formula="of:=[.HM1]+1" office:value-type="float" office:value="221" calcext:value-type="float">
            <text:p>221</text:p>
          </table:table-cell>
          <table:table-cell table:formula="of:=[.HN1]+1" office:value-type="float" office:value="222" calcext:value-type="float">
            <text:p>222</text:p>
          </table:table-cell>
          <table:table-cell table:formula="of:=[.HO1]+1" office:value-type="float" office:value="223" calcext:value-type="float">
            <text:p>223</text:p>
          </table:table-cell>
          <table:table-cell table:formula="of:=[.HP1]+1" office:value-type="float" office:value="224" calcext:value-type="float">
            <text:p>224</text:p>
          </table:table-cell>
          <table:table-cell table:formula="of:=[.HQ1]+1" office:value-type="float" office:value="225" calcext:value-type="float">
            <text:p>225</text:p>
          </table:table-cell>
          <table:table-cell table:formula="of:=[.HR1]+1" office:value-type="float" office:value="226" calcext:value-type="float">
            <text:p>226</text:p>
          </table:table-cell>
          <table:table-cell table:formula="of:=[.HS1]+1" office:value-type="float" office:value="227" calcext:value-type="float">
            <text:p>227</text:p>
          </table:table-cell>
          <table:table-cell table:formula="of:=[.HT1]+1" office:value-type="float" office:value="228" calcext:value-type="float">
            <text:p>228</text:p>
          </table:table-cell>
          <table:table-cell table:formula="of:=[.HU1]+1" office:value-type="float" office:value="229" calcext:value-type="float">
            <text:p>229</text:p>
          </table:table-cell>
          <table:table-cell table:formula="of:=[.HV1]+1" office:value-type="float" office:value="230" calcext:value-type="float">
            <text:p>230</text:p>
          </table:table-cell>
          <table:table-cell table:formula="of:=[.HW1]+1" office:value-type="float" office:value="231" calcext:value-type="float">
            <text:p>231</text:p>
          </table:table-cell>
          <table:table-cell table:formula="of:=[.HX1]+1" office:value-type="float" office:value="232" calcext:value-type="float">
            <text:p>232</text:p>
          </table:table-cell>
          <table:table-cell table:formula="of:=[.HY1]+1" office:value-type="float" office:value="233" calcext:value-type="float">
            <text:p>233</text:p>
          </table:table-cell>
          <table:table-cell table:formula="of:=[.HZ1]+1" office:value-type="float" office:value="234" calcext:value-type="float">
            <text:p>234</text:p>
          </table:table-cell>
          <table:table-cell table:formula="of:=[.IA1]+1" office:value-type="float" office:value="235" calcext:value-type="float">
            <text:p>235</text:p>
          </table:table-cell>
          <table:table-cell table:formula="of:=[.IB1]+1" office:value-type="float" office:value="236" calcext:value-type="float">
            <text:p>236</text:p>
          </table:table-cell>
          <table:table-cell table:formula="of:=[.IC1]+1" office:value-type="float" office:value="237" calcext:value-type="float">
            <text:p>237</text:p>
          </table:table-cell>
          <table:table-cell table:formula="of:=[.ID1]+1" office:value-type="float" office:value="238" calcext:value-type="float">
            <text:p>238</text:p>
          </table:table-cell>
          <table:table-cell table:formula="of:=[.IE1]+1" office:value-type="float" office:value="239" calcext:value-type="float">
            <text:p>239</text:p>
          </table:table-cell>
          <table:table-cell table:formula="of:=[.IF1]+1" office:value-type="float" office:value="240" calcext:value-type="float">
            <text:p>240</text:p>
          </table:table-cell>
          <table:table-cell table:formula="of:=[.IG1]+1" office:value-type="float" office:value="241" calcext:value-type="float">
            <text:p>241</text:p>
          </table:table-cell>
          <table:table-cell table:formula="of:=[.IH1]+1" office:value-type="float" office:value="242" calcext:value-type="float">
            <text:p>242</text:p>
          </table:table-cell>
          <table:table-cell table:formula="of:=[.II1]+1" office:value-type="float" office:value="243" calcext:value-type="float">
            <text:p>243</text:p>
          </table:table-cell>
          <table:table-cell table:formula="of:=[.IJ1]+1" office:value-type="float" office:value="244" calcext:value-type="float">
            <text:p>244</text:p>
          </table:table-cell>
          <table:table-cell table:formula="of:=[.IK1]+1" office:value-type="float" office:value="245" calcext:value-type="float">
            <text:p>245</text:p>
          </table:table-cell>
          <table:table-cell table:formula="of:=[.IL1]+1" office:value-type="float" office:value="246" calcext:value-type="float">
            <text:p>246</text:p>
          </table:table-cell>
          <table:table-cell table:formula="of:=[.IM1]+1" office:value-type="float" office:value="247" calcext:value-type="float">
            <text:p>247</text:p>
          </table:table-cell>
          <table:table-cell table:formula="of:=[.IN1]+1" office:value-type="float" office:value="248" calcext:value-type="float">
            <text:p>248</text:p>
          </table:table-cell>
          <table:table-cell table:formula="of:=[.IO1]+1" office:value-type="float" office:value="249" calcext:value-type="float">
            <text:p>249</text:p>
          </table:table-cell>
          <table:table-cell table:formula="of:=[.IP1]+1" office:value-type="float" office:value="250" calcext:value-type="float">
            <text:p>250</text:p>
          </table:table-cell>
          <table:table-cell table:formula="of:=[.IQ1]+1" office:value-type="float" office:value="251" calcext:value-type="float">
            <text:p>251</text:p>
          </table:table-cell>
          <table:table-cell table:formula="of:=[.IR1]+1" office:value-type="float" office:value="252" calcext:value-type="float">
            <text:p>252</text:p>
          </table:table-cell>
          <table:table-cell table:formula="of:=[.IS1]+1" office:value-type="float" office:value="253" calcext:value-type="float">
            <text:p>253</text:p>
          </table:table-cell>
          <table:table-cell table:formula="of:=[.IT1]+1" office:value-type="float" office:value="254" calcext:value-type="float">
            <text:p>254</text:p>
          </table:table-cell>
          <table:table-cell table:formula="of:=[.IU1]+1" office:value-type="float" office:value="255" calcext:value-type="float">
            <text:p>255</text:p>
          </table:table-cell>
          <table:table-cell table:formula="of:=[.IV1]+1" office:value-type="float" office:value="256" calcext:value-type="float">
            <text:p>256</text:p>
          </table:table-cell>
          <table:table-cell table:formula="of:=[.IW1]+1" office:value-type="float" office:value="257" calcext:value-type="float">
            <text:p>257</text:p>
          </table:table-cell>
          <table:table-cell table:formula="of:=[.IX1]+1" office:value-type="float" office:value="258" calcext:value-type="float">
            <text:p>258</text:p>
          </table:table-cell>
          <table:table-cell table:formula="of:=[.IY1]+1" office:value-type="float" office:value="259" calcext:value-type="float">
            <text:p>259</text:p>
          </table:table-cell>
          <table:table-cell table:formula="of:=[.IZ1]+1" office:value-type="float" office:value="260" calcext:value-type="float">
            <text:p>260</text:p>
          </table:table-cell>
          <table:table-cell table:formula="of:=[.JA1]+1" office:value-type="float" office:value="261" calcext:value-type="float">
            <text:p>261</text:p>
          </table:table-cell>
          <table:table-cell table:formula="of:=[.JB1]+1" office:value-type="float" office:value="262" calcext:value-type="float">
            <text:p>262</text:p>
          </table:table-cell>
          <table:table-cell table:formula="of:=[.JC1]+1" office:value-type="float" office:value="263" calcext:value-type="float">
            <text:p>263</text:p>
          </table:table-cell>
          <table:table-cell table:formula="of:=[.JD1]+1" office:value-type="float" office:value="264" calcext:value-type="float">
            <text:p>264</text:p>
          </table:table-cell>
          <table:table-cell table:formula="of:=[.JE1]+1" office:value-type="float" office:value="265" calcext:value-type="float">
            <text:p>265</text:p>
          </table:table-cell>
          <table:table-cell table:formula="of:=[.JF1]+1" office:value-type="float" office:value="266" calcext:value-type="float">
            <text:p>266</text:p>
          </table:table-cell>
          <table:table-cell table:formula="of:=[.JG1]+1" office:value-type="float" office:value="267" calcext:value-type="float">
            <text:p>267</text:p>
          </table:table-cell>
          <table:table-cell table:formula="of:=[.JH1]+1" office:value-type="float" office:value="268" calcext:value-type="float">
            <text:p>268</text:p>
          </table:table-cell>
          <table:table-cell table:formula="of:=[.JI1]+1" office:value-type="float" office:value="269" calcext:value-type="float">
            <text:p>269</text:p>
          </table:table-cell>
          <table:table-cell table:formula="of:=[.JJ1]+1" office:value-type="float" office:value="270" calcext:value-type="float">
            <text:p>270</text:p>
          </table:table-cell>
          <table:table-cell table:formula="of:=[.JK1]+1" office:value-type="float" office:value="271" calcext:value-type="float">
            <text:p>271</text:p>
          </table:table-cell>
          <table:table-cell table:formula="of:=[.JL1]+1" office:value-type="float" office:value="272" calcext:value-type="float">
            <text:p>272</text:p>
          </table:table-cell>
          <table:table-cell table:formula="of:=[.JM1]+1" office:value-type="float" office:value="273" calcext:value-type="float">
            <text:p>273</text:p>
          </table:table-cell>
          <table:table-cell table:formula="of:=[.JN1]+1" office:value-type="float" office:value="274" calcext:value-type="float">
            <text:p>274</text:p>
          </table:table-cell>
          <table:table-cell table:formula="of:=[.JO1]+1" office:value-type="float" office:value="275" calcext:value-type="float">
            <text:p>275</text:p>
          </table:table-cell>
          <table:table-cell table:formula="of:=[.JP1]+1" office:value-type="float" office:value="276" calcext:value-type="float">
            <text:p>276</text:p>
          </table:table-cell>
          <table:table-cell table:formula="of:=[.JQ1]+1" office:value-type="float" office:value="277" calcext:value-type="float">
            <text:p>277</text:p>
          </table:table-cell>
          <table:table-cell table:formula="of:=[.JR1]+1" office:value-type="float" office:value="278" calcext:value-type="float">
            <text:p>278</text:p>
          </table:table-cell>
          <table:table-cell table:formula="of:=[.JS1]+1" office:value-type="float" office:value="279" calcext:value-type="float">
            <text:p>279</text:p>
          </table:table-cell>
          <table:table-cell table:formula="of:=[.JT1]+1" office:value-type="float" office:value="280" calcext:value-type="float">
            <text:p>280</text:p>
          </table:table-cell>
          <table:table-cell table:formula="of:=[.JU1]+1" office:value-type="float" office:value="281" calcext:value-type="float">
            <text:p>281</text:p>
          </table:table-cell>
          <table:table-cell table:formula="of:=[.JV1]+1" office:value-type="float" office:value="282" calcext:value-type="float">
            <text:p>282</text:p>
          </table:table-cell>
          <table:table-cell table:formula="of:=[.JW1]+1" office:value-type="float" office:value="283" calcext:value-type="float">
            <text:p>283</text:p>
          </table:table-cell>
          <table:table-cell table:formula="of:=[.JX1]+1" office:value-type="float" office:value="284" calcext:value-type="float">
            <text:p>284</text:p>
          </table:table-cell>
          <table:table-cell table:formula="of:=[.JY1]+1" office:value-type="float" office:value="285" calcext:value-type="float">
            <text:p>285</text:p>
          </table:table-cell>
          <table:table-cell table:formula="of:=[.JZ1]+1" office:value-type="float" office:value="286" calcext:value-type="float">
            <text:p>286</text:p>
          </table:table-cell>
          <table:table-cell table:formula="of:=[.KA1]+1" office:value-type="float" office:value="287" calcext:value-type="float">
            <text:p>287</text:p>
          </table:table-cell>
          <table:table-cell table:formula="of:=[.KB1]+1" office:value-type="float" office:value="288" calcext:value-type="float">
            <text:p>288</text:p>
          </table:table-cell>
          <table:table-cell table:formula="of:=[.KC1]+1" office:value-type="float" office:value="289" calcext:value-type="float">
            <text:p>289</text:p>
          </table:table-cell>
          <table:table-cell table:formula="of:=[.KD1]+1" office:value-type="float" office:value="290" calcext:value-type="float">
            <text:p>290</text:p>
          </table:table-cell>
          <table:table-cell table:formula="of:=[.KE1]+1" office:value-type="float" office:value="291" calcext:value-type="float">
            <text:p>291</text:p>
          </table:table-cell>
          <table:table-cell table:formula="of:=[.KF1]+1" office:value-type="float" office:value="292" calcext:value-type="float">
            <text:p>292</text:p>
          </table:table-cell>
          <table:table-cell table:formula="of:=[.KG1]+1" office:value-type="float" office:value="293" calcext:value-type="float">
            <text:p>293</text:p>
          </table:table-cell>
          <table:table-cell table:formula="of:=[.KH1]+1" office:value-type="float" office:value="294" calcext:value-type="float">
            <text:p>294</text:p>
          </table:table-cell>
          <table:table-cell table:formula="of:=[.KI1]+1" office:value-type="float" office:value="295" calcext:value-type="float">
            <text:p>295</text:p>
          </table:table-cell>
          <table:table-cell table:formula="of:=[.KJ1]+1" office:value-type="float" office:value="296" calcext:value-type="float">
            <text:p>296</text:p>
          </table:table-cell>
          <table:table-cell table:formula="of:=[.KK1]+1" office:value-type="float" office:value="297" calcext:value-type="float">
            <text:p>297</text:p>
          </table:table-cell>
          <table:table-cell table:formula="of:=[.KL1]+1" office:value-type="float" office:value="298" calcext:value-type="float">
            <text:p>298</text:p>
          </table:table-cell>
          <table:table-cell table:formula="of:=[.KM1]+1" office:value-type="float" office:value="299" calcext:value-type="float">
            <text:p>299</text:p>
          </table:table-cell>
          <table:table-cell table:formula="of:=[.KN1]+1" office:value-type="float" office:value="300" calcext:value-type="float">
            <text:p>300</text:p>
          </table:table-cell>
          <table:table-cell table:formula="of:=[.KO1]+1" office:value-type="float" office:value="301" calcext:value-type="float">
            <text:p>301</text:p>
          </table:table-cell>
          <table:table-cell table:formula="of:=[.KP1]+1" office:value-type="float" office:value="302" calcext:value-type="float">
            <text:p>302</text:p>
          </table:table-cell>
          <table:table-cell table:formula="of:=[.KQ1]+1" office:value-type="float" office:value="303" calcext:value-type="float">
            <text:p>303</text:p>
          </table:table-cell>
          <table:table-cell table:formula="of:=[.KR1]+1" office:value-type="float" office:value="304" calcext:value-type="float">
            <text:p>304</text:p>
          </table:table-cell>
          <table:table-cell table:formula="of:=[.KS1]+1" office:value-type="float" office:value="305" calcext:value-type="float">
            <text:p>305</text:p>
          </table:table-cell>
          <table:table-cell table:formula="of:=[.KT1]+1" office:value-type="float" office:value="306" calcext:value-type="float">
            <text:p>306</text:p>
          </table:table-cell>
          <table:table-cell table:formula="of:=[.KU1]+1" office:value-type="float" office:value="307" calcext:value-type="float">
            <text:p>307</text:p>
          </table:table-cell>
          <table:table-cell table:formula="of:=[.KV1]+1" office:value-type="float" office:value="308" calcext:value-type="float">
            <text:p>308</text:p>
          </table:table-cell>
          <table:table-cell table:formula="of:=[.KW1]+1" office:value-type="float" office:value="309" calcext:value-type="float">
            <text:p>309</text:p>
          </table:table-cell>
          <table:table-cell table:formula="of:=[.KX1]+1" office:value-type="float" office:value="310" calcext:value-type="float">
            <text:p>310</text:p>
          </table:table-cell>
          <table:table-cell table:formula="of:=[.KY1]+1" office:value-type="float" office:value="311" calcext:value-type="float">
            <text:p>311</text:p>
          </table:table-cell>
          <table:table-cell table:formula="of:=[.KZ1]+1" office:value-type="float" office:value="312" calcext:value-type="float">
            <text:p>312</text:p>
          </table:table-cell>
          <table:table-cell table:formula="of:=[.LA1]+1" office:value-type="float" office:value="313" calcext:value-type="float">
            <text:p>313</text:p>
          </table:table-cell>
          <table:table-cell table:formula="of:=[.LB1]+1" office:value-type="float" office:value="314" calcext:value-type="float">
            <text:p>314</text:p>
          </table:table-cell>
          <table:table-cell table:formula="of:=[.LC1]+1" office:value-type="float" office:value="315" calcext:value-type="float">
            <text:p>315</text:p>
          </table:table-cell>
          <table:table-cell table:formula="of:=[.LD1]+1" office:value-type="float" office:value="316" calcext:value-type="float">
            <text:p>316</text:p>
          </table:table-cell>
          <table:table-cell table:formula="of:=[.LE1]+1" office:value-type="float" office:value="317" calcext:value-type="float">
            <text:p>317</text:p>
          </table:table-cell>
          <table:table-cell table:formula="of:=[.LF1]+1" office:value-type="float" office:value="318" calcext:value-type="float">
            <text:p>318</text:p>
          </table:table-cell>
          <table:table-cell table:formula="of:=[.LG1]+1" office:value-type="float" office:value="319" calcext:value-type="float">
            <text:p>319</text:p>
          </table:table-cell>
          <table:table-cell table:formula="of:=[.LH1]+1" office:value-type="float" office:value="320" calcext:value-type="float">
            <text:p>320</text:p>
          </table:table-cell>
          <table:table-cell table:formula="of:=[.LI1]+1" office:value-type="float" office:value="321" calcext:value-type="float">
            <text:p>321</text:p>
          </table:table-cell>
          <table:table-cell table:formula="of:=[.LJ1]+1" office:value-type="float" office:value="322" calcext:value-type="float">
            <text:p>322</text:p>
          </table:table-cell>
          <table:table-cell table:formula="of:=[.LK1]+1" office:value-type="float" office:value="323" calcext:value-type="float">
            <text:p>323</text:p>
          </table:table-cell>
          <table:table-cell table:formula="of:=[.LL1]+1" office:value-type="float" office:value="324" calcext:value-type="float">
            <text:p>324</text:p>
          </table:table-cell>
          <table:table-cell table:formula="of:=[.LM1]+1" office:value-type="float" office:value="325" calcext:value-type="float">
            <text:p>325</text:p>
          </table:table-cell>
          <table:table-cell table:number-columns-repeated="12"/>
          <table:table-cell table:style-name="ce47" table:number-columns-repeated="160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26" calcext:value-type="float">
            <text:p>26</text:p>
          </table:table-cell>
          <table:table-cell table:formula="of:=[.C2]+1" office:value-type="float" office:value="27" calcext:value-type="float">
            <text:p>27</text:p>
          </table:table-cell>
          <table:table-cell table:formula="of:=[.D2]+1" office:value-type="float" office:value="28" calcext:value-type="float">
            <text:p>28</text:p>
          </table:table-cell>
          <table:table-cell table:formula="of:=[.E2]+1" office:value-type="float" office:value="29" calcext:value-type="float">
            <text:p>29</text:p>
          </table:table-cell>
          <table:table-cell table:formula="of:=[.F2]+1" office:value-type="float" office:value="30" calcext:value-type="float">
            <text:p>30</text:p>
          </table:table-cell>
          <table:table-cell table:formula="of:=[.G2]+1" office:value-type="float" office:value="31" calcext:value-type="float">
            <text:p>31</text:p>
          </table:table-cell>
          <table:table-cell table:formula="of:=[.H2]+1" office:value-type="float" office:value="32" calcext:value-type="float">
            <text:p>32</text:p>
          </table:table-cell>
          <table:table-cell table:formula="of:=[.I2]+1" office:value-type="float" office:value="33" calcext:value-type="float">
            <text:p>33</text:p>
          </table:table-cell>
          <table:table-cell table:formula="of:=[.J2]+1" office:value-type="float" office:value="34" calcext:value-type="float">
            <text:p>34</text:p>
          </table:table-cell>
          <table:table-cell table:formula="of:=[.K2]+1" office:value-type="float" office:value="35" calcext:value-type="float">
            <text:p>35</text:p>
          </table:table-cell>
          <table:table-cell table:formula="of:=[.L2]+1" office:value-type="float" office:value="36" calcext:value-type="float">
            <text:p>36</text:p>
          </table:table-cell>
          <table:table-cell table:formula="of:=[.M2]+1" office:value-type="float" office:value="37" calcext:value-type="float">
            <text:p>37</text:p>
          </table:table-cell>
          <table:table-cell table:formula="of:=[.N2]+1" office:value-type="float" office:value="38" calcext:value-type="float">
            <text:p>38</text:p>
          </table:table-cell>
          <table:table-cell table:formula="of:=[.O2]+1" office:value-type="float" office:value="39" calcext:value-type="float">
            <text:p>39</text:p>
          </table:table-cell>
          <table:table-cell table:formula="of:=[.P2]+1" office:value-type="float" office:value="40" calcext:value-type="float">
            <text:p>40</text:p>
          </table:table-cell>
          <table:table-cell table:formula="of:=[.Q2]+1" office:value-type="float" office:value="41" calcext:value-type="float">
            <text:p>41</text:p>
          </table:table-cell>
          <table:table-cell table:formula="of:=[.R2]+1" office:value-type="float" office:value="42" calcext:value-type="float">
            <text:p>42</text:p>
          </table:table-cell>
          <table:table-cell table:formula="of:=[.S2]+1" office:value-type="float" office:value="43" calcext:value-type="float">
            <text:p>43</text:p>
          </table:table-cell>
          <table:table-cell table:formula="of:=[.T2]+1" office:value-type="float" office:value="44" calcext:value-type="float">
            <text:p>44</text:p>
          </table:table-cell>
          <table:table-cell table:formula="of:=[.U2]+1" office:value-type="float" office:value="45" calcext:value-type="float">
            <text:p>45</text:p>
          </table:table-cell>
          <table:table-cell table:formula="of:=[.V2]+1" office:value-type="float" office:value="46" calcext:value-type="float">
            <text:p>46</text:p>
          </table:table-cell>
          <table:table-cell table:formula="of:=[.W2]+1" office:value-type="float" office:value="47" calcext:value-type="float">
            <text:p>47</text:p>
          </table:table-cell>
          <table:table-cell table:formula="of:=[.X2]+1" office:value-type="float" office:value="48" calcext:value-type="float">
            <text:p>48</text:p>
          </table:table-cell>
          <table:table-cell table:formula="of:=[.Y2]+1" office:value-type="float" office:value="49" calcext:value-type="float">
            <text:p>4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08"/>
          <table:table-cell table:style-name="ce47" table:number-columns-repeated="1604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table:formula="of:=[.D3]+1" office:value-type="float" office:value="51" calcext:value-type="float">
            <text:p>51</text:p>
          </table:table-cell>
          <table:table-cell table:formula="of:=[.E3]+1" office:value-type="float" office:value="52" calcext:value-type="float">
            <text:p>52</text:p>
          </table:table-cell>
          <table:table-cell table:formula="of:=[.F3]+1" office:value-type="float" office:value="53" calcext:value-type="float">
            <text:p>53</text:p>
          </table:table-cell>
          <table:table-cell table:formula="of:=[.G3]+1" office:value-type="float" office:value="54" calcext:value-type="float">
            <text:p>54</text:p>
          </table:table-cell>
          <table:table-cell table:formula="of:=[.H3]+1" office:value-type="float" office:value="55" calcext:value-type="float">
            <text:p>55</text:p>
          </table:table-cell>
          <table:table-cell table:formula="of:=[.I3]+1" office:value-type="float" office:value="56" calcext:value-type="float">
            <text:p>56</text:p>
          </table:table-cell>
          <table:table-cell table:formula="of:=[.J3]+1" office:value-type="float" office:value="57" calcext:value-type="float">
            <text:p>57</text:p>
          </table:table-cell>
          <table:table-cell table:formula="of:=[.K3]+1" office:value-type="float" office:value="58" calcext:value-type="float">
            <text:p>58</text:p>
          </table:table-cell>
          <table:table-cell table:formula="of:=[.L3]+1" office:value-type="float" office:value="59" calcext:value-type="float">
            <text:p>59</text:p>
          </table:table-cell>
          <table:table-cell table:formula="of:=[.M3]+1" office:value-type="float" office:value="60" calcext:value-type="float">
            <text:p>60</text:p>
          </table:table-cell>
          <table:table-cell table:formula="of:=[.N3]+1" office:value-type="float" office:value="61" calcext:value-type="float">
            <text:p>61</text:p>
          </table:table-cell>
          <table:table-cell table:formula="of:=[.O3]+1" office:value-type="float" office:value="62" calcext:value-type="float">
            <text:p>62</text:p>
          </table:table-cell>
          <table:table-cell table:formula="of:=[.P3]+1" office:value-type="float" office:value="63" calcext:value-type="float">
            <text:p>63</text:p>
          </table:table-cell>
          <table:table-cell table:formula="of:=[.Q3]+1" office:value-type="float" office:value="64" calcext:value-type="float">
            <text:p>64</text:p>
          </table:table-cell>
          <table:table-cell table:formula="of:=[.R3]+1" office:value-type="float" office:value="65" calcext:value-type="float">
            <text:p>65</text:p>
          </table:table-cell>
          <table:table-cell table:formula="of:=[.S3]+1" office:value-type="float" office:value="66" calcext:value-type="float">
            <text:p>66</text:p>
          </table:table-cell>
          <table:table-cell table:formula="of:=[.T3]+1" office:value-type="float" office:value="67" calcext:value-type="float">
            <text:p>67</text:p>
          </table:table-cell>
          <table:table-cell table:formula="of:=[.U3]+1" office:value-type="float" office:value="68" calcext:value-type="float">
            <text:p>68</text:p>
          </table:table-cell>
          <table:table-cell table:formula="of:=[.V3]+1" office:value-type="float" office:value="69" calcext:value-type="float">
            <text:p>69</text:p>
          </table:table-cell>
          <table:table-cell table:formula="of:=[.W3]+1" office:value-type="float" office:value="70" calcext:value-type="float">
            <text:p>70</text:p>
          </table:table-cell>
          <table:table-cell table:formula="of:=[.X3]+1" office:value-type="float" office:value="71" calcext:value-type="float">
            <text:p>71</text:p>
          </table:table-cell>
          <table:table-cell table:formula="of:=[.Y3]+1" office:value-type="float" office:value="72" calcext:value-type="float">
            <text:p>72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07"/>
          <table:table-cell table:style-name="ce47" table:number-columns-repeated="1604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1" office:value-type="float" office:value="27" calcext:value-type="float">
            <text:p>27</text:p>
          </table:table-cell>
          <table:table-cell/>
          <table:table-cell table:style-name="ce45"/>
          <table:table-cell office:value-type="float" office:value="73" calcext:value-type="float">
            <text:p>73</text:p>
          </table:table-cell>
          <table:table-cell table:formula="of:=[.E4]+1" office:value-type="float" office:value="74" calcext:value-type="float">
            <text:p>74</text:p>
          </table:table-cell>
          <table:table-cell table:formula="of:=[.F4]+1" office:value-type="float" office:value="75" calcext:value-type="float">
            <text:p>75</text:p>
          </table:table-cell>
          <table:table-cell table:formula="of:=[.G4]+1" office:value-type="float" office:value="76" calcext:value-type="float">
            <text:p>76</text:p>
          </table:table-cell>
          <table:table-cell table:formula="of:=[.H4]+1" office:value-type="float" office:value="77" calcext:value-type="float">
            <text:p>77</text:p>
          </table:table-cell>
          <table:table-cell table:formula="of:=[.I4]+1" office:value-type="float" office:value="78" calcext:value-type="float">
            <text:p>78</text:p>
          </table:table-cell>
          <table:table-cell table:formula="of:=[.J4]+1" office:value-type="float" office:value="79" calcext:value-type="float">
            <text:p>79</text:p>
          </table:table-cell>
          <table:table-cell table:formula="of:=[.K4]+1" office:value-type="float" office:value="80" calcext:value-type="float">
            <text:p>80</text:p>
          </table:table-cell>
          <table:table-cell table:formula="of:=[.L4]+1" office:value-type="float" office:value="81" calcext:value-type="float">
            <text:p>81</text:p>
          </table:table-cell>
          <table:table-cell table:formula="of:=[.M4]+1" office:value-type="float" office:value="82" calcext:value-type="float">
            <text:p>82</text:p>
          </table:table-cell>
          <table:table-cell table:formula="of:=[.N4]+1" office:value-type="float" office:value="83" calcext:value-type="float">
            <text:p>83</text:p>
          </table:table-cell>
          <table:table-cell table:formula="of:=[.O4]+1" office:value-type="float" office:value="84" calcext:value-type="float">
            <text:p>84</text:p>
          </table:table-cell>
          <table:table-cell table:formula="of:=[.P4]+1" office:value-type="float" office:value="85" calcext:value-type="float">
            <text:p>85</text:p>
          </table:table-cell>
          <table:table-cell table:formula="of:=[.Q4]+1" office:value-type="float" office:value="86" calcext:value-type="float">
            <text:p>86</text:p>
          </table:table-cell>
          <table:table-cell table:formula="of:=[.R4]+1" office:value-type="float" office:value="87" calcext:value-type="float">
            <text:p>87</text:p>
          </table:table-cell>
          <table:table-cell table:formula="of:=[.S4]+1" office:value-type="float" office:value="88" calcext:value-type="float">
            <text:p>88</text:p>
          </table:table-cell>
          <table:table-cell table:formula="of:=[.T4]+1" office:value-type="float" office:value="89" calcext:value-type="float">
            <text:p>89</text:p>
          </table:table-cell>
          <table:table-cell table:formula="of:=[.U4]+1" office:value-type="float" office:value="90" calcext:value-type="float">
            <text:p>90</text:p>
          </table:table-cell>
          <table:table-cell table:formula="of:=[.V4]+1" office:value-type="float" office:value="91" calcext:value-type="float">
            <text:p>91</text:p>
          </table:table-cell>
          <table:table-cell table:formula="of:=[.W4]+1" office:value-type="float" office:value="92" calcext:value-type="float">
            <text:p>92</text:p>
          </table:table-cell>
          <table:table-cell table:formula="of:=[.X4]+1" office:value-type="float" office:value="93" calcext:value-type="float">
            <text:p>93</text:p>
          </table:table-cell>
          <table:table-cell table:formula="of:=[.Y4]+1" office:value-type="float" office:value="94" calcext:value-type="float">
            <text:p>94</text:p>
          </table:table-cell>
          <table:table-cell table:number-columns-repeated="2"/>
          <table:table-cell table:formula="of:=[.A2]" office:value-type="float" office:value="1" calcext:value-type="float">
            <text:p>1</text:p>
          </table:table-cell>
          <table:table-cell table:formula="of:=[.$AD$2]-[.AC4]" office:value-type="float" office:value="25" calcext:value-type="float">
            <text:p>25</text:p>
          </table:table-cell>
          <table:table-cell table:formula="of:=[.AD3]+[.AD4]" office:value-type="float" office:value="25" calcext:value-type="float">
            <text:p>25</text:p>
          </table:table-cell>
          <table:table-cell table:formula="of:=[.AE4]-[.AE3]" office:value-type="float" office:value="25" calcext:value-type="float">
            <text:p>25</text:p>
          </table:table-cell>
          <table:table-cell/>
          <table:table-cell table:style-name="ce49" office:value-type="float" office:value="23" calcext:value-type="float">
            <text:p>23</text:p>
          </table:table-cell>
          <table:table-cell/>
          <table:table-cell table:style-name="ce50" office:value-type="float" office:value="14" calcext:value-type="float">
            <text:p>14</text:p>
          </table:table-cell>
          <table:table-cell table:number-columns-repeated="302"/>
          <table:table-cell table:style-name="ce47" table:number-columns-repeated="1604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1" office:value-type="float" office:value="28" calcext:value-type="float">
            <text:p>28</text:p>
          </table:table-cell>
          <table:table-cell table:number-columns-repeated="2"/>
          <table:table-cell table:style-name="ce45"/>
          <table:table-cell office:value-type="float" office:value="95" calcext:value-type="float">
            <text:p>95</text:p>
          </table:table-cell>
          <table:table-cell table:formula="of:=[.F5]+1" office:value-type="float" office:value="96" calcext:value-type="float">
            <text:p>96</text:p>
          </table:table-cell>
          <table:table-cell table:formula="of:=[.G5]+1" office:value-type="float" office:value="97" calcext:value-type="float">
            <text:p>97</text:p>
          </table:table-cell>
          <table:table-cell table:formula="of:=[.H5]+1" office:value-type="float" office:value="98" calcext:value-type="float">
            <text:p>98</text:p>
          </table:table-cell>
          <table:table-cell table:formula="of:=[.I5]+1" office:value-type="float" office:value="99" calcext:value-type="float">
            <text:p>99</text:p>
          </table:table-cell>
          <table:table-cell table:formula="of:=[.J5]+1" office:value-type="float" office:value="100" calcext:value-type="float">
            <text:p>100</text:p>
          </table:table-cell>
          <table:table-cell table:formula="of:=[.K5]+1" office:value-type="float" office:value="101" calcext:value-type="float">
            <text:p>101</text:p>
          </table:table-cell>
          <table:table-cell table:formula="of:=[.L5]+1" office:value-type="float" office:value="102" calcext:value-type="float">
            <text:p>102</text:p>
          </table:table-cell>
          <table:table-cell table:formula="of:=[.M5]+1" office:value-type="float" office:value="103" calcext:value-type="float">
            <text:p>103</text:p>
          </table:table-cell>
          <table:table-cell table:formula="of:=[.N5]+1" office:value-type="float" office:value="104" calcext:value-type="float">
            <text:p>104</text:p>
          </table:table-cell>
          <table:table-cell table:formula="of:=[.O5]+1" office:value-type="float" office:value="105" calcext:value-type="float">
            <text:p>105</text:p>
          </table:table-cell>
          <table:table-cell table:formula="of:=[.P5]+1" office:value-type="float" office:value="106" calcext:value-type="float">
            <text:p>106</text:p>
          </table:table-cell>
          <table:table-cell table:formula="of:=[.Q5]+1" office:value-type="float" office:value="107" calcext:value-type="float">
            <text:p>107</text:p>
          </table:table-cell>
          <table:table-cell table:formula="of:=[.R5]+1" office:value-type="float" office:value="108" calcext:value-type="float">
            <text:p>108</text:p>
          </table:table-cell>
          <table:table-cell table:formula="of:=[.S5]+1" office:value-type="float" office:value="109" calcext:value-type="float">
            <text:p>109</text:p>
          </table:table-cell>
          <table:table-cell table:formula="of:=[.T5]+1" office:value-type="float" office:value="110" calcext:value-type="float">
            <text:p>110</text:p>
          </table:table-cell>
          <table:table-cell table:formula="of:=[.U5]+1" office:value-type="float" office:value="111" calcext:value-type="float">
            <text:p>111</text:p>
          </table:table-cell>
          <table:table-cell table:formula="of:=[.V5]+1" office:value-type="float" office:value="112" calcext:value-type="float">
            <text:p>112</text:p>
          </table:table-cell>
          <table:table-cell table:formula="of:=[.W5]+1" office:value-type="float" office:value="113" calcext:value-type="float">
            <text:p>113</text:p>
          </table:table-cell>
          <table:table-cell table:formula="of:=[.X5]+1" office:value-type="float" office:value="114" calcext:value-type="float">
            <text:p>114</text:p>
          </table:table-cell>
          <table:table-cell table:formula="of:=[.Y5]+1" office:value-type="float" office:value="115" calcext:value-type="float">
            <text:p>115</text:p>
          </table:table-cell>
          <table:table-cell table:number-columns-repeated="2"/>
          <table:table-cell table:formula="of:=[.AC4]+1" office:value-type="float" office:value="2" calcext:value-type="float">
            <text:p>2</text:p>
          </table:table-cell>
          <table:table-cell table:formula="of:=[.$AD$2]-[.AC5]" office:value-type="float" office:value="24" calcext:value-type="float">
            <text:p>24</text:p>
          </table:table-cell>
          <table:table-cell table:formula="of:=[.AD4]+[.AD5]" office:value-type="float" office:value="49" calcext:value-type="float">
            <text:p>49</text:p>
          </table:table-cell>
          <table:table-cell table:formula="of:=[.AE5]-[.AE4]" office:value-type="float" office:value="24" calcext:value-type="float">
            <text:p>2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1" office:value-type="float" office:value="29" calcext:value-type="float">
            <text:p>29</text:p>
          </table:table-cell>
          <table:table-cell table:number-columns-repeated="3"/>
          <table:table-cell table:style-name="ce45"/>
          <table:table-cell office:value-type="float" office:value="116" calcext:value-type="float">
            <text:p>116</text:p>
          </table:table-cell>
          <table:table-cell table:formula="of:=[.G6]+1" office:value-type="float" office:value="117" calcext:value-type="float">
            <text:p>117</text:p>
          </table:table-cell>
          <table:table-cell table:formula="of:=[.H6]+1" office:value-type="float" office:value="118" calcext:value-type="float">
            <text:p>118</text:p>
          </table:table-cell>
          <table:table-cell table:formula="of:=[.I6]+1" office:value-type="float" office:value="119" calcext:value-type="float">
            <text:p>119</text:p>
          </table:table-cell>
          <table:table-cell table:formula="of:=[.J6]+1" office:value-type="float" office:value="120" calcext:value-type="float">
            <text:p>120</text:p>
          </table:table-cell>
          <table:table-cell table:formula="of:=[.K6]+1" office:value-type="float" office:value="121" calcext:value-type="float">
            <text:p>121</text:p>
          </table:table-cell>
          <table:table-cell table:formula="of:=[.L6]+1" office:value-type="float" office:value="122" calcext:value-type="float">
            <text:p>122</text:p>
          </table:table-cell>
          <table:table-cell table:formula="of:=[.M6]+1" office:value-type="float" office:value="123" calcext:value-type="float">
            <text:p>123</text:p>
          </table:table-cell>
          <table:table-cell table:formula="of:=[.N6]+1" office:value-type="float" office:value="124" calcext:value-type="float">
            <text:p>124</text:p>
          </table:table-cell>
          <table:table-cell table:formula="of:=[.O6]+1" office:value-type="float" office:value="125" calcext:value-type="float">
            <text:p>125</text:p>
          </table:table-cell>
          <table:table-cell table:formula="of:=[.P6]+1" office:value-type="float" office:value="126" calcext:value-type="float">
            <text:p>126</text:p>
          </table:table-cell>
          <table:table-cell table:formula="of:=[.Q6]+1" office:value-type="float" office:value="127" calcext:value-type="float">
            <text:p>127</text:p>
          </table:table-cell>
          <table:table-cell table:formula="of:=[.R6]+1" office:value-type="float" office:value="128" calcext:value-type="float">
            <text:p>128</text:p>
          </table:table-cell>
          <table:table-cell table:formula="of:=[.S6]+1" office:value-type="float" office:value="129" calcext:value-type="float">
            <text:p>129</text:p>
          </table:table-cell>
          <table:table-cell table:formula="of:=[.T6]+1" office:value-type="float" office:value="130" calcext:value-type="float">
            <text:p>130</text:p>
          </table:table-cell>
          <table:table-cell table:formula="of:=[.U6]+1" office:value-type="float" office:value="131" calcext:value-type="float">
            <text:p>131</text:p>
          </table:table-cell>
          <table:table-cell table:formula="of:=[.V6]+1" office:value-type="float" office:value="132" calcext:value-type="float">
            <text:p>132</text:p>
          </table:table-cell>
          <table:table-cell table:formula="of:=[.W6]+1" office:value-type="float" office:value="133" calcext:value-type="float">
            <text:p>133</text:p>
          </table:table-cell>
          <table:table-cell table:formula="of:=[.X6]+1" office:value-type="float" office:value="134" calcext:value-type="float">
            <text:p>134</text:p>
          </table:table-cell>
          <table:table-cell table:formula="of:=[.Y6]+1" office:value-type="float" office:value="135" calcext:value-type="float">
            <text:p>135</text:p>
          </table:table-cell>
          <table:table-cell table:number-columns-repeated="2"/>
          <table:table-cell table:formula="of:=[.AC5]+1" office:value-type="float" office:value="3" calcext:value-type="float">
            <text:p>3</text:p>
          </table:table-cell>
          <table:table-cell table:formula="of:=[.$AD$2]-[.AC6]" office:value-type="float" office:value="23" calcext:value-type="float">
            <text:p>23</text:p>
          </table:table-cell>
          <table:table-cell table:formula="of:=[.AE5]+[.AD6]" office:value-type="float" office:value="72" calcext:value-type="float">
            <text:p>72</text:p>
          </table:table-cell>
          <table:table-cell table:formula="of:=[.AE6]-[.AE5]" office:value-type="float" office:value="23" calcext:value-type="float">
            <text:p>23</text:p>
          </table:table-cell>
          <table:table-cell/>
          <table:table-cell table:formula="of:=LOOKUP([.AJ4];[.AC4:.AC28];[.AE4:.AE28])-LOOKUP([.AH4];[.AC4:.AC28];[.AD4:.AD28])" office:value-type="float" office:value="256" calcext:value-type="float">
            <text:p>256</text:p>
          </table:table-cell>
          <table:table-cell table:number-columns-repeated="304"/>
          <table:table-cell table:style-name="ce47" table:number-columns-repeated="1604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1" office:value-type="float" office:value="30" calcext:value-type="float">
            <text:p>30</text:p>
          </table:table-cell>
          <table:table-cell table:number-columns-repeated="4"/>
          <table:table-cell table:style-name="ce45"/>
          <table:table-cell office:value-type="float" office:value="136" calcext:value-type="float">
            <text:p>136</text:p>
          </table:table-cell>
          <table:table-cell table:formula="of:=[.H7]+1" office:value-type="float" office:value="137" calcext:value-type="float">
            <text:p>137</text:p>
          </table:table-cell>
          <table:table-cell table:formula="of:=[.I7]+1" office:value-type="float" office:value="138" calcext:value-type="float">
            <text:p>138</text:p>
          </table:table-cell>
          <table:table-cell table:formula="of:=[.J7]+1" office:value-type="float" office:value="139" calcext:value-type="float">
            <text:p>139</text:p>
          </table:table-cell>
          <table:table-cell table:formula="of:=[.K7]+1" office:value-type="float" office:value="140" calcext:value-type="float">
            <text:p>140</text:p>
          </table:table-cell>
          <table:table-cell table:formula="of:=[.L7]+1" office:value-type="float" office:value="141" calcext:value-type="float">
            <text:p>141</text:p>
          </table:table-cell>
          <table:table-cell table:formula="of:=[.M7]+1" office:value-type="float" office:value="142" calcext:value-type="float">
            <text:p>142</text:p>
          </table:table-cell>
          <table:table-cell table:formula="of:=[.N7]+1" office:value-type="float" office:value="143" calcext:value-type="float">
            <text:p>143</text:p>
          </table:table-cell>
          <table:table-cell table:formula="of:=[.O7]+1" office:value-type="float" office:value="144" calcext:value-type="float">
            <text:p>144</text:p>
          </table:table-cell>
          <table:table-cell table:formula="of:=[.P7]+1" office:value-type="float" office:value="145" calcext:value-type="float">
            <text:p>145</text:p>
          </table:table-cell>
          <table:table-cell table:formula="of:=[.Q7]+1" office:value-type="float" office:value="146" calcext:value-type="float">
            <text:p>146</text:p>
          </table:table-cell>
          <table:table-cell table:formula="of:=[.R7]+1" office:value-type="float" office:value="147" calcext:value-type="float">
            <text:p>147</text:p>
          </table:table-cell>
          <table:table-cell table:formula="of:=[.S7]+1" office:value-type="float" office:value="148" calcext:value-type="float">
            <text:p>148</text:p>
          </table:table-cell>
          <table:table-cell table:formula="of:=[.T7]+1" office:value-type="float" office:value="149" calcext:value-type="float">
            <text:p>149</text:p>
          </table:table-cell>
          <table:table-cell table:formula="of:=[.U7]+1" office:value-type="float" office:value="150" calcext:value-type="float">
            <text:p>150</text:p>
          </table:table-cell>
          <table:table-cell table:formula="of:=[.V7]+1" office:value-type="float" office:value="151" calcext:value-type="float">
            <text:p>151</text:p>
          </table:table-cell>
          <table:table-cell table:formula="of:=[.W7]+1" office:value-type="float" office:value="152" calcext:value-type="float">
            <text:p>152</text:p>
          </table:table-cell>
          <table:table-cell table:formula="of:=[.X7]+1" office:value-type="float" office:value="153" calcext:value-type="float">
            <text:p>153</text:p>
          </table:table-cell>
          <table:table-cell table:formula="of:=[.Y7]+1" office:value-type="float" office:value="154" calcext:value-type="float">
            <text:p>154</text:p>
          </table:table-cell>
          <table:table-cell table:number-columns-repeated="2"/>
          <table:table-cell table:formula="of:=[.AC6]+1" office:value-type="float" office:value="4" calcext:value-type="float">
            <text:p>4</text:p>
          </table:table-cell>
          <table:table-cell table:formula="of:=[.$AD$2]-[.AC7]" office:value-type="float" office:value="22" calcext:value-type="float">
            <text:p>22</text:p>
          </table:table-cell>
          <table:table-cell table:formula="of:=[.AE6]+[.AD7]" office:value-type="float" office:value="94" calcext:value-type="float">
            <text:p>94</text:p>
          </table:table-cell>
          <table:table-cell table:formula="of:=[.AE7]-[.AE6]" office:value-type="float" office:value="22" calcext:value-type="float">
            <text:p>2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1" office:value-type="float" office:value="31" calcext:value-type="float">
            <text:p>31</text:p>
          </table:table-cell>
          <table:table-cell table:number-columns-repeated="5"/>
          <table:table-cell table:style-name="ce45"/>
          <table:table-cell office:value-type="float" office:value="155" calcext:value-type="float">
            <text:p>155</text:p>
          </table:table-cell>
          <table:table-cell table:formula="of:=[.I8]+1" office:value-type="float" office:value="156" calcext:value-type="float">
            <text:p>156</text:p>
          </table:table-cell>
          <table:table-cell table:formula="of:=[.J8]+1" office:value-type="float" office:value="157" calcext:value-type="float">
            <text:p>157</text:p>
          </table:table-cell>
          <table:table-cell table:formula="of:=[.K8]+1" office:value-type="float" office:value="158" calcext:value-type="float">
            <text:p>158</text:p>
          </table:table-cell>
          <table:table-cell table:formula="of:=[.L8]+1" office:value-type="float" office:value="159" calcext:value-type="float">
            <text:p>159</text:p>
          </table:table-cell>
          <table:table-cell table:formula="of:=[.M8]+1" office:value-type="float" office:value="160" calcext:value-type="float">
            <text:p>160</text:p>
          </table:table-cell>
          <table:table-cell table:formula="of:=[.N8]+1" office:value-type="float" office:value="161" calcext:value-type="float">
            <text:p>161</text:p>
          </table:table-cell>
          <table:table-cell table:formula="of:=[.O8]+1" office:value-type="float" office:value="162" calcext:value-type="float">
            <text:p>162</text:p>
          </table:table-cell>
          <table:table-cell table:formula="of:=[.P8]+1" office:value-type="float" office:value="163" calcext:value-type="float">
            <text:p>163</text:p>
          </table:table-cell>
          <table:table-cell table:formula="of:=[.Q8]+1" office:value-type="float" office:value="164" calcext:value-type="float">
            <text:p>164</text:p>
          </table:table-cell>
          <table:table-cell table:formula="of:=[.R8]+1" office:value-type="float" office:value="165" calcext:value-type="float">
            <text:p>165</text:p>
          </table:table-cell>
          <table:table-cell table:formula="of:=[.S8]+1" office:value-type="float" office:value="166" calcext:value-type="float">
            <text:p>166</text:p>
          </table:table-cell>
          <table:table-cell table:formula="of:=[.T8]+1" office:value-type="float" office:value="167" calcext:value-type="float">
            <text:p>167</text:p>
          </table:table-cell>
          <table:table-cell table:formula="of:=[.U8]+1" office:value-type="float" office:value="168" calcext:value-type="float">
            <text:p>168</text:p>
          </table:table-cell>
          <table:table-cell table:formula="of:=[.V8]+1" office:value-type="float" office:value="169" calcext:value-type="float">
            <text:p>169</text:p>
          </table:table-cell>
          <table:table-cell table:formula="of:=[.W8]+1" office:value-type="float" office:value="170" calcext:value-type="float">
            <text:p>170</text:p>
          </table:table-cell>
          <table:table-cell table:formula="of:=[.X8]+1" office:value-type="float" office:value="171" calcext:value-type="float">
            <text:p>171</text:p>
          </table:table-cell>
          <table:table-cell table:formula="of:=[.Y8]+1" office:value-type="float" office:value="172" calcext:value-type="float">
            <text:p>172</text:p>
          </table:table-cell>
          <table:table-cell table:number-columns-repeated="2"/>
          <table:table-cell table:formula="of:=[.AC7]+1" office:value-type="float" office:value="5" calcext:value-type="float">
            <text:p>5</text:p>
          </table:table-cell>
          <table:table-cell table:formula="of:=[.$AD$2]-[.AC8]" office:value-type="float" office:value="21" calcext:value-type="float">
            <text:p>21</text:p>
          </table:table-cell>
          <table:table-cell table:formula="of:=[.AE7]+[.AD8]" office:value-type="float" office:value="115" calcext:value-type="float">
            <text:p>115</text:p>
          </table:table-cell>
          <table:table-cell table:formula="of:=[.AE8]-[.AE7]" office:value-type="float" office:value="21" calcext:value-type="float">
            <text:p>2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1" office:value-type="float" office:value="32" calcext:value-type="float">
            <text:p>32</text:p>
          </table:table-cell>
          <table:table-cell table:number-columns-repeated="6"/>
          <table:table-cell table:style-name="ce45"/>
          <table:table-cell office:value-type="float" office:value="173" calcext:value-type="float">
            <text:p>173</text:p>
          </table:table-cell>
          <table:table-cell table:formula="of:=[.J9]+1" office:value-type="float" office:value="174" calcext:value-type="float">
            <text:p>174</text:p>
          </table:table-cell>
          <table:table-cell table:formula="of:=[.K9]+1" office:value-type="float" office:value="175" calcext:value-type="float">
            <text:p>175</text:p>
          </table:table-cell>
          <table:table-cell table:formula="of:=[.L9]+1" office:value-type="float" office:value="176" calcext:value-type="float">
            <text:p>176</text:p>
          </table:table-cell>
          <table:table-cell table:formula="of:=[.M9]+1" office:value-type="float" office:value="177" calcext:value-type="float">
            <text:p>177</text:p>
          </table:table-cell>
          <table:table-cell table:formula="of:=[.N9]+1" office:value-type="float" office:value="178" calcext:value-type="float">
            <text:p>178</text:p>
          </table:table-cell>
          <table:table-cell table:formula="of:=[.O9]+1" office:value-type="float" office:value="179" calcext:value-type="float">
            <text:p>179</text:p>
          </table:table-cell>
          <table:table-cell table:formula="of:=[.P9]+1" office:value-type="float" office:value="180" calcext:value-type="float">
            <text:p>180</text:p>
          </table:table-cell>
          <table:table-cell table:formula="of:=[.Q9]+1" office:value-type="float" office:value="181" calcext:value-type="float">
            <text:p>181</text:p>
          </table:table-cell>
          <table:table-cell table:formula="of:=[.R9]+1" office:value-type="float" office:value="182" calcext:value-type="float">
            <text:p>182</text:p>
          </table:table-cell>
          <table:table-cell table:formula="of:=[.S9]+1" office:value-type="float" office:value="183" calcext:value-type="float">
            <text:p>183</text:p>
          </table:table-cell>
          <table:table-cell table:formula="of:=[.T9]+1" office:value-type="float" office:value="184" calcext:value-type="float">
            <text:p>184</text:p>
          </table:table-cell>
          <table:table-cell table:formula="of:=[.U9]+1" office:value-type="float" office:value="185" calcext:value-type="float">
            <text:p>185</text:p>
          </table:table-cell>
          <table:table-cell table:formula="of:=[.V9]+1" office:value-type="float" office:value="186" calcext:value-type="float">
            <text:p>186</text:p>
          </table:table-cell>
          <table:table-cell table:formula="of:=[.W9]+1" office:value-type="float" office:value="187" calcext:value-type="float">
            <text:p>187</text:p>
          </table:table-cell>
          <table:table-cell table:formula="of:=[.X9]+1" office:value-type="float" office:value="188" calcext:value-type="float">
            <text:p>188</text:p>
          </table:table-cell>
          <table:table-cell table:formula="of:=[.Y9]+1" office:value-type="float" office:value="189" calcext:value-type="float">
            <text:p>189</text:p>
          </table:table-cell>
          <table:table-cell table:number-columns-repeated="2"/>
          <table:table-cell table:formula="of:=[.AC8]+1" office:value-type="float" office:value="6" calcext:value-type="float">
            <text:p>6</text:p>
          </table:table-cell>
          <table:table-cell table:formula="of:=[.$AD$2]-[.AC9]" office:value-type="float" office:value="20" calcext:value-type="float">
            <text:p>20</text:p>
          </table:table-cell>
          <table:table-cell table:formula="of:=[.AE8]+[.AD9]" office:value-type="float" office:value="135" calcext:value-type="float">
            <text:p>135</text:p>
          </table:table-cell>
          <table:table-cell table:formula="of:=[.AE9]-[.AE8]" office:value-type="float" office:value="20" calcext:value-type="float">
            <text:p>20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1" office:value-type="float" office:value="33" calcext:value-type="float">
            <text:p>33</text:p>
          </table:table-cell>
          <table:table-cell table:number-columns-repeated="7"/>
          <table:table-cell table:style-name="ce45"/>
          <table:table-cell office:value-type="float" office:value="190" calcext:value-type="float">
            <text:p>190</text:p>
          </table:table-cell>
          <table:table-cell table:formula="of:=[.K10]+1" office:value-type="float" office:value="191" calcext:value-type="float">
            <text:p>191</text:p>
          </table:table-cell>
          <table:table-cell table:formula="of:=[.L10]+1" office:value-type="float" office:value="192" calcext:value-type="float">
            <text:p>192</text:p>
          </table:table-cell>
          <table:table-cell table:formula="of:=[.M10]+1" office:value-type="float" office:value="193" calcext:value-type="float">
            <text:p>193</text:p>
          </table:table-cell>
          <table:table-cell table:formula="of:=[.N10]+1" office:value-type="float" office:value="194" calcext:value-type="float">
            <text:p>194</text:p>
          </table:table-cell>
          <table:table-cell table:formula="of:=[.O10]+1" office:value-type="float" office:value="195" calcext:value-type="float">
            <text:p>195</text:p>
          </table:table-cell>
          <table:table-cell table:formula="of:=[.P10]+1" office:value-type="float" office:value="196" calcext:value-type="float">
            <text:p>196</text:p>
          </table:table-cell>
          <table:table-cell table:formula="of:=[.Q10]+1" office:value-type="float" office:value="197" calcext:value-type="float">
            <text:p>197</text:p>
          </table:table-cell>
          <table:table-cell table:formula="of:=[.R10]+1" office:value-type="float" office:value="198" calcext:value-type="float">
            <text:p>198</text:p>
          </table:table-cell>
          <table:table-cell table:formula="of:=[.S10]+1" office:value-type="float" office:value="199" calcext:value-type="float">
            <text:p>199</text:p>
          </table:table-cell>
          <table:table-cell table:formula="of:=[.T10]+1" office:value-type="float" office:value="200" calcext:value-type="float">
            <text:p>200</text:p>
          </table:table-cell>
          <table:table-cell table:formula="of:=[.U10]+1" office:value-type="float" office:value="201" calcext:value-type="float">
            <text:p>201</text:p>
          </table:table-cell>
          <table:table-cell table:formula="of:=[.V10]+1" office:value-type="float" office:value="202" calcext:value-type="float">
            <text:p>202</text:p>
          </table:table-cell>
          <table:table-cell table:formula="of:=[.W10]+1" office:value-type="float" office:value="203" calcext:value-type="float">
            <text:p>203</text:p>
          </table:table-cell>
          <table:table-cell table:formula="of:=[.X10]+1" office:value-type="float" office:value="204" calcext:value-type="float">
            <text:p>204</text:p>
          </table:table-cell>
          <table:table-cell table:formula="of:=[.Y10]+1" office:value-type="float" office:value="205" calcext:value-type="float">
            <text:p>205</text:p>
          </table:table-cell>
          <table:table-cell table:number-columns-repeated="2"/>
          <table:table-cell table:formula="of:=[.AC9]+1" office:value-type="float" office:value="7" calcext:value-type="float">
            <text:p>7</text:p>
          </table:table-cell>
          <table:table-cell table:formula="of:=[.$AD$2]-[.AC10]" office:value-type="float" office:value="19" calcext:value-type="float">
            <text:p>19</text:p>
          </table:table-cell>
          <table:table-cell table:formula="of:=[.AE9]+[.AD10]" office:value-type="float" office:value="154" calcext:value-type="float">
            <text:p>154</text:p>
          </table:table-cell>
          <table:table-cell table:formula="of:=[.AE10]-[.AE9]" office:value-type="float" office:value="19" calcext:value-type="float">
            <text:p>19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1" office:value-type="float" office:value="34" calcext:value-type="float">
            <text:p>34</text:p>
          </table:table-cell>
          <table:table-cell table:number-columns-repeated="8"/>
          <table:table-cell table:style-name="ce45"/>
          <table:table-cell table:formula="of:=[.$Z10]+1" office:value-type="float" office:value="206" calcext:value-type="float">
            <text:p>206</text:p>
          </table:table-cell>
          <table:table-cell table:formula="of:=[.L11]+1" office:value-type="float" office:value="207" calcext:value-type="float">
            <text:p>207</text:p>
          </table:table-cell>
          <table:table-cell table:formula="of:=[.M11]+1" office:value-type="float" office:value="208" calcext:value-type="float">
            <text:p>208</text:p>
          </table:table-cell>
          <table:table-cell table:formula="of:=[.N11]+1" office:value-type="float" office:value="209" calcext:value-type="float">
            <text:p>209</text:p>
          </table:table-cell>
          <table:table-cell table:formula="of:=[.O11]+1" office:value-type="float" office:value="210" calcext:value-type="float">
            <text:p>210</text:p>
          </table:table-cell>
          <table:table-cell table:formula="of:=[.P11]+1" office:value-type="float" office:value="211" calcext:value-type="float">
            <text:p>211</text:p>
          </table:table-cell>
          <table:table-cell table:formula="of:=[.Q11]+1" office:value-type="float" office:value="212" calcext:value-type="float">
            <text:p>212</text:p>
          </table:table-cell>
          <table:table-cell table:formula="of:=[.R11]+1" office:value-type="float" office:value="213" calcext:value-type="float">
            <text:p>213</text:p>
          </table:table-cell>
          <table:table-cell table:formula="of:=[.S11]+1" office:value-type="float" office:value="214" calcext:value-type="float">
            <text:p>214</text:p>
          </table:table-cell>
          <table:table-cell table:formula="of:=[.T11]+1" office:value-type="float" office:value="215" calcext:value-type="float">
            <text:p>215</text:p>
          </table:table-cell>
          <table:table-cell table:formula="of:=[.U11]+1" office:value-type="float" office:value="216" calcext:value-type="float">
            <text:p>216</text:p>
          </table:table-cell>
          <table:table-cell table:formula="of:=[.V11]+1" office:value-type="float" office:value="217" calcext:value-type="float">
            <text:p>217</text:p>
          </table:table-cell>
          <table:table-cell table:formula="of:=[.W11]+1" office:value-type="float" office:value="218" calcext:value-type="float">
            <text:p>218</text:p>
          </table:table-cell>
          <table:table-cell table:formula="of:=[.X11]+1" office:value-type="float" office:value="219" calcext:value-type="float">
            <text:p>219</text:p>
          </table:table-cell>
          <table:table-cell table:formula="of:=[.Y11]+1" office:value-type="float" office:value="220" calcext:value-type="float">
            <text:p>220</text:p>
          </table:table-cell>
          <table:table-cell table:number-columns-repeated="2"/>
          <table:table-cell table:formula="of:=[.AC10]+1" office:value-type="float" office:value="8" calcext:value-type="float">
            <text:p>8</text:p>
          </table:table-cell>
          <table:table-cell table:formula="of:=[.$AD$2]-[.AC11]" office:value-type="float" office:value="18" calcext:value-type="float">
            <text:p>18</text:p>
          </table:table-cell>
          <table:table-cell table:formula="of:=[.AE10]+[.AD11]" office:value-type="float" office:value="172" calcext:value-type="float">
            <text:p>172</text:p>
          </table:table-cell>
          <table:table-cell table:formula="of:=[.AE11]-[.AE10]" office:value-type="float" office:value="18" calcext:value-type="float">
            <text:p>18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1" office:value-type="float" office:value="35" calcext:value-type="float">
            <text:p>35</text:p>
          </table:table-cell>
          <table:table-cell table:number-columns-repeated="9"/>
          <table:table-cell table:style-name="ce45"/>
          <table:table-cell table:formula="of:=[.$Z11]+1" office:value-type="float" office:value="221" calcext:value-type="float">
            <text:p>221</text:p>
          </table:table-cell>
          <table:table-cell table:formula="of:=[.M12]+1" office:value-type="float" office:value="222" calcext:value-type="float">
            <text:p>222</text:p>
          </table:table-cell>
          <table:table-cell table:formula="of:=[.N12]+1" office:value-type="float" office:value="223" calcext:value-type="float">
            <text:p>223</text:p>
          </table:table-cell>
          <table:table-cell table:formula="of:=[.O12]+1" office:value-type="float" office:value="224" calcext:value-type="float">
            <text:p>224</text:p>
          </table:table-cell>
          <table:table-cell table:formula="of:=[.P12]+1" office:value-type="float" office:value="225" calcext:value-type="float">
            <text:p>225</text:p>
          </table:table-cell>
          <table:table-cell table:formula="of:=[.Q12]+1" office:value-type="float" office:value="226" calcext:value-type="float">
            <text:p>226</text:p>
          </table:table-cell>
          <table:table-cell table:formula="of:=[.R12]+1" office:value-type="float" office:value="227" calcext:value-type="float">
            <text:p>227</text:p>
          </table:table-cell>
          <table:table-cell table:formula="of:=[.S12]+1" office:value-type="float" office:value="228" calcext:value-type="float">
            <text:p>228</text:p>
          </table:table-cell>
          <table:table-cell table:formula="of:=[.T12]+1" office:value-type="float" office:value="229" calcext:value-type="float">
            <text:p>229</text:p>
          </table:table-cell>
          <table:table-cell table:formula="of:=[.U12]+1" office:value-type="float" office:value="230" calcext:value-type="float">
            <text:p>230</text:p>
          </table:table-cell>
          <table:table-cell table:formula="of:=[.V12]+1" office:value-type="float" office:value="231" calcext:value-type="float">
            <text:p>231</text:p>
          </table:table-cell>
          <table:table-cell table:formula="of:=[.W12]+1" office:value-type="float" office:value="232" calcext:value-type="float">
            <text:p>232</text:p>
          </table:table-cell>
          <table:table-cell table:formula="of:=[.X12]+1" office:value-type="float" office:value="233" calcext:value-type="float">
            <text:p>233</text:p>
          </table:table-cell>
          <table:table-cell table:formula="of:=[.Y12]+1" office:value-type="float" office:value="234" calcext:value-type="float">
            <text:p>234</text:p>
          </table:table-cell>
          <table:table-cell table:number-columns-repeated="2"/>
          <table:table-cell table:formula="of:=[.AC11]+1" office:value-type="float" office:value="9" calcext:value-type="float">
            <text:p>9</text:p>
          </table:table-cell>
          <table:table-cell table:formula="of:=[.$AD$2]-[.AC12]" office:value-type="float" office:value="17" calcext:value-type="float">
            <text:p>17</text:p>
          </table:table-cell>
          <table:table-cell table:formula="of:=[.AE11]+[.AD12]" office:value-type="float" office:value="189" calcext:value-type="float">
            <text:p>189</text:p>
          </table:table-cell>
          <table:table-cell table:formula="of:=[.AE12]-[.AE11]" office:value-type="float" office:value="17" calcext:value-type="float">
            <text:p>17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1" office:value-type="float" office:value="36" calcext:value-type="float">
            <text:p>36</text:p>
          </table:table-cell>
          <table:table-cell table:number-columns-repeated="10"/>
          <table:table-cell table:style-name="ce45"/>
          <table:table-cell table:formula="of:=[.$Z12]+1" office:value-type="float" office:value="235" calcext:value-type="float">
            <text:p>235</text:p>
          </table:table-cell>
          <table:table-cell table:formula="of:=[.N13]+1" office:value-type="float" office:value="236" calcext:value-type="float">
            <text:p>236</text:p>
          </table:table-cell>
          <table:table-cell table:formula="of:=[.O13]+1" office:value-type="float" office:value="237" calcext:value-type="float">
            <text:p>237</text:p>
          </table:table-cell>
          <table:table-cell table:formula="of:=[.P13]+1" office:value-type="float" office:value="238" calcext:value-type="float">
            <text:p>238</text:p>
          </table:table-cell>
          <table:table-cell table:formula="of:=[.Q13]+1" office:value-type="float" office:value="239" calcext:value-type="float">
            <text:p>239</text:p>
          </table:table-cell>
          <table:table-cell table:formula="of:=[.R13]+1" office:value-type="float" office:value="240" calcext:value-type="float">
            <text:p>240</text:p>
          </table:table-cell>
          <table:table-cell table:formula="of:=[.S13]+1" office:value-type="float" office:value="241" calcext:value-type="float">
            <text:p>241</text:p>
          </table:table-cell>
          <table:table-cell table:formula="of:=[.T13]+1" office:value-type="float" office:value="242" calcext:value-type="float">
            <text:p>242</text:p>
          </table:table-cell>
          <table:table-cell table:formula="of:=[.U13]+1" office:value-type="float" office:value="243" calcext:value-type="float">
            <text:p>243</text:p>
          </table:table-cell>
          <table:table-cell table:formula="of:=[.V13]+1" office:value-type="float" office:value="244" calcext:value-type="float">
            <text:p>244</text:p>
          </table:table-cell>
          <table:table-cell table:formula="of:=[.W13]+1" office:value-type="float" office:value="245" calcext:value-type="float">
            <text:p>245</text:p>
          </table:table-cell>
          <table:table-cell table:formula="of:=[.X13]+1" office:value-type="float" office:value="246" calcext:value-type="float">
            <text:p>246</text:p>
          </table:table-cell>
          <table:table-cell table:formula="of:=[.Y13]+1" office:value-type="float" office:value="247" calcext:value-type="float">
            <text:p>247</text:p>
          </table:table-cell>
          <table:table-cell table:number-columns-repeated="2"/>
          <table:table-cell table:formula="of:=[.AC12]+1" office:value-type="float" office:value="10" calcext:value-type="float">
            <text:p>10</text:p>
          </table:table-cell>
          <table:table-cell table:formula="of:=[.$AD$2]-[.AC13]" office:value-type="float" office:value="16" calcext:value-type="float">
            <text:p>16</text:p>
          </table:table-cell>
          <table:table-cell table:formula="of:=[.AE12]+[.AD13]" office:value-type="float" office:value="205" calcext:value-type="float">
            <text:p>205</text:p>
          </table:table-cell>
          <table:table-cell table:formula="of:=[.AE13]-[.AE12]" office:value-type="float" office:value="16" calcext:value-type="float">
            <text:p>16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1" office:value-type="float" office:value="37" calcext:value-type="float">
            <text:p>37</text:p>
          </table:table-cell>
          <table:table-cell table:number-columns-repeated="11"/>
          <table:table-cell table:style-name="ce45"/>
          <table:table-cell table:formula="of:=[.$Z13]+1" office:value-type="float" office:value="248" calcext:value-type="float">
            <text:p>248</text:p>
          </table:table-cell>
          <table:table-cell table:formula="of:=[.O14]+1" office:value-type="float" office:value="249" calcext:value-type="float">
            <text:p>249</text:p>
          </table:table-cell>
          <table:table-cell table:formula="of:=[.P14]+1" office:value-type="float" office:value="250" calcext:value-type="float">
            <text:p>250</text:p>
          </table:table-cell>
          <table:table-cell table:formula="of:=[.Q14]+1" office:value-type="float" office:value="251" calcext:value-type="float">
            <text:p>251</text:p>
          </table:table-cell>
          <table:table-cell table:formula="of:=[.R14]+1" office:value-type="float" office:value="252" calcext:value-type="float">
            <text:p>252</text:p>
          </table:table-cell>
          <table:table-cell table:formula="of:=[.S14]+1" office:value-type="float" office:value="253" calcext:value-type="float">
            <text:p>253</text:p>
          </table:table-cell>
          <table:table-cell table:formula="of:=[.T14]+1" office:value-type="float" office:value="254" calcext:value-type="float">
            <text:p>254</text:p>
          </table:table-cell>
          <table:table-cell table:formula="of:=[.U14]+1" office:value-type="float" office:value="255" calcext:value-type="float">
            <text:p>255</text:p>
          </table:table-cell>
          <table:table-cell table:style-name="ce48" table:formula="of:=[.V14]+1" office:value-type="float" office:value="256" calcext:value-type="float">
            <text:p>256</text:p>
          </table:table-cell>
          <table:table-cell table:formula="of:=[.W14]+1" office:value-type="float" office:value="257" calcext:value-type="float">
            <text:p>257</text:p>
          </table:table-cell>
          <table:table-cell table:formula="of:=[.X14]+1" office:value-type="float" office:value="258" calcext:value-type="float">
            <text:p>258</text:p>
          </table:table-cell>
          <table:table-cell table:formula="of:=[.Y14]+1" office:value-type="float" office:value="259" calcext:value-type="float">
            <text:p>259</text:p>
          </table:table-cell>
          <table:table-cell table:number-columns-repeated="2"/>
          <table:table-cell table:formula="of:=[.AC13]+1" office:value-type="float" office:value="11" calcext:value-type="float">
            <text:p>11</text:p>
          </table:table-cell>
          <table:table-cell table:formula="of:=[.$AD$2]-[.AC14]" office:value-type="float" office:value="15" calcext:value-type="float">
            <text:p>15</text:p>
          </table:table-cell>
          <table:table-cell table:formula="of:=[.AE13]+[.AD14]" office:value-type="float" office:value="220" calcext:value-type="float">
            <text:p>220</text:p>
          </table:table-cell>
          <table:table-cell table:formula="of:=[.AE14]-[.AE13]" office:value-type="float" office:value="15" calcext:value-type="float">
            <text:p>15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1" office:value-type="float" office:value="38" calcext:value-type="float">
            <text:p>38</text:p>
          </table:table-cell>
          <table:table-cell table:number-columns-repeated="12"/>
          <table:table-cell table:style-name="ce45"/>
          <table:table-cell table:formula="of:=[.$Z14]+1" office:value-type="float" office:value="260" calcext:value-type="float">
            <text:p>260</text:p>
          </table:table-cell>
          <table:table-cell table:formula="of:=[.P15]+1" office:value-type="float" office:value="261" calcext:value-type="float">
            <text:p>261</text:p>
          </table:table-cell>
          <table:table-cell table:formula="of:=[.Q15]+1" office:value-type="float" office:value="262" calcext:value-type="float">
            <text:p>262</text:p>
          </table:table-cell>
          <table:table-cell table:formula="of:=[.R15]+1" office:value-type="float" office:value="263" calcext:value-type="float">
            <text:p>263</text:p>
          </table:table-cell>
          <table:table-cell table:formula="of:=[.S15]+1" office:value-type="float" office:value="264" calcext:value-type="float">
            <text:p>264</text:p>
          </table:table-cell>
          <table:table-cell table:formula="of:=[.T15]+1" office:value-type="float" office:value="265" calcext:value-type="float">
            <text:p>265</text:p>
          </table:table-cell>
          <table:table-cell table:formula="of:=[.U15]+1" office:value-type="float" office:value="266" calcext:value-type="float">
            <text:p>266</text:p>
          </table:table-cell>
          <table:table-cell table:formula="of:=[.V15]+1" office:value-type="float" office:value="267" calcext:value-type="float">
            <text:p>267</text:p>
          </table:table-cell>
          <table:table-cell table:formula="of:=[.W15]+1" office:value-type="float" office:value="268" calcext:value-type="float">
            <text:p>268</text:p>
          </table:table-cell>
          <table:table-cell table:formula="of:=[.X15]+1" office:value-type="float" office:value="269" calcext:value-type="float">
            <text:p>269</text:p>
          </table:table-cell>
          <table:table-cell table:formula="of:=[.Y15]+1" office:value-type="float" office:value="270" calcext:value-type="float">
            <text:p>270</text:p>
          </table:table-cell>
          <table:table-cell table:number-columns-repeated="2"/>
          <table:table-cell table:formula="of:=[.AC14]+1" office:value-type="float" office:value="12" calcext:value-type="float">
            <text:p>12</text:p>
          </table:table-cell>
          <table:table-cell table:formula="of:=[.$AD$2]-[.AC15]" office:value-type="float" office:value="14" calcext:value-type="float">
            <text:p>14</text:p>
          </table:table-cell>
          <table:table-cell table:formula="of:=[.AE14]+[.AD15]" office:value-type="float" office:value="234" calcext:value-type="float">
            <text:p>234</text:p>
          </table:table-cell>
          <table:table-cell table:formula="of:=[.AE15]-[.AE14]" office:value-type="float" office:value="14" calcext:value-type="float">
            <text:p>1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1" office:value-type="float" office:value="39" calcext:value-type="float">
            <text:p>39</text:p>
          </table:table-cell>
          <table:table-cell table:number-columns-repeated="13"/>
          <table:table-cell table:style-name="ce45"/>
          <table:table-cell table:formula="of:=[.$Z15]+1" office:value-type="float" office:value="271" calcext:value-type="float">
            <text:p>271</text:p>
          </table:table-cell>
          <table:table-cell table:formula="of:=[.Q16]+1" office:value-type="float" office:value="272" calcext:value-type="float">
            <text:p>272</text:p>
          </table:table-cell>
          <table:table-cell table:formula="of:=[.R16]+1" office:value-type="float" office:value="273" calcext:value-type="float">
            <text:p>273</text:p>
          </table:table-cell>
          <table:table-cell table:formula="of:=[.S16]+1" office:value-type="float" office:value="274" calcext:value-type="float">
            <text:p>274</text:p>
          </table:table-cell>
          <table:table-cell table:formula="of:=[.T16]+1" office:value-type="float" office:value="275" calcext:value-type="float">
            <text:p>275</text:p>
          </table:table-cell>
          <table:table-cell table:formula="of:=[.U16]+1" office:value-type="float" office:value="276" calcext:value-type="float">
            <text:p>276</text:p>
          </table:table-cell>
          <table:table-cell table:formula="of:=[.V16]+1" office:value-type="float" office:value="277" calcext:value-type="float">
            <text:p>277</text:p>
          </table:table-cell>
          <table:table-cell table:formula="of:=[.W16]+1" office:value-type="float" office:value="278" calcext:value-type="float">
            <text:p>278</text:p>
          </table:table-cell>
          <table:table-cell table:formula="of:=[.X16]+1" office:value-type="float" office:value="279" calcext:value-type="float">
            <text:p>279</text:p>
          </table:table-cell>
          <table:table-cell table:formula="of:=[.Y16]+1" office:value-type="float" office:value="280" calcext:value-type="float">
            <text:p>280</text:p>
          </table:table-cell>
          <table:table-cell table:number-columns-repeated="2"/>
          <table:table-cell table:formula="of:=[.AC15]+1" office:value-type="float" office:value="13" calcext:value-type="float">
            <text:p>13</text:p>
          </table:table-cell>
          <table:table-cell table:formula="of:=[.$AD$2]-[.AC16]" office:value-type="float" office:value="13" calcext:value-type="float">
            <text:p>13</text:p>
          </table:table-cell>
          <table:table-cell table:formula="of:=[.AE15]+[.AD16]" office:value-type="float" office:value="247" calcext:value-type="float">
            <text:p>247</text:p>
          </table:table-cell>
          <table:table-cell table:formula="of:=[.AE16]-[.AE15]" office:value-type="float" office:value="13" calcext:value-type="float">
            <text:p>13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1" office:value-type="float" office:value="40" calcext:value-type="float">
            <text:p>40</text:p>
          </table:table-cell>
          <table:table-cell table:number-columns-repeated="14"/>
          <table:table-cell table:style-name="ce45"/>
          <table:table-cell table:formula="of:=[.$Z16]+1" office:value-type="float" office:value="281" calcext:value-type="float">
            <text:p>281</text:p>
          </table:table-cell>
          <table:table-cell table:formula="of:=[.R17]+1" office:value-type="float" office:value="282" calcext:value-type="float">
            <text:p>282</text:p>
          </table:table-cell>
          <table:table-cell table:formula="of:=[.S17]+1" office:value-type="float" office:value="283" calcext:value-type="float">
            <text:p>283</text:p>
          </table:table-cell>
          <table:table-cell table:formula="of:=[.T17]+1" office:value-type="float" office:value="284" calcext:value-type="float">
            <text:p>284</text:p>
          </table:table-cell>
          <table:table-cell table:formula="of:=[.U17]+1" office:value-type="float" office:value="285" calcext:value-type="float">
            <text:p>285</text:p>
          </table:table-cell>
          <table:table-cell table:formula="of:=[.V17]+1" office:value-type="float" office:value="286" calcext:value-type="float">
            <text:p>286</text:p>
          </table:table-cell>
          <table:table-cell table:formula="of:=[.W17]+1" office:value-type="float" office:value="287" calcext:value-type="float">
            <text:p>287</text:p>
          </table:table-cell>
          <table:table-cell table:formula="of:=[.X17]+1" office:value-type="float" office:value="288" calcext:value-type="float">
            <text:p>288</text:p>
          </table:table-cell>
          <table:table-cell table:formula="of:=[.Y17]+1" office:value-type="float" office:value="289" calcext:value-type="float">
            <text:p>289</text:p>
          </table:table-cell>
          <table:table-cell table:number-columns-repeated="2"/>
          <table:table-cell table:formula="of:=[.AC16]+1" office:value-type="float" office:value="14" calcext:value-type="float">
            <text:p>14</text:p>
          </table:table-cell>
          <table:table-cell table:formula="of:=[.$AD$2]-[.AC17]" office:value-type="float" office:value="12" calcext:value-type="float">
            <text:p>12</text:p>
          </table:table-cell>
          <table:table-cell table:formula="of:=[.AE16]+[.AD17]" office:value-type="float" office:value="259" calcext:value-type="float">
            <text:p>259</text:p>
          </table:table-cell>
          <table:table-cell table:formula="of:=[.AE17]-[.AE16]" office:value-type="float" office:value="12" calcext:value-type="float">
            <text:p>1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1" office:value-type="float" office:value="41" calcext:value-type="float">
            <text:p>41</text:p>
          </table:table-cell>
          <table:table-cell table:number-columns-repeated="15"/>
          <table:table-cell table:style-name="ce45"/>
          <table:table-cell table:formula="of:=[.$Z17]+1" office:value-type="float" office:value="290" calcext:value-type="float">
            <text:p>290</text:p>
          </table:table-cell>
          <table:table-cell table:formula="of:=[.S18]+1" office:value-type="float" office:value="291" calcext:value-type="float">
            <text:p>291</text:p>
          </table:table-cell>
          <table:table-cell table:formula="of:=[.T18]+1" office:value-type="float" office:value="292" calcext:value-type="float">
            <text:p>292</text:p>
          </table:table-cell>
          <table:table-cell table:formula="of:=[.U18]+1" office:value-type="float" office:value="293" calcext:value-type="float">
            <text:p>293</text:p>
          </table:table-cell>
          <table:table-cell table:formula="of:=[.V18]+1" office:value-type="float" office:value="294" calcext:value-type="float">
            <text:p>294</text:p>
          </table:table-cell>
          <table:table-cell table:formula="of:=[.W18]+1" office:value-type="float" office:value="295" calcext:value-type="float">
            <text:p>295</text:p>
          </table:table-cell>
          <table:table-cell table:formula="of:=[.X18]+1" office:value-type="float" office:value="296" calcext:value-type="float">
            <text:p>296</text:p>
          </table:table-cell>
          <table:table-cell table:formula="of:=[.Y18]+1" office:value-type="float" office:value="297" calcext:value-type="float">
            <text:p>297</text:p>
          </table:table-cell>
          <table:table-cell table:number-columns-repeated="2"/>
          <table:table-cell table:formula="of:=[.AC17]+1" office:value-type="float" office:value="15" calcext:value-type="float">
            <text:p>15</text:p>
          </table:table-cell>
          <table:table-cell table:formula="of:=[.$AD$2]-[.AC18]" office:value-type="float" office:value="11" calcext:value-type="float">
            <text:p>11</text:p>
          </table:table-cell>
          <table:table-cell table:formula="of:=[.AE17]+[.AD18]" office:value-type="float" office:value="270" calcext:value-type="float">
            <text:p>270</text:p>
          </table:table-cell>
          <table:table-cell table:formula="of:=[.AE18]-[.AE17]" office:value-type="float" office:value="11" calcext:value-type="float">
            <text:p>1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1" office:value-type="float" office:value="42" calcext:value-type="float">
            <text:p>42</text:p>
          </table:table-cell>
          <table:table-cell table:number-columns-repeated="16"/>
          <table:table-cell table:style-name="ce45"/>
          <table:table-cell table:formula="of:=[.$Z18]+1" office:value-type="float" office:value="298" calcext:value-type="float">
            <text:p>298</text:p>
          </table:table-cell>
          <table:table-cell table:formula="of:=[.T19]+1" office:value-type="float" office:value="299" calcext:value-type="float">
            <text:p>299</text:p>
          </table:table-cell>
          <table:table-cell table:formula="of:=[.U19]+1" office:value-type="float" office:value="300" calcext:value-type="float">
            <text:p>300</text:p>
          </table:table-cell>
          <table:table-cell table:formula="of:=[.V19]+1" office:value-type="float" office:value="301" calcext:value-type="float">
            <text:p>301</text:p>
          </table:table-cell>
          <table:table-cell table:formula="of:=[.W19]+1" office:value-type="float" office:value="302" calcext:value-type="float">
            <text:p>302</text:p>
          </table:table-cell>
          <table:table-cell table:formula="of:=[.X19]+1" office:value-type="float" office:value="303" calcext:value-type="float">
            <text:p>303</text:p>
          </table:table-cell>
          <table:table-cell table:formula="of:=[.Y19]+1" office:value-type="float" office:value="304" calcext:value-type="float">
            <text:p>304</text:p>
          </table:table-cell>
          <table:table-cell table:number-columns-repeated="2"/>
          <table:table-cell table:formula="of:=[.AC18]+1" office:value-type="float" office:value="16" calcext:value-type="float">
            <text:p>16</text:p>
          </table:table-cell>
          <table:table-cell table:formula="of:=[.$AD$2]-[.AC19]" office:value-type="float" office:value="10" calcext:value-type="float">
            <text:p>10</text:p>
          </table:table-cell>
          <table:table-cell table:formula="of:=[.AE18]+[.AD19]" office:value-type="float" office:value="280" calcext:value-type="float">
            <text:p>280</text:p>
          </table:table-cell>
          <table:table-cell table:formula="of:=[.AE19]-[.AE18]" office:value-type="float" office:value="10" calcext:value-type="float">
            <text:p>10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1" office:value-type="float" office:value="43" calcext:value-type="float">
            <text:p>43</text:p>
          </table:table-cell>
          <table:table-cell table:number-columns-repeated="17"/>
          <table:table-cell table:style-name="ce45"/>
          <table:table-cell table:formula="of:=[.$Z19]+1" office:value-type="float" office:value="305" calcext:value-type="float">
            <text:p>305</text:p>
          </table:table-cell>
          <table:table-cell table:formula="of:=[.U20]+1" office:value-type="float" office:value="306" calcext:value-type="float">
            <text:p>306</text:p>
          </table:table-cell>
          <table:table-cell table:formula="of:=[.V20]+1" office:value-type="float" office:value="307" calcext:value-type="float">
            <text:p>307</text:p>
          </table:table-cell>
          <table:table-cell table:formula="of:=[.W20]+1" office:value-type="float" office:value="308" calcext:value-type="float">
            <text:p>308</text:p>
          </table:table-cell>
          <table:table-cell table:formula="of:=[.X20]+1" office:value-type="float" office:value="309" calcext:value-type="float">
            <text:p>309</text:p>
          </table:table-cell>
          <table:table-cell table:formula="of:=[.Y20]+1" office:value-type="float" office:value="310" calcext:value-type="float">
            <text:p>310</text:p>
          </table:table-cell>
          <table:table-cell table:number-columns-repeated="2"/>
          <table:table-cell table:formula="of:=[.AC19]+1" office:value-type="float" office:value="17" calcext:value-type="float">
            <text:p>17</text:p>
          </table:table-cell>
          <table:table-cell table:formula="of:=[.$AD$2]-[.AC20]" office:value-type="float" office:value="9" calcext:value-type="float">
            <text:p>9</text:p>
          </table:table-cell>
          <table:table-cell table:formula="of:=[.AE19]+[.AD20]" office:value-type="float" office:value="289" calcext:value-type="float">
            <text:p>289</text:p>
          </table:table-cell>
          <table:table-cell table:formula="of:=[.AE20]-[.AE19]" office:value-type="float" office:value="9" calcext:value-type="float">
            <text:p>9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1" office:value-type="float" office:value="44" calcext:value-type="float">
            <text:p>44</text:p>
          </table:table-cell>
          <table:table-cell table:number-columns-repeated="18"/>
          <table:table-cell table:style-name="ce45"/>
          <table:table-cell table:formula="of:=[.$Z20]+1" office:value-type="float" office:value="311" calcext:value-type="float">
            <text:p>311</text:p>
          </table:table-cell>
          <table:table-cell table:formula="of:=[.V21]+1" office:value-type="float" office:value="312" calcext:value-type="float">
            <text:p>312</text:p>
          </table:table-cell>
          <table:table-cell table:formula="of:=[.W21]+1" office:value-type="float" office:value="313" calcext:value-type="float">
            <text:p>313</text:p>
          </table:table-cell>
          <table:table-cell table:formula="of:=[.X21]+1" office:value-type="float" office:value="314" calcext:value-type="float">
            <text:p>314</text:p>
          </table:table-cell>
          <table:table-cell table:formula="of:=[.Y21]+1" office:value-type="float" office:value="315" calcext:value-type="float">
            <text:p>315</text:p>
          </table:table-cell>
          <table:table-cell table:number-columns-repeated="2"/>
          <table:table-cell table:formula="of:=[.AC20]+1" office:value-type="float" office:value="18" calcext:value-type="float">
            <text:p>18</text:p>
          </table:table-cell>
          <table:table-cell table:formula="of:=[.$AD$2]-[.AC21]" office:value-type="float" office:value="8" calcext:value-type="float">
            <text:p>8</text:p>
          </table:table-cell>
          <table:table-cell table:formula="of:=[.AE20]+[.AD21]" office:value-type="float" office:value="297" calcext:value-type="float">
            <text:p>297</text:p>
          </table:table-cell>
          <table:table-cell table:formula="of:=[.AE21]-[.AE20]" office:value-type="float" office:value="8" calcext:value-type="float">
            <text:p>8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1" office:value-type="float" office:value="45" calcext:value-type="float">
            <text:p>45</text:p>
          </table:table-cell>
          <table:table-cell table:number-columns-repeated="19"/>
          <table:table-cell table:style-name="ce45"/>
          <table:table-cell table:formula="of:=[.$Z21]+1" office:value-type="float" office:value="316" calcext:value-type="float">
            <text:p>316</text:p>
          </table:table-cell>
          <table:table-cell table:formula="of:=[.W22]+1" office:value-type="float" office:value="317" calcext:value-type="float">
            <text:p>317</text:p>
          </table:table-cell>
          <table:table-cell table:formula="of:=[.X22]+1" office:value-type="float" office:value="318" calcext:value-type="float">
            <text:p>318</text:p>
          </table:table-cell>
          <table:table-cell table:formula="of:=[.Y22]+1" office:value-type="float" office:value="319" calcext:value-type="float">
            <text:p>319</text:p>
          </table:table-cell>
          <table:table-cell table:number-columns-repeated="2"/>
          <table:table-cell table:formula="of:=[.AC21]+1" office:value-type="float" office:value="19" calcext:value-type="float">
            <text:p>19</text:p>
          </table:table-cell>
          <table:table-cell table:formula="of:=[.$AD$2]-[.AC22]" office:value-type="float" office:value="7" calcext:value-type="float">
            <text:p>7</text:p>
          </table:table-cell>
          <table:table-cell table:formula="of:=[.AE21]+[.AD22]" office:value-type="float" office:value="304" calcext:value-type="float">
            <text:p>304</text:p>
          </table:table-cell>
          <table:table-cell table:formula="of:=[.AE22]-[.AE21]" office:value-type="float" office:value="7" calcext:value-type="float">
            <text:p>7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1" office:value-type="float" office:value="46" calcext:value-type="float">
            <text:p>46</text:p>
          </table:table-cell>
          <table:table-cell table:number-columns-repeated="20"/>
          <table:table-cell table:style-name="ce45"/>
          <table:table-cell table:formula="of:=[.$Z22]+1" office:value-type="float" office:value="320" calcext:value-type="float">
            <text:p>320</text:p>
          </table:table-cell>
          <table:table-cell table:formula="of:=[.X23]+1" office:value-type="float" office:value="321" calcext:value-type="float">
            <text:p>321</text:p>
          </table:table-cell>
          <table:table-cell table:formula="of:=[.Y23]+1" office:value-type="float" office:value="322" calcext:value-type="float">
            <text:p>322</text:p>
          </table:table-cell>
          <table:table-cell table:number-columns-repeated="2"/>
          <table:table-cell table:formula="of:=[.AC22]+1" office:value-type="float" office:value="20" calcext:value-type="float">
            <text:p>20</text:p>
          </table:table-cell>
          <table:table-cell table:formula="of:=[.$AD$2]-[.AC23]" office:value-type="float" office:value="6" calcext:value-type="float">
            <text:p>6</text:p>
          </table:table-cell>
          <table:table-cell table:formula="of:=[.AE22]+[.AD23]" office:value-type="float" office:value="310" calcext:value-type="float">
            <text:p>310</text:p>
          </table:table-cell>
          <table:table-cell table:formula="of:=[.AE23]-[.AE22]" office:value-type="float" office:value="6" calcext:value-type="float">
            <text:p>6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1" office:value-type="float" office:value="47" calcext:value-type="float">
            <text:p>47</text:p>
          </table:table-cell>
          <table:table-cell table:number-columns-repeated="21"/>
          <table:table-cell table:style-name="ce45"/>
          <table:table-cell table:formula="of:=[.$Z23]+1" office:value-type="float" office:value="323" calcext:value-type="float">
            <text:p>323</text:p>
          </table:table-cell>
          <table:table-cell table:formula="of:=[.Y24]+1" office:value-type="float" office:value="324" calcext:value-type="float">
            <text:p>324</text:p>
          </table:table-cell>
          <table:table-cell table:number-columns-repeated="2"/>
          <table:table-cell table:formula="of:=[.AC23]+1" office:value-type="float" office:value="21" calcext:value-type="float">
            <text:p>21</text:p>
          </table:table-cell>
          <table:table-cell table:formula="of:=[.$AD$2]-[.AC24]" office:value-type="float" office:value="5" calcext:value-type="float">
            <text:p>5</text:p>
          </table:table-cell>
          <table:table-cell table:formula="of:=[.AE23]+[.AD24]" office:value-type="float" office:value="315" calcext:value-type="float">
            <text:p>315</text:p>
          </table:table-cell>
          <table:table-cell table:formula="of:=[.AE24]-[.AE23]" office:value-type="float" office:value="5" calcext:value-type="float">
            <text:p>5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1" office:value-type="float" office:value="48" calcext:value-type="float">
            <text:p>48</text:p>
          </table:table-cell>
          <table:table-cell table:number-columns-repeated="22"/>
          <table:table-cell table:style-name="ce45"/>
          <table:table-cell table:formula="of:=[.$Z24]+1" office:value-type="float" office:value="325" calcext:value-type="float">
            <text:p>325</text:p>
          </table:table-cell>
          <table:table-cell table:number-columns-repeated="2"/>
          <table:table-cell table:formula="of:=[.AC24]+1" office:value-type="float" office:value="22" calcext:value-type="float">
            <text:p>22</text:p>
          </table:table-cell>
          <table:table-cell table:formula="of:=[.$AD$2]-[.AC25]" office:value-type="float" office:value="4" calcext:value-type="float">
            <text:p>4</text:p>
          </table:table-cell>
          <table:table-cell table:formula="of:=[.AE24]+[.AD25]" office:value-type="float" office:value="319" calcext:value-type="float">
            <text:p>319</text:p>
          </table:table-cell>
          <table:table-cell table:formula="of:=[.AE25]-[.AE24]" office:value-type="float" office:value="4" calcext:value-type="float">
            <text:p>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1" office:value-type="float" office:value="49" calcext:value-type="float">
            <text:p>49</text:p>
          </table:table-cell>
          <table:table-cell table:number-columns-repeated="23"/>
          <table:table-cell table:style-name="ce45"/>
          <table:table-cell table:number-columns-repeated="2"/>
          <table:table-cell table:formula="of:=[.AC25]+1" office:value-type="float" office:value="23" calcext:value-type="float">
            <text:p>23</text:p>
          </table:table-cell>
          <table:table-cell table:formula="of:=[.$AD$2]-[.AC26]" office:value-type="float" office:value="3" calcext:value-type="float">
            <text:p>3</text:p>
          </table:table-cell>
          <table:table-cell table:formula="of:=[.AE25]+[.AD26]" office:value-type="float" office:value="322" calcext:value-type="float">
            <text:p>322</text:p>
          </table:table-cell>
          <table:table-cell table:formula="of:=[.AE26]-[.AE25]" office:value-type="float" office:value="3" calcext:value-type="float">
            <text:p>3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[.AC26]+1" office:value-type="float" office:value="24" calcext:value-type="float">
            <text:p>24</text:p>
          </table:table-cell>
          <table:table-cell table:formula="of:=[.$AD$2]-[.AC27]" office:value-type="float" office:value="2" calcext:value-type="float">
            <text:p>2</text:p>
          </table:table-cell>
          <table:table-cell table:formula="of:=[.AE26]+[.AD27]" office:value-type="float" office:value="324" calcext:value-type="float">
            <text:p>324</text:p>
          </table:table-cell>
          <table:table-cell table:formula="of:=[.AE27]-[.AE26]" office:value-type="float" office:value="2" calcext:value-type="float">
            <text:p>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[.AC27]+1" office:value-type="float" office:value="25" calcext:value-type="float">
            <text:p>25</text:p>
          </table:table-cell>
          <table:table-cell table:formula="of:=[.$AD$2]-[.AC28]" office:value-type="float" office:value="1" calcext:value-type="float">
            <text:p>1</text:p>
          </table:table-cell>
          <table:table-cell table:formula="of:=[.AE27]+[.AD28]" office:value-type="float" office:value="325" calcext:value-type="float">
            <text:p>325</text:p>
          </table:table-cell>
          <table:table-cell table:formula="of:=[.AE28]-[.AE27]" office:value-type="float" office:value="1" calcext:value-type="float">
            <text:p>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&quot;=n-1&quot;" office:value-type="string" office:string-value="=n-1" calcext:value-type="string">
            <text:p>=n-1</text:p>
          </table:table-cell>
          <table:table-cell table:formula="of:=&quot;=n-(n-1)&quot;" office:value-type="string" office:string-value="=n-(n-1)" calcext:value-type="string">
            <text:p>=n-(n-1)</text:p>
          </table:table-cell>
          <table:table-cell table:formula="of:=&quot;=x+(n-1)&quot;" office:value-type="string" office:string-value="=x+(n-1)" calcext:value-type="string">
            <text:p>=x+(n-1)</text:p>
          </table:table-cell>
          <table:table-cell table:number-columns-repeated="307"/>
          <table:table-cell table:style-name="ce47" table:number-columns-repeated="16046"/>
        </table:table-row>
        <table:table-row table:style-name="ro1" table:number-rows-repeated="1048546">
          <table:table-cell table:number-columns-repeated="338"/>
          <table:table-cell table:style-name="ce47" table:number-columns-repeated="16046"/>
        </table:table-row>
        <table:table-row table:style-name="ro1">
          <table:table-cell table:number-columns-repeated="338"/>
          <table:table-cell table:style-name="ce47" table:number-columns-repeated="16046"/>
        </table:table-row>
      </table:table>
      <table:table table:name="Scale remainder" table:style-name="ta1">
        <office:forms form:automatic-focus="false" form:apply-design-mode="false"/>
        <table:table-column table:style-name="co54" table:default-cell-style-name="Default"/>
        <table:table-column table:style-name="co54" table:default-cell-style-name="ce16"/>
        <table:table-column table:style-name="co54" table:default-cell-style-name="ce58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56" table:number-columns-repeated="3" table:default-cell-style-name="ce16"/>
        <table:table-column table:style-name="co57" table:default-cell-style-name="ce1"/>
        <table:table-column table:style-name="co57" table:number-columns-repeated="2" table:default-cell-style-name="ce16"/>
        <table:table-column table:style-name="co57" table:number-columns-repeated="4" table:default-cell-style-name="Default"/>
        <table:table-column table:style-name="co58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$Q$5]*[.A1]" office:value-type="float" office:value="0" calcext:value-type="float">
            <text:p>0.000</text:p>
          </table:table-cell>
          <table:table-cell table:formula="of:=[.B1]-INT([.B1])" office:value-type="float" office:value="0" calcext:value-type="float">
            <text:p>0.000</text:p>
          </table:table-cell>
          <table:table-cell table:formula="of:=IF([.C1]&gt;[.$O$6];1;0)" office:value-type="float" office:value="0" calcext:value-type="float">
            <text:p>0</text:p>
          </table:table-cell>
          <table:table-cell table:formula="of:=IF([.D1]=1;[.$Q$3]+1;[.$Q$3])" office:value-type="float" office:value="18" calcext:value-type="float">
            <text:p>18</text:p>
          </table:table-cell>
          <table:table-cell/>
          <table:table-cell table:formula="of:=IF([.A1]*[.$Q$5]&gt;[.A1]+1;1;0)" office:value-type="float" office:value="0" calcext:value-type="float">
            <text:p>0</text:p>
          </table:table-cell>
          <table:table-cell table:formula="of:=[.A1]*[.$Q$3]" office:value-type="float" office:value="0" calcext:value-type="float">
            <text:p>0</text:p>
          </table:table-cell>
          <table:table-cell table:formula="of:=[.A1]*[.$Q$2]" office:value-type="float" office:value="0" calcext:value-type="float">
            <text:p>0.000</text:p>
          </table:table-cell>
          <table:table-cell table:formula="of:=[.H1]+[.B1]" office:value-type="float" office:value="0" calcext:value-type="float">
            <text:p>0.000</text:p>
          </table:table-cell>
          <table:table-cell table:formula="of:=[.J1]-[.H1]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6"/>
          <table:table-cell table:style-name="ce16" table:formula="of:=[.Q1]" office:value-type="float" office:value="64" calcext:value-type="float">
            <text:p>64.000</text:p>
          </table:table-cell>
          <table:table-cell table:style-name="ce16" table:formula="of:=[.Q2]" office:value-type="float" office:value="18.359375" calcext:value-type="float">
            <text:p>18.359</text:p>
          </table:table-cell>
          <table:table-cell table:style-name="ce16" table:formula="of:=[.Q3]" office:value-type="float" office:value="18" calcext:value-type="float">
            <text:p>18.000</text:p>
          </table:table-cell>
          <table:table-cell table:style-name="ce16" table:formula="of:=[.Q4]" office:value-type="float" office:value="23" calcext:value-type="float">
            <text:p>23.000</text:p>
          </table:table-cell>
          <table:table-cell table:style-name="ce16" table:formula="of:=[.Q5]" office:value-type="float" office:value="0.359375" calcext:value-type="float">
            <text:p>0.35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[.$Q$5]*[.A2]" office:value-type="float" office:value="0.359375" calcext:value-type="float">
            <text:p>0.359</text:p>
          </table:table-cell>
          <table:table-cell table:formula="of:=[.B2]-INT([.B2])" office:value-type="float" office:value="0.359375" calcext:value-type="float">
            <text:p>0.359</text:p>
          </table:table-cell>
          <table:table-cell table:formula="of:=IF([.C2]&gt;[.$O$6];1;0)" office:value-type="float" office:value="0" calcext:value-type="float">
            <text:p>0</text:p>
          </table:table-cell>
          <table:table-cell table:formula="of:=IF([.D2]=1;[.$Q$3]+1;[.$Q$3])" office:value-type="float" office:value="18" calcext:value-type="float">
            <text:p>18</text:p>
          </table:table-cell>
          <table:table-cell/>
          <table:table-cell table:formula="of:=IF([.A2]*[.$Q$5]&gt;[.A2]+1;1;0)" office:value-type="float" office:value="0" calcext:value-type="float">
            <text:p>0</text:p>
          </table:table-cell>
          <table:table-cell table:formula="of:=[.A2]*[.$Q$3]" office:value-type="float" office:value="18" calcext:value-type="float">
            <text:p>18</text:p>
          </table:table-cell>
          <table:table-cell table:formula="of:=[.A2]*[.$Q$2]" office:value-type="float" office:value="18.359375" calcext:value-type="float">
            <text:p>18.359</text:p>
          </table:table-cell>
          <table:table-cell table:formula="of:=[.H2]+[.B2]" office:value-type="float" office:value="18.359375" calcext:value-type="float">
            <text:p>18.359</text:p>
          </table:table-cell>
          <table:table-cell table:formula="of:=[.J2]-[.H2]" office:value-type="float" office:value="0.359375" calcext:value-type="float">
            <text:p>0.359</text:p>
          </table:table-cell>
          <table:table-cell table:formula="of:=IF([.A2]*[.$Q$2]&gt;[.H2]+0.5;[.L1]+[.$Q$3]+1;[.L1]+[.$Q$3])" office:value-type="float" office:value="18" calcext:value-type="float">
            <text:p>18</text:p>
          </table:table-cell>
          <table:table-cell table:number-columns-repeated="4"/>
          <table:table-cell table:formula="of:=[.P1]/[.Q1]" office:value-type="float" office:value="18.359375" calcext:value-type="float">
            <text:p>18.359375</text:p>
          </table:table-cell>
          <table:table-cell/>
          <table:table-cell table:style-name="ce16" table:formula="of:=[.Q1]" office:value-type="float" office:value="64" calcext:value-type="float">
            <text:p>64.000</text:p>
          </table:table-cell>
          <table:table-cell table:style-name="ce16" table:formula="of:=[.$S2]/[.T$1]" office:value-type="float" office:value="1" calcext:value-type="float">
            <text:p>1.000</text:p>
          </table:table-cell>
          <table:table-cell table:style-name="ce16" table:formula="of:=[.$S2]/[.U$1]" office:value-type="float" office:value="3.48595744680851" calcext:value-type="float">
            <text:p>3.486</text:p>
          </table:table-cell>
          <table:table-cell table:style-name="ce16" table:formula="of:=[.$S2]/[.V$1]" office:value-type="float" office:value="3.55555555555556" calcext:value-type="float">
            <text:p>3.556</text:p>
          </table:table-cell>
          <table:table-cell table:style-name="ce16" table:formula="of:=[.$S2]/[.W$1]" office:value-type="float" office:value="2.78260869565217" calcext:value-type="float">
            <text:p>2.783</text:p>
          </table:table-cell>
          <table:table-cell table:style-name="ce16" table:formula="of:=[.$S2]/[.X$1]" office:value-type="float" office:value="178.086956521739" calcext:value-type="float">
            <text:p>178.08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$Q$5]*[.A3]" office:value-type="float" office:value="0.71875" calcext:value-type="float">
            <text:p>0.719</text:p>
          </table:table-cell>
          <table:table-cell table:formula="of:=[.B3]-INT([.B3])" office:value-type="float" office:value="0.71875" calcext:value-type="float">
            <text:p>0.719</text:p>
          </table:table-cell>
          <table:table-cell table:formula="of:=IF([.C3]&gt;[.$O$6];1;0)" office:value-type="float" office:value="1" calcext:value-type="float">
            <text:p>1</text:p>
          </table:table-cell>
          <table:table-cell table:formula="of:=IF([.D3]=1;[.$Q$3]+1;[.$Q$3])" office:value-type="float" office:value="19" calcext:value-type="float">
            <text:p>19</text:p>
          </table:table-cell>
          <table:table-cell/>
          <table:table-cell table:formula="of:=IF([.A3]*[.$Q$5]&gt;[.A3]+1;1;0)" office:value-type="float" office:value="0" calcext:value-type="float">
            <text:p>0</text:p>
          </table:table-cell>
          <table:table-cell table:formula="of:=[.A3]*[.$Q$3]" office:value-type="float" office:value="36" calcext:value-type="float">
            <text:p>36</text:p>
          </table:table-cell>
          <table:table-cell table:formula="of:=[.A3]*[.$Q$2]" office:value-type="float" office:value="36.71875" calcext:value-type="float">
            <text:p>36.719</text:p>
          </table:table-cell>
          <table:table-cell table:formula="of:=[.H3]+[.B3]" office:value-type="float" office:value="36.71875" calcext:value-type="float">
            <text:p>36.719</text:p>
          </table:table-cell>
          <table:table-cell table:formula="of:=[.J3]-[.H3]" office:value-type="float" office:value="0.71875" calcext:value-type="float">
            <text:p>0.719</text:p>
          </table:table-cell>
          <table:table-cell table:formula="of:=IF([.A3]*[.$Q$2]&gt;[.H3]+0.5;[.L2]+[.$Q$3]+1;[.L2]+[.$Q$3])" office:value-type="float" office:value="37" calcext:value-type="float">
            <text:p>37</text:p>
          </table:table-cell>
          <table:table-cell table:number-columns-repeated="4"/>
          <table:table-cell table:formula="of:=INT([.P1]/[.Q1])" office:value-type="float" office:value="18" calcext:value-type="float">
            <text:p>18</text:p>
          </table:table-cell>
          <table:table-cell/>
          <table:table-cell table:style-name="ce16" table:formula="of:=[.Q2]" office:value-type="float" office:value="18.359375" calcext:value-type="float">
            <text:p>18.359</text:p>
          </table:table-cell>
          <table:table-cell table:style-name="ce16" table:formula="of:=[.$S3]/[.T$1]" office:value-type="float" office:value="0.286865234375" calcext:value-type="float">
            <text:p>0.287</text:p>
          </table:table-cell>
          <table:table-cell table:style-name="ce16" table:formula="of:=[.$S3]/[.U$1]" office:value-type="float" office:value="1" calcext:value-type="float">
            <text:p>1.000</text:p>
          </table:table-cell>
          <table:table-cell table:style-name="ce16" table:formula="of:=[.$S3]/[.V$1]" office:value-type="float" office:value="1.01996527777778" calcext:value-type="float">
            <text:p>1.020</text:p>
          </table:table-cell>
          <table:table-cell table:style-name="ce16" table:formula="of:=[.$S3]/[.W$1]" office:value-type="float" office:value="0.798233695652174" calcext:value-type="float">
            <text:p>0.798</text:p>
          </table:table-cell>
          <table:table-cell table:style-name="ce16" table:formula="of:=[.$S3]/[.X$1]" office:value-type="float" office:value="51.0869565217391" calcext:value-type="float">
            <text:p>51.08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$Q$5]*[.A4]" office:value-type="float" office:value="1.078125" calcext:value-type="float">
            <text:p>1.078</text:p>
          </table:table-cell>
          <table:table-cell table:formula="of:=[.B4]-INT([.B4])" office:value-type="float" office:value="0.078125" calcext:value-type="float">
            <text:p>0.078</text:p>
          </table:table-cell>
          <table:table-cell table:formula="of:=IF([.C4]&gt;[.$O$6];1;0)" office:value-type="float" office:value="0" calcext:value-type="float">
            <text:p>0</text:p>
          </table:table-cell>
          <table:table-cell table:formula="of:=IF([.D4]=1;[.$Q$3]+1;[.$Q$3])" office:value-type="float" office:value="18" calcext:value-type="float">
            <text:p>18</text:p>
          </table:table-cell>
          <table:table-cell/>
          <table:table-cell table:formula="of:=IF([.A4]*[.$Q$5]&gt;[.A4]+1;1;0)" office:value-type="float" office:value="0" calcext:value-type="float">
            <text:p>0</text:p>
          </table:table-cell>
          <table:table-cell table:formula="of:=[.A4]*[.$Q$3]" office:value-type="float" office:value="54" calcext:value-type="float">
            <text:p>54</text:p>
          </table:table-cell>
          <table:table-cell table:formula="of:=[.A4]*[.$Q$2]" office:value-type="float" office:value="55.078125" calcext:value-type="float">
            <text:p>55.078</text:p>
          </table:table-cell>
          <table:table-cell table:formula="of:=[.H4]+[.B4]" office:value-type="float" office:value="55.078125" calcext:value-type="float">
            <text:p>55.078</text:p>
          </table:table-cell>
          <table:table-cell table:formula="of:=[.J4]-[.H4]" office:value-type="float" office:value="1.078125" calcext:value-type="float">
            <text:p>1.078</text:p>
          </table:table-cell>
          <table:table-cell table:formula="of:=IF([.A4]*[.$Q$2]&gt;[.L3]+[.$Q$3]+0.5;[.L3]+[.$Q$3]+1;[.L3]+[.$Q$3])" office:value-type="float" office:value="55" calcext:value-type="float">
            <text:p>55</text:p>
          </table:table-cell>
          <table:table-cell table:number-columns-repeated="4"/>
          <table:table-cell table:formula="of:=MOD([.P1];[.Q1])" office:value-type="float" office:value="23" calcext:value-type="float">
            <text:p>23</text:p>
          </table:table-cell>
          <table:table-cell/>
          <table:table-cell table:style-name="ce16" table:formula="of:=[.Q3]" office:value-type="float" office:value="18" calcext:value-type="float">
            <text:p>18.000</text:p>
          </table:table-cell>
          <table:table-cell table:style-name="ce16" table:formula="of:=[.$S4]/[.T$1]" office:value-type="float" office:value="0.28125" calcext:value-type="float">
            <text:p>0.281</text:p>
          </table:table-cell>
          <table:table-cell table:style-name="ce16" table:formula="of:=[.$S4]/[.U$1]" office:value-type="float" office:value="0.980425531914894" calcext:value-type="float">
            <text:p>0.980</text:p>
          </table:table-cell>
          <table:table-cell table:style-name="ce16" table:formula="of:=[.$S4]/[.V$1]" office:value-type="float" office:value="1" calcext:value-type="float">
            <text:p>1.000</text:p>
          </table:table-cell>
          <table:table-cell table:style-name="ce16" table:formula="of:=[.$S4]/[.W$1]" office:value-type="float" office:value="0.782608695652174" calcext:value-type="float">
            <text:p>0.783</text:p>
          </table:table-cell>
          <table:table-cell table:style-name="ce16" table:formula="of:=[.$S4]/[.X$1]" office:value-type="float" office:value="50.0869565217391" calcext:value-type="float">
            <text:p>50.08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$Q$5]*[.A5]" office:value-type="float" office:value="1.4375" calcext:value-type="float">
            <text:p>1.438</text:p>
          </table:table-cell>
          <table:table-cell table:formula="of:=[.B5]-INT([.B5])" office:value-type="float" office:value="0.4375" calcext:value-type="float">
            <text:p>0.438</text:p>
          </table:table-cell>
          <table:table-cell table:formula="of:=IF([.C5]&gt;[.$O$6];1;0)" office:value-type="float" office:value="0" calcext:value-type="float">
            <text:p>0</text:p>
          </table:table-cell>
          <table:table-cell table:formula="of:=IF([.D5]=1;[.$Q$3]+1;[.$Q$3])" office:value-type="float" office:value="18" calcext:value-type="float">
            <text:p>18</text:p>
          </table:table-cell>
          <table:table-cell/>
          <table:table-cell table:formula="of:=IF([.A5]*[.$Q$5]&gt;[.A5]+1;1;0)" office:value-type="float" office:value="0" calcext:value-type="float">
            <text:p>0</text:p>
          </table:table-cell>
          <table:table-cell table:formula="of:=[.A5]*[.$Q$3]" office:value-type="float" office:value="72" calcext:value-type="float">
            <text:p>72</text:p>
          </table:table-cell>
          <table:table-cell table:formula="of:=[.A5]*[.$Q$2]" office:value-type="float" office:value="73.4375" calcext:value-type="float">
            <text:p>73.438</text:p>
          </table:table-cell>
          <table:table-cell table:formula="of:=[.H5]+[.B5]" office:value-type="float" office:value="73.4375" calcext:value-type="float">
            <text:p>73.438</text:p>
          </table:table-cell>
          <table:table-cell table:formula="of:=[.J5]-[.H5]" office:value-type="float" office:value="1.4375" calcext:value-type="float">
            <text:p>1.438</text:p>
          </table:table-cell>
          <table:table-cell table:formula="of:=IF([.A5]*[.$Q$2]&gt;[.L4]+[.$Q$3]+0.5;[.L4]+[.$Q$3]+1;[.L4]+[.$Q$3])" office:value-type="float" office:value="73" calcext:value-type="float">
            <text:p>73</text:p>
          </table:table-cell>
          <table:table-cell table:number-columns-repeated="4"/>
          <table:table-cell table:formula="of:=[.Q2]-[.Q3]" office:value-type="float" office:value="0.359375" calcext:value-type="float">
            <text:p>0.359375</text:p>
          </table:table-cell>
          <table:table-cell/>
          <table:table-cell table:style-name="ce16" table:formula="of:=[.Q4]" office:value-type="float" office:value="23" calcext:value-type="float">
            <text:p>23.000</text:p>
          </table:table-cell>
          <table:table-cell table:style-name="ce16" table:formula="of:=[.$S5]/[.T$1]" office:value-type="float" office:value="0.359375" calcext:value-type="float">
            <text:p>0.359</text:p>
          </table:table-cell>
          <table:table-cell table:style-name="ce16" table:formula="of:=[.$S5]/[.U$1]" office:value-type="float" office:value="1.25276595744681" calcext:value-type="float">
            <text:p>1.253</text:p>
          </table:table-cell>
          <table:table-cell table:style-name="ce16" table:formula="of:=[.$S5]/[.V$1]" office:value-type="float" office:value="1.27777777777778" calcext:value-type="float">
            <text:p>1.278</text:p>
          </table:table-cell>
          <table:table-cell table:style-name="ce16" table:formula="of:=[.$S5]/[.W$1]" office:value-type="float" office:value="1" calcext:value-type="float">
            <text:p>1.000</text:p>
          </table:table-cell>
          <table:table-cell table:style-name="ce16" table:formula="of:=[.$S5]/[.X$1]" office:value-type="float" office:value="64" calcext:value-type="float">
            <text:p>64.00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$Q$5]*[.A6]" office:value-type="float" office:value="1.796875" calcext:value-type="float">
            <text:p>1.797</text:p>
          </table:table-cell>
          <table:table-cell table:formula="of:=[.B6]-INT([.B6])" office:value-type="float" office:value="0.796875" calcext:value-type="float">
            <text:p>0.797</text:p>
          </table:table-cell>
          <table:table-cell table:formula="of:=IF([.C6]&gt;[.$O$6];1;0)" office:value-type="float" office:value="1" calcext:value-type="float">
            <text:p>1</text:p>
          </table:table-cell>
          <table:table-cell table:formula="of:=IF([.D6]=1;[.$Q$3]+1;[.$Q$3])" office:value-type="float" office:value="19" calcext:value-type="float">
            <text:p>19</text:p>
          </table:table-cell>
          <table:table-cell/>
          <table:table-cell table:formula="of:=IF([.A6]*[.$Q$5]&gt;[.A6]+1;1;0)" office:value-type="float" office:value="0" calcext:value-type="float">
            <text:p>0</text:p>
          </table:table-cell>
          <table:table-cell table:formula="of:=[.A6]*[.$Q$3]" office:value-type="float" office:value="90" calcext:value-type="float">
            <text:p>90</text:p>
          </table:table-cell>
          <table:table-cell table:formula="of:=[.A6]*[.$Q$2]" office:value-type="float" office:value="91.796875" calcext:value-type="float">
            <text:p>91.797</text:p>
          </table:table-cell>
          <table:table-cell table:formula="of:=[.H6]+[.B6]" office:value-type="float" office:value="91.796875" calcext:value-type="float">
            <text:p>91.797</text:p>
          </table:table-cell>
          <table:table-cell table:formula="of:=[.J6]-[.H6]" office:value-type="float" office:value="1.796875" calcext:value-type="float">
            <text:p>1.797</text:p>
          </table:table-cell>
          <table:table-cell table:formula="of:=IF([.A6]*[.$Q$2]&gt;[.L5]+[.$Q$3]+0.5;[.L5]+[.$Q$3]+1;[.L5]+[.$Q$3])" office:value-type="float" office:value="92" calcext:value-type="float">
            <text:p>92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3"/>
          <table:table-cell table:style-name="ce16" table:formula="of:=[.Q5]" office:value-type="float" office:value="0.359375" calcext:value-type="float">
            <text:p>0.359</text:p>
          </table:table-cell>
          <table:table-cell table:style-name="ce16" table:formula="of:=[.$S6]/[.T$1]" office:value-type="float" office:value="0.005615234375" calcext:value-type="float">
            <text:p>0.006</text:p>
          </table:table-cell>
          <table:table-cell table:style-name="ce16" table:formula="of:=[.$S6]/[.U$1]" office:value-type="float" office:value="0.0195744680851064" calcext:value-type="float">
            <text:p>0.020</text:p>
          </table:table-cell>
          <table:table-cell table:style-name="ce16" table:formula="of:=[.$S6]/[.V$1]" office:value-type="float" office:value="0.0199652777777778" calcext:value-type="float">
            <text:p>0.020</text:p>
          </table:table-cell>
          <table:table-cell table:style-name="ce16" table:formula="of:=[.$S6]/[.W$1]" office:value-type="float" office:value="0.015625" calcext:value-type="float">
            <text:p>0.016</text:p>
          </table:table-cell>
          <table:table-cell table:style-name="ce16" table:formula="of:=[.$S6]/[.X$1]" office:value-type="float" office:value="1" calcext:value-type="float">
            <text:p>1.00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$Q$5]*[.A7]" office:value-type="float" office:value="2.15625" calcext:value-type="float">
            <text:p>2.156</text:p>
          </table:table-cell>
          <table:table-cell table:formula="of:=[.B7]-INT([.B7])" office:value-type="float" office:value="0.15625" calcext:value-type="float">
            <text:p>0.156</text:p>
          </table:table-cell>
          <table:table-cell table:formula="of:=IF([.C7]&gt;[.$O$6];1;0)" office:value-type="float" office:value="0" calcext:value-type="float">
            <text:p>0</text:p>
          </table:table-cell>
          <table:table-cell table:formula="of:=IF([.D7]=1;[.$Q$3]+1;[.$Q$3])" office:value-type="float" office:value="18" calcext:value-type="float">
            <text:p>18</text:p>
          </table:table-cell>
          <table:table-cell/>
          <table:table-cell table:formula="of:=IF([.A7]*[.$Q$5]&gt;[.A7]+1;1;0)" office:value-type="float" office:value="0" calcext:value-type="float">
            <text:p>0</text:p>
          </table:table-cell>
          <table:table-cell table:formula="of:=[.A7]*[.$Q$3]" office:value-type="float" office:value="108" calcext:value-type="float">
            <text:p>108</text:p>
          </table:table-cell>
          <table:table-cell table:formula="of:=[.A7]*[.$Q$2]" office:value-type="float" office:value="110.15625" calcext:value-type="float">
            <text:p>110.156</text:p>
          </table:table-cell>
          <table:table-cell table:formula="of:=[.H7]+[.B7]" office:value-type="float" office:value="110.15625" calcext:value-type="float">
            <text:p>110.156</text:p>
          </table:table-cell>
          <table:table-cell table:formula="of:=[.J7]-[.H7]" office:value-type="float" office:value="2.15625" calcext:value-type="float">
            <text:p>2.156</text:p>
          </table:table-cell>
          <table:table-cell table:formula="of:=IF([.A7]*[.$Q$2]&gt;[.L6]+[.$Q$3]+0.5;[.L6]+[.$Q$3]+1;[.L6]+[.$Q$3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$Q$5]*[.A8]" office:value-type="float" office:value="2.515625" calcext:value-type="float">
            <text:p>2.516</text:p>
          </table:table-cell>
          <table:table-cell table:formula="of:=[.B8]-INT([.B8])" office:value-type="float" office:value="0.515625" calcext:value-type="float">
            <text:p>0.516</text:p>
          </table:table-cell>
          <table:table-cell table:formula="of:=IF([.C8]&gt;[.$O$6];1;0)" office:value-type="float" office:value="1" calcext:value-type="float">
            <text:p>1</text:p>
          </table:table-cell>
          <table:table-cell table:formula="of:=IF([.D8]=1;[.$Q$3]+1;[.$Q$3])" office:value-type="float" office:value="19" calcext:value-type="float">
            <text:p>19</text:p>
          </table:table-cell>
          <table:table-cell/>
          <table:table-cell table:formula="of:=IF([.A8]*[.$Q$5]&gt;[.A8]+1;1;0)" office:value-type="float" office:value="0" calcext:value-type="float">
            <text:p>0</text:p>
          </table:table-cell>
          <table:table-cell table:formula="of:=[.A8]*[.$Q$3]" office:value-type="float" office:value="126" calcext:value-type="float">
            <text:p>126</text:p>
          </table:table-cell>
          <table:table-cell table:formula="of:=[.A8]*[.$Q$2]" office:value-type="float" office:value="128.515625" calcext:value-type="float">
            <text:p>128.516</text:p>
          </table:table-cell>
          <table:table-cell table:formula="of:=[.H8]+[.B8]" office:value-type="float" office:value="128.515625" calcext:value-type="float">
            <text:p>128.516</text:p>
          </table:table-cell>
          <table:table-cell table:formula="of:=[.J8]-[.H8]" office:value-type="float" office:value="2.515625" calcext:value-type="float">
            <text:p>2.516</text:p>
          </table:table-cell>
          <table:table-cell table:formula="of:=IF([.A8]*[.$Q$2]&gt;[.L7]+[.$Q$3]+0.5;[.L7]+[.$Q$3]+1;[.L7]+[.$Q$3])" office:value-type="float" office:value="129" calcext:value-type="float">
            <text:p>129</text:p>
          </table:table-cell>
          <table:table-cell table:number-columns-repeated="2"/>
          <table:table-cell table:style-name="ce59" table:formula="of:=[.E66]" office:value-type="float" office:value="1183" calcext:value-type="float">
            <text:p>1183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$Q$5]*[.A9]" office:value-type="float" office:value="2.875" calcext:value-type="float">
            <text:p>2.875</text:p>
          </table:table-cell>
          <table:table-cell table:formula="of:=[.B9]-INT([.B9])" office:value-type="float" office:value="0.875" calcext:value-type="float">
            <text:p>0.875</text:p>
          </table:table-cell>
          <table:table-cell table:formula="of:=IF([.C9]&gt;[.$O$6];1;0)" office:value-type="float" office:value="1" calcext:value-type="float">
            <text:p>1</text:p>
          </table:table-cell>
          <table:table-cell table:formula="of:=IF([.D9]=1;[.$Q$3]+1;[.$Q$3])" office:value-type="float" office:value="19" calcext:value-type="float">
            <text:p>19</text:p>
          </table:table-cell>
          <table:table-cell/>
          <table:table-cell table:formula="of:=IF([.A9]*[.$Q$5]&gt;[.A9]+1;1;0)" office:value-type="float" office:value="0" calcext:value-type="float">
            <text:p>0</text:p>
          </table:table-cell>
          <table:table-cell table:formula="of:=[.A9]*[.$Q$3]" office:value-type="float" office:value="144" calcext:value-type="float">
            <text:p>144</text:p>
          </table:table-cell>
          <table:table-cell table:formula="of:=[.A9]*[.$Q$2]" office:value-type="float" office:value="146.875" calcext:value-type="float">
            <text:p>146.875</text:p>
          </table:table-cell>
          <table:table-cell table:formula="of:=[.H9]+[.B9]" office:value-type="float" office:value="146.875" calcext:value-type="float">
            <text:p>146.875</text:p>
          </table:table-cell>
          <table:table-cell table:formula="of:=[.J9]-[.H9]" office:value-type="float" office:value="2.875" calcext:value-type="float">
            <text:p>2.875</text:p>
          </table:table-cell>
          <table:table-cell table:formula="of:=IF([.A9]*[.$Q$2]&gt;[.L8]+[.$Q$3]+0.5;[.L8]+[.$Q$3]+1;[.L8]+[.$Q$3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$Q$5]*[.A10]" office:value-type="float" office:value="3.234375" calcext:value-type="float">
            <text:p>3.234</text:p>
          </table:table-cell>
          <table:table-cell table:formula="of:=[.B10]-INT([.B10])" office:value-type="float" office:value="0.234375" calcext:value-type="float">
            <text:p>0.234</text:p>
          </table:table-cell>
          <table:table-cell table:formula="of:=IF([.C10]&gt;[.$O$6];1;0)" office:value-type="float" office:value="0" calcext:value-type="float">
            <text:p>0</text:p>
          </table:table-cell>
          <table:table-cell table:formula="of:=IF([.D10]=1;[.$Q$3]+1;[.$Q$3])" office:value-type="float" office:value="18" calcext:value-type="float">
            <text:p>18</text:p>
          </table:table-cell>
          <table:table-cell/>
          <table:table-cell table:formula="of:=IF([.A10]*[.$Q$5]&gt;[.A10]+1;1;0)" office:value-type="float" office:value="0" calcext:value-type="float">
            <text:p>0</text:p>
          </table:table-cell>
          <table:table-cell table:formula="of:=[.A10]*[.$Q$3]" office:value-type="float" office:value="162" calcext:value-type="float">
            <text:p>162</text:p>
          </table:table-cell>
          <table:table-cell table:formula="of:=[.A10]*[.$Q$2]" office:value-type="float" office:value="165.234375" calcext:value-type="float">
            <text:p>165.234</text:p>
          </table:table-cell>
          <table:table-cell table:formula="of:=[.H10]+[.B10]" office:value-type="float" office:value="165.234375" calcext:value-type="float">
            <text:p>165.234</text:p>
          </table:table-cell>
          <table:table-cell table:formula="of:=[.J10]-[.H10]" office:value-type="float" office:value="3.234375" calcext:value-type="float">
            <text:p>3.234</text:p>
          </table:table-cell>
          <table:table-cell table:formula="of:=IF([.A10]*[.$Q$2]&gt;[.L9]+[.$Q$3]+0.5;[.L9]+[.$Q$3]+1;[.L9]+[.$Q$3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$Q$5]*[.A11]" office:value-type="float" office:value="3.59375" calcext:value-type="float">
            <text:p>3.594</text:p>
          </table:table-cell>
          <table:table-cell table:formula="of:=[.B11]-INT([.B11])" office:value-type="float" office:value="0.59375" calcext:value-type="float">
            <text:p>0.594</text:p>
          </table:table-cell>
          <table:table-cell table:formula="of:=IF([.C11]&gt;[.$O$6];1;0)" office:value-type="float" office:value="1" calcext:value-type="float">
            <text:p>1</text:p>
          </table:table-cell>
          <table:table-cell table:formula="of:=IF([.D11]=1;[.$Q$3]+1;[.$Q$3])" office:value-type="float" office:value="19" calcext:value-type="float">
            <text:p>19</text:p>
          </table:table-cell>
          <table:table-cell/>
          <table:table-cell table:formula="of:=IF([.A11]*[.$Q$5]&gt;[.A11]+1;1;0)" office:value-type="float" office:value="0" calcext:value-type="float">
            <text:p>0</text:p>
          </table:table-cell>
          <table:table-cell table:formula="of:=[.A11]*[.$Q$3]" office:value-type="float" office:value="180" calcext:value-type="float">
            <text:p>180</text:p>
          </table:table-cell>
          <table:table-cell table:formula="of:=[.A11]*[.$Q$2]" office:value-type="float" office:value="183.59375" calcext:value-type="float">
            <text:p>183.594</text:p>
          </table:table-cell>
          <table:table-cell table:formula="of:=[.H11]+[.B11]" office:value-type="float" office:value="183.59375" calcext:value-type="float">
            <text:p>183.594</text:p>
          </table:table-cell>
          <table:table-cell table:formula="of:=[.J11]-[.H11]" office:value-type="float" office:value="3.59375" calcext:value-type="float">
            <text:p>3.594</text:p>
          </table:table-cell>
          <table:table-cell table:formula="of:=IF([.A11]*[.$Q$2]&gt;[.L10]+[.$Q$3]+0.5;[.L10]+[.$Q$3]+1;[.L10]+[.$Q$3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$Q$5]*[.A12]" office:value-type="float" office:value="3.953125" calcext:value-type="float">
            <text:p>3.953</text:p>
          </table:table-cell>
          <table:table-cell table:formula="of:=[.B12]-INT([.B12])" office:value-type="float" office:value="0.953125" calcext:value-type="float">
            <text:p>0.953</text:p>
          </table:table-cell>
          <table:table-cell table:formula="of:=IF([.C12]&gt;[.$O$6];1;0)" office:value-type="float" office:value="1" calcext:value-type="float">
            <text:p>1</text:p>
          </table:table-cell>
          <table:table-cell table:formula="of:=IF([.D12]=1;[.$Q$3]+1;[.$Q$3])" office:value-type="float" office:value="19" calcext:value-type="float">
            <text:p>19</text:p>
          </table:table-cell>
          <table:table-cell/>
          <table:table-cell table:formula="of:=IF([.A12]*[.$Q$5]&gt;[.A12]+1;1;0)" office:value-type="float" office:value="0" calcext:value-type="float">
            <text:p>0</text:p>
          </table:table-cell>
          <table:table-cell table:formula="of:=[.A12]*[.$Q$3]" office:value-type="float" office:value="198" calcext:value-type="float">
            <text:p>198</text:p>
          </table:table-cell>
          <table:table-cell table:formula="of:=[.A12]*[.$Q$2]" office:value-type="float" office:value="201.953125" calcext:value-type="float">
            <text:p>201.953</text:p>
          </table:table-cell>
          <table:table-cell table:formula="of:=[.H12]+[.B12]" office:value-type="float" office:value="201.953125" calcext:value-type="float">
            <text:p>201.953</text:p>
          </table:table-cell>
          <table:table-cell table:formula="of:=[.J12]-[.H12]" office:value-type="float" office:value="3.953125" calcext:value-type="float">
            <text:p>3.953</text:p>
          </table:table-cell>
          <table:table-cell table:formula="of:=IF([.A12]*[.$Q$2]&gt;[.L11]+[.$Q$3]+0.5;[.L11]+[.$Q$3]+1;[.L11]+[.$Q$3])"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$Q$5]*[.A13]" office:value-type="float" office:value="4.3125" calcext:value-type="float">
            <text:p>4.313</text:p>
          </table:table-cell>
          <table:table-cell table:formula="of:=[.B13]-INT([.B13])" office:value-type="float" office:value="0.3125" calcext:value-type="float">
            <text:p>0.313</text:p>
          </table:table-cell>
          <table:table-cell table:formula="of:=IF([.C13]&gt;[.$O$6];1;0)" office:value-type="float" office:value="0" calcext:value-type="float">
            <text:p>0</text:p>
          </table:table-cell>
          <table:table-cell table:formula="of:=IF([.D13]=1;[.$Q$3]+1;[.$Q$3])" office:value-type="float" office:value="18" calcext:value-type="float">
            <text:p>18</text:p>
          </table:table-cell>
          <table:table-cell/>
          <table:table-cell table:formula="of:=IF([.A13]*[.$Q$5]&gt;[.A13]+1;1;0)" office:value-type="float" office:value="0" calcext:value-type="float">
            <text:p>0</text:p>
          </table:table-cell>
          <table:table-cell table:formula="of:=[.A13]*[.$Q$3]" office:value-type="float" office:value="216" calcext:value-type="float">
            <text:p>216</text:p>
          </table:table-cell>
          <table:table-cell table:formula="of:=[.A13]*[.$Q$2]" office:value-type="float" office:value="220.3125" calcext:value-type="float">
            <text:p>220.313</text:p>
          </table:table-cell>
          <table:table-cell table:formula="of:=[.H13]+[.B13]" office:value-type="float" office:value="220.3125" calcext:value-type="float">
            <text:p>220.313</text:p>
          </table:table-cell>
          <table:table-cell table:formula="of:=[.J13]-[.H13]" office:value-type="float" office:value="4.3125" calcext:value-type="float">
            <text:p>4.313</text:p>
          </table:table-cell>
          <table:table-cell table:formula="of:=IF([.A13]*[.$Q$2]&gt;[.L12]+[.$Q$3]+0.5;[.L12]+[.$Q$3]+1;[.L12]+[.$Q$3])"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$Q$5]*[.A14]" office:value-type="float" office:value="4.671875" calcext:value-type="float">
            <text:p>4.672</text:p>
          </table:table-cell>
          <table:table-cell table:formula="of:=[.B14]-INT([.B14])" office:value-type="float" office:value="0.671875" calcext:value-type="float">
            <text:p>0.672</text:p>
          </table:table-cell>
          <table:table-cell table:formula="of:=IF([.C14]&gt;[.$O$6];1;0)" office:value-type="float" office:value="1" calcext:value-type="float">
            <text:p>1</text:p>
          </table:table-cell>
          <table:table-cell table:formula="of:=IF([.D14]=1;[.$Q$3]+1;[.$Q$3])" office:value-type="float" office:value="19" calcext:value-type="float">
            <text:p>19</text:p>
          </table:table-cell>
          <table:table-cell/>
          <table:table-cell table:formula="of:=IF([.A14]*[.$Q$5]&gt;[.A14]+1;1;0)" office:value-type="float" office:value="0" calcext:value-type="float">
            <text:p>0</text:p>
          </table:table-cell>
          <table:table-cell table:formula="of:=[.A14]*[.$Q$3]" office:value-type="float" office:value="234" calcext:value-type="float">
            <text:p>234</text:p>
          </table:table-cell>
          <table:table-cell table:formula="of:=[.A14]*[.$Q$2]" office:value-type="float" office:value="238.671875" calcext:value-type="float">
            <text:p>238.672</text:p>
          </table:table-cell>
          <table:table-cell table:formula="of:=[.H14]+[.B14]" office:value-type="float" office:value="238.671875" calcext:value-type="float">
            <text:p>238.672</text:p>
          </table:table-cell>
          <table:table-cell table:formula="of:=[.J14]-[.H14]" office:value-type="float" office:value="4.671875" calcext:value-type="float">
            <text:p>4.672</text:p>
          </table:table-cell>
          <table:table-cell table:formula="of:=IF([.A14]*[.$Q$2]&gt;[.L13]+[.$Q$3]+0.5;[.L13]+[.$Q$3]+1;[.L13]+[.$Q$3])"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$Q$5]*[.A15]" office:value-type="float" office:value="5.03125" calcext:value-type="float">
            <text:p>5.031</text:p>
          </table:table-cell>
          <table:table-cell table:formula="of:=[.B15]-INT([.B15])" office:value-type="float" office:value="0.03125" calcext:value-type="float">
            <text:p>0.031</text:p>
          </table:table-cell>
          <table:table-cell table:formula="of:=IF([.C15]&gt;[.$O$6];1;0)" office:value-type="float" office:value="0" calcext:value-type="float">
            <text:p>0</text:p>
          </table:table-cell>
          <table:table-cell table:formula="of:=IF([.D15]=1;[.$Q$3]+1;[.$Q$3])" office:value-type="float" office:value="18" calcext:value-type="float">
            <text:p>18</text:p>
          </table:table-cell>
          <table:table-cell/>
          <table:table-cell table:formula="of:=IF([.A15]*[.$Q$5]&gt;[.A15]+1;1;0)" office:value-type="float" office:value="0" calcext:value-type="float">
            <text:p>0</text:p>
          </table:table-cell>
          <table:table-cell table:formula="of:=[.A15]*[.$Q$3]" office:value-type="float" office:value="252" calcext:value-type="float">
            <text:p>252</text:p>
          </table:table-cell>
          <table:table-cell table:formula="of:=[.A15]*[.$Q$2]" office:value-type="float" office:value="257.03125" calcext:value-type="float">
            <text:p>257.031</text:p>
          </table:table-cell>
          <table:table-cell table:formula="of:=[.H15]+[.B15]" office:value-type="float" office:value="257.03125" calcext:value-type="float">
            <text:p>257.031</text:p>
          </table:table-cell>
          <table:table-cell table:formula="of:=[.J15]-[.H15]" office:value-type="float" office:value="5.03125" calcext:value-type="float">
            <text:p>5.031</text:p>
          </table:table-cell>
          <table:table-cell table:formula="of:=IF([.A15]*[.$Q$2]&gt;[.L14]+[.$Q$3]+0.5;[.L14]+[.$Q$3]+1;[.L14]+[.$Q$3])"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$Q$5]*[.A16]" office:value-type="float" office:value="5.390625" calcext:value-type="float">
            <text:p>5.391</text:p>
          </table:table-cell>
          <table:table-cell table:formula="of:=[.B16]-INT([.B16])" office:value-type="float" office:value="0.390625" calcext:value-type="float">
            <text:p>0.391</text:p>
          </table:table-cell>
          <table:table-cell table:formula="of:=IF([.C16]&gt;[.$O$6];1;0)" office:value-type="float" office:value="0" calcext:value-type="float">
            <text:p>0</text:p>
          </table:table-cell>
          <table:table-cell table:formula="of:=IF([.D16]=1;[.$Q$3]+1;[.$Q$3])" office:value-type="float" office:value="18" calcext:value-type="float">
            <text:p>18</text:p>
          </table:table-cell>
          <table:table-cell/>
          <table:table-cell table:formula="of:=IF([.A16]*[.$Q$5]&gt;[.A16]+1;1;0)" office:value-type="float" office:value="0" calcext:value-type="float">
            <text:p>0</text:p>
          </table:table-cell>
          <table:table-cell table:formula="of:=[.A16]*[.$Q$3]" office:value-type="float" office:value="270" calcext:value-type="float">
            <text:p>270</text:p>
          </table:table-cell>
          <table:table-cell table:formula="of:=[.A16]*[.$Q$2]" office:value-type="float" office:value="275.390625" calcext:value-type="float">
            <text:p>275.391</text:p>
          </table:table-cell>
          <table:table-cell table:formula="of:=[.H16]+[.B16]" office:value-type="float" office:value="275.390625" calcext:value-type="float">
            <text:p>275.391</text:p>
          </table:table-cell>
          <table:table-cell table:formula="of:=[.J16]-[.H16]" office:value-type="float" office:value="5.390625" calcext:value-type="float">
            <text:p>5.391</text:p>
          </table:table-cell>
          <table:table-cell table:formula="of:=IF([.A16]*[.$Q$2]&gt;[.L15]+[.$Q$3]+0.5;[.L15]+[.$Q$3]+1;[.L15]+[.$Q$3])"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$Q$5]*[.A17]" office:value-type="float" office:value="5.75" calcext:value-type="float">
            <text:p>5.750</text:p>
          </table:table-cell>
          <table:table-cell table:formula="of:=[.B17]-INT([.B17])" office:value-type="float" office:value="0.75" calcext:value-type="float">
            <text:p>0.750</text:p>
          </table:table-cell>
          <table:table-cell table:formula="of:=IF([.C17]&gt;[.$O$6];1;0)" office:value-type="float" office:value="1" calcext:value-type="float">
            <text:p>1</text:p>
          </table:table-cell>
          <table:table-cell table:formula="of:=IF([.D17]=1;[.$Q$3]+1;[.$Q$3])" office:value-type="float" office:value="19" calcext:value-type="float">
            <text:p>19</text:p>
          </table:table-cell>
          <table:table-cell/>
          <table:table-cell table:formula="of:=IF([.A17]*[.$Q$5]&gt;[.A17]+1;1;0)" office:value-type="float" office:value="0" calcext:value-type="float">
            <text:p>0</text:p>
          </table:table-cell>
          <table:table-cell table:formula="of:=[.A17]*[.$Q$3]" office:value-type="float" office:value="288" calcext:value-type="float">
            <text:p>288</text:p>
          </table:table-cell>
          <table:table-cell table:formula="of:=[.A17]*[.$Q$2]" office:value-type="float" office:value="293.75" calcext:value-type="float">
            <text:p>293.750</text:p>
          </table:table-cell>
          <table:table-cell table:formula="of:=[.H17]+[.B17]" office:value-type="float" office:value="293.75" calcext:value-type="float">
            <text:p>293.750</text:p>
          </table:table-cell>
          <table:table-cell table:formula="of:=[.J17]-[.H17]" office:value-type="float" office:value="5.75" calcext:value-type="float">
            <text:p>5.750</text:p>
          </table:table-cell>
          <table:table-cell table:formula="of:=IF([.A17]*[.$Q$2]&gt;[.L16]+[.$Q$3]+0.5;[.L16]+[.$Q$3]+1;[.L16]+[.$Q$3])"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$Q$5]*[.A18]" office:value-type="float" office:value="6.109375" calcext:value-type="float">
            <text:p>6.109</text:p>
          </table:table-cell>
          <table:table-cell table:formula="of:=[.B18]-INT([.B18])" office:value-type="float" office:value="0.109375" calcext:value-type="float">
            <text:p>0.109</text:p>
          </table:table-cell>
          <table:table-cell table:formula="of:=IF([.C18]&gt;[.$O$6];1;0)" office:value-type="float" office:value="0" calcext:value-type="float">
            <text:p>0</text:p>
          </table:table-cell>
          <table:table-cell table:formula="of:=IF([.D18]=1;[.$Q$3]+1;[.$Q$3])" office:value-type="float" office:value="18" calcext:value-type="float">
            <text:p>18</text:p>
          </table:table-cell>
          <table:table-cell/>
          <table:table-cell table:formula="of:=IF([.A18]*[.$Q$5]&gt;[.A18]+1;1;0)" office:value-type="float" office:value="0" calcext:value-type="float">
            <text:p>0</text:p>
          </table:table-cell>
          <table:table-cell table:formula="of:=[.A18]*[.$Q$3]" office:value-type="float" office:value="306" calcext:value-type="float">
            <text:p>306</text:p>
          </table:table-cell>
          <table:table-cell table:formula="of:=[.A18]*[.$Q$2]" office:value-type="float" office:value="312.109375" calcext:value-type="float">
            <text:p>312.109</text:p>
          </table:table-cell>
          <table:table-cell table:formula="of:=[.H18]+[.B18]" office:value-type="float" office:value="312.109375" calcext:value-type="float">
            <text:p>312.109</text:p>
          </table:table-cell>
          <table:table-cell table:formula="of:=[.J18]-[.H18]" office:value-type="float" office:value="6.109375" calcext:value-type="float">
            <text:p>6.109</text:p>
          </table:table-cell>
          <table:table-cell table:formula="of:=IF([.A18]*[.$Q$2]&gt;[.L17]+[.$Q$3]+0.5;[.L17]+[.$Q$3]+1;[.L17]+[.$Q$3])"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$Q$5]*[.A19]" office:value-type="float" office:value="6.46875" calcext:value-type="float">
            <text:p>6.469</text:p>
          </table:table-cell>
          <table:table-cell table:formula="of:=[.B19]-INT([.B19])" office:value-type="float" office:value="0.46875" calcext:value-type="float">
            <text:p>0.469</text:p>
          </table:table-cell>
          <table:table-cell table:formula="of:=IF([.C19]&gt;[.$O$6];1;0)" office:value-type="float" office:value="0" calcext:value-type="float">
            <text:p>0</text:p>
          </table:table-cell>
          <table:table-cell table:formula="of:=IF([.D19]=1;[.$Q$3]+1;[.$Q$3])" office:value-type="float" office:value="18" calcext:value-type="float">
            <text:p>18</text:p>
          </table:table-cell>
          <table:table-cell/>
          <table:table-cell table:formula="of:=IF([.A19]*[.$Q$5]&gt;[.A19]+1;1;0)" office:value-type="float" office:value="0" calcext:value-type="float">
            <text:p>0</text:p>
          </table:table-cell>
          <table:table-cell table:formula="of:=[.A19]*[.$Q$3]" office:value-type="float" office:value="324" calcext:value-type="float">
            <text:p>324</text:p>
          </table:table-cell>
          <table:table-cell table:formula="of:=[.A19]*[.$Q$2]" office:value-type="float" office:value="330.46875" calcext:value-type="float">
            <text:p>330.469</text:p>
          </table:table-cell>
          <table:table-cell table:formula="of:=[.H19]+[.B19]" office:value-type="float" office:value="330.46875" calcext:value-type="float">
            <text:p>330.469</text:p>
          </table:table-cell>
          <table:table-cell table:formula="of:=[.J19]-[.H19]" office:value-type="float" office:value="6.46875" calcext:value-type="float">
            <text:p>6.469</text:p>
          </table:table-cell>
          <table:table-cell table:formula="of:=IF([.A19]*[.$Q$2]&gt;[.L18]+[.$Q$3]+0.5;[.L18]+[.$Q$3]+1;[.L18]+[.$Q$3])"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$Q$5]*[.A20]" office:value-type="float" office:value="6.828125" calcext:value-type="float">
            <text:p>6.828</text:p>
          </table:table-cell>
          <table:table-cell table:formula="of:=[.B20]-INT([.B20])" office:value-type="float" office:value="0.828125" calcext:value-type="float">
            <text:p>0.828</text:p>
          </table:table-cell>
          <table:table-cell table:formula="of:=IF([.C20]&gt;[.$O$6];1;0)" office:value-type="float" office:value="1" calcext:value-type="float">
            <text:p>1</text:p>
          </table:table-cell>
          <table:table-cell table:formula="of:=IF([.D20]=1;[.$Q$3]+1;[.$Q$3])" office:value-type="float" office:value="19" calcext:value-type="float">
            <text:p>19</text:p>
          </table:table-cell>
          <table:table-cell/>
          <table:table-cell table:formula="of:=IF([.A20]*[.$Q$5]&gt;[.A20]+1;1;0)" office:value-type="float" office:value="0" calcext:value-type="float">
            <text:p>0</text:p>
          </table:table-cell>
          <table:table-cell table:formula="of:=[.A20]*[.$Q$3]" office:value-type="float" office:value="342" calcext:value-type="float">
            <text:p>342</text:p>
          </table:table-cell>
          <table:table-cell table:formula="of:=[.A20]*[.$Q$2]" office:value-type="float" office:value="348.828125" calcext:value-type="float">
            <text:p>348.828</text:p>
          </table:table-cell>
          <table:table-cell table:formula="of:=[.H20]+[.B20]" office:value-type="float" office:value="348.828125" calcext:value-type="float">
            <text:p>348.828</text:p>
          </table:table-cell>
          <table:table-cell table:formula="of:=[.J20]-[.H20]" office:value-type="float" office:value="6.828125" calcext:value-type="float">
            <text:p>6.828</text:p>
          </table:table-cell>
          <table:table-cell table:formula="of:=IF([.A20]*[.$Q$2]&gt;[.L19]+[.$Q$3]+0.5;[.L19]+[.$Q$3]+1;[.L19]+[.$Q$3])"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$Q$5]*[.A21]" office:value-type="float" office:value="7.1875" calcext:value-type="float">
            <text:p>7.188</text:p>
          </table:table-cell>
          <table:table-cell table:formula="of:=[.B21]-INT([.B21])" office:value-type="float" office:value="0.1875" calcext:value-type="float">
            <text:p>0.188</text:p>
          </table:table-cell>
          <table:table-cell table:formula="of:=IF([.C21]&gt;[.$O$6];1;0)" office:value-type="float" office:value="0" calcext:value-type="float">
            <text:p>0</text:p>
          </table:table-cell>
          <table:table-cell table:formula="of:=IF([.D21]=1;[.$Q$3]+1;[.$Q$3])" office:value-type="float" office:value="18" calcext:value-type="float">
            <text:p>18</text:p>
          </table:table-cell>
          <table:table-cell/>
          <table:table-cell table:formula="of:=IF([.A21]*[.$Q$5]&gt;[.A21]+1;1;0)" office:value-type="float" office:value="0" calcext:value-type="float">
            <text:p>0</text:p>
          </table:table-cell>
          <table:table-cell table:formula="of:=[.A21]*[.$Q$3]" office:value-type="float" office:value="360" calcext:value-type="float">
            <text:p>360</text:p>
          </table:table-cell>
          <table:table-cell table:formula="of:=[.A21]*[.$Q$2]" office:value-type="float" office:value="367.1875" calcext:value-type="float">
            <text:p>367.188</text:p>
          </table:table-cell>
          <table:table-cell table:formula="of:=[.H21]+[.B21]" office:value-type="float" office:value="367.1875" calcext:value-type="float">
            <text:p>367.188</text:p>
          </table:table-cell>
          <table:table-cell table:formula="of:=[.J21]-[.H21]" office:value-type="float" office:value="7.1875" calcext:value-type="float">
            <text:p>7.188</text:p>
          </table:table-cell>
          <table:table-cell table:formula="of:=IF([.A21]*[.$Q$2]&gt;[.L20]+[.$Q$3]+0.5;[.L20]+[.$Q$3]+1;[.L20]+[.$Q$3])"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$Q$5]*[.A22]" office:value-type="float" office:value="7.546875" calcext:value-type="float">
            <text:p>7.547</text:p>
          </table:table-cell>
          <table:table-cell table:formula="of:=[.B22]-INT([.B22])" office:value-type="float" office:value="0.546875" calcext:value-type="float">
            <text:p>0.547</text:p>
          </table:table-cell>
          <table:table-cell table:formula="of:=IF([.C22]&gt;[.$O$6];1;0)" office:value-type="float" office:value="1" calcext:value-type="float">
            <text:p>1</text:p>
          </table:table-cell>
          <table:table-cell table:formula="of:=IF([.D22]=1;[.$Q$3]+1;[.$Q$3])" office:value-type="float" office:value="19" calcext:value-type="float">
            <text:p>19</text:p>
          </table:table-cell>
          <table:table-cell/>
          <table:table-cell table:formula="of:=IF([.A22]*[.$Q$5]&gt;[.A22]+1;1;0)" office:value-type="float" office:value="0" calcext:value-type="float">
            <text:p>0</text:p>
          </table:table-cell>
          <table:table-cell table:formula="of:=[.A22]*[.$Q$3]" office:value-type="float" office:value="378" calcext:value-type="float">
            <text:p>378</text:p>
          </table:table-cell>
          <table:table-cell table:formula="of:=[.A22]*[.$Q$2]" office:value-type="float" office:value="385.546875" calcext:value-type="float">
            <text:p>385.547</text:p>
          </table:table-cell>
          <table:table-cell table:formula="of:=[.H22]+[.B22]" office:value-type="float" office:value="385.546875" calcext:value-type="float">
            <text:p>385.547</text:p>
          </table:table-cell>
          <table:table-cell table:formula="of:=[.J22]-[.H22]" office:value-type="float" office:value="7.546875" calcext:value-type="float">
            <text:p>7.547</text:p>
          </table:table-cell>
          <table:table-cell table:formula="of:=IF([.A22]*[.$Q$2]&gt;[.L21]+[.$Q$3]+0.5;[.L21]+[.$Q$3]+1;[.L21]+[.$Q$3])"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$Q$5]*[.A23]" office:value-type="float" office:value="7.90625" calcext:value-type="float">
            <text:p>7.906</text:p>
          </table:table-cell>
          <table:table-cell table:formula="of:=[.B23]-INT([.B23])" office:value-type="float" office:value="0.90625" calcext:value-type="float">
            <text:p>0.906</text:p>
          </table:table-cell>
          <table:table-cell table:formula="of:=IF([.C23]&gt;[.$O$6];1;0)" office:value-type="float" office:value="1" calcext:value-type="float">
            <text:p>1</text:p>
          </table:table-cell>
          <table:table-cell table:formula="of:=IF([.D23]=1;[.$Q$3]+1;[.$Q$3])" office:value-type="float" office:value="19" calcext:value-type="float">
            <text:p>19</text:p>
          </table:table-cell>
          <table:table-cell/>
          <table:table-cell table:formula="of:=IF([.A23]*[.$Q$5]&gt;[.A23]+1;1;0)" office:value-type="float" office:value="0" calcext:value-type="float">
            <text:p>0</text:p>
          </table:table-cell>
          <table:table-cell table:formula="of:=[.A23]*[.$Q$3]" office:value-type="float" office:value="396" calcext:value-type="float">
            <text:p>396</text:p>
          </table:table-cell>
          <table:table-cell table:formula="of:=[.A23]*[.$Q$2]" office:value-type="float" office:value="403.90625" calcext:value-type="float">
            <text:p>403.906</text:p>
          </table:table-cell>
          <table:table-cell table:formula="of:=[.H23]+[.B23]" office:value-type="float" office:value="403.90625" calcext:value-type="float">
            <text:p>403.906</text:p>
          </table:table-cell>
          <table:table-cell table:formula="of:=[.J23]-[.H23]" office:value-type="float" office:value="7.90625" calcext:value-type="float">
            <text:p>7.906</text:p>
          </table:table-cell>
          <table:table-cell table:formula="of:=IF([.A23]*[.$Q$2]&gt;[.L22]+[.$Q$3]+0.5;[.L22]+[.$Q$3]+1;[.L22]+[.$Q$3])"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$Q$5]*[.A24]" office:value-type="float" office:value="8.265625" calcext:value-type="float">
            <text:p>8.266</text:p>
          </table:table-cell>
          <table:table-cell table:formula="of:=[.B24]-INT([.B24])" office:value-type="float" office:value="0.265625" calcext:value-type="float">
            <text:p>0.266</text:p>
          </table:table-cell>
          <table:table-cell table:formula="of:=IF([.C24]&gt;[.$O$6];1;0)" office:value-type="float" office:value="0" calcext:value-type="float">
            <text:p>0</text:p>
          </table:table-cell>
          <table:table-cell table:formula="of:=IF([.D24]=1;[.$Q$3]+1;[.$Q$3])" office:value-type="float" office:value="18" calcext:value-type="float">
            <text:p>18</text:p>
          </table:table-cell>
          <table:table-cell/>
          <table:table-cell table:formula="of:=IF([.A24]*[.$Q$5]&gt;[.A24]+1;1;0)" office:value-type="float" office:value="0" calcext:value-type="float">
            <text:p>0</text:p>
          </table:table-cell>
          <table:table-cell table:formula="of:=[.A24]*[.$Q$3]" office:value-type="float" office:value="414" calcext:value-type="float">
            <text:p>414</text:p>
          </table:table-cell>
          <table:table-cell table:formula="of:=[.A24]*[.$Q$2]" office:value-type="float" office:value="422.265625" calcext:value-type="float">
            <text:p>422.266</text:p>
          </table:table-cell>
          <table:table-cell table:formula="of:=[.H24]+[.B24]" office:value-type="float" office:value="422.265625" calcext:value-type="float">
            <text:p>422.266</text:p>
          </table:table-cell>
          <table:table-cell table:formula="of:=[.J24]-[.H24]" office:value-type="float" office:value="8.265625" calcext:value-type="float">
            <text:p>8.266</text:p>
          </table:table-cell>
          <table:table-cell table:formula="of:=IF([.A24]*[.$Q$2]&gt;[.L23]+[.$Q$3]+0.5;[.L23]+[.$Q$3]+1;[.L23]+[.$Q$3])"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$Q$5]*[.A25]" office:value-type="float" office:value="8.625" calcext:value-type="float">
            <text:p>8.625</text:p>
          </table:table-cell>
          <table:table-cell table:formula="of:=[.B25]-INT([.B25])" office:value-type="float" office:value="0.625" calcext:value-type="float">
            <text:p>0.625</text:p>
          </table:table-cell>
          <table:table-cell table:formula="of:=IF([.C25]&gt;[.$O$6];1;0)" office:value-type="float" office:value="1" calcext:value-type="float">
            <text:p>1</text:p>
          </table:table-cell>
          <table:table-cell table:formula="of:=IF([.D25]=1;[.$Q$3]+1;[.$Q$3])" office:value-type="float" office:value="19" calcext:value-type="float">
            <text:p>19</text:p>
          </table:table-cell>
          <table:table-cell/>
          <table:table-cell table:formula="of:=IF([.A25]*[.$Q$5]&gt;[.A25]+1;1;0)" office:value-type="float" office:value="0" calcext:value-type="float">
            <text:p>0</text:p>
          </table:table-cell>
          <table:table-cell table:formula="of:=[.A25]*[.$Q$3]" office:value-type="float" office:value="432" calcext:value-type="float">
            <text:p>432</text:p>
          </table:table-cell>
          <table:table-cell table:formula="of:=[.A25]*[.$Q$2]" office:value-type="float" office:value="440.625" calcext:value-type="float">
            <text:p>440.625</text:p>
          </table:table-cell>
          <table:table-cell table:formula="of:=[.H25]+[.B25]" office:value-type="float" office:value="440.625" calcext:value-type="float">
            <text:p>440.625</text:p>
          </table:table-cell>
          <table:table-cell table:formula="of:=[.J25]-[.H25]" office:value-type="float" office:value="8.625" calcext:value-type="float">
            <text:p>8.625</text:p>
          </table:table-cell>
          <table:table-cell table:formula="of:=IF([.A25]*[.$Q$2]&gt;[.L24]+[.$Q$3]+0.5;[.L24]+[.$Q$3]+1;[.L24]+[.$Q$3])"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$Q$5]*[.A26]" office:value-type="float" office:value="8.984375" calcext:value-type="float">
            <text:p>8.984</text:p>
          </table:table-cell>
          <table:table-cell table:formula="of:=[.B26]-INT([.B26])" office:value-type="float" office:value="0.984375" calcext:value-type="float">
            <text:p>0.984</text:p>
          </table:table-cell>
          <table:table-cell table:formula="of:=IF([.C26]&gt;[.$O$6];1;0)" office:value-type="float" office:value="1" calcext:value-type="float">
            <text:p>1</text:p>
          </table:table-cell>
          <table:table-cell table:formula="of:=IF([.D26]=1;[.$Q$3]+1;[.$Q$3])" office:value-type="float" office:value="19" calcext:value-type="float">
            <text:p>19</text:p>
          </table:table-cell>
          <table:table-cell/>
          <table:table-cell table:formula="of:=IF([.A26]*[.$Q$5]&gt;[.A26]+1;1;0)" office:value-type="float" office:value="0" calcext:value-type="float">
            <text:p>0</text:p>
          </table:table-cell>
          <table:table-cell table:formula="of:=[.A26]*[.$Q$3]" office:value-type="float" office:value="450" calcext:value-type="float">
            <text:p>450</text:p>
          </table:table-cell>
          <table:table-cell table:formula="of:=[.A26]*[.$Q$2]" office:value-type="float" office:value="458.984375" calcext:value-type="float">
            <text:p>458.984</text:p>
          </table:table-cell>
          <table:table-cell table:formula="of:=[.H26]+[.B26]" office:value-type="float" office:value="458.984375" calcext:value-type="float">
            <text:p>458.984</text:p>
          </table:table-cell>
          <table:table-cell table:formula="of:=[.J26]-[.H26]" office:value-type="float" office:value="8.984375" calcext:value-type="float">
            <text:p>8.984</text:p>
          </table:table-cell>
          <table:table-cell table:formula="of:=IF([.A26]*[.$Q$2]&gt;[.L25]+[.$Q$3]+0.5;[.L25]+[.$Q$3]+1;[.L25]+[.$Q$3])"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$Q$5]*[.A27]" office:value-type="float" office:value="9.34375" calcext:value-type="float">
            <text:p>9.344</text:p>
          </table:table-cell>
          <table:table-cell table:formula="of:=[.B27]-INT([.B27])" office:value-type="float" office:value="0.34375" calcext:value-type="float">
            <text:p>0.344</text:p>
          </table:table-cell>
          <table:table-cell table:formula="of:=IF([.C27]&gt;[.$O$6];1;0)" office:value-type="float" office:value="0" calcext:value-type="float">
            <text:p>0</text:p>
          </table:table-cell>
          <table:table-cell table:formula="of:=IF([.D27]=1;[.$Q$3]+1;[.$Q$3])" office:value-type="float" office:value="18" calcext:value-type="float">
            <text:p>18</text:p>
          </table:table-cell>
          <table:table-cell/>
          <table:table-cell table:formula="of:=IF([.A27]*[.$Q$5]&gt;[.A27]+1;1;0)" office:value-type="float" office:value="0" calcext:value-type="float">
            <text:p>0</text:p>
          </table:table-cell>
          <table:table-cell table:formula="of:=[.A27]*[.$Q$3]" office:value-type="float" office:value="468" calcext:value-type="float">
            <text:p>468</text:p>
          </table:table-cell>
          <table:table-cell table:formula="of:=[.A27]*[.$Q$2]" office:value-type="float" office:value="477.34375" calcext:value-type="float">
            <text:p>477.344</text:p>
          </table:table-cell>
          <table:table-cell table:formula="of:=[.H27]+[.B27]" office:value-type="float" office:value="477.34375" calcext:value-type="float">
            <text:p>477.344</text:p>
          </table:table-cell>
          <table:table-cell table:formula="of:=[.J27]-[.H27]" office:value-type="float" office:value="9.34375" calcext:value-type="float">
            <text:p>9.344</text:p>
          </table:table-cell>
          <table:table-cell table:formula="of:=IF([.A27]*[.$Q$2]&gt;[.L26]+[.$Q$3]+0.5;[.L26]+[.$Q$3]+1;[.L26]+[.$Q$3])"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$Q$5]*[.A28]" office:value-type="float" office:value="9.703125" calcext:value-type="float">
            <text:p>9.703</text:p>
          </table:table-cell>
          <table:table-cell table:formula="of:=[.B28]-INT([.B28])" office:value-type="float" office:value="0.703125" calcext:value-type="float">
            <text:p>0.703</text:p>
          </table:table-cell>
          <table:table-cell table:formula="of:=IF([.C28]&gt;[.$O$6];1;0)" office:value-type="float" office:value="1" calcext:value-type="float">
            <text:p>1</text:p>
          </table:table-cell>
          <table:table-cell table:formula="of:=IF([.D28]=1;[.$Q$3]+1;[.$Q$3])" office:value-type="float" office:value="19" calcext:value-type="float">
            <text:p>19</text:p>
          </table:table-cell>
          <table:table-cell/>
          <table:table-cell table:formula="of:=IF([.A28]*[.$Q$5]&gt;[.A28]+1;1;0)" office:value-type="float" office:value="0" calcext:value-type="float">
            <text:p>0</text:p>
          </table:table-cell>
          <table:table-cell table:formula="of:=[.A28]*[.$Q$3]" office:value-type="float" office:value="486" calcext:value-type="float">
            <text:p>486</text:p>
          </table:table-cell>
          <table:table-cell table:formula="of:=[.A28]*[.$Q$2]" office:value-type="float" office:value="495.703125" calcext:value-type="float">
            <text:p>495.703</text:p>
          </table:table-cell>
          <table:table-cell table:formula="of:=[.H28]+[.B28]" office:value-type="float" office:value="495.703125" calcext:value-type="float">
            <text:p>495.703</text:p>
          </table:table-cell>
          <table:table-cell table:formula="of:=[.J28]-[.H28]" office:value-type="float" office:value="9.703125" calcext:value-type="float">
            <text:p>9.703</text:p>
          </table:table-cell>
          <table:table-cell table:formula="of:=IF([.A28]*[.$Q$2]&gt;[.L27]+[.$Q$3]+0.5;[.L27]+[.$Q$3]+1;[.L27]+[.$Q$3])" office:value-type="float" office:value="496" calcext:value-type="float">
            <text:p>496</text:p>
          </table:table-cell>
          <table:table-cell table:number-columns-repeated="1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$Q$5]*[.A29]" office:value-type="float" office:value="10.0625" calcext:value-type="float">
            <text:p>10.063</text:p>
          </table:table-cell>
          <table:table-cell table:formula="of:=[.B29]-INT([.B29])" office:value-type="float" office:value="0.0625" calcext:value-type="float">
            <text:p>0.063</text:p>
          </table:table-cell>
          <table:table-cell table:formula="of:=IF([.C29]&gt;[.$O$6];1;0)" office:value-type="float" office:value="0" calcext:value-type="float">
            <text:p>0</text:p>
          </table:table-cell>
          <table:table-cell table:formula="of:=IF([.D29]=1;[.$Q$3]+1;[.$Q$3])" office:value-type="float" office:value="18" calcext:value-type="float">
            <text:p>18</text:p>
          </table:table-cell>
          <table:table-cell/>
          <table:table-cell table:formula="of:=IF([.A29]*[.$Q$5]&gt;[.A29]+1;1;0)" office:value-type="float" office:value="0" calcext:value-type="float">
            <text:p>0</text:p>
          </table:table-cell>
          <table:table-cell table:formula="of:=[.A29]*[.$Q$3]" office:value-type="float" office:value="504" calcext:value-type="float">
            <text:p>504</text:p>
          </table:table-cell>
          <table:table-cell table:formula="of:=[.A29]*[.$Q$2]" office:value-type="float" office:value="514.0625" calcext:value-type="float">
            <text:p>514.063</text:p>
          </table:table-cell>
          <table:table-cell table:formula="of:=[.H29]+[.B29]" office:value-type="float" office:value="514.0625" calcext:value-type="float">
            <text:p>514.063</text:p>
          </table:table-cell>
          <table:table-cell table:formula="of:=[.J29]-[.H29]" office:value-type="float" office:value="10.0625" calcext:value-type="float">
            <text:p>10.063</text:p>
          </table:table-cell>
          <table:table-cell table:formula="of:=IF([.A29]*[.$Q$2]&gt;[.L28]+[.$Q$3]+0.5;[.L28]+[.$Q$3]+1;[.L28]+[.$Q$3])"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$Q$5]*[.A30]" office:value-type="float" office:value="10.421875" calcext:value-type="float">
            <text:p>10.422</text:p>
          </table:table-cell>
          <table:table-cell table:formula="of:=[.B30]-INT([.B30])" office:value-type="float" office:value="0.421875" calcext:value-type="float">
            <text:p>0.422</text:p>
          </table:table-cell>
          <table:table-cell table:formula="of:=IF([.C30]&gt;[.$O$6];1;0)" office:value-type="float" office:value="0" calcext:value-type="float">
            <text:p>0</text:p>
          </table:table-cell>
          <table:table-cell table:formula="of:=IF([.D30]=1;[.$Q$3]+1;[.$Q$3])" office:value-type="float" office:value="18" calcext:value-type="float">
            <text:p>18</text:p>
          </table:table-cell>
          <table:table-cell/>
          <table:table-cell table:formula="of:=IF([.A30]*[.$Q$5]&gt;[.A30]+1;1;0)" office:value-type="float" office:value="0" calcext:value-type="float">
            <text:p>0</text:p>
          </table:table-cell>
          <table:table-cell table:formula="of:=[.A30]*[.$Q$3]" office:value-type="float" office:value="522" calcext:value-type="float">
            <text:p>522</text:p>
          </table:table-cell>
          <table:table-cell table:formula="of:=[.A30]*[.$Q$2]" office:value-type="float" office:value="532.421875" calcext:value-type="float">
            <text:p>532.422</text:p>
          </table:table-cell>
          <table:table-cell table:formula="of:=[.H30]+[.B30]" office:value-type="float" office:value="532.421875" calcext:value-type="float">
            <text:p>532.422</text:p>
          </table:table-cell>
          <table:table-cell table:formula="of:=[.J30]-[.H30]" office:value-type="float" office:value="10.421875" calcext:value-type="float">
            <text:p>10.422</text:p>
          </table:table-cell>
          <table:table-cell table:formula="of:=IF([.A30]*[.$Q$2]&gt;[.L29]+[.$Q$3]+0.5;[.L29]+[.$Q$3]+1;[.L29]+[.$Q$3])"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$Q$5]*[.A31]" office:value-type="float" office:value="10.78125" calcext:value-type="float">
            <text:p>10.781</text:p>
          </table:table-cell>
          <table:table-cell table:formula="of:=[.B31]-INT([.B31])" office:value-type="float" office:value="0.78125" calcext:value-type="float">
            <text:p>0.781</text:p>
          </table:table-cell>
          <table:table-cell table:formula="of:=IF([.C31]&gt;[.$O$6];1;0)" office:value-type="float" office:value="1" calcext:value-type="float">
            <text:p>1</text:p>
          </table:table-cell>
          <table:table-cell table:formula="of:=IF([.D31]=1;[.$Q$3]+1;[.$Q$3])" office:value-type="float" office:value="19" calcext:value-type="float">
            <text:p>19</text:p>
          </table:table-cell>
          <table:table-cell/>
          <table:table-cell table:formula="of:=IF([.A31]*[.$Q$5]&gt;[.A31]+1;1;0)" office:value-type="float" office:value="0" calcext:value-type="float">
            <text:p>0</text:p>
          </table:table-cell>
          <table:table-cell table:formula="of:=[.A31]*[.$Q$3]" office:value-type="float" office:value="540" calcext:value-type="float">
            <text:p>540</text:p>
          </table:table-cell>
          <table:table-cell table:formula="of:=[.A31]*[.$Q$2]" office:value-type="float" office:value="550.78125" calcext:value-type="float">
            <text:p>550.781</text:p>
          </table:table-cell>
          <table:table-cell table:formula="of:=[.H31]+[.B31]" office:value-type="float" office:value="550.78125" calcext:value-type="float">
            <text:p>550.781</text:p>
          </table:table-cell>
          <table:table-cell table:formula="of:=[.J31]-[.H31]" office:value-type="float" office:value="10.78125" calcext:value-type="float">
            <text:p>10.781</text:p>
          </table:table-cell>
          <table:table-cell table:formula="of:=IF([.A31]*[.$Q$2]&gt;[.L30]+[.$Q$3]+0.5;[.L30]+[.$Q$3]+1;[.L30]+[.$Q$3])" office:value-type="float" office:value="551" calcext:value-type="float">
            <text:p>551</text:p>
          </table:table-cell>
          <table:table-cell table:number-columns-repeated="1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$Q$5]*[.A32]" office:value-type="float" office:value="11.140625" calcext:value-type="float">
            <text:p>11.141</text:p>
          </table:table-cell>
          <table:table-cell table:formula="of:=[.B32]-INT([.B32])" office:value-type="float" office:value="0.140625" calcext:value-type="float">
            <text:p>0.141</text:p>
          </table:table-cell>
          <table:table-cell table:formula="of:=IF([.C32]&gt;[.$O$6];1;0)" office:value-type="float" office:value="0" calcext:value-type="float">
            <text:p>0</text:p>
          </table:table-cell>
          <table:table-cell table:formula="of:=IF([.D32]=1;[.$Q$3]+1;[.$Q$3])" office:value-type="float" office:value="18" calcext:value-type="float">
            <text:p>18</text:p>
          </table:table-cell>
          <table:table-cell/>
          <table:table-cell table:formula="of:=IF([.A32]*[.$Q$5]&gt;[.A32]+1;1;0)" office:value-type="float" office:value="0" calcext:value-type="float">
            <text:p>0</text:p>
          </table:table-cell>
          <table:table-cell table:formula="of:=[.A32]*[.$Q$3]" office:value-type="float" office:value="558" calcext:value-type="float">
            <text:p>558</text:p>
          </table:table-cell>
          <table:table-cell table:formula="of:=[.A32]*[.$Q$2]" office:value-type="float" office:value="569.140625" calcext:value-type="float">
            <text:p>569.141</text:p>
          </table:table-cell>
          <table:table-cell table:formula="of:=[.H32]+[.B32]" office:value-type="float" office:value="569.140625" calcext:value-type="float">
            <text:p>569.141</text:p>
          </table:table-cell>
          <table:table-cell table:formula="of:=[.J32]-[.H32]" office:value-type="float" office:value="11.140625" calcext:value-type="float">
            <text:p>11.141</text:p>
          </table:table-cell>
          <table:table-cell table:formula="of:=IF([.A32]*[.$Q$2]&gt;[.L31]+[.$Q$3]+0.5;[.L31]+[.$Q$3]+1;[.L31]+[.$Q$3])"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$Q$5]*[.A33]" office:value-type="float" office:value="11.5" calcext:value-type="float">
            <text:p>11.500</text:p>
          </table:table-cell>
          <table:table-cell table:formula="of:=[.B33]-INT([.B33])" office:value-type="float" office:value="0.5" calcext:value-type="float">
            <text:p>0.500</text:p>
          </table:table-cell>
          <table:table-cell table:formula="of:=IF([.C33]&gt;[.$O$6];1;0)" office:value-type="float" office:value="0" calcext:value-type="float">
            <text:p>0</text:p>
          </table:table-cell>
          <table:table-cell table:formula="of:=IF([.D33]=1;[.$Q$3]+1;[.$Q$3])" office:value-type="float" office:value="18" calcext:value-type="float">
            <text:p>18</text:p>
          </table:table-cell>
          <table:table-cell/>
          <table:table-cell table:formula="of:=IF([.A33]*[.$Q$5]&gt;[.A33]+1;1;0)" office:value-type="float" office:value="0" calcext:value-type="float">
            <text:p>0</text:p>
          </table:table-cell>
          <table:table-cell table:formula="of:=[.A33]*[.$Q$3]" office:value-type="float" office:value="576" calcext:value-type="float">
            <text:p>576</text:p>
          </table:table-cell>
          <table:table-cell table:formula="of:=[.A33]*[.$Q$2]" office:value-type="float" office:value="587.5" calcext:value-type="float">
            <text:p>587.500</text:p>
          </table:table-cell>
          <table:table-cell table:formula="of:=[.H33]+[.B33]" office:value-type="float" office:value="587.5" calcext:value-type="float">
            <text:p>587.500</text:p>
          </table:table-cell>
          <table:table-cell table:formula="of:=[.J33]-[.H33]" office:value-type="float" office:value="11.5" calcext:value-type="float">
            <text:p>11.500</text:p>
          </table:table-cell>
          <table:table-cell table:formula="of:=IF([.A33]*[.$Q$2]&gt;[.L32]+[.$Q$3]+0.5;[.L32]+[.$Q$3]+1;[.L32]+[.$Q$3])" office:value-type="float" office:value="587" calcext:value-type="float">
            <text:p>587</text:p>
          </table:table-cell>
          <table:table-cell table:number-columns-repeated="1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$Q$5]*[.A34]" office:value-type="float" office:value="11.859375" calcext:value-type="float">
            <text:p>11.859</text:p>
          </table:table-cell>
          <table:table-cell table:formula="of:=[.B34]-INT([.B34])" office:value-type="float" office:value="0.859375" calcext:value-type="float">
            <text:p>0.859</text:p>
          </table:table-cell>
          <table:table-cell table:formula="of:=IF([.C34]&gt;[.$O$6];1;0)" office:value-type="float" office:value="1" calcext:value-type="float">
            <text:p>1</text:p>
          </table:table-cell>
          <table:table-cell table:formula="of:=IF([.D34]=1;[.$Q$3]+1;[.$Q$3])" office:value-type="float" office:value="19" calcext:value-type="float">
            <text:p>19</text:p>
          </table:table-cell>
          <table:table-cell/>
          <table:table-cell table:formula="of:=IF([.A34]*[.$Q$5]&gt;[.A34]+1;1;0)" office:value-type="float" office:value="0" calcext:value-type="float">
            <text:p>0</text:p>
          </table:table-cell>
          <table:table-cell table:formula="of:=[.A34]*[.$Q$3]" office:value-type="float" office:value="594" calcext:value-type="float">
            <text:p>594</text:p>
          </table:table-cell>
          <table:table-cell table:formula="of:=[.A34]*[.$Q$2]" office:value-type="float" office:value="605.859375" calcext:value-type="float">
            <text:p>605.859</text:p>
          </table:table-cell>
          <table:table-cell table:formula="of:=[.H34]+[.B34]" office:value-type="float" office:value="605.859375" calcext:value-type="float">
            <text:p>605.859</text:p>
          </table:table-cell>
          <table:table-cell table:formula="of:=[.J34]-[.H34]" office:value-type="float" office:value="11.859375" calcext:value-type="float">
            <text:p>11.859</text:p>
          </table:table-cell>
          <table:table-cell table:formula="of:=IF([.A34]*[.$Q$2]&gt;[.L33]+[.$Q$3]+0.5;[.L33]+[.$Q$3]+1;[.L33]+[.$Q$3])" office:value-type="float" office:value="606" calcext:value-type="float">
            <text:p>606</text:p>
          </table:table-cell>
          <table:table-cell table:number-columns-repeated="1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$Q$5]*[.A35]" office:value-type="float" office:value="12.21875" calcext:value-type="float">
            <text:p>12.219</text:p>
          </table:table-cell>
          <table:table-cell table:formula="of:=[.B35]-INT([.B35])" office:value-type="float" office:value="0.21875" calcext:value-type="float">
            <text:p>0.219</text:p>
          </table:table-cell>
          <table:table-cell table:formula="of:=IF([.C35]&gt;[.$O$6];1;0)" office:value-type="float" office:value="0" calcext:value-type="float">
            <text:p>0</text:p>
          </table:table-cell>
          <table:table-cell table:formula="of:=IF([.D35]=1;[.$Q$3]+1;[.$Q$3])" office:value-type="float" office:value="18" calcext:value-type="float">
            <text:p>18</text:p>
          </table:table-cell>
          <table:table-cell/>
          <table:table-cell table:formula="of:=IF([.A35]*[.$Q$5]&gt;[.A35]+1;1;0)" office:value-type="float" office:value="0" calcext:value-type="float">
            <text:p>0</text:p>
          </table:table-cell>
          <table:table-cell table:formula="of:=[.A35]*[.$Q$3]" office:value-type="float" office:value="612" calcext:value-type="float">
            <text:p>612</text:p>
          </table:table-cell>
          <table:table-cell table:formula="of:=[.A35]*[.$Q$2]" office:value-type="float" office:value="624.21875" calcext:value-type="float">
            <text:p>624.219</text:p>
          </table:table-cell>
          <table:table-cell table:formula="of:=[.H35]+[.B35]" office:value-type="float" office:value="624.21875" calcext:value-type="float">
            <text:p>624.219</text:p>
          </table:table-cell>
          <table:table-cell table:formula="of:=[.J35]-[.H35]" office:value-type="float" office:value="12.21875" calcext:value-type="float">
            <text:p>12.219</text:p>
          </table:table-cell>
          <table:table-cell table:formula="of:=IF([.A35]*[.$Q$2]&gt;[.L34]+[.$Q$3]+0.5;[.L34]+[.$Q$3]+1;[.L34]+[.$Q$3])" office:value-type="float" office:value="624" calcext:value-type="float">
            <text:p>624</text:p>
          </table:table-cell>
          <table:table-cell table:number-columns-repeated="1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$Q$5]*[.A36]" office:value-type="float" office:value="12.578125" calcext:value-type="float">
            <text:p>12.578</text:p>
          </table:table-cell>
          <table:table-cell table:formula="of:=[.B36]-INT([.B36])" office:value-type="float" office:value="0.578125" calcext:value-type="float">
            <text:p>0.578</text:p>
          </table:table-cell>
          <table:table-cell table:formula="of:=IF([.C36]&gt;[.$O$6];1;0)" office:value-type="float" office:value="1" calcext:value-type="float">
            <text:p>1</text:p>
          </table:table-cell>
          <table:table-cell table:formula="of:=IF([.D36]=1;[.$Q$3]+1;[.$Q$3])" office:value-type="float" office:value="19" calcext:value-type="float">
            <text:p>19</text:p>
          </table:table-cell>
          <table:table-cell/>
          <table:table-cell table:formula="of:=IF([.A36]*[.$Q$5]&gt;[.A36]+1;1;0)" office:value-type="float" office:value="0" calcext:value-type="float">
            <text:p>0</text:p>
          </table:table-cell>
          <table:table-cell table:formula="of:=[.A36]*[.$Q$3]" office:value-type="float" office:value="630" calcext:value-type="float">
            <text:p>630</text:p>
          </table:table-cell>
          <table:table-cell table:formula="of:=[.A36]*[.$Q$2]" office:value-type="float" office:value="642.578125" calcext:value-type="float">
            <text:p>642.578</text:p>
          </table:table-cell>
          <table:table-cell table:formula="of:=[.H36]+[.B36]" office:value-type="float" office:value="642.578125" calcext:value-type="float">
            <text:p>642.578</text:p>
          </table:table-cell>
          <table:table-cell table:formula="of:=[.J36]-[.H36]" office:value-type="float" office:value="12.578125" calcext:value-type="float">
            <text:p>12.578</text:p>
          </table:table-cell>
          <table:table-cell table:formula="of:=IF([.A36]*[.$Q$2]&gt;[.L35]+[.$Q$3]+0.5;[.L35]+[.$Q$3]+1;[.L35]+[.$Q$3])"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$Q$5]*[.A37]" office:value-type="float" office:value="12.9375" calcext:value-type="float">
            <text:p>12.938</text:p>
          </table:table-cell>
          <table:table-cell table:formula="of:=[.B37]-INT([.B37])" office:value-type="float" office:value="0.9375" calcext:value-type="float">
            <text:p>0.938</text:p>
          </table:table-cell>
          <table:table-cell table:formula="of:=IF([.C37]&gt;[.$O$6];1;0)" office:value-type="float" office:value="1" calcext:value-type="float">
            <text:p>1</text:p>
          </table:table-cell>
          <table:table-cell table:formula="of:=IF([.D37]=1;[.$Q$3]+1;[.$Q$3])" office:value-type="float" office:value="19" calcext:value-type="float">
            <text:p>19</text:p>
          </table:table-cell>
          <table:table-cell/>
          <table:table-cell table:formula="of:=IF([.A37]*[.$Q$5]&gt;[.A37]+1;1;0)" office:value-type="float" office:value="0" calcext:value-type="float">
            <text:p>0</text:p>
          </table:table-cell>
          <table:table-cell table:formula="of:=[.A37]*[.$Q$3]" office:value-type="float" office:value="648" calcext:value-type="float">
            <text:p>648</text:p>
          </table:table-cell>
          <table:table-cell table:formula="of:=[.A37]*[.$Q$2]" office:value-type="float" office:value="660.9375" calcext:value-type="float">
            <text:p>660.938</text:p>
          </table:table-cell>
          <table:table-cell table:formula="of:=[.H37]+[.B37]" office:value-type="float" office:value="660.9375" calcext:value-type="float">
            <text:p>660.938</text:p>
          </table:table-cell>
          <table:table-cell table:formula="of:=[.J37]-[.H37]" office:value-type="float" office:value="12.9375" calcext:value-type="float">
            <text:p>12.938</text:p>
          </table:table-cell>
          <table:table-cell table:formula="of:=IF([.A37]*[.$Q$2]&gt;[.L36]+[.$Q$3]+0.5;[.L36]+[.$Q$3]+1;[.L36]+[.$Q$3])" office:value-type="float" office:value="661" calcext:value-type="float">
            <text:p>661</text:p>
          </table:table-cell>
          <table:table-cell table:number-columns-repeated="1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$Q$5]*[.A38]" office:value-type="float" office:value="13.296875" calcext:value-type="float">
            <text:p>13.297</text:p>
          </table:table-cell>
          <table:table-cell table:formula="of:=[.B38]-INT([.B38])" office:value-type="float" office:value="0.296875" calcext:value-type="float">
            <text:p>0.297</text:p>
          </table:table-cell>
          <table:table-cell table:formula="of:=IF([.C38]&gt;[.$O$6];1;0)" office:value-type="float" office:value="0" calcext:value-type="float">
            <text:p>0</text:p>
          </table:table-cell>
          <table:table-cell table:formula="of:=IF([.D38]=1;[.$Q$3]+1;[.$Q$3])" office:value-type="float" office:value="18" calcext:value-type="float">
            <text:p>18</text:p>
          </table:table-cell>
          <table:table-cell/>
          <table:table-cell table:formula="of:=IF([.A38]*[.$Q$5]&gt;[.A38]+1;1;0)" office:value-type="float" office:value="0" calcext:value-type="float">
            <text:p>0</text:p>
          </table:table-cell>
          <table:table-cell table:formula="of:=[.A38]*[.$Q$3]" office:value-type="float" office:value="666" calcext:value-type="float">
            <text:p>666</text:p>
          </table:table-cell>
          <table:table-cell table:formula="of:=[.A38]*[.$Q$2]" office:value-type="float" office:value="679.296875" calcext:value-type="float">
            <text:p>679.297</text:p>
          </table:table-cell>
          <table:table-cell table:formula="of:=[.H38]+[.B38]" office:value-type="float" office:value="679.296875" calcext:value-type="float">
            <text:p>679.297</text:p>
          </table:table-cell>
          <table:table-cell table:formula="of:=[.J38]-[.H38]" office:value-type="float" office:value="13.296875" calcext:value-type="float">
            <text:p>13.297</text:p>
          </table:table-cell>
          <table:table-cell table:formula="of:=IF([.A38]*[.$Q$2]&gt;[.L37]+[.$Q$3]+0.5;[.L37]+[.$Q$3]+1;[.L37]+[.$Q$3])" office:value-type="float" office:value="679" calcext:value-type="float">
            <text:p>679</text:p>
          </table:table-cell>
          <table:table-cell table:number-columns-repeated="1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$Q$5]*[.A39]" office:value-type="float" office:value="13.65625" calcext:value-type="float">
            <text:p>13.656</text:p>
          </table:table-cell>
          <table:table-cell table:formula="of:=[.B39]-INT([.B39])" office:value-type="float" office:value="0.65625" calcext:value-type="float">
            <text:p>0.656</text:p>
          </table:table-cell>
          <table:table-cell table:formula="of:=IF([.C39]&gt;[.$O$6];1;0)" office:value-type="float" office:value="1" calcext:value-type="float">
            <text:p>1</text:p>
          </table:table-cell>
          <table:table-cell table:formula="of:=IF([.D39]=1;[.$Q$3]+1;[.$Q$3])" office:value-type="float" office:value="19" calcext:value-type="float">
            <text:p>19</text:p>
          </table:table-cell>
          <table:table-cell/>
          <table:table-cell table:formula="of:=IF([.A39]*[.$Q$5]&gt;[.A39]+1;1;0)" office:value-type="float" office:value="0" calcext:value-type="float">
            <text:p>0</text:p>
          </table:table-cell>
          <table:table-cell table:formula="of:=[.A39]*[.$Q$3]" office:value-type="float" office:value="684" calcext:value-type="float">
            <text:p>684</text:p>
          </table:table-cell>
          <table:table-cell table:formula="of:=[.A39]*[.$Q$2]" office:value-type="float" office:value="697.65625" calcext:value-type="float">
            <text:p>697.656</text:p>
          </table:table-cell>
          <table:table-cell table:formula="of:=[.H39]+[.B39]" office:value-type="float" office:value="697.65625" calcext:value-type="float">
            <text:p>697.656</text:p>
          </table:table-cell>
          <table:table-cell table:formula="of:=[.J39]-[.H39]" office:value-type="float" office:value="13.65625" calcext:value-type="float">
            <text:p>13.656</text:p>
          </table:table-cell>
          <table:table-cell table:formula="of:=IF([.A39]*[.$Q$2]&gt;[.L38]+[.$Q$3]+0.5;[.L38]+[.$Q$3]+1;[.L38]+[.$Q$3])"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$Q$5]*[.A40]" office:value-type="float" office:value="14.015625" calcext:value-type="float">
            <text:p>14.016</text:p>
          </table:table-cell>
          <table:table-cell table:formula="of:=[.B40]-INT([.B40])" office:value-type="float" office:value="0.015625" calcext:value-type="float">
            <text:p>0.016</text:p>
          </table:table-cell>
          <table:table-cell table:formula="of:=IF([.C40]&gt;[.$O$6];1;0)" office:value-type="float" office:value="0" calcext:value-type="float">
            <text:p>0</text:p>
          </table:table-cell>
          <table:table-cell table:formula="of:=IF([.D40]=1;[.$Q$3]+1;[.$Q$3])" office:value-type="float" office:value="18" calcext:value-type="float">
            <text:p>18</text:p>
          </table:table-cell>
          <table:table-cell/>
          <table:table-cell table:formula="of:=IF([.A40]*[.$Q$5]&gt;[.A40]+1;1;0)" office:value-type="float" office:value="0" calcext:value-type="float">
            <text:p>0</text:p>
          </table:table-cell>
          <table:table-cell table:formula="of:=[.A40]*[.$Q$3]" office:value-type="float" office:value="702" calcext:value-type="float">
            <text:p>702</text:p>
          </table:table-cell>
          <table:table-cell table:formula="of:=[.A40]*[.$Q$2]" office:value-type="float" office:value="716.015625" calcext:value-type="float">
            <text:p>716.016</text:p>
          </table:table-cell>
          <table:table-cell table:formula="of:=[.H40]+[.B40]" office:value-type="float" office:value="716.015625" calcext:value-type="float">
            <text:p>716.016</text:p>
          </table:table-cell>
          <table:table-cell table:formula="of:=[.J40]-[.H40]" office:value-type="float" office:value="14.015625" calcext:value-type="float">
            <text:p>14.016</text:p>
          </table:table-cell>
          <table:table-cell table:formula="of:=IF([.A40]*[.$Q$2]&gt;[.L39]+[.$Q$3]+0.5;[.L39]+[.$Q$3]+1;[.L39]+[.$Q$3])"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$Q$5]*[.A41]" office:value-type="float" office:value="14.375" calcext:value-type="float">
            <text:p>14.375</text:p>
          </table:table-cell>
          <table:table-cell table:formula="of:=[.B41]-INT([.B41])" office:value-type="float" office:value="0.375" calcext:value-type="float">
            <text:p>0.375</text:p>
          </table:table-cell>
          <table:table-cell table:formula="of:=IF([.C41]&gt;[.$O$6];1;0)" office:value-type="float" office:value="0" calcext:value-type="float">
            <text:p>0</text:p>
          </table:table-cell>
          <table:table-cell table:formula="of:=IF([.D41]=1;[.$Q$3]+1;[.$Q$3])" office:value-type="float" office:value="18" calcext:value-type="float">
            <text:p>18</text:p>
          </table:table-cell>
          <table:table-cell/>
          <table:table-cell table:formula="of:=IF([.A41]*[.$Q$5]&gt;[.A41]+1;1;0)" office:value-type="float" office:value="0" calcext:value-type="float">
            <text:p>0</text:p>
          </table:table-cell>
          <table:table-cell table:formula="of:=[.A41]*[.$Q$3]" office:value-type="float" office:value="720" calcext:value-type="float">
            <text:p>720</text:p>
          </table:table-cell>
          <table:table-cell table:formula="of:=[.A41]*[.$Q$2]" office:value-type="float" office:value="734.375" calcext:value-type="float">
            <text:p>734.375</text:p>
          </table:table-cell>
          <table:table-cell table:formula="of:=[.H41]+[.B41]" office:value-type="float" office:value="734.375" calcext:value-type="float">
            <text:p>734.375</text:p>
          </table:table-cell>
          <table:table-cell table:formula="of:=[.J41]-[.H41]" office:value-type="float" office:value="14.375" calcext:value-type="float">
            <text:p>14.375</text:p>
          </table:table-cell>
          <table:table-cell table:formula="of:=IF([.A41]*[.$Q$2]&gt;[.L40]+[.$Q$3]+0.5;[.L40]+[.$Q$3]+1;[.L40]+[.$Q$3])"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$Q$5]*[.A42]" office:value-type="float" office:value="14.734375" calcext:value-type="float">
            <text:p>14.734</text:p>
          </table:table-cell>
          <table:table-cell table:formula="of:=[.B42]-INT([.B42])" office:value-type="float" office:value="0.734375" calcext:value-type="float">
            <text:p>0.734</text:p>
          </table:table-cell>
          <table:table-cell table:formula="of:=IF([.C42]&gt;[.$O$6];1;0)" office:value-type="float" office:value="1" calcext:value-type="float">
            <text:p>1</text:p>
          </table:table-cell>
          <table:table-cell table:formula="of:=IF([.D42]=1;[.$Q$3]+1;[.$Q$3])" office:value-type="float" office:value="19" calcext:value-type="float">
            <text:p>19</text:p>
          </table:table-cell>
          <table:table-cell/>
          <table:table-cell table:formula="of:=IF([.A42]*[.$Q$5]&gt;[.A42]+1;1;0)" office:value-type="float" office:value="0" calcext:value-type="float">
            <text:p>0</text:p>
          </table:table-cell>
          <table:table-cell table:formula="of:=[.A42]*[.$Q$3]" office:value-type="float" office:value="738" calcext:value-type="float">
            <text:p>738</text:p>
          </table:table-cell>
          <table:table-cell table:formula="of:=[.A42]*[.$Q$2]" office:value-type="float" office:value="752.734375" calcext:value-type="float">
            <text:p>752.734</text:p>
          </table:table-cell>
          <table:table-cell table:formula="of:=[.H42]+[.B42]" office:value-type="float" office:value="752.734375" calcext:value-type="float">
            <text:p>752.734</text:p>
          </table:table-cell>
          <table:table-cell table:formula="of:=[.J42]-[.H42]" office:value-type="float" office:value="14.734375" calcext:value-type="float">
            <text:p>14.734</text:p>
          </table:table-cell>
          <table:table-cell table:formula="of:=IF([.A42]*[.$Q$2]&gt;[.L41]+[.$Q$3]+0.5;[.L41]+[.$Q$3]+1;[.L41]+[.$Q$3])" office:value-type="float" office:value="753" calcext:value-type="float">
            <text:p>753</text:p>
          </table:table-cell>
          <table:table-cell table:number-columns-repeated="1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$Q$5]*[.A43]" office:value-type="float" office:value="15.09375" calcext:value-type="float">
            <text:p>15.094</text:p>
          </table:table-cell>
          <table:table-cell table:formula="of:=[.B43]-INT([.B43])" office:value-type="float" office:value="0.09375" calcext:value-type="float">
            <text:p>0.094</text:p>
          </table:table-cell>
          <table:table-cell table:formula="of:=IF([.C43]&gt;[.$O$6];1;0)" office:value-type="float" office:value="0" calcext:value-type="float">
            <text:p>0</text:p>
          </table:table-cell>
          <table:table-cell table:formula="of:=IF([.D43]=1;[.$Q$3]+1;[.$Q$3])" office:value-type="float" office:value="18" calcext:value-type="float">
            <text:p>18</text:p>
          </table:table-cell>
          <table:table-cell/>
          <table:table-cell table:formula="of:=IF([.A43]*[.$Q$5]&gt;[.A43]+1;1;0)" office:value-type="float" office:value="0" calcext:value-type="float">
            <text:p>0</text:p>
          </table:table-cell>
          <table:table-cell table:formula="of:=[.A43]*[.$Q$3]" office:value-type="float" office:value="756" calcext:value-type="float">
            <text:p>756</text:p>
          </table:table-cell>
          <table:table-cell table:formula="of:=[.A43]*[.$Q$2]" office:value-type="float" office:value="771.09375" calcext:value-type="float">
            <text:p>771.094</text:p>
          </table:table-cell>
          <table:table-cell table:formula="of:=[.H43]+[.B43]" office:value-type="float" office:value="771.09375" calcext:value-type="float">
            <text:p>771.094</text:p>
          </table:table-cell>
          <table:table-cell table:formula="of:=[.J43]-[.H43]" office:value-type="float" office:value="15.09375" calcext:value-type="float">
            <text:p>15.094</text:p>
          </table:table-cell>
          <table:table-cell table:formula="of:=IF([.A43]*[.$Q$2]&gt;[.L42]+[.$Q$3]+0.5;[.L42]+[.$Q$3]+1;[.L42]+[.$Q$3])"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$Q$5]*[.A44]" office:value-type="float" office:value="15.453125" calcext:value-type="float">
            <text:p>15.453</text:p>
          </table:table-cell>
          <table:table-cell table:formula="of:=[.B44]-INT([.B44])" office:value-type="float" office:value="0.453125" calcext:value-type="float">
            <text:p>0.453</text:p>
          </table:table-cell>
          <table:table-cell table:formula="of:=IF([.C44]&gt;[.$O$6];1;0)" office:value-type="float" office:value="0" calcext:value-type="float">
            <text:p>0</text:p>
          </table:table-cell>
          <table:table-cell table:formula="of:=IF([.D44]=1;[.$Q$3]+1;[.$Q$3])" office:value-type="float" office:value="18" calcext:value-type="float">
            <text:p>18</text:p>
          </table:table-cell>
          <table:table-cell/>
          <table:table-cell table:formula="of:=IF([.A44]*[.$Q$5]&gt;[.A44]+1;1;0)" office:value-type="float" office:value="0" calcext:value-type="float">
            <text:p>0</text:p>
          </table:table-cell>
          <table:table-cell table:formula="of:=[.A44]*[.$Q$3]" office:value-type="float" office:value="774" calcext:value-type="float">
            <text:p>774</text:p>
          </table:table-cell>
          <table:table-cell table:formula="of:=[.A44]*[.$Q$2]" office:value-type="float" office:value="789.453125" calcext:value-type="float">
            <text:p>789.453</text:p>
          </table:table-cell>
          <table:table-cell table:formula="of:=[.H44]+[.B44]" office:value-type="float" office:value="789.453125" calcext:value-type="float">
            <text:p>789.453</text:p>
          </table:table-cell>
          <table:table-cell table:formula="of:=[.J44]-[.H44]" office:value-type="float" office:value="15.453125" calcext:value-type="float">
            <text:p>15.453</text:p>
          </table:table-cell>
          <table:table-cell table:formula="of:=IF([.A44]*[.$Q$2]&gt;[.L43]+[.$Q$3]+0.5;[.L43]+[.$Q$3]+1;[.L43]+[.$Q$3])" office:value-type="float" office:value="789" calcext:value-type="float">
            <text:p>789</text:p>
          </table:table-cell>
          <table:table-cell table:number-columns-repeated="1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$Q$5]*[.A45]" office:value-type="float" office:value="15.8125" calcext:value-type="float">
            <text:p>15.813</text:p>
          </table:table-cell>
          <table:table-cell table:formula="of:=[.B45]-INT([.B45])" office:value-type="float" office:value="0.8125" calcext:value-type="float">
            <text:p>0.813</text:p>
          </table:table-cell>
          <table:table-cell table:formula="of:=IF([.C45]&gt;[.$O$6];1;0)" office:value-type="float" office:value="1" calcext:value-type="float">
            <text:p>1</text:p>
          </table:table-cell>
          <table:table-cell table:formula="of:=IF([.D45]=1;[.$Q$3]+1;[.$Q$3])" office:value-type="float" office:value="19" calcext:value-type="float">
            <text:p>19</text:p>
          </table:table-cell>
          <table:table-cell/>
          <table:table-cell table:formula="of:=IF([.A45]*[.$Q$5]&gt;[.A45]+1;1;0)" office:value-type="float" office:value="0" calcext:value-type="float">
            <text:p>0</text:p>
          </table:table-cell>
          <table:table-cell table:formula="of:=[.A45]*[.$Q$3]" office:value-type="float" office:value="792" calcext:value-type="float">
            <text:p>792</text:p>
          </table:table-cell>
          <table:table-cell table:formula="of:=[.A45]*[.$Q$2]" office:value-type="float" office:value="807.8125" calcext:value-type="float">
            <text:p>807.813</text:p>
          </table:table-cell>
          <table:table-cell table:formula="of:=[.H45]+[.B45]" office:value-type="float" office:value="807.8125" calcext:value-type="float">
            <text:p>807.813</text:p>
          </table:table-cell>
          <table:table-cell table:formula="of:=[.J45]-[.H45]" office:value-type="float" office:value="15.8125" calcext:value-type="float">
            <text:p>15.813</text:p>
          </table:table-cell>
          <table:table-cell table:formula="of:=IF([.A45]*[.$Q$2]&gt;[.L44]+[.$Q$3]+0.5;[.L44]+[.$Q$3]+1;[.L44]+[.$Q$3])" office:value-type="float" office:value="808" calcext:value-type="float">
            <text:p>808</text:p>
          </table:table-cell>
          <table:table-cell table:number-columns-repeated="1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$Q$5]*[.A46]" office:value-type="float" office:value="16.171875" calcext:value-type="float">
            <text:p>16.172</text:p>
          </table:table-cell>
          <table:table-cell table:formula="of:=[.B46]-INT([.B46])" office:value-type="float" office:value="0.171875" calcext:value-type="float">
            <text:p>0.172</text:p>
          </table:table-cell>
          <table:table-cell table:formula="of:=IF([.C46]&gt;[.$O$6];1;0)" office:value-type="float" office:value="0" calcext:value-type="float">
            <text:p>0</text:p>
          </table:table-cell>
          <table:table-cell table:formula="of:=IF([.D46]=1;[.$Q$3]+1;[.$Q$3])" office:value-type="float" office:value="18" calcext:value-type="float">
            <text:p>18</text:p>
          </table:table-cell>
          <table:table-cell/>
          <table:table-cell table:formula="of:=IF([.A46]*[.$Q$5]&gt;[.A46]+1;1;0)" office:value-type="float" office:value="0" calcext:value-type="float">
            <text:p>0</text:p>
          </table:table-cell>
          <table:table-cell table:formula="of:=[.A46]*[.$Q$3]" office:value-type="float" office:value="810" calcext:value-type="float">
            <text:p>810</text:p>
          </table:table-cell>
          <table:table-cell table:formula="of:=[.A46]*[.$Q$2]" office:value-type="float" office:value="826.171875" calcext:value-type="float">
            <text:p>826.172</text:p>
          </table:table-cell>
          <table:table-cell table:formula="of:=[.H46]+[.B46]" office:value-type="float" office:value="826.171875" calcext:value-type="float">
            <text:p>826.172</text:p>
          </table:table-cell>
          <table:table-cell table:formula="of:=[.J46]-[.H46]" office:value-type="float" office:value="16.171875" calcext:value-type="float">
            <text:p>16.172</text:p>
          </table:table-cell>
          <table:table-cell table:formula="of:=IF([.A46]*[.$Q$2]&gt;[.L45]+[.$Q$3]+0.5;[.L45]+[.$Q$3]+1;[.L45]+[.$Q$3])"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$Q$5]*[.A47]" office:value-type="float" office:value="16.53125" calcext:value-type="float">
            <text:p>16.531</text:p>
          </table:table-cell>
          <table:table-cell table:formula="of:=[.B47]-INT([.B47])" office:value-type="float" office:value="0.53125" calcext:value-type="float">
            <text:p>0.531</text:p>
          </table:table-cell>
          <table:table-cell table:formula="of:=IF([.C47]&gt;[.$O$6];1;0)" office:value-type="float" office:value="1" calcext:value-type="float">
            <text:p>1</text:p>
          </table:table-cell>
          <table:table-cell table:formula="of:=IF([.D47]=1;[.$Q$3]+1;[.$Q$3])" office:value-type="float" office:value="19" calcext:value-type="float">
            <text:p>19</text:p>
          </table:table-cell>
          <table:table-cell/>
          <table:table-cell table:formula="of:=IF([.A47]*[.$Q$5]&gt;[.A47]+1;1;0)" office:value-type="float" office:value="0" calcext:value-type="float">
            <text:p>0</text:p>
          </table:table-cell>
          <table:table-cell table:formula="of:=[.A47]*[.$Q$3]" office:value-type="float" office:value="828" calcext:value-type="float">
            <text:p>828</text:p>
          </table:table-cell>
          <table:table-cell table:formula="of:=[.A47]*[.$Q$2]" office:value-type="float" office:value="844.53125" calcext:value-type="float">
            <text:p>844.531</text:p>
          </table:table-cell>
          <table:table-cell table:formula="of:=[.H47]+[.B47]" office:value-type="float" office:value="844.53125" calcext:value-type="float">
            <text:p>844.531</text:p>
          </table:table-cell>
          <table:table-cell table:formula="of:=[.J47]-[.H47]" office:value-type="float" office:value="16.53125" calcext:value-type="float">
            <text:p>16.531</text:p>
          </table:table-cell>
          <table:table-cell table:formula="of:=IF([.A47]*[.$Q$2]&gt;[.L46]+[.$Q$3]+0.5;[.L46]+[.$Q$3]+1;[.L46]+[.$Q$3])" office:value-type="float" office:value="845" calcext:value-type="float">
            <text:p>845</text:p>
          </table:table-cell>
          <table:table-cell table:number-columns-repeated="1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$Q$5]*[.A48]" office:value-type="float" office:value="16.890625" calcext:value-type="float">
            <text:p>16.891</text:p>
          </table:table-cell>
          <table:table-cell table:formula="of:=[.B48]-INT([.B48])" office:value-type="float" office:value="0.890625" calcext:value-type="float">
            <text:p>0.891</text:p>
          </table:table-cell>
          <table:table-cell table:formula="of:=IF([.C48]&gt;[.$O$6];1;0)" office:value-type="float" office:value="1" calcext:value-type="float">
            <text:p>1</text:p>
          </table:table-cell>
          <table:table-cell table:formula="of:=IF([.D48]=1;[.$Q$3]+1;[.$Q$3])" office:value-type="float" office:value="19" calcext:value-type="float">
            <text:p>19</text:p>
          </table:table-cell>
          <table:table-cell/>
          <table:table-cell table:formula="of:=IF([.A48]*[.$Q$5]&gt;[.A48]+1;1;0)" office:value-type="float" office:value="0" calcext:value-type="float">
            <text:p>0</text:p>
          </table:table-cell>
          <table:table-cell table:formula="of:=[.A48]*[.$Q$3]" office:value-type="float" office:value="846" calcext:value-type="float">
            <text:p>846</text:p>
          </table:table-cell>
          <table:table-cell table:formula="of:=[.A48]*[.$Q$2]" office:value-type="float" office:value="862.890625" calcext:value-type="float">
            <text:p>862.891</text:p>
          </table:table-cell>
          <table:table-cell table:formula="of:=[.H48]+[.B48]" office:value-type="float" office:value="862.890625" calcext:value-type="float">
            <text:p>862.891</text:p>
          </table:table-cell>
          <table:table-cell table:formula="of:=[.J48]-[.H48]" office:value-type="float" office:value="16.890625" calcext:value-type="float">
            <text:p>16.891</text:p>
          </table:table-cell>
          <table:table-cell table:formula="of:=IF([.A48]*[.$Q$2]&gt;[.L47]+[.$Q$3]+0.5;[.L47]+[.$Q$3]+1;[.L47]+[.$Q$3])" office:value-type="float" office:value="863" calcext:value-type="float">
            <text:p>863</text:p>
          </table:table-cell>
          <table:table-cell table:number-columns-repeated="1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$Q$5]*[.A49]" office:value-type="float" office:value="17.25" calcext:value-type="float">
            <text:p>17.250</text:p>
          </table:table-cell>
          <table:table-cell table:formula="of:=[.B49]-INT([.B49])" office:value-type="float" office:value="0.25" calcext:value-type="float">
            <text:p>0.250</text:p>
          </table:table-cell>
          <table:table-cell table:formula="of:=IF([.C49]&gt;[.$O$6];1;0)" office:value-type="float" office:value="0" calcext:value-type="float">
            <text:p>0</text:p>
          </table:table-cell>
          <table:table-cell table:formula="of:=IF([.D49]=1;[.$Q$3]+1;[.$Q$3])" office:value-type="float" office:value="18" calcext:value-type="float">
            <text:p>18</text:p>
          </table:table-cell>
          <table:table-cell/>
          <table:table-cell table:formula="of:=IF([.A49]*[.$Q$5]&gt;[.A49]+1;1;0)" office:value-type="float" office:value="0" calcext:value-type="float">
            <text:p>0</text:p>
          </table:table-cell>
          <table:table-cell table:formula="of:=[.A49]*[.$Q$3]" office:value-type="float" office:value="864" calcext:value-type="float">
            <text:p>864</text:p>
          </table:table-cell>
          <table:table-cell table:formula="of:=[.A49]*[.$Q$2]" office:value-type="float" office:value="881.25" calcext:value-type="float">
            <text:p>881.250</text:p>
          </table:table-cell>
          <table:table-cell table:formula="of:=[.H49]+[.B49]" office:value-type="float" office:value="881.25" calcext:value-type="float">
            <text:p>881.250</text:p>
          </table:table-cell>
          <table:table-cell table:formula="of:=[.J49]-[.H49]" office:value-type="float" office:value="17.25" calcext:value-type="float">
            <text:p>17.250</text:p>
          </table:table-cell>
          <table:table-cell table:formula="of:=IF([.A49]*[.$Q$2]&gt;[.L48]+[.$Q$3]+0.5;[.L48]+[.$Q$3]+1;[.L48]+[.$Q$3])"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$Q$5]*[.A50]" office:value-type="float" office:value="17.609375" calcext:value-type="float">
            <text:p>17.609</text:p>
          </table:table-cell>
          <table:table-cell table:formula="of:=[.B50]-INT([.B50])" office:value-type="float" office:value="0.609375" calcext:value-type="float">
            <text:p>0.609</text:p>
          </table:table-cell>
          <table:table-cell table:formula="of:=IF([.C50]&gt;[.$O$6];1;0)" office:value-type="float" office:value="1" calcext:value-type="float">
            <text:p>1</text:p>
          </table:table-cell>
          <table:table-cell table:formula="of:=IF([.D50]=1;[.$Q$3]+1;[.$Q$3])" office:value-type="float" office:value="19" calcext:value-type="float">
            <text:p>19</text:p>
          </table:table-cell>
          <table:table-cell/>
          <table:table-cell table:formula="of:=IF([.A50]*[.$Q$5]&gt;[.A50]+1;1;0)" office:value-type="float" office:value="0" calcext:value-type="float">
            <text:p>0</text:p>
          </table:table-cell>
          <table:table-cell table:formula="of:=[.A50]*[.$Q$3]" office:value-type="float" office:value="882" calcext:value-type="float">
            <text:p>882</text:p>
          </table:table-cell>
          <table:table-cell table:formula="of:=[.A50]*[.$Q$2]" office:value-type="float" office:value="899.609375" calcext:value-type="float">
            <text:p>899.609</text:p>
          </table:table-cell>
          <table:table-cell table:formula="of:=[.H50]+[.B50]" office:value-type="float" office:value="899.609375" calcext:value-type="float">
            <text:p>899.609</text:p>
          </table:table-cell>
          <table:table-cell table:formula="of:=[.J50]-[.H50]" office:value-type="float" office:value="17.609375" calcext:value-type="float">
            <text:p>17.609</text:p>
          </table:table-cell>
          <table:table-cell table:formula="of:=IF([.A50]*[.$Q$2]&gt;[.L49]+[.$Q$3]+0.5;[.L49]+[.$Q$3]+1;[.L49]+[.$Q$3])"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$Q$5]*[.A51]" office:value-type="float" office:value="17.96875" calcext:value-type="float">
            <text:p>17.969</text:p>
          </table:table-cell>
          <table:table-cell table:formula="of:=[.B51]-INT([.B51])" office:value-type="float" office:value="0.96875" calcext:value-type="float">
            <text:p>0.969</text:p>
          </table:table-cell>
          <table:table-cell table:formula="of:=IF([.C51]&gt;[.$O$6];1;0)" office:value-type="float" office:value="1" calcext:value-type="float">
            <text:p>1</text:p>
          </table:table-cell>
          <table:table-cell table:formula="of:=IF([.D51]=1;[.$Q$3]+1;[.$Q$3])" office:value-type="float" office:value="19" calcext:value-type="float">
            <text:p>19</text:p>
          </table:table-cell>
          <table:table-cell/>
          <table:table-cell table:formula="of:=IF([.A51]*[.$Q$5]&gt;[.A51]+1;1;0)" office:value-type="float" office:value="0" calcext:value-type="float">
            <text:p>0</text:p>
          </table:table-cell>
          <table:table-cell table:formula="of:=[.A51]*[.$Q$3]" office:value-type="float" office:value="900" calcext:value-type="float">
            <text:p>900</text:p>
          </table:table-cell>
          <table:table-cell table:formula="of:=[.A51]*[.$Q$2]" office:value-type="float" office:value="917.96875" calcext:value-type="float">
            <text:p>917.969</text:p>
          </table:table-cell>
          <table:table-cell table:formula="of:=[.H51]+[.B51]" office:value-type="float" office:value="917.96875" calcext:value-type="float">
            <text:p>917.969</text:p>
          </table:table-cell>
          <table:table-cell table:formula="of:=[.J51]-[.H51]" office:value-type="float" office:value="17.96875" calcext:value-type="float">
            <text:p>17.969</text:p>
          </table:table-cell>
          <table:table-cell table:formula="of:=IF([.A51]*[.$Q$2]&gt;[.L50]+[.$Q$3]+0.5;[.L50]+[.$Q$3]+1;[.L50]+[.$Q$3])" office:value-type="float" office:value="918" calcext:value-type="float">
            <text:p>918</text:p>
          </table:table-cell>
          <table:table-cell table:number-columns-repeated="1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$Q$5]*[.A52]" office:value-type="float" office:value="18.328125" calcext:value-type="float">
            <text:p>18.328</text:p>
          </table:table-cell>
          <table:table-cell table:formula="of:=[.B52]-INT([.B52])" office:value-type="float" office:value="0.328125" calcext:value-type="float">
            <text:p>0.328</text:p>
          </table:table-cell>
          <table:table-cell table:formula="of:=IF([.C52]&gt;[.$O$6];1;0)" office:value-type="float" office:value="0" calcext:value-type="float">
            <text:p>0</text:p>
          </table:table-cell>
          <table:table-cell table:formula="of:=IF([.D52]=1;[.$Q$3]+1;[.$Q$3])" office:value-type="float" office:value="18" calcext:value-type="float">
            <text:p>18</text:p>
          </table:table-cell>
          <table:table-cell/>
          <table:table-cell table:formula="of:=IF([.A52]*[.$Q$5]&gt;[.A52]+1;1;0)" office:value-type="float" office:value="0" calcext:value-type="float">
            <text:p>0</text:p>
          </table:table-cell>
          <table:table-cell table:formula="of:=[.A52]*[.$Q$3]" office:value-type="float" office:value="918" calcext:value-type="float">
            <text:p>918</text:p>
          </table:table-cell>
          <table:table-cell table:formula="of:=[.A52]*[.$Q$2]" office:value-type="float" office:value="936.328125" calcext:value-type="float">
            <text:p>936.328</text:p>
          </table:table-cell>
          <table:table-cell table:formula="of:=[.H52]+[.B52]" office:value-type="float" office:value="936.328125" calcext:value-type="float">
            <text:p>936.328</text:p>
          </table:table-cell>
          <table:table-cell table:formula="of:=[.J52]-[.H52]" office:value-type="float" office:value="18.328125" calcext:value-type="float">
            <text:p>18.328</text:p>
          </table:table-cell>
          <table:table-cell table:formula="of:=IF([.A52]*[.$Q$2]&gt;[.L51]+[.$Q$3]+0.5;[.L51]+[.$Q$3]+1;[.L51]+[.$Q$3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$Q$5]*[.A53]" office:value-type="float" office:value="18.6875" calcext:value-type="float">
            <text:p>18.688</text:p>
          </table:table-cell>
          <table:table-cell table:formula="of:=[.B53]-INT([.B53])" office:value-type="float" office:value="0.6875" calcext:value-type="float">
            <text:p>0.688</text:p>
          </table:table-cell>
          <table:table-cell table:formula="of:=IF([.C53]&gt;[.$O$6];1;0)" office:value-type="float" office:value="1" calcext:value-type="float">
            <text:p>1</text:p>
          </table:table-cell>
          <table:table-cell table:formula="of:=IF([.D53]=1;[.$Q$3]+1;[.$Q$3])" office:value-type="float" office:value="19" calcext:value-type="float">
            <text:p>19</text:p>
          </table:table-cell>
          <table:table-cell/>
          <table:table-cell table:formula="of:=IF([.A53]*[.$Q$5]&gt;[.A53]+1;1;0)" office:value-type="float" office:value="0" calcext:value-type="float">
            <text:p>0</text:p>
          </table:table-cell>
          <table:table-cell table:formula="of:=[.A53]*[.$Q$3]" office:value-type="float" office:value="936" calcext:value-type="float">
            <text:p>936</text:p>
          </table:table-cell>
          <table:table-cell table:formula="of:=[.A53]*[.$Q$2]" office:value-type="float" office:value="954.6875" calcext:value-type="float">
            <text:p>954.688</text:p>
          </table:table-cell>
          <table:table-cell table:formula="of:=[.H53]+[.B53]" office:value-type="float" office:value="954.6875" calcext:value-type="float">
            <text:p>954.688</text:p>
          </table:table-cell>
          <table:table-cell table:formula="of:=[.J53]-[.H53]" office:value-type="float" office:value="18.6875" calcext:value-type="float">
            <text:p>18.688</text:p>
          </table:table-cell>
          <table:table-cell table:formula="of:=IF([.A53]*[.$Q$2]&gt;[.L52]+[.$Q$3]+0.5;[.L52]+[.$Q$3]+1;[.L52]+[.$Q$3])" office:value-type="float" office:value="955" calcext:value-type="float">
            <text:p>955</text:p>
          </table:table-cell>
          <table:table-cell table:number-columns-repeated="1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$Q$5]*[.A54]" office:value-type="float" office:value="19.046875" calcext:value-type="float">
            <text:p>19.047</text:p>
          </table:table-cell>
          <table:table-cell table:formula="of:=[.B54]-INT([.B54])" office:value-type="float" office:value="0.046875" calcext:value-type="float">
            <text:p>0.047</text:p>
          </table:table-cell>
          <table:table-cell table:formula="of:=IF([.C54]&gt;[.$O$6];1;0)" office:value-type="float" office:value="0" calcext:value-type="float">
            <text:p>0</text:p>
          </table:table-cell>
          <table:table-cell table:formula="of:=IF([.D54]=1;[.$Q$3]+1;[.$Q$3])" office:value-type="float" office:value="18" calcext:value-type="float">
            <text:p>18</text:p>
          </table:table-cell>
          <table:table-cell/>
          <table:table-cell table:formula="of:=IF([.A54]*[.$Q$5]&gt;[.A54]+1;1;0)" office:value-type="float" office:value="0" calcext:value-type="float">
            <text:p>0</text:p>
          </table:table-cell>
          <table:table-cell table:formula="of:=[.A54]*[.$Q$3]" office:value-type="float" office:value="954" calcext:value-type="float">
            <text:p>954</text:p>
          </table:table-cell>
          <table:table-cell table:formula="of:=[.A54]*[.$Q$2]" office:value-type="float" office:value="973.046875" calcext:value-type="float">
            <text:p>973.047</text:p>
          </table:table-cell>
          <table:table-cell table:formula="of:=[.H54]+[.B54]" office:value-type="float" office:value="973.046875" calcext:value-type="float">
            <text:p>973.047</text:p>
          </table:table-cell>
          <table:table-cell table:formula="of:=[.J54]-[.H54]" office:value-type="float" office:value="19.046875" calcext:value-type="float">
            <text:p>19.047</text:p>
          </table:table-cell>
          <table:table-cell table:formula="of:=IF([.A54]*[.$Q$2]&gt;[.L53]+[.$Q$3]+0.5;[.L53]+[.$Q$3]+1;[.L53]+[.$Q$3])" office:value-type="float" office:value="973" calcext:value-type="float">
            <text:p>973</text:p>
          </table:table-cell>
          <table:table-cell table:number-columns-repeated="1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$Q$5]*[.A55]" office:value-type="float" office:value="19.40625" calcext:value-type="float">
            <text:p>19.406</text:p>
          </table:table-cell>
          <table:table-cell table:formula="of:=[.B55]-INT([.B55])" office:value-type="float" office:value="0.40625" calcext:value-type="float">
            <text:p>0.406</text:p>
          </table:table-cell>
          <table:table-cell table:formula="of:=IF([.C55]&gt;[.$O$6];1;0)" office:value-type="float" office:value="0" calcext:value-type="float">
            <text:p>0</text:p>
          </table:table-cell>
          <table:table-cell table:formula="of:=IF([.D55]=1;[.$Q$3]+1;[.$Q$3])" office:value-type="float" office:value="18" calcext:value-type="float">
            <text:p>18</text:p>
          </table:table-cell>
          <table:table-cell/>
          <table:table-cell table:formula="of:=IF([.A55]*[.$Q$5]&gt;[.A55]+1;1;0)" office:value-type="float" office:value="0" calcext:value-type="float">
            <text:p>0</text:p>
          </table:table-cell>
          <table:table-cell table:formula="of:=[.A55]*[.$Q$3]" office:value-type="float" office:value="972" calcext:value-type="float">
            <text:p>972</text:p>
          </table:table-cell>
          <table:table-cell table:formula="of:=[.A55]*[.$Q$2]" office:value-type="float" office:value="991.40625" calcext:value-type="float">
            <text:p>991.406</text:p>
          </table:table-cell>
          <table:table-cell table:formula="of:=[.H55]+[.B55]" office:value-type="float" office:value="991.40625" calcext:value-type="float">
            <text:p>991.406</text:p>
          </table:table-cell>
          <table:table-cell table:formula="of:=[.J55]-[.H55]" office:value-type="float" office:value="19.40625" calcext:value-type="float">
            <text:p>19.406</text:p>
          </table:table-cell>
          <table:table-cell table:formula="of:=IF([.A55]*[.$Q$2]&gt;[.L54]+[.$Q$3]+0.5;[.L54]+[.$Q$3]+1;[.L54]+[.$Q$3])"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$Q$5]*[.A56]" office:value-type="float" office:value="19.765625" calcext:value-type="float">
            <text:p>19.766</text:p>
          </table:table-cell>
          <table:table-cell table:formula="of:=[.B56]-INT([.B56])" office:value-type="float" office:value="0.765625" calcext:value-type="float">
            <text:p>0.766</text:p>
          </table:table-cell>
          <table:table-cell table:formula="of:=IF([.C56]&gt;[.$O$6];1;0)" office:value-type="float" office:value="1" calcext:value-type="float">
            <text:p>1</text:p>
          </table:table-cell>
          <table:table-cell table:formula="of:=IF([.D56]=1;[.$Q$3]+1;[.$Q$3])" office:value-type="float" office:value="19" calcext:value-type="float">
            <text:p>19</text:p>
          </table:table-cell>
          <table:table-cell/>
          <table:table-cell table:formula="of:=IF([.A56]*[.$Q$5]&gt;[.A56]+1;1;0)" office:value-type="float" office:value="0" calcext:value-type="float">
            <text:p>0</text:p>
          </table:table-cell>
          <table:table-cell table:formula="of:=[.A56]*[.$Q$3]" office:value-type="float" office:value="990" calcext:value-type="float">
            <text:p>990</text:p>
          </table:table-cell>
          <table:table-cell table:formula="of:=[.A56]*[.$Q$2]" office:value-type="float" office:value="1009.765625" calcext:value-type="float">
            <text:p>1,009.766</text:p>
          </table:table-cell>
          <table:table-cell table:formula="of:=[.H56]+[.B56]" office:value-type="float" office:value="1009.765625" calcext:value-type="float">
            <text:p>1,009.766</text:p>
          </table:table-cell>
          <table:table-cell table:formula="of:=[.J56]-[.H56]" office:value-type="float" office:value="19.765625" calcext:value-type="float">
            <text:p>19.766</text:p>
          </table:table-cell>
          <table:table-cell table:formula="of:=IF([.A56]*[.$Q$2]&gt;[.L55]+[.$Q$3]+0.5;[.L55]+[.$Q$3]+1;[.L55]+[.$Q$3])"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$Q$5]*[.A57]" office:value-type="float" office:value="20.125" calcext:value-type="float">
            <text:p>20.125</text:p>
          </table:table-cell>
          <table:table-cell table:formula="of:=[.B57]-INT([.B57])" office:value-type="float" office:value="0.125" calcext:value-type="float">
            <text:p>0.125</text:p>
          </table:table-cell>
          <table:table-cell table:formula="of:=IF([.C57]&gt;[.$O$6];1;0)" office:value-type="float" office:value="0" calcext:value-type="float">
            <text:p>0</text:p>
          </table:table-cell>
          <table:table-cell table:formula="of:=IF([.D57]=1;[.$Q$3]+1;[.$Q$3])" office:value-type="float" office:value="18" calcext:value-type="float">
            <text:p>18</text:p>
          </table:table-cell>
          <table:table-cell/>
          <table:table-cell table:formula="of:=IF([.A57]*[.$Q$5]&gt;[.A57]+1;1;0)" office:value-type="float" office:value="0" calcext:value-type="float">
            <text:p>0</text:p>
          </table:table-cell>
          <table:table-cell table:formula="of:=[.A57]*[.$Q$3]" office:value-type="float" office:value="1008" calcext:value-type="float">
            <text:p>1008</text:p>
          </table:table-cell>
          <table:table-cell table:formula="of:=[.A57]*[.$Q$2]" office:value-type="float" office:value="1028.125" calcext:value-type="float">
            <text:p>1,028.125</text:p>
          </table:table-cell>
          <table:table-cell table:formula="of:=[.H57]+[.B57]" office:value-type="float" office:value="1028.125" calcext:value-type="float">
            <text:p>1,028.125</text:p>
          </table:table-cell>
          <table:table-cell table:formula="of:=[.J57]-[.H57]" office:value-type="float" office:value="20.125" calcext:value-type="float">
            <text:p>20.125</text:p>
          </table:table-cell>
          <table:table-cell table:formula="of:=IF([.A57]*[.$Q$2]&gt;[.L56]+[.$Q$3]+0.5;[.L56]+[.$Q$3]+1;[.L56]+[.$Q$3])" office:value-type="float" office:value="1028" calcext:value-type="float">
            <text:p>1028</text:p>
          </table:table-cell>
          <table:table-cell table:number-columns-repeated="1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$Q$5]*[.A58]" office:value-type="float" office:value="20.484375" calcext:value-type="float">
            <text:p>20.484</text:p>
          </table:table-cell>
          <table:table-cell table:formula="of:=[.B58]-INT([.B58])" office:value-type="float" office:value="0.484375" calcext:value-type="float">
            <text:p>0.484</text:p>
          </table:table-cell>
          <table:table-cell table:formula="of:=IF([.C58]&gt;[.$O$6];1;0)" office:value-type="float" office:value="0" calcext:value-type="float">
            <text:p>0</text:p>
          </table:table-cell>
          <table:table-cell table:formula="of:=IF([.D58]=1;[.$Q$3]+1;[.$Q$3])" office:value-type="float" office:value="18" calcext:value-type="float">
            <text:p>18</text:p>
          </table:table-cell>
          <table:table-cell/>
          <table:table-cell table:formula="of:=IF([.A58]*[.$Q$5]&gt;[.A58]+1;1;0)" office:value-type="float" office:value="0" calcext:value-type="float">
            <text:p>0</text:p>
          </table:table-cell>
          <table:table-cell table:formula="of:=[.A58]*[.$Q$3]" office:value-type="float" office:value="1026" calcext:value-type="float">
            <text:p>1026</text:p>
          </table:table-cell>
          <table:table-cell table:formula="of:=[.A58]*[.$Q$2]" office:value-type="float" office:value="1046.484375" calcext:value-type="float">
            <text:p>1,046.484</text:p>
          </table:table-cell>
          <table:table-cell table:formula="of:=[.H58]+[.B58]" office:value-type="float" office:value="1046.484375" calcext:value-type="float">
            <text:p>1,046.484</text:p>
          </table:table-cell>
          <table:table-cell table:formula="of:=[.J58]-[.H58]" office:value-type="float" office:value="20.484375" calcext:value-type="float">
            <text:p>20.484</text:p>
          </table:table-cell>
          <table:table-cell table:formula="of:=IF([.A58]*[.$Q$2]&gt;[.L57]+[.$Q$3]+0.5;[.L57]+[.$Q$3]+1;[.L57]+[.$Q$3])" office:value-type="float" office:value="1046" calcext:value-type="float">
            <text:p>1046</text:p>
          </table:table-cell>
          <table:table-cell table:number-columns-repeated="1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$Q$5]*[.A59]" office:value-type="float" office:value="20.84375" calcext:value-type="float">
            <text:p>20.844</text:p>
          </table:table-cell>
          <table:table-cell table:formula="of:=[.B59]-INT([.B59])" office:value-type="float" office:value="0.84375" calcext:value-type="float">
            <text:p>0.844</text:p>
          </table:table-cell>
          <table:table-cell table:formula="of:=IF([.C59]&gt;[.$O$6];1;0)" office:value-type="float" office:value="1" calcext:value-type="float">
            <text:p>1</text:p>
          </table:table-cell>
          <table:table-cell table:formula="of:=IF([.D59]=1;[.$Q$3]+1;[.$Q$3])" office:value-type="float" office:value="19" calcext:value-type="float">
            <text:p>19</text:p>
          </table:table-cell>
          <table:table-cell/>
          <table:table-cell table:formula="of:=IF([.A59]*[.$Q$5]&gt;[.A59]+1;1;0)" office:value-type="float" office:value="0" calcext:value-type="float">
            <text:p>0</text:p>
          </table:table-cell>
          <table:table-cell table:formula="of:=[.A59]*[.$Q$3]" office:value-type="float" office:value="1044" calcext:value-type="float">
            <text:p>1044</text:p>
          </table:table-cell>
          <table:table-cell table:formula="of:=[.A59]*[.$Q$2]" office:value-type="float" office:value="1064.84375" calcext:value-type="float">
            <text:p>1,064.844</text:p>
          </table:table-cell>
          <table:table-cell table:formula="of:=[.H59]+[.B59]" office:value-type="float" office:value="1064.84375" calcext:value-type="float">
            <text:p>1,064.844</text:p>
          </table:table-cell>
          <table:table-cell table:formula="of:=[.J59]-[.H59]" office:value-type="float" office:value="20.84375" calcext:value-type="float">
            <text:p>20.844</text:p>
          </table:table-cell>
          <table:table-cell table:formula="of:=IF([.A59]*[.$Q$2]&gt;[.L58]+[.$Q$3]+0.5;[.L58]+[.$Q$3]+1;[.L58]+[.$Q$3])" office:value-type="float" office:value="1065" calcext:value-type="float">
            <text:p>1065</text:p>
          </table:table-cell>
          <table:table-cell table:number-columns-repeated="1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$Q$5]*[.A60]" office:value-type="float" office:value="21.203125" calcext:value-type="float">
            <text:p>21.203</text:p>
          </table:table-cell>
          <table:table-cell table:formula="of:=[.B60]-INT([.B60])" office:value-type="float" office:value="0.203125" calcext:value-type="float">
            <text:p>0.203</text:p>
          </table:table-cell>
          <table:table-cell table:formula="of:=IF([.C60]&gt;[.$O$6];1;0)" office:value-type="float" office:value="0" calcext:value-type="float">
            <text:p>0</text:p>
          </table:table-cell>
          <table:table-cell table:formula="of:=IF([.D60]=1;[.$Q$3]+1;[.$Q$3])" office:value-type="float" office:value="18" calcext:value-type="float">
            <text:p>18</text:p>
          </table:table-cell>
          <table:table-cell/>
          <table:table-cell table:formula="of:=IF([.A60]*[.$Q$5]&gt;[.A60]+1;1;0)" office:value-type="float" office:value="0" calcext:value-type="float">
            <text:p>0</text:p>
          </table:table-cell>
          <table:table-cell table:formula="of:=[.A60]*[.$Q$3]" office:value-type="float" office:value="1062" calcext:value-type="float">
            <text:p>1062</text:p>
          </table:table-cell>
          <table:table-cell table:formula="of:=[.A60]*[.$Q$2]" office:value-type="float" office:value="1083.203125" calcext:value-type="float">
            <text:p>1,083.203</text:p>
          </table:table-cell>
          <table:table-cell table:formula="of:=[.H60]+[.B60]" office:value-type="float" office:value="1083.203125" calcext:value-type="float">
            <text:p>1,083.203</text:p>
          </table:table-cell>
          <table:table-cell table:formula="of:=[.J60]-[.H60]" office:value-type="float" office:value="21.203125" calcext:value-type="float">
            <text:p>21.203</text:p>
          </table:table-cell>
          <table:table-cell table:formula="of:=IF([.A60]*[.$Q$2]&gt;[.L59]+[.$Q$3]+0.5;[.L59]+[.$Q$3]+1;[.L59]+[.$Q$3])" office:value-type="float" office:value="1083" calcext:value-type="float">
            <text:p>1083</text:p>
          </table:table-cell>
          <table:table-cell table:number-columns-repeated="1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$Q$5]*[.A61]" office:value-type="float" office:value="21.5625" calcext:value-type="float">
            <text:p>21.563</text:p>
          </table:table-cell>
          <table:table-cell table:formula="of:=[.B61]-INT([.B61])" office:value-type="float" office:value="0.5625" calcext:value-type="float">
            <text:p>0.563</text:p>
          </table:table-cell>
          <table:table-cell table:formula="of:=IF([.C61]&gt;[.$O$6];1;0)" office:value-type="float" office:value="1" calcext:value-type="float">
            <text:p>1</text:p>
          </table:table-cell>
          <table:table-cell table:formula="of:=IF([.D61]=1;[.$Q$3]+1;[.$Q$3])" office:value-type="float" office:value="19" calcext:value-type="float">
            <text:p>19</text:p>
          </table:table-cell>
          <table:table-cell/>
          <table:table-cell table:formula="of:=IF([.A61]*[.$Q$5]&gt;[.A61]+1;1;0)" office:value-type="float" office:value="0" calcext:value-type="float">
            <text:p>0</text:p>
          </table:table-cell>
          <table:table-cell table:formula="of:=[.A61]*[.$Q$3]" office:value-type="float" office:value="1080" calcext:value-type="float">
            <text:p>1080</text:p>
          </table:table-cell>
          <table:table-cell table:formula="of:=[.A61]*[.$Q$2]" office:value-type="float" office:value="1101.5625" calcext:value-type="float">
            <text:p>1,101.563</text:p>
          </table:table-cell>
          <table:table-cell table:formula="of:=[.H61]+[.B61]" office:value-type="float" office:value="1101.5625" calcext:value-type="float">
            <text:p>1,101.563</text:p>
          </table:table-cell>
          <table:table-cell table:formula="of:=[.J61]-[.H61]" office:value-type="float" office:value="21.5625" calcext:value-type="float">
            <text:p>21.563</text:p>
          </table:table-cell>
          <table:table-cell table:formula="of:=IF([.A61]*[.$Q$2]&gt;[.L60]+[.$Q$3]+0.5;[.L60]+[.$Q$3]+1;[.L60]+[.$Q$3])" office:value-type="float" office:value="1102" calcext:value-type="float">
            <text:p>1102</text:p>
          </table:table-cell>
          <table:table-cell table:number-columns-repeated="1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$Q$5]*[.A62]" office:value-type="float" office:value="21.921875" calcext:value-type="float">
            <text:p>21.922</text:p>
          </table:table-cell>
          <table:table-cell table:formula="of:=[.B62]-INT([.B62])" office:value-type="float" office:value="0.921875" calcext:value-type="float">
            <text:p>0.922</text:p>
          </table:table-cell>
          <table:table-cell table:formula="of:=IF([.C62]&gt;[.$O$6];1;0)" office:value-type="float" office:value="1" calcext:value-type="float">
            <text:p>1</text:p>
          </table:table-cell>
          <table:table-cell table:formula="of:=IF([.D62]=1;[.$Q$3]+1;[.$Q$3])" office:value-type="float" office:value="19" calcext:value-type="float">
            <text:p>19</text:p>
          </table:table-cell>
          <table:table-cell/>
          <table:table-cell table:formula="of:=IF([.A62]*[.$Q$5]&gt;[.A62]+1;1;0)" office:value-type="float" office:value="0" calcext:value-type="float">
            <text:p>0</text:p>
          </table:table-cell>
          <table:table-cell table:formula="of:=[.A62]*[.$Q$3]" office:value-type="float" office:value="1098" calcext:value-type="float">
            <text:p>1098</text:p>
          </table:table-cell>
          <table:table-cell table:formula="of:=[.A62]*[.$Q$2]" office:value-type="float" office:value="1119.921875" calcext:value-type="float">
            <text:p>1,119.922</text:p>
          </table:table-cell>
          <table:table-cell table:formula="of:=[.H62]+[.B62]" office:value-type="float" office:value="1119.921875" calcext:value-type="float">
            <text:p>1,119.922</text:p>
          </table:table-cell>
          <table:table-cell table:formula="of:=[.J62]-[.H62]" office:value-type="float" office:value="21.921875" calcext:value-type="float">
            <text:p>21.922</text:p>
          </table:table-cell>
          <table:table-cell table:formula="of:=IF([.A62]*[.$Q$2]&gt;[.L61]+[.$Q$3]+0.5;[.L61]+[.$Q$3]+1;[.L61]+[.$Q$3])" office:value-type="float" office:value="1120" calcext:value-type="float">
            <text:p>1120</text:p>
          </table:table-cell>
          <table:table-cell table:number-columns-repeated="1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$Q$5]*[.A63]" office:value-type="float" office:value="22.28125" calcext:value-type="float">
            <text:p>22.281</text:p>
          </table:table-cell>
          <table:table-cell table:formula="of:=[.B63]-INT([.B63])" office:value-type="float" office:value="0.28125" calcext:value-type="float">
            <text:p>0.281</text:p>
          </table:table-cell>
          <table:table-cell table:formula="of:=IF([.C63]&gt;[.$O$6];1;0)" office:value-type="float" office:value="0" calcext:value-type="float">
            <text:p>0</text:p>
          </table:table-cell>
          <table:table-cell table:formula="of:=IF([.D63]=1;[.$Q$3]+1;[.$Q$3])" office:value-type="float" office:value="18" calcext:value-type="float">
            <text:p>18</text:p>
          </table:table-cell>
          <table:table-cell/>
          <table:table-cell table:formula="of:=IF([.A63]*[.$Q$5]&gt;[.A63]+1;1;0)" office:value-type="float" office:value="0" calcext:value-type="float">
            <text:p>0</text:p>
          </table:table-cell>
          <table:table-cell table:formula="of:=[.A63]*[.$Q$3]" office:value-type="float" office:value="1116" calcext:value-type="float">
            <text:p>1116</text:p>
          </table:table-cell>
          <table:table-cell table:formula="of:=[.A63]*[.$Q$2]" office:value-type="float" office:value="1138.28125" calcext:value-type="float">
            <text:p>1,138.281</text:p>
          </table:table-cell>
          <table:table-cell table:formula="of:=[.H63]+[.B63]" office:value-type="float" office:value="1138.28125" calcext:value-type="float">
            <text:p>1,138.281</text:p>
          </table:table-cell>
          <table:table-cell table:formula="of:=[.J63]-[.H63]" office:value-type="float" office:value="22.28125" calcext:value-type="float">
            <text:p>22.281</text:p>
          </table:table-cell>
          <table:table-cell table:formula="of:=IF([.A63]*[.$Q$2]&gt;[.L62]+[.$Q$3]+0.5;[.L62]+[.$Q$3]+1;[.L62]+[.$Q$3])" office:value-type="float" office:value="1138" calcext:value-type="float">
            <text:p>1138</text:p>
          </table:table-cell>
          <table:table-cell table:number-columns-repeated="1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$Q$5]*[.A64]" office:value-type="float" office:value="22.640625" calcext:value-type="float">
            <text:p>22.641</text:p>
          </table:table-cell>
          <table:table-cell table:formula="of:=[.B64]-INT([.B64])" office:value-type="float" office:value="0.640625" calcext:value-type="float">
            <text:p>0.641</text:p>
          </table:table-cell>
          <table:table-cell table:formula="of:=IF([.C64]&gt;[.$O$6];1;0)" office:value-type="float" office:value="1" calcext:value-type="float">
            <text:p>1</text:p>
          </table:table-cell>
          <table:table-cell table:formula="of:=IF([.D64]=1;[.$Q$3]+1;[.$Q$3])" office:value-type="float" office:value="19" calcext:value-type="float">
            <text:p>19</text:p>
          </table:table-cell>
          <table:table-cell/>
          <table:table-cell table:formula="of:=IF([.A64]*[.$Q$5]&gt;[.A64]+1;1;0)" office:value-type="float" office:value="0" calcext:value-type="float">
            <text:p>0</text:p>
          </table:table-cell>
          <table:table-cell table:formula="of:=[.A64]*[.$Q$3]" office:value-type="float" office:value="1134" calcext:value-type="float">
            <text:p>1134</text:p>
          </table:table-cell>
          <table:table-cell table:formula="of:=[.A64]*[.$Q$2]" office:value-type="float" office:value="1156.640625" calcext:value-type="float">
            <text:p>1,156.641</text:p>
          </table:table-cell>
          <table:table-cell table:formula="of:=[.H64]+[.B64]" office:value-type="float" office:value="1156.640625" calcext:value-type="float">
            <text:p>1,156.641</text:p>
          </table:table-cell>
          <table:table-cell table:formula="of:=[.J64]-[.H64]" office:value-type="float" office:value="22.640625" calcext:value-type="float">
            <text:p>22.641</text:p>
          </table:table-cell>
          <table:table-cell table:formula="of:=IF([.A64]*[.$Q$2]&gt;[.L63]+[.$Q$3]+0.5;[.L63]+[.$Q$3]+1;[.L63]+[.$Q$3])" office:value-type="float" office:value="1157" calcext:value-type="float">
            <text:p>1157</text:p>
          </table:table-cell>
          <table:table-cell table:number-columns-repeated="1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$Q$5]*[.A65]" office:value-type="float" office:value="23" calcext:value-type="float">
            <text:p>23.000</text:p>
          </table:table-cell>
          <table:table-cell table:number-columns-repeated="5"/>
          <table:table-cell table:formula="of:=[.A65]*[.$Q$3]" office:value-type="float" office:value="1152" calcext:value-type="float">
            <text:p>1152</text:p>
          </table:table-cell>
          <table:table-cell table:formula="of:=[.A65]*[.$Q$2]" office:value-type="float" office:value="1175" calcext:value-type="float">
            <text:p>1,175.000</text:p>
          </table:table-cell>
          <table:table-cell table:formula="of:=[.H65]+[.B65]" office:value-type="float" office:value="1175" calcext:value-type="float">
            <text:p>1,175.000</text:p>
          </table:table-cell>
          <table:table-cell table:formula="of:=[.J65]-[.H65]" office:value-type="float" office:value="23" calcext:value-type="float">
            <text:p>23.000</text:p>
          </table:table-cell>
          <table:table-cell table:formula="of:=IF([.A65]*[.$Q$2]&gt;[.L64]+[.$Q$3]+0.5;[.L64]+[.$Q$3]+1;[.L64]+[.$Q$3])" office:value-type="float" office:value="1175" calcext:value-type="float">
            <text:p>117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SUM([.D1:.D64])" office:value-type="float" office:value="31" calcext:value-type="float">
            <text:p>31</text:p>
          </table:table-cell>
          <table:table-cell table:formula="of:=SUM([.E1:.E64])" office:value-type="float" office:value="1183" calcext:value-type="float">
            <text:p>1183</text:p>
          </table:table-cell>
          <table:table-cell table:number-columns-repeated="19"/>
        </table:table-row>
        <table:table-row table:style-name="ro2" table:number-rows-repeated="1048509">
          <table:table-cell table:number-columns-repeated="24"/>
        </table:table-row>
        <table:table-row table:style-name="ro2">
          <table:table-cell table:number-columns-repeated="24"/>
        </table:table-row>
        <calcext:conditional-formats>
          <calcext:conditional-format calcext:target-range-address="'Scale remainder'.C1:'Scale remainder'.C1048576">
            <calcext:condition calcext:apply-style-name="Bad" calcext:value="&gt;0.5" calcext:base-cell-address="'Scale remainder'.C1"/>
          </calcext:conditional-format>
        </calcext:conditional-formats>
      </table:table>
      <table:named-expressions/>
      <table:database-ranges>
        <table:database-range table:name="__Anonymous_Sheet_DB__5" table:target-range-address="ido.A1:ido.E1048576" table:contains-header="false">
          <table:sort>
            <table:sort-by table:field-number="3" table:data-type="automatic"/>
          </table:sort>
        </table:database-range>
        <table:database-range table:name="__Anonymous_Sheet_DB__10" table:target-range-address="Contrast.A1:Contrast.A1048576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Contrast_2.A1:Contrast_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5:22:06.770805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1-23T15:45:01.057419399</dc:date>
    <meta:editing-duration>PT6H37M35S</meta:editing-duration>
    <meta:editing-cycles>38</meta:editing-cycles>
    <meta:generator>LibreOffice/25.8.2.2$Linux_X86_64 LibreOffice_project/580$Build-2</meta:generator>
    <meta:document-statistic meta:table-count="14" meta:cell-count="1048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64cm" svg:y="5.941cm" style:legend-expansion="high" chart:style-name="ch2"/>
        <chart:plot-area chart:style-name="ch3" svg:x="0.461cm" svg:y="0.259cm" svg:width="19.242cm" svg:height="12.461cm">
          <chart:coordinate-region svg:x="1.286cm" svg:y="0.458cm" svg:width="18.276cm" svg:height="11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8cm" svg:y="5.525cm" style:legend-expansion="high" chart:style-name="ch2"/>
        <chart:plot-area chart:style-name="ch3" svg:x="0.413cm" svg:y="0.232cm" svg:width="16.992cm" svg:height="11.184cm">
          <chart:coordinate-region svg:x="1.238cm" svg:y="0.431cm" svg:width="16.026cm" svg:height="10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75cm" svg:y="5.276cm" style:legend-expansion="high" chart:style-name="ch2"/>
        <chart:plot-area chart:style-name="ch3" svg:x="0.413cm" svg:y="0.232cm" svg:width="17.049cm" svg:height="11.184cm">
          <chart:coordinate-region svg:x="1.047cm" svg:y="0.232cm" svg:width="16.274cm" svg:height="10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-0.557451119614584">
                <text:p>-0.557451119614584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0.762310487028427">
                <text:p>0.76231048702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1.95972080257">
                <text:p>1.9597208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09988514637216">
                <text:p>3.0998851463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20188104492863">
                <text:p>4.2018810449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28381402119244">
                <text:p>5.283814021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34235941377661">
                <text:p>6.3423594137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38790594324182">
                <text:p>7.38790594324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42382304597808">
                <text:p>8.4238230459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9.4477938740226">
                <text:p>9.4477938740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0.4666362336555">
                <text:p>10.466636233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1.4771704248955">
                <text:p>11.4771704248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2.485264677875">
                <text:p>12.485264677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3.4829215165587">
                <text:p>13.482921516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4.4843975569652">
                <text:p>14.484397556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5.477136683345">
                <text:p>15.47713668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6.4662377709345">
                <text:p>16.46623777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7.456475132893">
                <text:p>17.456475132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4440232055692">
                <text:p>18.444023205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429311946207">
                <text:p>19.42931194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412717785781">
                <text:p>20.4127177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3945724235916">
                <text:p>21.394572423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3751698341743">
                <text:p>22.375169834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3547719144824">
                <text:p>23.3547719144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3336130826143">
                <text:p>24.3336130826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3119040580632">
                <text:p>25.311904058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2898349958268">
                <text:p>26.289834995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2675781051962">
                <text:p>27.2675781051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245289853699">
                <text:p>28.24528985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2231128342027">
                <text:p>29.223112834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2011773563422">
                <text:p>30.201177356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1796028106714">
                <text:p>31.179602810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158498844161">
                <text:p>32.158498844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1342899556284">
                <text:p>33.1342899556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1144453971671">
                <text:p>34.114445397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0917197132262">
                <text:p>35.091719713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0698670048613">
                <text:p>36.0698670048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0489593148245">
                <text:p>37.048959314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0290635611266">
                <text:p>38.029063561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0102419905327">
                <text:p>39.010241990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39.9890228282558">
                <text:p>39.9890228282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0.9725384742543">
                <text:p>40.9725384742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1.9537974190852">
                <text:p>41.953797419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2.9363753639358">
                <text:p>42.936375363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3.9203153002341">
                <text:p>43.920315300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4.9056574917289">
                <text:p>44.905657491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5.8890143560113">
                <text:p>45.889014356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6.8738785503816">
                <text:p>46.873878550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7.8602823860829">
                <text:p>47.8602823860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8.8482562149897">
                <text:p>48.848256214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49.8344643140954">
                <text:p>49.8344643140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0.8256766836411">
                <text:p>50.8256766836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1.8152039123568">
                <text:p>51.81520391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2.8031113896377">
                <text:p>52.8031113896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3.7960783082601">
                <text:p>53.7960783082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4.7874942184921">
                <text:p>54.7874942184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5.7806996952775">
                <text:p>55.780699695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6.7757123157757">
                <text:p>56.775712315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7.7725486429847">
                <text:p>57.7725486429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8.7679796352838">
                <text:p>58.767979635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59.7652888835847">
                <text:p>59.7652888835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0.7612686935461">
                <text:p>60.7612686935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1.7623855050918">
                <text:p>61.7623855050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2.7622201919186">
                <text:p>62.762220191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